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Tekton Pro" svg:font-family="'Tekton Pro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7.775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3.272cm"/>
    </style:style>
    <style:style style:name="co8" style:family="table-column">
      <style:table-column-properties fo:break-before="auto" style:column-width="5.874cm"/>
    </style:style>
    <style:style style:name="co9" style:family="table-column">
      <style:table-column-properties fo:break-before="auto" style:column-width="6.604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7.468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2.23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7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Par_20_ordre_20_alpha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ackground-color="#c0c0c0" style:diagonal-bl-tr="none" style:diagonal-tl-br="none" fo:border="0.035cm solid #1a1a1a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35cm solid #1a1a1a"/>
    </style:style>
    <style:style style:name="ce7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8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ekton Pro"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035cm solid #1a1a1a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35cm solid #1a1a1a"/>
    </style:style>
    <style:style style:name="ce3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start" fo:margin-left="1.764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border="0.035cm solid #1a1a1a"/>
      <style:paragraph-properties fo:text-align="center" fo:margin-left="0cm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efault">
      <style:table-cell-properties fo:border-bottom="none" style:diagonal-bl-tr="none" style:diagonal-tl-br="none" fo:border-left="0.035cm solid #1a1a1a" fo:border-right="0.035cm solid #1a1a1a" fo:border-top="0.035cm solid #1a1a1a"/>
    </style:style>
    <style:style style:name="ce39" style:family="table-cell" style:parent-style-name="Default">
      <style:table-cell-properties fo:border-bottom="0.035cm solid #1a1a1a" style:diagonal-bl-tr="none" style:diagonal-tl-br="none" fo:border-left="0.035cm solid #1a1a1a" fo:border-right="0.035cm solid #1a1a1a" fo:border-top="0.141cm solid #1a1a1a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35cm solid #1a1a1a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48" style:family="table-cell" style:parent-style-name="Default">
      <style:table-cell-properties fo:background-color="#ffffff" style:diagonal-bl-tr="none" style:diagonal-tl-br="none" fo:border="0.035cm solid #1a1a1a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35cm solid #1a1a1a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/>
    </style:style>
    <style:style style:name="ce55" style:family="table-cell" style:parent-style-name="Default">
      <style:table-cell-properties style:diagonal-bl-tr="none" style:diagonal-tl-br="none" fo:border="none"/>
    </style:style>
    <style:style style:name="ce56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0.035cm solid #1a1a1a" fo:border-top="0.141cm solid #1a1a1a"/>
    </style:style>
    <style:style style:name="ce57" style:family="table-cell" style:parent-style-name="Default">
      <style:table-cell-properties fo:border-bottom="0.141cm solid #1a1a1a" style:diagonal-bl-tr="none" style:diagonal-tl-br="none" fo:background-color="transparent" fo:border-left="0.035cm solid #1a1a1a" fo:border-right="0.035cm solid #1a1a1a" fo:border-top="0.035cm solid #1a1a1a"/>
    </style:style>
    <style:style style:name="ce58" style:family="table-cell" style:parent-style-name="Default">
      <style:table-cell-properties fo:border-bottom="0.035cm solid #1a1a1a" style:diagonal-bl-tr="none" style:diagonal-tl-br="none" fo:border-left="0.035cm solid #1a1a1a" fo:border-right="0.035cm solid #1a1a1a" fo:border-top="none"/>
    </style:style>
    <style:style style:name="ce59" style:family="table-cell" style:parent-style-name="Default">
      <style:table-cell-properties style:diagonal-bl-tr="none" style:diagonal-tl-br="none" fo:border="0.035cm solid #1a1a1a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8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035cm solid #1a1a1a" style:diagonal-bl-tr="none" style:diagonal-tl-br="none" fo:background-color="transparent" fo:border-left="0.088cm solid #1a1a1a" fo:border-right="none" fo:border-top="0.035cm solid #1a1a1a"/>
    </style:style>
    <style:style style:name="ce70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0.035cm solid #1a1a1a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035cm solid #1a1a1a" fo:border-right="none" fo:border-top="none"/>
    </style:style>
    <style:style style:name="ce72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0.088cm solid #1a1a1a"/>
    </style:style>
    <style:style style:name="ce73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0.088cm solid #1a1a1a"/>
    </style:style>
    <style:style style:name="ce74" style:family="table-cell" style:parent-style-name="Default">
      <style:table-cell-properties fo:border-bottom="0.088cm solid #1a1a1a" style:diagonal-bl-tr="none" style:diagonal-tl-br="none" fo:background-color="transparent" fo:border-left="0.035cm solid #1a1a1a" fo:border-right="none" fo:border-top="0.035cm solid #1a1a1a"/>
    </style:style>
    <style:style style:name="ce75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0.035cm solid #1a1a1a"/>
    </style:style>
    <style:style style:name="ce76" style:family="table-cell" style:parent-style-name="Default">
      <style:table-cell-properties fo:border-bottom="0.088cm solid #1a1a1a" style:diagonal-bl-tr="none" style:diagonal-tl-br="none" fo:background-color="transparent" fo:border-left="0.035cm solid #1a1a1a" fo:border-right="none" fo:border-top="0.088cm solid #1a1a1a"/>
    </style:style>
    <style:style style:name="ce77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none"/>
    </style:style>
    <style:style style:name="ce78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Par ordre alpha" table:style-name="ta1" table:print-ranges="'Par ordre alpha'.A1:'Par ordre alpha'.M65536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3"/>
        <table:table-column table:style-name="co5" table:default-cell-style-name="ce19"/>
        <table:table-column table:style-name="co6" table:default-cell-style-name="ce21"/>
        <table:table-column table:style-name="co7" table:default-cell-style-name="ce24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3" table:number-columns-repeated="2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number-columns-repeated="242" table:default-cell-style-name="ce32"/>
        <table:table-row table:style-name="ro1">
          <table:table-cell table:style-name="ce1" office:value-type="string">
            <text:p>NOM</text:p>
          </table:table-cell>
          <table:table-cell table:style-name="ce4" office:value-type="string">
            <text:p>PRENOM</text:p>
          </table:table-cell>
          <table:table-cell table:style-name="ce4" office:value-type="string">
            <text:p>ANNEE</text:p>
          </table:table-cell>
          <table:table-cell table:style-name="ce1" office:value-type="string">
            <text:p>CP VILLE</text:p>
          </table:table-cell>
          <table:table-cell table:style-name="ce14" office:value-type="string">
            <text:p>ADRESSE</text:p>
          </table:table-cell>
          <table:table-cell table:style-name="ce20" office:value-type="string">
            <text:p>TELEPHONE</text:p>
          </table:table-cell>
          <table:table-cell table:style-name="ce23" office:value-type="string">
            <text:p>PAYS</text:p>
          </table:table-cell>
          <table:table-cell table:style-name="ce23" office:value-type="string">
            <text:p>eMAIL</text:p>
          </table:table-cell>
          <table:table-cell table:style-name="ce23" office:value-type="string">
            <text:p>CLUB sponsor FR</text:p>
          </table:table-cell>
          <table:table-cell table:style-name="ce23" office:value-type="string">
            <text:p>Club accueil</text:p>
          </table:table-cell>
          <table:table-cell table:style-name="ce23" office:value-type="string">
            <text:p>District hôte</text:p>
          </table:table-cell>
          <table:table-cell table:style-name="ce4" office:value-type="string">
            <text:p>portable</text:p>
          </table:table-cell>
          <table:table-cell table:style-name="ce4" office:value-type="string">
            <text:p>commentaire</text:p>
          </table:table-cell>
          <table:table-cell table:style-name="ce78" table:number-columns-repeated="243"/>
        </table:table-row>
        <table:table-row table:style-name="ro2">
          <table:table-cell table:style-name="ce2" office:value-type="string">
            <text:p>ABDERRAHMANE</text:p>
          </table:table-cell>
          <table:table-cell table:style-name="ce5" office:value-type="string">
            <text:p>Anthéa</text:p>
          </table:table-cell>
          <table:table-cell office:value-type="string">
            <text:p>2006/2007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20 rue de la République</text:p>
          </table:table-cell>
          <table:table-cell office:value-type="string">
            <text:p>05 53 71 90 94</text:p>
          </table:table-cell>
          <table:table-cell office:value-type="string">
            <text:p>Brésil</text:p>
          </table:table-cell>
          <table:table-cell table:style-name="ce13" office:value-type="string">
            <text:p>teteclochette47@hotmail.fr</text:p>
          </table:table-cell>
          <table:table-cell table:style-name="ce34" office:value-type="string">
            <text:p>FUMEL</text:p>
          </table:table-cell>
          <table:table-cell table:style-name="ce37"/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BOUNAIDANE</text:p>
          </table:table-cell>
          <table:table-cell table:style-name="ce5" office:value-type="string">
            <text:p>Mohammed</text:p>
          </table:table-cell>
          <table:table-cell office:value-type="string">
            <text:p>2006/200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Lahcen BAYTI - 25 avenue du Vallon</text:p>
          </table:table-cell>
          <table:table-cell office:value-type="string">
            <text:p>05 56 15 38 30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kisskouss@hotmail.com">kisskouss@hotmail.com</text:a></text:span></text:p>
          </table:table-cell>
          <table:table-cell table:style-name="ce34" office:value-type="string">
            <text:p>BORDEAUX EST</text:p>
          </table:table-cell>
          <table:table-cell table:style-name="ce37"/>
          <table:table-cell office:value-type="float" office:value="4100">
            <text:p>41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DAMSKI</text:p>
          </table:table-cell>
          <table:table-cell table:style-name="ce5" office:value-type="string">
            <text:p>Ev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/>
          <table:table-cell office:value-type="string">
            <text:p>Australie</text:p>
          </table:table-cell>
          <table:table-cell table:style-name="ce13"/>
          <table:table-cell office:value-type="string">
            <text:p>LACQ-ORTHEZ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DOL</text:p>
          </table:table-cell>
          <table:table-cell table:style-name="ce5" office:value-type="string">
            <text:p>Morgane</text:p>
          </table:table-cell>
          <table:table-cell office:value-type="string">
            <text:p>2006/2007</text:p>
          </table:table-cell>
          <table:table-cell table:style-name="ce10" office:value-type="string">
            <text:p>16200 Julienne</text:p>
          </table:table-cell>
          <table:table-cell table:style-name="ce15" office:value-type="string">
            <text:p>1 rue de la Versaine</text:p>
          </table:table-cell>
          <table:table-cell office:value-type="string">
            <text:p>05 45 84 74 66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toi_et_moi5@hotmail.com">toi_et_moi5@hotmail.com</text:a></text:span></text:p>
          </table:table-cell>
          <table:table-cell office:value-type="string">
            <text:p>COGNAC</text:p>
          </table:table-cell>
          <table:table-cell table:style-name="ce37" office:value-type="string">
            <text:p>Campo Grande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GARD</text:p>
          </table:table-cell>
          <table:table-cell table:style-name="ce5" office:value-type="string">
            <text:p>Marie-Hélène</text:p>
          </table:table-cell>
          <table:table-cell office:value-type="string">
            <text:p>1996/1997</text:p>
          </table:table-cell>
          <table:table-cell table:style-name="ce10" office:value-type="string">
            <text:p>17220 La Jarrie</text:p>
          </table:table-cell>
          <table:table-cell table:style-name="ce15" office:value-type="string">
            <text:p>19 rue du Moulin d'Amour</text:p>
          </table:table-cell>
          <table:table-cell office:value-type="string">
            <text:p>05 46 35 81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LAIN</text:p>
          </table:table-cell>
          <table:table-cell table:style-name="ce5" office:value-type="string">
            <text:p>Cécile</text:p>
          </table:table-cell>
          <table:table-cell office:value-type="string">
            <text:p>1999/2000</text:p>
          </table:table-cell>
          <table:table-cell table:style-name="ce10" office:value-type="string">
            <text:p>17132 Meschers</text:p>
          </table:table-cell>
          <table:table-cell table:style-name="ce15" office:value-type="string">
            <text:p>32 rue Paul-Massy</text:p>
          </table:table-cell>
          <table:table-cell office:value-type="string">
            <text:p>05 46 02 71 54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cecilela@hotmail.com">cecilela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ALLAIN</text:p>
          </table:table-cell>
          <table:table-cell table:style-name="ce5" office:value-type="string">
            <text:p>Adrien</text:p>
          </table:table-cell>
          <table:table-cell office:value-type="string">
            <text:p>1991/1992</text:p>
          </table:table-cell>
          <table:table-cell table:style-name="ce10" office:value-type="string">
            <text:p>17260 Cravans</text:p>
          </table:table-cell>
          <table:table-cell table:style-name="ce15" office:value-type="string">
            <text:p>28 route de Gerzeau</text:p>
          </table:table-cell>
          <table:table-cell office:value-type="string">
            <text:p>05 46 90 05 5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MICÉ</text:p>
          </table:table-cell>
          <table:table-cell table:style-name="ce5" office:value-type="string">
            <text:p>Marie-Laur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4 rue Théophraste Renaudot</text:p>
          </table:table-cell>
          <table:table-cell office:value-type="string">
            <text:p>05 46 41 24 3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ANDRADE épouse SORBES</text:p>
          </table:table-cell>
          <table:table-cell table:style-name="ce5" office:value-type="string">
            <text:p>Hélène</text:p>
          </table:table-cell>
          <table:table-cell office:value-type="string">
            <text:p>1992/1993</text:p>
          </table:table-cell>
          <table:table-cell table:style-name="ce10" office:value-type="string">
            <text:p>33270 Bouliac</text:p>
          </table:table-cell>
          <table:table-cell table:style-name="ce15" office:value-type="string">
            <text:p>Gendarmerie</text:p>
          </table:table-cell>
          <table:table-cell office:value-type="string">
            <text:p>05 56 68 82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NDRÉ</text:p>
          </table:table-cell>
          <table:table-cell table:style-name="ce5" office:value-type="string">
            <text:p>Lenaïck</text:p>
          </table:table-cell>
          <table:table-cell office:value-type="string">
            <text:p>2005/200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2 rue du Vélodrome</text:p>
          </table:table-cell>
          <table:table-cell office:value-type="string">
            <text:p>05 46 00 07 87</text:p>
          </table:table-cell>
          <table:table-cell office:value-type="string">
            <text:p>usa</text:p>
          </table:table-cell>
          <table:table-cell table:style-name="ce13" office:value-type="string">
            <text:p>lenaicka@hotmail.com</text:p>
          </table:table-cell>
          <table:table-cell office:value-type="string">
            <text:p>LA ROCHELLE ATLAN.</text:p>
          </table:table-cell>
          <table:table-cell office:value-type="string">
            <text:p>Colfax</text:p>
          </table:table-cell>
          <table:table-cell office:value-type="float" office:value="5080">
            <text:p>508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NGELO-NEVES</text:p>
          </table:table-cell>
          <table:table-cell table:style-name="ce5" office:value-type="string">
            <text:p>Helder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2 39 43 2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NGIBAUD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75019 Paris</text:p>
          </table:table-cell>
          <table:table-cell table:style-name="ce15" office:value-type="string">
            <text:p>13 passage de la Moselle</text:p>
          </table:table-cell>
          <table:table-cell office:value-type="string">
            <text:p>06 21 03 28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NGIBAUD</text:p>
          </table:table-cell>
          <table:table-cell table:style-name="ce5" office:value-type="string">
            <text:p>Pierre</text:p>
          </table:table-cell>
          <table:table-cell office:value-type="string">
            <text:p>2002/200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7 rue St Yon</text:p>
          </table:table-cell>
          <table:table-cell office:value-type="string">
            <text:p>05 46 41 12 26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ANSQUER</text:p>
          </table:table-cell>
          <table:table-cell table:style-name="ce5" office:value-type="string">
            <text:p>Clémentine</text:p>
          </table:table-cell>
          <table:table-cell office:value-type="string">
            <text:p>2004/2005</text:p>
          </table:table-cell>
          <table:table-cell table:style-name="ce10" office:value-type="string">
            <text:p>40390 St-Martin de Hinx</text:p>
          </table:table-cell>
          <table:table-cell table:style-name="ce15" office:value-type="string">
            <text:p>119 route de Houlon - le petit Boulo</text:p>
          </table:table-cell>
          <table:table-cell office:value-type="string">
            <text:p>05 59 56 91 98</text:p>
          </table:table-cell>
          <table:table-cell office:value-type="string">
            <text:p>Brésil</text:p>
          </table:table-cell>
          <table:table-cell table:style-name="ce13" office:value-type="string">
            <text:p>clementineansquer@hotmail.com</text:p>
          </table:table-cell>
          <table:table-cell office:value-type="string">
            <text:p>HOSSEGOR COTE SUD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A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 rue du Pic d'Anie</text:p>
          </table:table-cell>
          <table:table-cell office:value-type="string">
            <text:p>05 59 39 99 32</text:p>
          </table:table-cell>
          <table:table-cell/>
          <table:table-cell table:style-name="ce13"/>
          <table:table-cell office:value-type="string">
            <text:p>OLORON SAINTE MARI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CHAMBAULT DE VENCAY</text:p>
          </table:table-cell>
          <table:table-cell table:style-name="ce5" office:value-type="string">
            <text:p>Fabrice</text:p>
          </table:table-cell>
          <table:table-cell office:value-type="string">
            <text:p>2000/2001</text:p>
          </table:table-cell>
          <table:table-cell table:style-name="ce10" office:value-type="string">
            <text:p>47480 Bajamont</text:p>
          </table:table-cell>
          <table:table-cell table:style-name="ce15" office:value-type="string">
            <text:p>Le Buc Bajamont</text:p>
          </table:table-cell>
          <table:table-cell office:value-type="string">
            <text:p>05 53 67 55 1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fabricedevencay@aol,com">fabricedevencay@aol.com</text:a></text:span></text:p>
          </table:table-cell>
          <table:table-cell office:value-type="string">
            <text:p>AGE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ARDIN</text:p>
          </table:table-cell>
          <table:table-cell table:style-name="ce5" office:value-type="string">
            <text:p>Sèverine</text:p>
          </table:table-cell>
          <table:table-cell office:value-type="string">
            <text:p>1987/1988</text:p>
          </table:table-cell>
          <table:table-cell table:style-name="ce10" office:value-type="string">
            <text:p>51300 St-Lumier en Champagne</text:p>
          </table:table-cell>
          <table:table-cell table:style-name="ce15" office:value-type="string">
            <text:p>26 rue de Cheppes</text:p>
          </table:table-cell>
          <table:table-cell office:value-type="string">
            <text:p>05 56 97 00 2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RLES-DUFOUR</text:p>
          </table:table-cell>
          <table:table-cell table:style-name="ce5" office:value-type="string">
            <text:p>Diane</text:p>
          </table:table-cell>
          <table:table-cell office:value-type="string">
            <text:p>2000/200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8 rue Jourdan</text:p>
          </table:table-cell>
          <table:table-cell office:value-type="string">
            <text:p>05 46 34 16 83</text:p>
          </table:table-cell>
          <table:table-cell office:value-type="string">
            <text:p>Taïwan</text:p>
          </table:table-cell>
          <table:table-cell table:style-name="ce27" office:value-type="string">
            <text:p>d,arles,dufour@gmail,com</text:p>
          </table:table-cell>
          <table:table-cell office:value-type="string">
            <text:p>LA ROCHELL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NAUD</text:p>
          </table:table-cell>
          <table:table-cell table:style-name="ce5" office:value-type="string">
            <text:p>Alice</text:p>
          </table:table-cell>
          <table:table-cell office:value-type="string">
            <text:p>2006/2007</text:p>
          </table:table-cell>
          <table:table-cell table:style-name="ce10" office:value-type="string">
            <text:p>33290 Le Pian Médoc</text:p>
          </table:table-cell>
          <table:table-cell table:style-name="ce15" office:value-type="string">
            <text:p>47 Lotissement Le Bois du Luget</text:p>
          </table:table-cell>
          <table:table-cell office:value-type="string">
            <text:p>05 56 70 23 0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lily81189@hotmail.com">lily81189@hotmail.com</text:a></text:span></text:p>
          </table:table-cell>
          <table:table-cell office:value-type="string">
            <text:p>BLANQUEFORT</text:p>
          </table:table-cell>
          <table:table-cell table:style-name="ce37" office:value-type="string">
            <text:p>Maroochydore Nord Brisbane</text:p>
          </table:table-cell>
          <table:table-cell office:value-type="float" office:value="9600">
            <text:p>960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RNAUD</text:p>
          </table:table-cell>
          <table:table-cell table:style-name="ce5" office:value-type="string">
            <text:p>Marianne</text:p>
          </table:table-cell>
          <table:table-cell office:value-type="string">
            <text:p>1996/1997</text:p>
          </table:table-cell>
          <table:table-cell table:style-name="ce10" office:value-type="string">
            <text:p>33510 Andernos</text:p>
          </table:table-cell>
          <table:table-cell table:style-name="ce15" office:value-type="string">
            <text:p>16 avenue des Champs</text:p>
          </table:table-cell>
          <table:table-cell office:value-type="string">
            <text:p>05 56 26 18 82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ARNE</text:p>
          </table:table-cell>
          <table:table-cell table:style-name="ce5" office:value-type="string">
            <text:p>ALEXANDRE</text:p>
          </table:table-cell>
          <table:table-cell office:value-type="string">
            <text:p>2008/2009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6 rue lescure</text:p>
          </table:table-cell>
          <table:table-cell office:value-type="string">
            <text:p>05 56 11 04 49</text:p>
          </table:table-cell>
          <table:table-cell office:value-type="string">
            <text:p>Australie</text:p>
          </table:table-cell>
          <table:table-cell table:style-name="ce13" office:value-type="string">
            <text:p>pitialex@hotmail.com</text:p>
          </table:table-cell>
          <table:table-cell office:value-type="string">
            <text:p>BORDEAUX SUD</text:p>
          </table:table-cell>
          <table:table-cell table:style-name="ce38" office:value-type="string">
            <text:p>Ballina on Richmond</text:p>
          </table:table-cell>
          <table:table-cell table:style-name="ce60" office:value-type="float" office:value="9640">
            <text:p>9640</text:p>
          </table:table-cell>
          <table:table-cell table:style-name="ce60"/>
          <table:table-cell table:number-columns-repeated="244"/>
        </table:table-row>
        <table:table-row table:style-name="ro3" table:visibility="filter">
          <table:table-cell table:style-name="ce2" office:value-type="string">
            <text:p>ARRAMON-TUCOO</text:p>
          </table:table-cell>
          <table:table-cell table:style-name="ce5" office:value-type="string">
            <text:p>Renaud</text:p>
          </table:table-cell>
          <table:table-cell office:value-type="string">
            <text:p>2001/2002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Maison Ste Agathe - Avenue de Navarre</text:p>
          </table:table-cell>
          <table:table-cell office:value-type="string">
            <text:p>05 59 67 12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RTHAPIGNET</text:p>
          </table:table-cell>
          <table:table-cell table:style-name="ce5" office:value-type="string">
            <text:p>Marie</text:p>
          </table:table-cell>
          <table:table-cell office:value-type="string">
            <text:p>2002/2003</text:p>
          </table:table-cell>
          <table:table-cell table:style-name="ce10" office:value-type="string">
            <text:p>33130 Bègles</text:p>
          </table:table-cell>
          <table:table-cell table:style-name="ce15" office:value-type="string">
            <text:p>159 avenue du Maréchal Leclerc</text:p>
          </table:table-cell>
          <table:table-cell office:value-type="string">
            <text:p>05 56 85 22 3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esarthapignet@hotmail.fr">mariesarthapignet@hotmail.fr</text:a></text:span></text:p>
          </table:table-cell>
          <table:table-cell office:value-type="string">
            <text:p>TALENC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ASSERAY</text:p>
          </table:table-cell>
          <table:table-cell table:style-name="ce5" office:value-type="string">
            <text:p>Marie</text:p>
          </table:table-cell>
          <table:table-cell office:value-type="string">
            <text:p>2006/2007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14 passage Bozelle</text:p>
          </table:table-cell>
          <table:table-cell office:value-type="string">
            <text:p>05 56 08 98 11</text:p>
          </table:table-cell>
          <table:table-cell office:value-type="string">
            <text:p>Australie</text:p>
          </table:table-cell>
          <table:table-cell table:style-name="ce13" office:value-type="string">
            <text:p>banzai236@hotmail.com</text:p>
          </table:table-cell>
          <table:table-cell office:value-type="string">
            <text:p>BORDEAUX BOUSCAT</text:p>
          </table:table-cell>
          <table:table-cell table:style-name="ce37" office:value-type="string">
            <text:p>Sydney NSW</text:p>
          </table:table-cell>
          <table:table-cell office:value-type="float" office:value="9750">
            <text:p>97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STIER</text:p>
          </table:table-cell>
          <table:table-cell table:style-name="ce5" office:value-type="string">
            <text:p>Arnaud</text:p>
          </table:table-cell>
          <table:table-cell office:value-type="string">
            <text:p>1995/1996</text:p>
          </table:table-cell>
          <table:table-cell table:style-name="ce10" office:value-type="string">
            <text:p>16430 Vindelle</text:p>
          </table:table-cell>
          <table:table-cell table:style-name="ce15" office:value-type="string">
            <text:p>Moulin de Guissalle</text:p>
          </table:table-cell>
          <table:table-cell office:value-type="string">
            <text:p>05 45 21 41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TTALA</text:p>
          </table:table-cell>
          <table:table-cell table:style-name="ce5" office:value-type="string">
            <text:p>Laure</text:p>
          </table:table-cell>
          <table:table-cell office:value-type="string">
            <text:p>1992/1993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3 avenue des dunes</text:p>
          </table:table-cell>
          <table:table-cell office:value-type="string">
            <text:p>06 10 08 86 2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AUDOIN ép. JOUET-PASTRÉ</text:p>
          </table:table-cell>
          <table:table-cell table:style-name="ce5" office:value-type="string">
            <text:p>Valérie</text:p>
          </table:table-cell>
          <table:table-cell office:value-type="string">
            <text:p>1980/1981</text:p>
          </table:table-cell>
          <table:table-cell table:style-name="ce10" office:value-type="string">
            <text:p>56260 Larmor-Plage</text:p>
          </table:table-cell>
          <table:table-cell table:style-name="ce15" office:value-type="string">
            <text:p>2 rue Duquesne</text:p>
          </table:table-cell>
          <table:table-cell office:value-type="string">
            <text:p>02 97 65 58 0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UDOUARD</text:p>
          </table:table-cell>
          <table:table-cell table:style-name="ce5" office:value-type="string">
            <text:p>François</text:p>
          </table:table-cell>
          <table:table-cell office:value-type="string">
            <text:p>2002/2003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75 rue de la Groie</text:p>
          </table:table-cell>
          <table:table-cell office:value-type="string">
            <text:p>05 45 82 19 10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ne marche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AUDUREAU</text:p>
          </table:table-cell>
          <table:table-cell table:style-name="ce5" office:value-type="string">
            <text:p>AMELIE</text:p>
          </table:table-cell>
          <table:table-cell office:value-type="string">
            <text:p>2008/2009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4 boulevard de perpigna</text:p>
          </table:table-cell>
          <table:table-cell office:value-type="string">
            <text:p>09 60 35 24 29</text:p>
          </table:table-cell>
          <table:table-cell office:value-type="string">
            <text:p>Mexique</text:p>
          </table:table-cell>
          <table:table-cell table:style-name="ce13" office:value-type="string">
            <text:p>expressyourstyle@hotmail.fr</text:p>
          </table:table-cell>
          <table:table-cell office:value-type="string">
            <text:p>ROYAN</text:p>
          </table:table-cell>
          <table:table-cell table:style-name="ce39" office:value-type="string">
            <text:p>Ensenada Riviera,</text:p>
          </table:table-cell>
          <table:table-cell table:style-name="ce61" office:value-type="float" office:value="4100">
            <text:p>410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AUFORT</text:p>
          </table:table-cell>
          <table:table-cell table:style-name="ce5" office:value-type="string">
            <text:p>Yael</text:p>
          </table:table-cell>
          <table:table-cell office:value-type="string">
            <text:p>1999/2000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22 rue de Chantilly</text:p>
          </table:table-cell>
          <table:table-cell office:value-type="string">
            <text:p>05 53 84 40 3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UGUSTE</text:p>
          </table:table-cell>
          <table:table-cell table:style-name="ce5" office:value-type="string">
            <text:p>Emilie</text:p>
          </table:table-cell>
          <table:table-cell office:value-type="string">
            <text:p>1999/2000</text:p>
          </table:table-cell>
          <table:table-cell table:style-name="ce10" office:value-type="string">
            <text:p>17360 La Clotte</text:p>
          </table:table-cell>
          <table:table-cell table:style-name="ce15" office:value-type="string">
            <text:p>La Foret</text:p>
          </table:table-cell>
          <table:table-cell office:value-type="string">
            <text:p>05 57 69 32 8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YRAULT</text:p>
          </table:table-cell>
          <table:table-cell table:style-name="ce5" office:value-type="string">
            <text:p>Carolin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du Bois l'Epine</text:p>
          </table:table-cell>
          <table:table-cell office:value-type="string">
            <text:p>05 46 42 36 5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CHERE</text:p>
          </table:table-cell>
          <table:table-cell table:style-name="ce5" office:value-type="string">
            <text:p>Bénédicte</text:p>
          </table:table-cell>
          <table:table-cell office:value-type="string">
            <text:p>2001/2002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3 impasse Lafayette</text:p>
          </table:table-cell>
          <table:table-cell office:value-type="string">
            <text:p>05 53 96 71 0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MAS</text:p>
          </table:table-cell>
          <table:table-cell table:style-name="ce5" office:value-type="string">
            <text:p>ALICE</text:p>
          </table:table-cell>
          <table:table-cell office:value-type="string">
            <text:p>2007/2008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8 rue des maraichers</text:p>
          </table:table-cell>
          <table:table-cell office:value-type="string">
            <text:p>05 46 67 87 70</text:p>
          </table:table-cell>
          <table:table-cell office:value-type="string">
            <text:p>usa</text:p>
          </table:table-cell>
          <table:table-cell table:style-name="ce13" office:value-type="string">
            <text:p>bamasalice@hotmail.fr</text:p>
          </table:table-cell>
          <table:table-cell office:value-type="string">
            <text:p>LA ROCHELLE ATLAN.</text:p>
          </table:table-cell>
          <table:table-cell table:style-name="ce40" office:value-type="string">
            <text:p>RCTacoma</text:p>
          </table:table-cell>
          <table:table-cell office:value-type="float" office:value="5020">
            <text:p>502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BARAT</text:p>
          </table:table-cell>
          <table:table-cell table:style-name="ce5" office:value-type="string">
            <text:p>Thierry</text:p>
          </table:table-cell>
          <table:table-cell office:value-type="string">
            <text:p>1985/1986</text:p>
          </table:table-cell>
          <table:table-cell table:style-name="ce10" office:value-type="string">
            <text:p>31630 Montaigut sur Save</text:p>
          </table:table-cell>
          <table:table-cell table:style-name="ce15" office:value-type="string">
            <text:p>100 chemin de la tuilerie</text:p>
          </table:table-cell>
          <table:table-cell office:value-type="string">
            <text:p>05 62 13 74 2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RDINET (Connecticut - USA)</text:p>
          </table:table-cell>
          <table:table-cell table:style-name="ce5" office:value-type="string">
            <text:p>Hélène</text:p>
          </table:table-cell>
          <table:table-cell office:value-type="string">
            <text:p>1978/1979</text:p>
          </table:table-cell>
          <table:table-cell table:style-name="ce10" office:value-type="string">
            <text:p>06475 CT (USA)</text:p>
          </table:table-cell>
          <table:table-cell table:style-name="ce15" office:value-type="string">
            <text:p>2 Dibblef road - Old sea Brook Kentucky</text:p>
          </table:table-cell>
          <table:table-cell office:value-type="string">
            <text:p>860 399 76 5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DOU</text:p>
          </table:table-cell>
          <table:table-cell table:style-name="ce5" office:value-type="string">
            <text:p>Jessica</text:p>
          </table:table-cell>
          <table:table-cell office:value-type="string">
            <text:p>1997/199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15 rue artangues ap i15</text:p>
          </table:table-cell>
          <table:table-cell office:value-type="string">
            <text:p>05 59 23 99 40</text:p>
          </table:table-cell>
          <table:table-cell/>
          <table:table-cell table:style-name="ce13" office:value-type="string">
            <text:p><text:span text:style-name="T2"><text:a xlink:href="mailto:jessicabardou@hotmail.com">jessicabardou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BARÉ</text:p>
          </table:table-cell>
          <table:table-cell table:style-name="ce5" office:value-type="string">
            <text:p>Jessica</text:p>
          </table:table-cell>
          <table:table-cell office:value-type="string">
            <text:p>1999/2000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5 allée des Loriots</text:p>
          </table:table-cell>
          <table:table-cell office:value-type="string">
            <text:p>05 46 22 75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ETS</text:p>
          </table:table-cell>
          <table:table-cell table:style-name="ce5" office:value-type="string">
            <text:p>Anne-Claire</text:p>
          </table:table-cell>
          <table:table-cell office:value-type="string">
            <text:p>1988/1989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36 avenue du Cdt d'Aussy</text:p>
          </table:table-cell>
          <table:table-cell office:value-type="string">
            <text:p>05 56 08 72 2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ETS (UK)</text:p>
          </table:table-cell>
          <table:table-cell table:style-name="ce5" office:value-type="string">
            <text:p>Sylvie</text:p>
          </table:table-cell>
          <table:table-cell office:value-type="string">
            <text:p>1990/1991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36 avenue du Cdt d'Aussy</text:p>
          </table:table-cell>
          <table:table-cell office:value-type="string">
            <text:p>05 56 08 72 2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RRÉ</text:p>
          </table:table-cell>
          <table:table-cell table:style-name="ce5" office:value-type="string">
            <text:p>Marie-Pierre</text:p>
          </table:table-cell>
          <table:table-cell office:value-type="string">
            <text:p>1988/198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Résidence Don Devienne - 32 Place André Meunier</text:p>
          </table:table-cell>
          <table:table-cell office:value-type="string">
            <text:p>05 57 95 72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RÉ</text:p>
          </table:table-cell>
          <table:table-cell table:style-name="ce5" office:value-type="string">
            <text:p>Sylvain</text:p>
          </table:table-cell>
          <table:table-cell office:value-type="string">
            <text:p>1998/1999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0 rue Sallebrache</text:p>
          </table:table-cell>
          <table:table-cell office:value-type="string">
            <text:p>05 45 36 27 4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RÉ épouse RIGONI</text:p>
          </table:table-cell>
          <table:table-cell table:style-name="ce5" office:value-type="string">
            <text:p>Isabelle</text:p>
          </table:table-cell>
          <table:table-cell office:value-type="string">
            <text:p>1978/1979</text:p>
          </table:table-cell>
          <table:table-cell table:style-name="ce10" office:value-type="string">
            <text:p>81440 Lautrec</text:p>
          </table:table-cell>
          <table:table-cell table:style-name="ce15" office:value-type="string">
            <text:p>Domaine de Labadie</text:p>
          </table:table-cell>
          <table:table-cell office:value-type="string">
            <text:p>05 63 70 47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EAU-TRAN</text:p>
          </table:table-cell>
          <table:table-cell table:style-name="ce5" office:value-type="string">
            <text:p>Léa</text:p>
          </table:table-cell>
          <table:table-cell office:value-type="string">
            <text:p>2004/2005</text:p>
          </table:table-cell>
          <table:table-cell table:style-name="ce10" office:value-type="string">
            <text:p>33740 Arès</text:p>
          </table:table-cell>
          <table:table-cell table:style-name="ce15" office:value-type="string">
            <text:p>25 avenue de la Plage</text:p>
          </table:table-cell>
          <table:table-cell office:value-type="string">
            <text:p>05 56 60 02 68</text:p>
          </table:table-cell>
          <table:table-cell office:value-type="string">
            <text:p>Brésil</text:p>
          </table:table-cell>
          <table:table-cell table:style-name="ce13"/>
          <table:table-cell office:value-type="string">
            <text:p>NORD BASSIN ARCACHON</text:p>
          </table:table-cell>
          <table:table-cell table:number-columns-repeated="3"/>
          <table:table-cell office:value-type="string">
            <text:p>OCCUP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BARREIX</text:p>
          </table:table-cell>
          <table:table-cell table:style-name="ce5" office:value-type="string">
            <text:p>Vanessa</text:p>
          </table:table-cell>
          <table:table-cell office:value-type="string">
            <text:p>1993/1994</text:p>
          </table:table-cell>
          <table:table-cell table:style-name="ce10" office:value-type="string">
            <text:p>16710 <text:s text:c="2"/>St-Yrieix</text:p>
          </table:table-cell>
          <table:table-cell table:style-name="ce15" office:value-type="string">
            <text:p>3 impasse Jean-Baptiste Coro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ET</text:p>
          </table:table-cell>
          <table:table-cell table:style-name="ce5" office:value-type="string">
            <text:p>Clémence</text:p>
          </table:table-cell>
          <table:table-cell office:value-type="string">
            <text:p>2005/2006</text:p>
          </table:table-cell>
          <table:table-cell table:style-name="ce10" office:value-type="string">
            <text:p>16230 <text:s/>Mansle</text:p>
          </table:table-cell>
          <table:table-cell table:style-name="ce15" office:value-type="string">
            <text:p>Le Bout du Pont</text:p>
          </table:table-cell>
          <table:table-cell office:value-type="string">
            <text:p>05 45 22 77 82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MANSLE BONNIEUR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ARRIER</text:p>
          </table:table-cell>
          <table:table-cell table:style-name="ce5" office:value-type="string">
            <text:p>Laurent</text:p>
          </table:table-cell>
          <table:table-cell office:value-type="string">
            <text:p>1990/1991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21 rue de Bordeaux</text:p>
          </table:table-cell>
          <table:table-cell office:value-type="string">
            <text:p>05 56 96 94 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ROS</text:p>
          </table:table-cell>
          <table:table-cell table:style-name="ce5" office:value-type="string">
            <text:p>Quitterie</text:p>
          </table:table-cell>
          <table:table-cell office:value-type="string">
            <text:p>1992/1993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51 bis rue Hermel</text:p>
          </table:table-cell>
          <table:table-cell office:value-type="string">
            <text:p>01 46 06 52 8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THE</text:p>
          </table:table-cell>
          <table:table-cell table:style-name="ce5" office:value-type="string">
            <text:p>Nadège</text:p>
          </table:table-cell>
          <table:table-cell office:value-type="string">
            <text:p>1989/1990</text:p>
          </table:table-cell>
          <table:table-cell table:style-name="ce10" office:value-type="string">
            <text:p>47190 Aiguillon</text:p>
          </table:table-cell>
          <table:table-cell table:style-name="ce15" office:value-type="string">
            <text:p>RN 113 - Nicole</text:p>
          </table:table-cell>
          <table:table-cell office:value-type="string">
            <text:p>05 53 79 70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SSE</text:p>
          </table:table-cell>
          <table:table-cell table:style-name="ce5" office:value-type="string">
            <text:p>Sophie</text:p>
          </table:table-cell>
          <table:table-cell office:value-type="string">
            <text:p>2005/2006</text:p>
          </table:table-cell>
          <table:table-cell table:style-name="ce10" office:value-type="string">
            <text:p>64140 Billère</text:p>
          </table:table-cell>
          <table:table-cell table:style-name="ce15" office:value-type="string">
            <text:p>18 avenue du Baron Séguier</text:p>
          </table:table-cell>
          <table:table-cell office:value-type="string">
            <text:p>05 59 92 02 11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ophiebasse@gmail.com">sophiebasse@gmail.com</text:a></text:span></text:p>
          </table:table-cell>
          <table:table-cell table:style-name="ce35" office:value-type="string">
            <text:p>PAU BEA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ASTOUL</text:p>
          </table:table-cell>
          <table:table-cell table:style-name="ce5" office:value-type="string">
            <text:p>Jean-Baptist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3 rue de Belfort</text:p>
          </table:table-cell>
          <table:table-cell office:value-type="string">
            <text:p>06 86 92 10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UCOU</text:p>
          </table:table-cell>
          <table:table-cell table:style-name="ce5" office:value-type="string">
            <text:p>Emilie</text:p>
          </table:table-cell>
          <table:table-cell office:value-type="string">
            <text:p>1996/1997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2 avenue du 18ème R I</text:p>
          </table:table-cell>
          <table:table-cell office:value-type="string">
            <text:p>05 59 98 84 41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frenchie6290@HOTMAIL;COM">frenchie6290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AUD</text:p>
          </table:table-cell>
          <table:table-cell table:style-name="ce5" office:value-type="string">
            <text:p>Charles</text:p>
          </table:table-cell>
          <table:table-cell office:value-type="string">
            <text:p>2006/2007</text:p>
          </table:table-cell>
          <table:table-cell table:style-name="ce10" office:value-type="string">
            <text:p>82360 La Magistère</text:p>
          </table:table-cell>
          <table:table-cell table:style-name="ce15" office:value-type="string">
            <text:p>45 rue Pasteur</text:p>
          </table:table-cell>
          <table:table-cell office:value-type="string">
            <text:p>05 63 39 93 03</text:p>
          </table:table-cell>
          <table:table-cell office:value-type="string">
            <text:p>Australie</text:p>
          </table:table-cell>
          <table:table-cell table:style-name="ce13" office:value-type="string">
            <text:p>cb_skate82@hotmail.fr</text:p>
          </table:table-cell>
          <table:table-cell table:style-name="ce34" office:value-type="string">
            <text:p>AGEN LA GARENNE</text:p>
          </table:table-cell>
          <table:table-cell table:style-name="ce37"/>
          <table:table-cell office:value-type="float" office:value="9460">
            <text:p>946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AUD</text:p>
          </table:table-cell>
          <table:table-cell table:style-name="ce5" office:value-type="string">
            <text:p>Claire</text:p>
          </table:table-cell>
          <table:table-cell office:value-type="string">
            <text:p>2005/2006</text:p>
          </table:table-cell>
          <table:table-cell table:style-name="ce10" office:value-type="string">
            <text:p>82360 La Magistère</text:p>
          </table:table-cell>
          <table:table-cell table:style-name="ce15" office:value-type="string">
            <text:p>45 rue Pasteur</text:p>
          </table:table-cell>
          <table:table-cell office:value-type="string">
            <text:p>05 63 39 93 03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baud87@hotmail.com">cbaud87@hotmail.com</text:a></text:span></text:p>
          </table:table-cell>
          <table:table-cell table:style-name="ce35" office:value-type="string">
            <text:p>AGEN LA GARENN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AUDIA</text:p>
          </table:table-cell>
          <table:table-cell table:style-name="ce5" office:value-type="string">
            <text:p>Nathalie</text:p>
          </table:table-cell>
          <table:table-cell office:value-type="string">
            <text:p>1979/1980</text:p>
          </table:table-cell>
          <table:table-cell table:style-name="ce10" office:value-type="string">
            <text:p>40400 Carcares Ste Croix</text:p>
          </table:table-cell>
          <table:table-cell table:style-name="ce15" office:value-type="string">
            <text:p>Sens</text:p>
          </table:table-cell>
          <table:table-cell office:value-type="string">
            <text:p>05 58 05 96 0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UDIA</text:p>
          </table:table-cell>
          <table:table-cell table:style-name="ce5" office:value-type="string">
            <text:p>Sylvie</text:p>
          </table:table-cell>
          <table:table-cell office:value-type="string">
            <text:p>1982/1983</text:p>
          </table:table-cell>
          <table:table-cell table:style-name="ce10" office:value-type="string">
            <text:p>40990 St-Paul lès Dax</text:p>
          </table:table-cell>
          <table:table-cell table:style-name="ce15" office:value-type="string">
            <text:p>Le Bridot Bat B avenue Leon des Landes</text:p>
          </table:table-cell>
          <table:table-cell office:value-type="string">
            <text:p>05 58 91 06 8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UDRIN</text:p>
          </table:table-cell>
          <table:table-cell table:style-name="ce5" office:value-type="string">
            <text:p>Fabienne</text:p>
          </table:table-cell>
          <table:table-cell office:value-type="string">
            <text:p>1983/1984</text:p>
          </table:table-cell>
          <table:table-cell table:style-name="ce10" office:value-type="string">
            <text:p>47180 Marmande</text:p>
          </table:table-cell>
          <table:table-cell table:style-name="ce15" office:value-type="string">
            <text:p>Jusix</text:p>
          </table:table-cell>
          <table:table-cell office:value-type="string">
            <text:p>05 53 94 41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UDRY épouse CASTETS</text:p>
          </table:table-cell>
          <table:table-cell table:style-name="ce5" office:value-type="string">
            <text:p>Caroline</text:p>
          </table:table-cell>
          <table:table-cell office:value-type="string">
            <text:p>1984/1985</text:p>
          </table:table-cell>
          <table:table-cell table:style-name="ce10" office:value-type="string">
            <text:p>78500 Sartrouville</text:p>
          </table:table-cell>
          <table:table-cell table:style-name="ce15" office:value-type="string">
            <text:p>72 rue Turgot</text:p>
          </table:table-cell>
          <table:table-cell office:value-type="string">
            <text:p>01 39 68 02 1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UDUIN</text:p>
          </table:table-cell>
          <table:table-cell table:style-name="ce5" office:value-type="string">
            <text:p>Lucie</text:p>
          </table:table-cell>
          <table:table-cell office:value-type="string">
            <text:p>2005/200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12 rue de Beauregard</text:p>
          </table:table-cell>
          <table:table-cell office:value-type="string">
            <text:p>05 46 01 80 50</text:p>
          </table:table-cell>
          <table:table-cell office:value-type="string">
            <text:p>Equateur</text:p>
          </table:table-cell>
          <table:table-cell table:style-name="ce13" office:value-type="string">
            <text:p>luciebauduin@hotmail.com</text:p>
          </table:table-cell>
          <table:table-cell table:style-name="ce35" office:value-type="string">
            <text:p>LA ROCHELLE AUNI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AUMON</text:p>
          </table:table-cell>
          <table:table-cell table:style-name="ce5" office:value-type="string">
            <text:p>MAXIME</text:p>
          </table:table-cell>
          <table:table-cell office:value-type="string">
            <text:p>2007/2008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8 rue guillaumet</text:p>
          </table:table-cell>
          <table:table-cell office:value-type="string">
            <text:p>05 46 23 96 32</text:p>
          </table:table-cell>
          <table:table-cell office:value-type="string">
            <text:p>Australie</text:p>
          </table:table-cell>
          <table:table-cell table:style-name="ce13" office:value-type="string">
            <text:p>maximebaumon@hotmail.com</text:p>
          </table:table-cell>
          <table:table-cell table:style-name="ce35" office:value-type="string">
            <text:p>ROYAN</text:p>
          </table:table-cell>
          <table:table-cell table:style-name="ce41" office:value-type="string">
            <text:p>Roma</text:p>
          </table:table-cell>
          <table:table-cell office:value-type="float" office:value="9630">
            <text:p>963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BAXAS</text:p>
          </table:table-cell>
          <table:table-cell table:style-name="ce5" office:value-type="string">
            <text:p>Jean-Christophe</text:p>
          </table:table-cell>
          <table:table-cell office:value-type="string">
            <text:p>1985/1986</text:p>
          </table:table-cell>
          <table:table-cell table:style-name="ce10" office:value-type="string">
            <text:p>92500 Rueil Malmaison</text:p>
          </table:table-cell>
          <table:table-cell table:style-name="ce15" office:value-type="string">
            <text:p>72 rue des Sorins</text:p>
          </table:table-cell>
          <table:table-cell office:value-type="string">
            <text:p>01 47 51 42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AUCHAMPS</text:p>
          </table:table-cell>
          <table:table-cell table:style-name="ce5" office:value-type="string">
            <text:p>Greg</text:p>
          </table:table-cell>
          <table:table-cell office:value-type="string">
            <text:p>1989/1990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1 bis rue de La Rochelle - l'Houmea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CHET</text:p>
          </table:table-cell>
          <table:table-cell table:style-name="ce5" office:value-type="string">
            <text:p>Séverine</text:p>
          </table:table-cell>
          <table:table-cell office:value-type="string">
            <text:p>1992/199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7 rue de Lacanau</text:p>
          </table:table-cell>
          <table:table-cell office:value-type="string">
            <text:p>05 56 02 54 69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ECHU</text:p>
          </table:table-cell>
          <table:table-cell table:style-name="ce5" office:value-type="string">
            <text:p>Caroline</text:p>
          </table:table-cell>
          <table:table-cell office:value-type="string">
            <text:p>1979/1980</text:p>
          </table:table-cell>
          <table:table-cell table:style-name="ce10" office:value-type="string">
            <text:p>78100 St-Germain en Lay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FVE épouse MARTIN</text:p>
          </table:table-cell>
          <table:table-cell table:style-name="ce5" office:value-type="string">
            <text:p>Valérie</text:p>
          </table:table-cell>
          <table:table-cell office:value-type="string">
            <text:p>1992/1993</text:p>
          </table:table-cell>
          <table:table-cell table:style-name="ce10" office:value-type="string">
            <text:p>33570 Montagne</text:p>
          </table:table-cell>
          <table:table-cell table:style-name="ce15" office:value-type="string">
            <text:p>7 Parsac</text:p>
          </table:table-cell>
          <table:table-cell office:value-type="string">
            <text:p>06 80 31 32 2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GASSE</text:p>
          </table:table-cell>
          <table:table-cell table:style-name="ce5" office:value-type="string">
            <text:p>Rozenn</text:p>
          </table:table-cell>
          <table:table-cell office:value-type="string">
            <text:p>1979/1980</text:p>
          </table:table-cell>
          <table:table-cell table:style-name="ce10" office:value-type="string">
            <text:p>33170 Gradigna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GOUIN</text:p>
          </table:table-cell>
          <table:table-cell table:style-name="ce5" office:value-type="string">
            <text:p>Jean-Marc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5 rue de Xaintrailles</text:p>
          </table:table-cell>
          <table:table-cell office:value-type="string">
            <text:p>05 56 56 85 3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GOUIN épouse GRENARD</text:p>
          </table:table-cell>
          <table:table-cell table:style-name="ce5" office:value-type="string">
            <text:p>Agnès</text:p>
          </table:table-cell>
          <table:table-cell office:value-type="string">
            <text:p>1984/1985</text:p>
          </table:table-cell>
          <table:table-cell table:style-name="ce10" office:value-type="string">
            <text:p>17500 Reaux</text:p>
          </table:table-cell>
          <table:table-cell table:style-name="ce15" office:value-type="string">
            <text:p>La Vignoblerie</text:p>
          </table:table-cell>
          <table:table-cell office:value-type="string">
            <text:p>06 87 69 13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LLANGER</text:p>
          </table:table-cell>
          <table:table-cell table:style-name="ce5" office:value-type="string">
            <text:p>Guillaume</text:p>
          </table:table-cell>
          <table:table-cell office:value-type="string">
            <text:p>2006/2007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41 avenue des Tilleuls</text:p>
          </table:table-cell>
          <table:table-cell office:value-type="string">
            <text:p>05 46 39 34 85</text:p>
          </table:table-cell>
          <table:table-cell office:value-type="string">
            <text:p>Australie</text:p>
          </table:table-cell>
          <table:table-cell table:style-name="ce13" office:value-type="string">
            <text:p>guillaume_bellanger@hotmail.fr</text:p>
          </table:table-cell>
          <table:table-cell table:style-name="ce34" office:value-type="string">
            <text:p>ROYAN</text:p>
          </table:table-cell>
          <table:table-cell table:style-name="ce37" office:value-type="string">
            <text:p>Cairns</text:p>
          </table:table-cell>
          <table:table-cell office:value-type="float" office:value="9550">
            <text:p>955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BELLIOT</text:p>
          </table:table-cell>
          <table:table-cell table:style-name="ce5" office:value-type="string">
            <text:p>CHARLES</text:p>
          </table:table-cell>
          <table:table-cell office:value-type="string">
            <text:p>2007/2008</text:p>
          </table:table-cell>
          <table:table-cell table:style-name="ce10" office:value-type="string">
            <text:p>17250 Pont l'Abbe d'Arnoul</text:p>
          </table:table-cell>
          <table:table-cell table:style-name="ce15" office:value-type="string">
            <text:p>5 rue du 19 mars 1962</text:p>
          </table:table-cell>
          <table:table-cell office:value-type="string">
            <text:p>05 46 97 08 57</text:p>
          </table:table-cell>
          <table:table-cell office:value-type="string">
            <text:p>Australie</text:p>
          </table:table-cell>
          <table:table-cell table:style-name="ce13" office:value-type="string">
            <text:p>charly_44@hotmail.fr</text:p>
          </table:table-cell>
          <table:table-cell table:style-name="ce35" office:value-type="string">
            <text:p>MARENNES OLERON</text:p>
          </table:table-cell>
          <table:table-cell table:style-name="ce41" office:value-type="string">
            <text:p>Indooroopilly</text:p>
          </table:table-cell>
          <table:table-cell office:value-type="float" office:value="9600">
            <text:p>960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BELUJON</text:p>
          </table:table-cell>
          <table:table-cell table:style-name="ce5" office:value-type="string">
            <text:p>Flor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3 rue des 4 Sergents</text:p>
          </table:table-cell>
          <table:table-cell office:value-type="string">
            <text:p>05 46 27 39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NOIT</text:p>
          </table:table-cell>
          <table:table-cell table:style-name="ce5" office:value-type="string">
            <text:p>Lily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2 rue du Tondu</text:p>
          </table:table-cell>
          <table:table-cell office:value-type="string">
            <text:p>05 56 98 37 37</text:p>
          </table:table-cell>
          <table:table-cell office:value-type="string">
            <text:p>Australie</text:p>
          </table:table-cell>
          <table:table-cell table:style-name="ce13" office:value-type="string">
            <text:p>lilly_benoit@hotmail.com</text:p>
          </table:table-cell>
          <table:table-cell table:style-name="ce34" office:value-type="string">
            <text:p>HOSSEGOR</text:p>
          </table:table-cell>
          <table:table-cell table:style-name="ce37" office:value-type="string">
            <text:p>Belvoir Wodonga </text:p>
          </table:table-cell>
          <table:table-cell office:value-type="float" office:value="9690">
            <text:p>969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NOIT</text:p>
          </table:table-cell>
          <table:table-cell table:style-name="ce5" office:value-type="string">
            <text:p>Marion</text:p>
          </table:table-cell>
          <table:table-cell office:value-type="string">
            <text:p>2002/200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2 rue du Tondu</text:p>
          </table:table-cell>
          <table:table-cell office:value-type="string">
            <text:p>05 56 98 37 3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MERIGNAC</text:p>
          </table:table-cell>
          <table:table-cell office:value-type="string">
            <text:p>Laramie</text:p>
          </table:table-cell>
          <table:table-cell office:value-type="float" office:value="5440">
            <text:p>5440</text:p>
          </table:table-cell>
          <table:table-cell/>
          <table:table-cell table:style-name="ce37"/>
          <table:table-cell table:number-columns-repeated="243"/>
        </table:table-row>
        <table:table-row table:style-name="ro2">
          <table:table-cell table:style-name="ce2" office:value-type="string">
            <text:p>BENSCH</text:p>
          </table:table-cell>
          <table:table-cell table:style-name="ce5" office:value-type="string">
            <text:p>ADRIEN</text:p>
          </table:table-cell>
          <table:table-cell office:value-type="string">
            <text:p>2007/2008</text:p>
          </table:table-cell>
          <table:table-cell table:style-name="ce10" office:value-type="string">
            <text:p>47510 Foulayronnes</text:p>
          </table:table-cell>
          <table:table-cell table:style-name="ce15" office:value-type="string">
            <text:p>pech de bedel</text:p>
          </table:table-cell>
          <table:table-cell office:value-type="string">
            <text:p>05 53 95 46 28</text:p>
          </table:table-cell>
          <table:table-cell office:value-type="string">
            <text:p>Chili</text:p>
          </table:table-cell>
          <table:table-cell table:style-name="ce13" office:value-type="string">
            <text:p>abenschpech@aol.com</text:p>
          </table:table-cell>
          <table:table-cell table:style-name="ce35" office:value-type="string">
            <text:p>BORDEAUX BOUSCAT</text:p>
          </table:table-cell>
          <table:table-cell table:style-name="ce42" office:value-type="string">
            <text:p>Peñalolén</text:p>
          </table:table-cell>
          <table:table-cell office:value-type="float" office:value="4340">
            <text:p>43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BERDERY</text:p>
          </table:table-cell>
          <table:table-cell table:style-name="ce5" office:value-type="string">
            <text:p>Baurerce</text:p>
          </table:table-cell>
          <table:table-cell office:value-type="string">
            <text:p>1985/1986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3 rue Godard</text:p>
          </table:table-cell>
          <table:table-cell office:value-type="string">
            <text:p>05 56 08 55 6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RMUDEZ</text:p>
          </table:table-cell>
          <table:table-cell table:style-name="ce5" office:value-type="string">
            <text:p>Mélanie</text:p>
          </table:table-cell>
          <table:table-cell office:value-type="string">
            <text:p>1998/1999</text:p>
          </table:table-cell>
          <table:table-cell table:style-name="ce10" office:value-type="string">
            <text:p>93270 Sevran</text:p>
          </table:table-cell>
          <table:table-cell table:style-name="ce15" office:value-type="string">
            <text:p>6 bis boulevard Lucien Gelot</text:p>
          </table:table-cell>
          <table:table-cell office:value-type="string">
            <text:p>01 43 10 22 3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RNARD</text:p>
          </table:table-cell>
          <table:table-cell table:style-name="ce5" office:value-type="string">
            <text:p>Claire</text:p>
          </table:table-cell>
          <table:table-cell office:value-type="string">
            <text:p>1997/1998</text:p>
          </table:table-cell>
          <table:table-cell table:style-name="ce10" office:value-type="string">
            <text:p>Agentine</text:p>
          </table:table-cell>
          <table:table-cell table:style-name="ce15"/>
          <table:table-cell table:number-columns-repeated="2"/>
          <table:table-cell table:style-name="ce13" office:value-type="string">
            <text:p><text:span text:style-name="T2"><text:a xlink:href="mailto:claire_barnard@yahoo.fr">claire_barnard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ERNARD</text:p>
          </table:table-cell>
          <table:table-cell table:style-name="ce5" office:value-type="string">
            <text:p>TANGUY</text:p>
          </table:table-cell>
          <table:table-cell office:value-type="string">
            <text:p>2007/2008</text:p>
          </table:table-cell>
          <table:table-cell table:style-name="ce10" office:value-type="string">
            <text:p>47170 Réaup</text:p>
          </table:table-cell>
          <table:table-cell table:style-name="ce15" office:value-type="string">
            <text:p>le mirail</text:p>
          </table:table-cell>
          <table:table-cell office:value-type="string">
            <text:p>05 53 65 96 51</text:p>
          </table:table-cell>
          <table:table-cell office:value-type="string">
            <text:p>Mexique</text:p>
          </table:table-cell>
          <table:table-cell table:style-name="ce13" office:value-type="string">
            <text:p>tanguy_surf29@hotmail.com</text:p>
          </table:table-cell>
          <table:table-cell table:style-name="ce35" office:value-type="string">
            <text:p>NERAC</text:p>
          </table:table-cell>
          <table:table-cell table:style-name="ce43" office:value-type="string">
            <text:p>Puebla AC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RNARD</text:p>
          </table:table-cell>
          <table:table-cell table:style-name="ce5" office:value-type="string">
            <text:p>Vincent</text:p>
          </table:table-cell>
          <table:table-cell office:value-type="string">
            <text:p>2005/2006</text:p>
          </table:table-cell>
          <table:table-cell table:style-name="ce10" office:value-type="string">
            <text:p>47170 Reaup Lisse</text:p>
          </table:table-cell>
          <table:table-cell table:style-name="ce15" office:value-type="string">
            <text:p>Le Mirail</text:p>
          </table:table-cell>
          <table:table-cell office:value-type="string">
            <text:p>05 53 65 96 51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ERNAUDIN</text:p>
          </table:table-cell>
          <table:table-cell table:style-name="ce5" office:value-type="string">
            <text:p>François</text:p>
          </table:table-cell>
          <table:table-cell office:value-type="string">
            <text:p>1994/1995</text:p>
          </table:table-cell>
          <table:table-cell table:style-name="ce10" office:value-type="string">
            <text:p>33185 Le Haillan / San Francisco</text:p>
          </table:table-cell>
          <table:table-cell table:style-name="ce15" office:value-type="string">
            <text:p>8 Hameau Sainte Christine</text:p>
          </table:table-cell>
          <table:table-cell office:value-type="string">
            <text:p>05 56 28 08 5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RNHARD-GRASCOEUR</text:p>
          </table:table-cell>
          <table:table-cell table:style-name="ce5" office:value-type="string">
            <text:p>Anne</text:p>
          </table:table-cell>
          <table:table-cell office:value-type="string">
            <text:p>1995/1996</text:p>
          </table:table-cell>
          <table:table-cell table:style-name="ce10" office:value-type="string">
            <text:p>33800 Bordeaux</text:p>
          </table:table-cell>
          <table:table-cell table:style-name="ce15" office:value-type="string">
            <text:p>Residence Le Liotard App 37 - Tour D - 99 Bd Albert 1er</text:p>
          </table:table-cell>
          <table:table-cell office:value-type="string">
            <text:p>05 56 20 22 29 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RT</text:p>
          </table:table-cell>
          <table:table-cell table:style-name="ce5" office:value-type="string">
            <text:p>Melisande</text:p>
          </table:table-cell>
          <table:table-cell office:value-type="string">
            <text:p>1999/2000</text:p>
          </table:table-cell>
          <table:table-cell table:style-name="ce10" office:value-type="string">
            <text:p>40390 St-Laurent de Gosse</text:p>
          </table:table-cell>
          <table:table-cell table:style-name="ce15" office:value-type="string">
            <text:p>Chalet Belvédère</text:p>
          </table:table-cell>
          <table:table-cell office:value-type="string">
            <text:p>05 59 56 37 50</text:p>
          </table:table-cell>
          <table:table-cell/>
          <table:table-cell table:style-name="ce13" office:value-type="string">
            <text:p><text:span text:style-name="T2"><text:a xlink:href="mailto:bert_melisande@yahoo.fr">bert_melisande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ERTHET-RIVIERE</text:p>
          </table:table-cell>
          <table:table-cell table:style-name="ce5" office:value-type="string">
            <text:p>Charlotte</text:p>
          </table:table-cell>
          <table:table-cell office:value-type="string">
            <text:p>1998/1999</text:p>
          </table:table-cell>
          <table:table-cell table:style-name="ce10" office:value-type="string">
            <text:p>95300 Pontoise</text:p>
          </table:table-cell>
          <table:table-cell table:style-name="ce15" office:value-type="string">
            <text:p>20-22 rue de Rouen</text:p>
          </table:table-cell>
          <table:table-cell office:value-type="string">
            <text:p>05 58 78 82 39</text:p>
          </table:table-cell>
          <table:table-cell office:value-type="string">
            <text:p>Taïwan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ERTHET-RIVIERE</text:p>
          </table:table-cell>
          <table:table-cell table:style-name="ce5" office:value-type="string">
            <text:p>Léonard</text:p>
          </table:table-cell>
          <table:table-cell office:value-type="string">
            <text:p>2000/2001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29 rue Perche Arc en ciel</text:p>
          </table:table-cell>
          <table:table-cell office:value-type="string">
            <text:p>05 58 79 82 39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ERTRAND</text:p>
          </table:table-cell>
          <table:table-cell table:style-name="ce5" office:value-type="string">
            <text:p>Delphine</text:p>
          </table:table-cell>
          <table:table-cell office:value-type="string">
            <text:p>1996/199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 rue Le Saphir</text:p>
          </table:table-cell>
          <table:table-cell office:value-type="string">
            <text:p>05 46 44 40 5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TTON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94190 Villeneuve Saint-Georges</text:p>
          </table:table-cell>
          <table:table-cell table:style-name="ce15" office:value-type="string">
            <text:p>4 rue Burger</text:p>
          </table:table-cell>
          <table:table-cell office:value-type="string">
            <text:p>01 56 32 99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YET</text:p>
          </table:table-cell>
          <table:table-cell table:style-name="ce5" office:value-type="string">
            <text:p>Maxime</text:p>
          </table:table-cell>
          <table:table-cell office:value-type="string">
            <text:p>2002/2003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02 rue Lamothe</text:p>
          </table:table-cell>
          <table:table-cell office:value-type="string">
            <text:p>05 57 51 35 03</text:p>
          </table:table-cell>
          <table:table-cell office:value-type="string">
            <text:p>Brésil</text:p>
          </table:table-cell>
          <table:table-cell table:style-name="ce27"/>
          <table:table-cell table:style-name="ce35" office:value-type="string">
            <text:p>LIBOURNE ST EMILIO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BEZIAUD</text:p>
          </table:table-cell>
          <table:table-cell table:style-name="ce5" office:value-type="string">
            <text:p>Bénédicte</text:p>
          </table:table-cell>
          <table:table-cell office:value-type="string">
            <text:p>1985/1986</text:p>
          </table:table-cell>
          <table:table-cell table:style-name="ce10" office:value-type="string">
            <text:p>17450 Saint-Laurent de la Prée</text:p>
          </table:table-cell>
          <table:table-cell table:style-name="ce15" office:value-type="string">
            <text:p>439 route de l'Empereur - Saint Pierre</text:p>
          </table:table-cell>
          <table:table-cell office:value-type="string">
            <text:p>05 46 84 07 4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ANCHI</text:p>
          </table:table-cell>
          <table:table-cell table:style-name="ce5" office:value-type="string">
            <text:p>Laurent</text:p>
          </table:table-cell>
          <table:table-cell office:value-type="string">
            <text:p>1984/1985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89 rue Pierre Loti</text:p>
          </table:table-cell>
          <table:table-cell office:value-type="string">
            <text:p>05 46 82 38 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ANCHI</text:p>
          </table:table-cell>
          <table:table-cell table:style-name="ce5" office:value-type="string">
            <text:p>Marielle</text:p>
          </table:table-cell>
          <table:table-cell office:value-type="string">
            <text:p>1987/1988</text:p>
          </table:table-cell>
          <table:table-cell table:style-name="ce10" office:value-type="string">
            <text:p>31500 Toulouse</text:p>
          </table:table-cell>
          <table:table-cell table:style-name="ce15" office:value-type="string">
            <text:p>1 rue Jean Favier</text:p>
          </table:table-cell>
          <table:table-cell office:value-type="string">
            <text:p>05 61 58 34 2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IBIÉ</text:p>
          </table:table-cell>
          <table:table-cell table:style-name="ce5" office:value-type="string">
            <text:p>Benoit</text:p>
          </table:table-cell>
          <table:table-cell office:value-type="string">
            <text:p>1990/1991</text:p>
          </table:table-cell>
          <table:table-cell table:style-name="ce10" office:value-type="string">
            <text:p>31400 Toulouse</text:p>
          </table:table-cell>
          <table:table-cell table:style-name="ce15" office:value-type="string">
            <text:p>Résidence Guillaume Appt 53 Bat B - 55 ch de la Pelude</text:p>
          </table:table-cell>
          <table:table-cell office:value-type="string">
            <text:p>05 62 26 61 8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DABE</text:p>
          </table:table-cell>
          <table:table-cell table:style-name="ce5" office:value-type="string">
            <text:p>Stéphanie</text:p>
          </table:table-cell>
          <table:table-cell office:value-type="string">
            <text:p>1994/1995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IDAUD</text:p>
          </table:table-cell>
          <table:table-cell table:style-name="ce5" office:value-type="string">
            <text:p>Julie</text:p>
          </table:table-cell>
          <table:table-cell office:value-type="string">
            <text:p>1998/1999</text:p>
          </table:table-cell>
          <table:table-cell table:style-name="ce10" office:value-type="string">
            <text:p>17400 St-Denis du Pin</text:p>
          </table:table-cell>
          <table:table-cell table:style-name="ce15" office:value-type="string">
            <text:p>4 place Victor Hugo</text:p>
          </table:table-cell>
          <table:table-cell office:value-type="string">
            <text:p>05 46 32 49 7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DAULT</text:p>
          </table:table-cell>
          <table:table-cell table:style-name="ce5" office:value-type="string">
            <text:p>Gaelle</text:p>
          </table:table-cell>
          <table:table-cell office:value-type="string">
            <text:p>1986/1987</text:p>
          </table:table-cell>
          <table:table-cell table:style-name="ce10" office:value-type="string">
            <text:p>76000 Rouen</text:p>
          </table:table-cell>
          <table:table-cell table:style-name="ce15" office:value-type="string">
            <text:p>44 rue Coignebert</text:p>
          </table:table-cell>
          <table:table-cell office:value-type="string">
            <text:p>02 35 71 85 5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DEGAIN</text:p>
          </table:table-cell>
          <table:table-cell table:style-name="ce5" office:value-type="string">
            <text:p>Patricia</text:p>
          </table:table-cell>
          <table:table-cell office:value-type="string">
            <text:p>1987/1988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23 bis rue de Louillot</text:p>
          </table:table-cell>
          <table:table-cell office:value-type="string">
            <text:p>05 59 74 07 2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LLON</text:p>
          </table:table-cell>
          <table:table-cell table:style-name="ce5" office:value-type="string">
            <text:p>Emmanuelle</text:p>
          </table:table-cell>
          <table:table-cell office:value-type="string">
            <text:p>1984/1985</text:p>
          </table:table-cell>
          <table:table-cell table:style-name="ce10" office:value-type="string">
            <text:p>33500 Libourn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NAUD</text:p>
          </table:table-cell>
          <table:table-cell table:style-name="ce5" office:value-type="string">
            <text:p>Pierre</text:p>
          </table:table-cell>
          <table:table-cell office:value-type="string">
            <text:p>1991/1992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144 rue Barreyre</text:p>
          </table:table-cell>
          <table:table-cell office:value-type="string">
            <text:p>05 56 39 65 4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NDER</text:p>
          </table:table-cell>
          <table:table-cell table:style-name="ce5" office:value-type="string">
            <text:p>Caroline</text:p>
          </table:table-cell>
          <table:table-cell office:value-type="string">
            <text:p>1992/1993</text:p>
          </table:table-cell>
          <table:table-cell table:style-name="ce10" office:value-type="string">
            <text:p>64110 Jurançon</text:p>
          </table:table-cell>
          <table:table-cell table:style-name="ce15" office:value-type="string">
            <text:p>Couyé - Avenue Amiral Landerin</text:p>
          </table:table-cell>
          <table:table-cell office:value-type="string">
            <text:p>05 53 67 45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RABEN (UK)</text:p>
          </table:table-cell>
          <table:table-cell table:style-name="ce5" office:value-type="string">
            <text:p>Isabelle</text:p>
          </table:table-cell>
          <table:table-cell office:value-type="string">
            <text:p>1985/1986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89 rue Saint-Genès</text:p>
          </table:table-cell>
          <table:table-cell office:value-type="string">
            <text:p>05 56 96 21 2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RON</text:p>
          </table:table-cell>
          <table:table-cell table:style-name="ce5" office:value-type="string">
            <text:p>Célin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1 27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ISCOURP épouse DARRIEUX</text:p>
          </table:table-cell>
          <table:table-cell table:style-name="ce5" office:value-type="string">
            <text:p>Nicole</text:p>
          </table:table-cell>
          <table:table-cell office:value-type="string">
            <text:p>1980/1981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4 rue Camou</text:p>
          </table:table-cell>
          <table:table-cell office:value-type="string">
            <text:p>05 59 36 00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ZALION</text:p>
          </table:table-cell>
          <table:table-cell table:style-name="ce5" office:value-type="string">
            <text:p>Isaure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22 17 27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BLANC</text:p>
          </table:table-cell>
          <table:table-cell table:style-name="ce5" office:value-type="string">
            <text:p>Bertrand</text:p>
          </table:table-cell>
          <table:table-cell office:value-type="string">
            <text:p>1997/1998</text:p>
          </table:table-cell>
          <table:table-cell table:style-name="ce10" office:value-type="string">
            <text:p>40300 St Cricq du gave</text:p>
          </table:table-cell>
          <table:table-cell table:style-name="ce15" office:value-type="string">
            <text:p>28 rue du Barrail</text:p>
          </table:table-cell>
          <table:table-cell office:value-type="string">
            <text:p>06 61 67 29 44</text:p>
          </table:table-cell>
          <table:table-cell/>
          <table:table-cell table:style-name="ce13" office:value-type="string">
            <text:p><text:span text:style-name="T2"><text:a xlink:href="mailto:blanc_bertrand@hotmail.com">blanc_bertrand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BLANC épouse PIRON</text:p>
          </table:table-cell>
          <table:table-cell table:style-name="ce5" office:value-type="string">
            <text:p>Laurence</text:p>
          </table:table-cell>
          <table:table-cell office:value-type="string">
            <text:p>1989/1990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41 rue de Poumey</text:p>
          </table:table-cell>
          <table:table-cell office:value-type="string">
            <text:p>05 56 89 58 93 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LANCHARD</text:p>
          </table:table-cell>
          <table:table-cell table:style-name="ce5" office:value-type="string">
            <text:p>Agathe</text:p>
          </table:table-cell>
          <table:table-cell office:value-type="string">
            <text:p>1990/1991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Canal + <text:s text:c="2"/>8589 Quai André Citroën</text:p>
          </table:table-cell>
          <table:table-cell office:value-type="string">
            <text:p>01 58 49 50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LANCHARD</text:p>
          </table:table-cell>
          <table:table-cell table:style-name="ce5" office:value-type="string">
            <text:p>Marie</text:p>
          </table:table-cell>
          <table:table-cell office:value-type="string">
            <text:p>1997/1998</text:p>
          </table:table-cell>
          <table:table-cell table:style-name="ce10" office:value-type="string">
            <text:p>17500 Jonzac</text:p>
          </table:table-cell>
          <table:table-cell table:style-name="ce15" office:value-type="string">
            <text:p>14 boulevard Denfert-Rocherea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LANCHIER</text:p>
          </table:table-cell>
          <table:table-cell table:style-name="ce5" office:value-type="string">
            <text:p>Florence</text:p>
          </table:table-cell>
          <table:table-cell office:value-type="string">
            <text:p>1986/1987</text:p>
          </table:table-cell>
          <table:table-cell table:style-name="ce10" office:value-type="string">
            <text:p>16800 Soyaux</text:p>
          </table:table-cell>
          <table:table-cell table:style-name="ce15" office:value-type="string">
            <text:p>2 rue du 8 mai 1945</text:p>
          </table:table-cell>
          <table:table-cell office:value-type="string">
            <text:p>05 45 92 18 14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LANCKAERT</text:p>
          </table:table-cell>
          <table:table-cell table:style-name="ce5" office:value-type="string">
            <text:p>Boris</text:p>
          </table:table-cell>
          <table:table-cell office:value-type="string">
            <text:p>2004/2005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127 rue André Laville</text:p>
          </table:table-cell>
          <table:table-cell office:value-type="string">
            <text:p>05 58 78 22 6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orisblanckaert@hotmail.">borisblanckaert@hotmail.</text:a></text:span></text:p>
          </table:table-cell>
          <table:table-cell table:style-name="ce35" office:value-type="string">
            <text:p>PARENTIS PAYS DE BORN</text:p>
          </table:table-cell>
          <table:table-cell table:number-columns-repeated="2"/>
          <table:table-cell office:value-type="string">
            <text:p>06 09 47 51 08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BLANCKAERT</text:p>
          </table:table-cell>
          <table:table-cell table:style-name="ce5" office:value-type="string">
            <text:p>Cyril</text:p>
          </table:table-cell>
          <table:table-cell office:value-type="string">
            <text:p>2002/2003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127 rue André Laville</text:p>
          </table:table-cell>
          <table:table-cell office:value-type="string">
            <text:p>05 58 78 22 63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yrilblanckaert@hotmail.fr">cyrilblanckaert@hotmail.fr</text:a></text:span></text:p>
          </table:table-cell>
          <table:table-cell table:style-name="ce35" office:value-type="string">
            <text:p>PARENTIS PAYS DE BOR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BLANVILIN</text:p>
          </table:table-cell>
          <table:table-cell table:style-name="ce5" office:value-type="string">
            <text:p>Sandrine</text:p>
          </table:table-cell>
          <table:table-cell office:value-type="string">
            <text:p>1991/1992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Résidence Blanc Caillou - Bat Corail - Appt 139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ŒUF</text:p>
          </table:table-cell>
          <table:table-cell table:style-name="ce5" office:value-type="string">
            <text:p>Alexandre</text:p>
          </table:table-cell>
          <table:table-cell office:value-type="string">
            <text:p>1994/199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0 rue Guesde</text:p>
          </table:table-cell>
          <table:table-cell office:value-type="string">
            <text:p>05 56 31 17 3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ŒUF</text:p>
          </table:table-cell>
          <table:table-cell table:style-name="ce5" office:value-type="string">
            <text:p>Mari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0 rue Guesde</text:p>
          </table:table-cell>
          <table:table-cell office:value-type="string">
            <text:p>05 56 31 17 3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OINAUD</text:p>
          </table:table-cell>
          <table:table-cell table:style-name="ce5" office:value-type="string">
            <text:p>CHARLES</text:p>
          </table:table-cell>
          <table:table-cell office:value-type="string">
            <text:p>2008/2009</text:p>
          </table:table-cell>
          <table:table-cell table:style-name="ce10" office:value-type="string">
            <text:p>16130 SALLES D'ANGLES</text:p>
          </table:table-cell>
          <table:table-cell table:style-name="ce15" office:value-type="string">
            <text:p>3 route du maine neuf</text:p>
          </table:table-cell>
          <table:table-cell office:value-type="string">
            <text:p>05 45 83 72 47</text:p>
          </table:table-cell>
          <table:table-cell office:value-type="string">
            <text:p>Mexique</text:p>
          </table:table-cell>
          <table:table-cell table:style-name="ce13" office:value-type="string">
            <text:p>cb@boinaud.com</text:p>
          </table:table-cell>
          <table:table-cell office:value-type="string">
            <text:p>COGNAC</text:p>
          </table:table-cell>
          <table:table-cell table:style-name="ce44" office:value-type="string">
            <text:p>Jiutepec Industrial</text:p>
          </table:table-cell>
          <table:table-cell table:style-name="ce61" office:value-type="float" office:value="4180">
            <text:p>418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BOIREAU épouse SERVAS</text:p>
          </table:table-cell>
          <table:table-cell table:style-name="ce5" office:value-type="string">
            <text:p>Isabelle</text:p>
          </table:table-cell>
          <table:table-cell office:value-type="string">
            <text:p>1979/1980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chemin de Castes</text:p>
          </table:table-cell>
          <table:table-cell office:value-type="string">
            <text:p>05 56 40 48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</text:p>
          </table:table-cell>
          <table:table-cell table:style-name="ce5" office:value-type="string">
            <text:p>Cyrielle</text:p>
          </table:table-cell>
          <table:table-cell office:value-type="string">
            <text:p>2004/2005</text:p>
          </table:table-cell>
          <table:table-cell table:style-name="ce10" office:value-type="string">
            <text:p>16710 St-Yrieix</text:p>
          </table:table-cell>
          <table:table-cell table:style-name="ce15" office:value-type="string">
            <text:p>2bis rue Maurice Utrillo</text:p>
          </table:table-cell>
          <table:table-cell office:value-type="string">
            <text:p>05 45 92 76 15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ANGOULEME LES E.C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BONFANTI</text:p>
          </table:table-cell>
          <table:table-cell table:style-name="ce5" office:value-type="string">
            <text:p>Brigitte</text:p>
          </table:table-cell>
          <table:table-cell office:value-type="string">
            <text:p>1983/1984</text:p>
          </table:table-cell>
          <table:table-cell table:style-name="ce10" office:value-type="string">
            <text:p>47310 Laplume</text:p>
          </table:table-cell>
          <table:table-cell table:style-name="ce15" office:value-type="string">
            <text:p>Laslanne - Moirax</text:p>
          </table:table-cell>
          <table:table-cell office:value-type="string">
            <text:p>05 53 87 01 0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NIFAS</text:p>
          </table:table-cell>
          <table:table-cell table:style-name="ce5" office:value-type="string">
            <text:p>Marie-Julie</text:p>
          </table:table-cell>
          <table:table-cell office:value-type="string">
            <text:p>1995/1996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Conte</text:p>
          </table:table-cell>
          <table:table-cell office:value-type="string">
            <text:p>05 53 79 11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NNABEAU</text:p>
          </table:table-cell>
          <table:table-cell table:style-name="ce5" office:value-type="string">
            <text:p>Anne</text:p>
          </table:table-cell>
          <table:table-cell office:value-type="string">
            <text:p>2000/2001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27 rue des Campanules</text:p>
          </table:table-cell>
          <table:table-cell office:value-type="string">
            <text:p>05 56 89 80 0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NNABEAU</text:p>
          </table:table-cell>
          <table:table-cell table:style-name="ce5" office:value-type="string">
            <text:p>Isabelle</text:p>
          </table:table-cell>
          <table:table-cell office:value-type="string">
            <text:p>1997/1998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27 rue des Campanules</text:p>
          </table:table-cell>
          <table:table-cell office:value-type="string">
            <text:p>05 56 89 80 0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NNAFI</text:p>
          </table:table-cell>
          <table:table-cell table:style-name="ce5" office:value-type="string">
            <text:p>Véronique</text:p>
          </table:table-cell>
          <table:table-cell office:value-type="string">
            <text:p>1990/1991</text:p>
          </table:table-cell>
          <table:table-cell table:style-name="ce10" office:value-type="string">
            <text:p>92350 Le Plessis Robinson</text:p>
          </table:table-cell>
          <table:table-cell table:style-name="ce15" office:value-type="string">
            <text:p>7 chemin des Ecoles (Inter 325)</text:p>
          </table:table-cell>
          <table:table-cell office:value-type="string">
            <text:p>06 87 81 10 1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NEAU</text:p>
          </table:table-cell>
          <table:table-cell table:style-name="ce5" office:value-type="string">
            <text:p>SOPHIE</text:p>
          </table:table-cell>
          <table:table-cell office:value-type="string">
            <text:p>2008/200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0 avenue de la paix</text:p>
          </table:table-cell>
          <table:table-cell office:value-type="string">
            <text:p>05 53 87 07 97</text:p>
          </table:table-cell>
          <table:table-cell office:value-type="string">
            <text:p>Japon</text:p>
          </table:table-cell>
          <table:table-cell table:style-name="ce13" office:value-type="string">
            <text:p>sobonneau@aol.com</text:p>
          </table:table-cell>
          <table:table-cell office:value-type="string">
            <text:p>AGEN</text:p>
          </table:table-cell>
          <table:table-cell table:style-name="ce45" office:value-type="string">
            <text:p>Goshogawana</text:p>
          </table:table-cell>
          <table:table-cell table:style-name="ce62" office:value-type="float" office:value="2830">
            <text:p>2830</text:p>
          </table:table-cell>
          <table:table-cell table:style-name="ce62"/>
          <table:table-cell table:number-columns-repeated="244"/>
        </table:table-row>
        <table:table-row table:style-name="ro2" table:visibility="filter">
          <table:table-cell table:style-name="ce2" office:value-type="string">
            <text:p>BONNET</text:p>
          </table:table-cell>
          <table:table-cell table:style-name="ce5" office:value-type="string">
            <text:p>Hervé</text:p>
          </table:table-cell>
          <table:table-cell office:value-type="string">
            <text:p>1991/1992</text:p>
          </table:table-cell>
          <table:table-cell table:style-name="ce10" office:value-type="string">
            <text:p>13200 Arles</text:p>
          </table:table-cell>
          <table:table-cell table:style-name="ce15" office:value-type="string">
            <text:p>32bis rue Saint Simon</text:p>
          </table:table-cell>
          <table:table-cell office:value-type="string">
            <text:p>06 63 11 00 3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NNET</text:p>
          </table:table-cell>
          <table:table-cell table:style-name="ce5" office:value-type="string">
            <text:p>Xavier</text:p>
          </table:table-cell>
          <table:table-cell office:value-type="string">
            <text:p>1984/1985</text:p>
          </table:table-cell>
          <table:table-cell table:style-name="ce10" office:value-type="string">
            <text:p>64270 Salies de Béar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RDES</text:p>
          </table:table-cell>
          <table:table-cell table:style-name="ce5" office:value-type="string">
            <text:p>ELODIE</text:p>
          </table:table-cell>
          <table:table-cell office:value-type="string">
            <text:p>2007/2008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8 rue des chardonnerets</text:p>
          </table:table-cell>
          <table:table-cell office:value-type="string">
            <text:p>05 53 65 28 42</text:p>
          </table:table-cell>
          <table:table-cell office:value-type="string">
            <text:p>Allemagne</text:p>
          </table:table-cell>
          <table:table-cell table:style-name="ce13" office:value-type="string">
            <text:p>elodie.bordes@yahoo.fr</text:p>
          </table:table-cell>
          <table:table-cell table:style-name="ce35" office:value-type="string">
            <text:p>NERAC</text:p>
          </table:table-cell>
          <table:table-cell table:style-name="ce43" office:value-type="string">
            <text:p>Datteln Lippe</text:p>
          </table:table-cell>
          <table:table-cell office:value-type="float" office:value="1870">
            <text:p>18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OSSENIE</text:p>
          </table:table-cell>
          <table:table-cell table:style-name="ce5" office:value-type="string">
            <text:p>Thibaut</text:p>
          </table:table-cell>
          <table:table-cell office:value-type="string">
            <text:p>2006/2007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Impasse des 4 Vents</text:p>
          </table:table-cell>
          <table:table-cell office:value-type="string">
            <text:p>05 46 67 16 90</text:p>
          </table:table-cell>
          <table:table-cell office:value-type="string">
            <text:p>Afrique du Sud</text:p>
          </table:table-cell>
          <table:table-cell table:style-name="ce13" office:value-type="string">
            <text:p>thibalto_perecci@hotmail.com</text:p>
          </table:table-cell>
          <table:table-cell table:style-name="ce35" office:value-type="string">
            <text:p>LA ROCHELLE ATLAN.</text:p>
          </table:table-cell>
          <table:table-cell table:style-name="ce37"/>
          <table:table-cell office:value-type="float" office:value="9250">
            <text:p>92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BOUCHERON</text:p>
          </table:table-cell>
          <table:table-cell table:style-name="ce5" office:value-type="string">
            <text:p>Claire</text:p>
          </table:table-cell>
          <table:table-cell office:value-type="string">
            <text:p>1992/199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DOIRE</text:p>
          </table:table-cell>
          <table:table-cell table:style-name="ce5" office:value-type="string">
            <text:p>Céline</text:p>
          </table:table-cell>
          <table:table-cell office:value-type="string">
            <text:p>1998/1999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Rue des Argentiers</text:p>
          </table:table-cell>
          <table:table-cell office:value-type="string">
            <text:p>05 45 91 57 2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É</text:p>
          </table:table-cell>
          <table:table-cell table:style-name="ce5" office:value-type="string">
            <text:p>Séverine</text:p>
          </table:table-cell>
          <table:table-cell office:value-type="string">
            <text:p>1991/1992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3 rue Gabriel Fauré</text:p>
          </table:table-cell>
          <table:table-cell office:value-type="string">
            <text:p>05 56 28 10 8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ET</text:p>
          </table:table-cell>
          <table:table-cell table:style-name="ce5" office:value-type="string">
            <text:p>Jean-Luc</text:p>
          </table:table-cell>
          <table:table-cell office:value-type="string">
            <text:p>1979/1980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9 place du Moulin</text:p>
          </table:table-cell>
          <table:table-cell office:value-type="string">
            <text:p>05 58 79 31 4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GANEUX</text:p>
          </table:table-cell>
          <table:table-cell table:style-name="ce5" office:value-type="string">
            <text:p>Caty</text:p>
          </table:table-cell>
          <table:table-cell office:value-type="string">
            <text:p>1984/1985</text:p>
          </table:table-cell>
          <table:table-cell table:style-name="ce10" office:value-type="string">
            <text:p>17100 Saintes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GET</text:p>
          </table:table-cell>
          <table:table-cell table:style-name="ce5" office:value-type="string">
            <text:p>Gérald</text:p>
          </table:table-cell>
          <table:table-cell office:value-type="string">
            <text:p>1993/1994</text:p>
          </table:table-cell>
          <table:table-cell table:style-name="ce10" office:value-type="string">
            <text:p>86100 Chatellerault</text:p>
          </table:table-cell>
          <table:table-cell table:style-name="ce15" office:value-type="string">
            <text:p>28 rue des Cornières</text:p>
          </table:table-cell>
          <table:table-cell office:value-type="string">
            <text:p>05 49 02 09 9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UGHALEM</text:p>
          </table:table-cell>
          <table:table-cell table:style-name="ce5" office:value-type="string">
            <text:p>Nadia</text:p>
          </table:table-cell>
          <table:table-cell office:value-type="string">
            <text:p>2000/2001</text:p>
          </table:table-cell>
          <table:table-cell table:style-name="ce10" office:value-type="string">
            <text:p>47550 Boé</text:p>
          </table:table-cell>
          <table:table-cell table:style-name="ce15" office:value-type="string">
            <text:p>Mme LENESTOUR - Gr Scolaire Bordeneuve - 2 Borry</text:p>
          </table:table-cell>
          <table:table-cell office:value-type="string">
            <text:p>05 53 96 51 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ILLAUD</text:p>
          </table:table-cell>
          <table:table-cell table:style-name="ce5" office:value-type="string">
            <text:p>Fabien</text:p>
          </table:table-cell>
          <table:table-cell office:value-type="string">
            <text:p>1994/1995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33 rue d'Orsel</text:p>
          </table:table-cell>
          <table:table-cell office:value-type="string">
            <text:p>01 42 52 16 6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OUNEAU épouse DARRICAU</text:p>
          </table:table-cell>
          <table:table-cell table:style-name="ce5" office:value-type="string">
            <text:p>Edith</text:p>
          </table:table-cell>
          <table:table-cell office:value-type="string">
            <text:p>1984/1985</text:p>
          </table:table-cell>
          <table:table-cell table:style-name="ce10" office:value-type="string">
            <text:p>40090 Campagne</text:p>
          </table:table-cell>
          <table:table-cell table:style-name="ce15" office:value-type="string">
            <text:p>Quartier Rampan 1725 route de Rampan</text:p>
          </table:table-cell>
          <table:table-cell office:value-type="string">
            <text:p>05 58 44 14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RDIN</text:p>
          </table:table-cell>
          <table:table-cell table:style-name="ce5" office:value-type="string">
            <text:p>Stéphanie</text:p>
          </table:table-cell>
          <table:table-cell office:value-type="string">
            <text:p>1984/1985</text:p>
          </table:table-cell>
          <table:table-cell table:style-name="ce10" office:value-type="string">
            <text:p>16000 Angoulèm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RGERY</text:p>
          </table:table-cell>
          <table:table-cell table:style-name="ce5" office:value-type="string">
            <text:p>CLAIRE-ALINE</text:p>
          </table:table-cell>
          <table:table-cell office:value-type="string">
            <text:p>2008/200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ernest bersot</text:p>
          </table:table-cell>
          <table:table-cell office:value-type="string">
            <text:p>05 56 44 76 62</text:p>
          </table:table-cell>
          <table:table-cell office:value-type="string">
            <text:p>Finlande</text:p>
          </table:table-cell>
          <table:table-cell table:style-name="ce13" office:value-type="string">
            <text:p>clairealine.b@hotmail.fr</text:p>
          </table:table-cell>
          <table:table-cell office:value-type="string">
            <text:p>BORDEAUX OUEST</text:p>
          </table:table-cell>
          <table:table-cell table:style-name="ce45" office:value-type="string">
            <text:p>Kauniainen</text:p>
          </table:table-cell>
          <table:table-cell table:style-name="ce62" office:value-type="float" office:value="1420">
            <text:p>1420</text:p>
          </table:table-cell>
          <table:table-cell table:style-name="ce62"/>
          <table:table-cell table:number-columns-repeated="244"/>
        </table:table-row>
        <table:table-row table:style-name="ro2">
          <table:table-cell table:style-name="ce2" office:value-type="string">
            <text:p>BOURGERY</text:p>
          </table:table-cell>
          <table:table-cell table:style-name="ce5" office:value-type="string">
            <text:p>Lucile</text:p>
          </table:table-cell>
          <table:table-cell office:value-type="string">
            <text:p>2003/200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Ernest Bersot</text:p>
          </table:table-cell>
          <table:table-cell office:value-type="string">
            <text:p>05 56 44 76 62</text:p>
          </table:table-cell>
          <table:table-cell/>
          <table:table-cell table:style-name="ce13" office:value-type="string">
            <text:p><text:span text:style-name="T2"><text:a xlink:href="mailto:lucile.bourgery@bordeaux-bs.edu">lucile.bourgery@bordeaux-bs.edu</text:a></text:span></text:p>
          </table:table-cell>
          <table:table-cell table:style-name="ce35" office:value-type="string">
            <text:p>BDX ENTRE 2 MER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OURGES</text:p>
          </table:table-cell>
          <table:table-cell table:style-name="ce5" office:value-type="string">
            <text:p>Albin</text:p>
          </table:table-cell>
          <table:table-cell office:value-type="string">
            <text:p>2004/2005</text:p>
          </table:table-cell>
          <table:table-cell table:style-name="ce10" office:value-type="string">
            <text:p>17640 Vaux sur Mer</text:p>
          </table:table-cell>
          <table:table-cell table:style-name="ce15" office:value-type="string">
            <text:p>4 chemin des Battières</text:p>
          </table:table-cell>
          <table:table-cell/>
          <table:table-cell office:value-type="string">
            <text:p>Australie</text:p>
          </table:table-cell>
          <table:table-cell table:style-name="ce13"/>
          <table:table-cell office:value-type="string">
            <text:p>ROYA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BOURGUIGNAT</text:p>
          </table:table-cell>
          <table:table-cell table:style-name="ce5" office:value-type="string">
            <text:p>Richard</text:p>
          </table:table-cell>
          <table:table-cell office:value-type="string">
            <text:p>1995/1996</text:p>
          </table:table-cell>
          <table:table-cell table:style-name="ce10" office:value-type="string">
            <text:p>64390 Sauveterre de Béarn</text:p>
          </table:table-cell>
          <table:table-cell table:style-name="ce15" office:value-type="string">
            <text:p>Maison Bégué Quartier Desouches</text:p>
          </table:table-cell>
          <table:table-cell office:value-type="string">
            <text:p>05 59 38 57 2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OURLIER</text:p>
          </table:table-cell>
          <table:table-cell table:style-name="ce5" office:value-type="string">
            <text:p>Charles-Edouard</text:p>
          </table:table-cell>
          <table:table-cell office:value-type="string">
            <text:p>2003/200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 rue des centulles</text:p>
          </table:table-cell>
          <table:table-cell office:value-type="string">
            <text:p>05 59 39 93 5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harlou77@yahoo.fr">charlou77@yahoo.fr</text:a></text:span></text:p>
          </table:table-cell>
          <table:table-cell table:style-name="ce35" office:value-type="string">
            <text:p>OLORON SAINTE MARIE</text:p>
          </table:table-cell>
          <table:table-cell office:value-type="string">
            <text:p>Menai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BOUSCAYROL</text:p>
          </table:table-cell>
          <table:table-cell table:style-name="ce5" office:value-type="string">
            <text:p>Charlotte</text:p>
          </table:table-cell>
          <table:table-cell office:value-type="string">
            <text:p>2004/2005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278 boulevard du Cami Salié</text:p>
          </table:table-cell>
          <table:table-cell office:value-type="string">
            <text:p>05 59 84 45 21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PAU BEARN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BOUTEAUDOU</text:p>
          </table:table-cell>
          <table:table-cell table:style-name="ce5" office:value-type="string">
            <text:p>Alexandrine</text:p>
          </table:table-cell>
          <table:table-cell office:value-type="string">
            <text:p>1983/1984</text:p>
          </table:table-cell>
          <table:table-cell table:style-name="ce10" office:value-type="string">
            <text:p>16380 Marthon</text:p>
          </table:table-cell>
          <table:table-cell table:style-name="ce15" office:value-type="string">
            <text:p>Saint-Germain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OUTEMY</text:p>
          </table:table-cell>
          <table:table-cell table:style-name="ce5" office:value-type="string">
            <text:p>Marie-Emmanuelle</text:p>
          </table:table-cell>
          <table:table-cell office:value-type="string">
            <text:p>2000/2001</text:p>
          </table:table-cell>
          <table:table-cell table:style-name="ce10" office:value-type="string">
            <text:p>33850 Léognan</text:p>
          </table:table-cell>
          <table:table-cell table:style-name="ce15" office:value-type="string">
            <text:p>Château Haut Lagrange - 31 route de Loustalade</text:p>
          </table:table-cell>
          <table:table-cell office:value-type="string">
            <text:p>05 56 64 52 55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marieboutemy@hotmail,com">marieboutemy@hotmail,com</text:a></text:span></text:p>
          </table:table-cell>
          <table:table-cell office:value-type="string">
            <text:p>BORDEAUX 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OUTET épouse POURRIER</text:p>
          </table:table-cell>
          <table:table-cell table:style-name="ce5" office:value-type="string">
            <text:p>Julie</text:p>
          </table:table-cell>
          <table:table-cell office:value-type="string">
            <text:p>1990/199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2 Allée du Mail</text:p>
          </table:table-cell>
          <table:table-cell office:value-type="string">
            <text:p>05 46 34 75 4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YER</text:p>
          </table:table-cell>
          <table:table-cell table:style-name="ce5" office:value-type="string">
            <text:p>Joel</text:p>
          </table:table-cell>
          <table:table-cell office:value-type="string">
            <text:p>1982/1983</text:p>
          </table:table-cell>
          <table:table-cell table:style-name="ce10" office:value-type="string">
            <text:p>17500 Jonz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YGARD</text:p>
          </table:table-cell>
          <table:table-cell table:style-name="ce5" office:value-type="string">
            <text:p>Sophie</text:p>
          </table:table-cell>
          <table:table-cell office:value-type="string">
            <text:p>1990/1991</text:p>
          </table:table-cell>
          <table:table-cell table:style-name="ce10" office:value-type="string">
            <text:p>62000 Arras</text:p>
          </table:table-cell>
          <table:table-cell table:style-name="ce15" office:value-type="string">
            <text:p>1 rue Neuve du Rietz</text:p>
          </table:table-cell>
          <table:table-cell office:value-type="string">
            <text:p>03 21 73 84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ZATS</text:p>
          </table:table-cell>
          <table:table-cell table:style-name="ce5" office:value-type="string">
            <text:p>Stéphani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3 54 73 1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XBERGER épouse OBEROI</text:p>
          </table:table-cell>
          <table:table-cell table:style-name="ce5" office:value-type="string">
            <text:p>Samya</text:p>
          </table:table-cell>
          <table:table-cell office:value-type="string">
            <text:p>1986/1987</text:p>
          </table:table-cell>
          <table:table-cell table:style-name="ce10" office:value-type="string">
            <text:p>94010 Burlingame (CA) </text:p>
          </table:table-cell>
          <table:table-cell table:style-name="ce15" office:value-type="string">
            <text:p>1017 El Camino Real # 4 </text:p>
          </table:table-cell>
          <table:table-cell office:value-type="string">
            <text:p>1650 344 93 1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YER</text:p>
          </table:table-cell>
          <table:table-cell table:style-name="ce5" office:value-type="string">
            <text:p>Sandra</text:p>
          </table:table-cell>
          <table:table-cell office:value-type="string">
            <text:p>1999/2000</text:p>
          </table:table-cell>
          <table:table-cell table:style-name="ce10" office:value-type="string">
            <text:p>33250 Saint Sauveur</text:p>
          </table:table-cell>
          <table:table-cell table:style-name="ce15" office:value-type="string">
            <text:p>15 route du Junca</text:p>
          </table:table-cell>
          <table:table-cell office:value-type="string">
            <text:p>05 56 59 55 22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RAUD</text:p>
          </table:table-cell>
          <table:table-cell table:style-name="ce5" office:value-type="string">
            <text:p>Carole</text:p>
          </table:table-cell>
          <table:table-cell office:value-type="string">
            <text:p>1999/2000</text:p>
          </table:table-cell>
          <table:table-cell table:style-name="ce10" office:value-type="string">
            <text:p>17240 St-Grégoire d'Ardennes</text:p>
          </table:table-cell>
          <table:table-cell table:style-name="ce16" office:value-type="string">
            <text:p>adresse parents</text:p>
          </table:table-cell>
          <table:table-cell office:value-type="string">
            <text:p>05 46 70 48 03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RAUD</text:p>
          </table:table-cell>
          <table:table-cell table:style-name="ce5" office:value-type="string">
            <text:p>Laura</text:p>
          </table:table-cell>
          <table:table-cell office:value-type="string">
            <text:p>2006/2007</text:p>
          </table:table-cell>
          <table:table-cell table:style-name="ce10" office:value-type="string">
            <text:p>16600 Mornac</text:p>
          </table:table-cell>
          <table:table-cell table:style-name="ce15" office:value-type="string">
            <text:p>8 route du Chêne Vert</text:p>
          </table:table-cell>
          <table:table-cell office:value-type="string">
            <text:p>05 45 65 70 66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urabraud@hotmail.com">laurabraud@hotmail.com</text:a></text:span></text:p>
          </table:table-cell>
          <table:table-cell office:value-type="string">
            <text:p>ANGOULEME LES E.C</text:p>
          </table:table-cell>
          <table:table-cell table:style-name="ce37" office:value-type="string">
            <text:p>New Philadelphia</text:p>
          </table:table-cell>
          <table:table-cell office:value-type="float" office:value="6650">
            <text:p>665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BRAUD</text:p>
          </table:table-cell>
          <table:table-cell table:style-name="ce5" office:value-type="string">
            <text:p>Marie-Pierre</text:p>
          </table:table-cell>
          <table:table-cell office:value-type="string">
            <text:p>1991/1992</text:p>
          </table:table-cell>
          <table:table-cell table:style-name="ce10" office:value-type="string">
            <text:p>33140 Villenave d'Ornon</text:p>
          </table:table-cell>
          <table:table-cell table:style-name="ce15" office:value-type="string">
            <text:p>6 domaine de Glady</text:p>
          </table:table-cell>
          <table:table-cell office:value-type="string">
            <text:p>05 56 75 49 4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RAUD</text:p>
          </table:table-cell>
          <table:table-cell table:style-name="ce5" office:value-type="string">
            <text:p>Stéphanie</text:p>
          </table:table-cell>
          <table:table-cell office:value-type="string">
            <text:p>1988/1989</text:p>
          </table:table-cell>
          <table:table-cell table:style-name="ce10" office:value-type="string">
            <text:p>17240 St-Grégoire d'Ardennes</text:p>
          </table:table-cell>
          <table:table-cell table:style-name="ce15" office:value-type="string">
            <text:p>chez Moreau</text:p>
          </table:table-cell>
          <table:table-cell office:value-type="string">
            <text:p>05 46 70 48 03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RAULT</text:p>
          </table:table-cell>
          <table:table-cell table:style-name="ce5" office:value-type="string">
            <text:p>Roger</text:p>
          </table:table-cell>
          <table:table-cell office:value-type="string">
            <text:p>1980/1981</text:p>
          </table:table-cell>
          <table:table-cell table:style-name="ce10" office:value-type="string">
            <text:p>81540 Belleserre</text:p>
          </table:table-cell>
          <table:table-cell table:style-name="ce15" office:value-type="string">
            <text:p>Le Bourg - Le Presbytère</text:p>
          </table:table-cell>
          <table:table-cell office:value-type="string">
            <text:p>05 63 50 24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ENIER</text:p>
          </table:table-cell>
          <table:table-cell table:style-name="ce5" office:value-type="string">
            <text:p>Laurent</text:p>
          </table:table-cell>
          <table:table-cell office:value-type="string">
            <text:p>2003/2004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2 Allée Alexandre Dumas</text:p>
          </table:table-cell>
          <table:table-cell office:value-type="string">
            <text:p>05 56 83 99 48</text:p>
          </table:table-cell>
          <table:table-cell/>
          <table:table-cell table:style-name="ce13"/>
          <table:table-cell table:style-name="ce35" office:value-type="string">
            <text:p>ARCACHO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RETHENOUX épouse LEVY</text:p>
          </table:table-cell>
          <table:table-cell table:style-name="ce5" office:value-type="string">
            <text:p>Virginie</text:p>
          </table:table-cell>
          <table:table-cell office:value-type="string">
            <text:p>1983/1984</text:p>
          </table:table-cell>
          <table:table-cell table:style-name="ce10" office:value-type="string">
            <text:p>92100 Boulogne</text:p>
          </table:table-cell>
          <table:table-cell table:style-name="ce15" office:value-type="string">
            <text:p>30 ter rue de l'ancienne Mairie</text:p>
          </table:table-cell>
          <table:table-cell office:value-type="string">
            <text:p>01 46 03 61 6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RETHOUS</text:p>
          </table:table-cell>
          <table:table-cell table:style-name="ce5" office:value-type="string">
            <text:p>Clothild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2 72 5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RIGNOL épouse MICHEL</text:p>
          </table:table-cell>
          <table:table-cell table:style-name="ce5" office:value-type="string">
            <text:p>Martine</text:p>
          </table:table-cell>
          <table:table-cell office:value-type="string">
            <text:p>1979/198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12 36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IGUET-LAMARRE</text:p>
          </table:table-cell>
          <table:table-cell table:style-name="ce5" office:value-type="string">
            <text:p>ANTOINE</text:p>
          </table:table-cell>
          <table:table-cell office:value-type="string">
            <text:p>2008/2009</text:p>
          </table:table-cell>
          <table:table-cell table:style-name="ce10" office:value-type="string">
            <text:p>33310 LORMONT</text:p>
          </table:table-cell>
          <table:table-cell table:style-name="ce15" office:value-type="string">
            <text:p>124 rue du general de gaulle</text:p>
          </table:table-cell>
          <table:table-cell office:value-type="string">
            <text:p>05 47 29 81 72</text:p>
          </table:table-cell>
          <table:table-cell office:value-type="string">
            <text:p>Nvelle Zélande</text:p>
          </table:table-cell>
          <table:table-cell table:style-name="ce13" office:value-type="string">
            <text:p>avantavoine@hotmail.com</text:p>
          </table:table-cell>
          <table:table-cell office:value-type="string">
            <text:p>BORDEAUX</text:p>
          </table:table-cell>
          <table:table-cell table:style-name="ce6" office:value-type="string">
            <text:p>Christchurch west</text:p>
          </table:table-cell>
          <table:table-cell table:style-name="ce61" office:value-type="float" office:value="9970">
            <text:p>9970</text:p>
          </table:table-cell>
          <table:table-cell table:style-name="ce61"/>
          <table:table-cell table:number-columns-repeated="244"/>
        </table:table-row>
        <table:table-row table:style-name="ro3">
          <table:table-cell table:style-name="ce2" office:value-type="string">
            <text:p>BROCAS</text:p>
          </table:table-cell>
          <table:table-cell table:style-name="ce5" office:value-type="string">
            <text:p>Julie</text:p>
          </table:table-cell>
          <table:table-cell office:value-type="string">
            <text:p>2001/2002</text:p>
          </table:table-cell>
          <table:table-cell table:style-name="ce10" office:value-type="string">
            <text:p>33390 St-Seurin de Cursac</text:p>
          </table:table-cell>
          <table:table-cell table:style-name="ce15" office:value-type="string">
            <text:p>40 Le Bourg</text:p>
          </table:table-cell>
          <table:table-cell office:value-type="string">
            <text:p>05 57 42 98 31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ROUX</text:p>
          </table:table-cell>
          <table:table-cell table:style-name="ce5" office:value-type="string">
            <text:p>Christophe</text:p>
          </table:table-cell>
          <table:table-cell office:value-type="string">
            <text:p>1976/1977</text:p>
          </table:table-cell>
          <table:table-cell table:style-name="ce10" office:value-type="string">
            <text:p>40990 St-Paul lès Da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U</text:p>
          </table:table-cell>
          <table:table-cell table:style-name="ce5" office:value-type="string">
            <text:p>Camille</text:p>
          </table:table-cell>
          <table:table-cell office:value-type="string">
            <text:p>2002/2003</text:p>
          </table:table-cell>
          <table:table-cell table:style-name="ce10" office:value-type="string">
            <text:p>47320 Bourran</text:p>
          </table:table-cell>
          <table:table-cell table:style-name="ce15" office:value-type="string">
            <text:p>Colleignes</text:p>
          </table:table-cell>
          <table:table-cell office:value-type="string">
            <text:p>05 53 84 28 9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amillebru@hotmail.com">camillebru@hotmail.com</text:a></text:span></text:p>
          </table:table-cell>
          <table:table-cell office:value-type="string">
            <text:p>TONNEINS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BRUYELLE</text:p>
          </table:table-cell>
          <table:table-cell table:style-name="ce5" office:value-type="string">
            <text:p>???</text:p>
          </table:table-cell>
          <table:table-cell office:value-type="string">
            <text:p>1994/1995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RUYELLE</text:p>
          </table:table-cell>
          <table:table-cell table:style-name="ce5" office:value-type="string">
            <text:p>Emmanuel</text:p>
          </table:table-cell>
          <table:table-cell office:value-type="string">
            <text:p>1993/1994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URG</text:p>
          </table:table-cell>
          <table:table-cell table:style-name="ce5" office:value-type="string">
            <text:p>Caroline</text:p>
          </table:table-cell>
          <table:table-cell office:value-type="string">
            <text:p>1991/1992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19 route de Royan</text:p>
          </table:table-cell>
          <table:table-cell office:value-type="string">
            <text:p>05 46 49 82 12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USSER</text:p>
          </table:table-cell>
          <table:table-cell table:style-name="ce5" office:value-type="string">
            <text:p>Philippe</text:p>
          </table:table-cell>
          <table:table-cell office:value-type="string">
            <text:p>2004/2005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24 avenue Emile Zola</text:p>
          </table:table-cell>
          <table:table-cell office:value-type="string">
            <text:p>05 53 41 35 75</text:p>
          </table:table-cell>
          <table:table-cell office:value-type="string">
            <text:p>Canada / USA</text:p>
          </table:table-cell>
          <table:table-cell table:style-name="ce13" office:value-type="string">
            <text:p><text:span text:style-name="T2"><text:a xlink:href="mailto:philippe.busser@hotmail.fr">philippe.busser@hotmail.fr</text:a></text:span></text:p>
          </table:table-cell>
          <table:table-cell office:value-type="string">
            <text:p>FUMEL</text:p>
          </table:table-cell>
          <table:table-cell table:number-columns-repeated="3"/>
          <table:table-cell office:value-type="string">
            <text:p>VIT AU CANADA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CABALÉ</text:p>
          </table:table-cell>
          <table:table-cell table:style-name="ce5" office:value-type="string">
            <text:p>Béatrice</text:p>
          </table:table-cell>
          <table:table-cell office:value-type="string">
            <text:p>1982/1983</text:p>
          </table:table-cell>
          <table:table-cell table:style-name="ce10" office:value-type="string">
            <text:p>32600 L'Isle Jourdain</text:p>
          </table:table-cell>
          <table:table-cell table:style-name="ce15" office:value-type="string">
            <text:p>16 rue André Malraux</text:p>
          </table:table-cell>
          <table:table-cell office:value-type="string">
            <text:p>05 62 07 28 4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ACHAU</text:p>
          </table:table-cell>
          <table:table-cell table:style-name="ce5" office:value-type="string">
            <text:p>Benjamin</text:p>
          </table:table-cell>
          <table:table-cell office:value-type="string">
            <text:p>2002/2003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14 boulevard veynier montagneres</text:p>
          </table:table-cell>
          <table:table-cell office:value-type="string">
            <text:p>05 56 54 74 6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enjamincachau@hotmail.com">benjamincachau@hotmail.com</text:a></text:span></text:p>
          </table:table-cell>
          <table:table-cell table:style-name="ce35" office:value-type="string">
            <text:p>ARCACHO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CADIER</text:p>
          </table:table-cell>
          <table:table-cell table:style-name="ce5" office:value-type="string">
            <text:p>Marie</text:p>
          </table:table-cell>
          <table:table-cell office:value-type="string">
            <text:p>1999/2000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28 impasse Moulin de Boisse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HUC</text:p>
          </table:table-cell>
          <table:table-cell table:style-name="ce5" office:value-type="string">
            <text:p>Cécil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NCET</text:p>
          </table:table-cell>
          <table:table-cell table:style-name="ce5" office:value-type="string">
            <text:p>Laetitia</text:p>
          </table:table-cell>
          <table:table-cell office:value-type="string">
            <text:p>2003/200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0 rue Desse</text:p>
          </table:table-cell>
          <table:table-cell office:value-type="string">
            <text:p>05 56 98 23 37</text:p>
          </table:table-cell>
          <table:table-cell/>
          <table:table-cell table:style-name="ce13"/>
          <table:table-cell table:style-name="ce35" office:value-type="string">
            <text:p>BORDEAUX OUEST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ANDAU</text:p>
          </table:table-cell>
          <table:table-cell table:style-name="ce5" office:value-type="string">
            <text:p>Paul-Eric</text:p>
          </table:table-cell>
          <table:table-cell office:value-type="string">
            <text:p>1988/1989</text:p>
          </table:table-cell>
          <table:table-cell table:style-name="ce10" office:value-type="string">
            <text:p>64130 Mauleon</text:p>
          </table:table-cell>
          <table:table-cell table:style-name="ce15" office:value-type="string">
            <text:p>6 rue du Fort</text:p>
          </table:table-cell>
          <table:table-cell office:value-type="string">
            <text:p>05 59 28 00 95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APDELACARRERE</text:p>
          </table:table-cell>
          <table:table-cell table:style-name="ce5" office:value-type="string">
            <text:p>Sabine</text:p>
          </table:table-cell>
          <table:table-cell office:value-type="string">
            <text:p>2000/2001</text:p>
          </table:table-cell>
          <table:table-cell table:style-name="ce10" office:value-type="string">
            <text:p>64450 Navailles-Angos</text:p>
          </table:table-cell>
          <table:table-cell table:style-name="ce15" office:value-type="string">
            <text:p>Chemin Barailh</text:p>
          </table:table-cell>
          <table:table-cell office:value-type="string">
            <text:p>05 59 33 85 26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sabaust@hotmail,com">sabaust@hotmail,com</text:a></text:span></text:p>
          </table:table-cell>
          <table:table-cell office:value-type="string">
            <text:p>JURANC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APDEVILLE</text:p>
          </table:table-cell>
          <table:table-cell table:style-name="ce5" office:value-type="string">
            <text:p>Vincent</text:p>
          </table:table-cell>
          <table:table-cell office:value-type="string">
            <text:p>1989/1990</text:p>
          </table:table-cell>
          <table:table-cell table:style-name="ce10" office:value-type="string">
            <text:p>86000 Poitiers</text:p>
          </table:table-cell>
          <table:table-cell table:style-name="ce15" office:value-type="string">
            <text:p>15 rue Arsène Orillard</text:p>
          </table:table-cell>
          <table:table-cell office:value-type="string">
            <text:p>05 49 42 99 7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PRA épouse BRISSE</text:p>
          </table:table-cell>
          <table:table-cell table:style-name="ce5" office:value-type="string">
            <text:p>Céline</text:p>
          </table:table-cell>
          <table:table-cell office:value-type="string">
            <text:p>1988/1989</text:p>
          </table:table-cell>
          <table:table-cell table:style-name="ce10" office:value-type="string">
            <text:p>78570 Andresy</text:p>
          </table:table-cell>
          <table:table-cell table:style-name="ce15" office:value-type="string">
            <text:p>10 Sente des Gaudines</text:p>
          </table:table-cell>
          <table:table-cell office:value-type="string">
            <text:p>01 39 27 87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RDE</text:p>
          </table:table-cell>
          <table:table-cell table:style-name="ce5" office:value-type="string">
            <text:p>Estelle</text:p>
          </table:table-cell>
          <table:table-cell office:value-type="string">
            <text:p>1984/198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5 Cours Victor Hugo</text:p>
          </table:table-cell>
          <table:table-cell office:value-type="string">
            <text:p>05 56 44 93 5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RMÉ</text:p>
          </table:table-cell>
          <table:table-cell table:style-name="ce5" office:value-type="string">
            <text:p>Adeline</text:p>
          </table:table-cell>
          <table:table-cell office:value-type="string">
            <text:p>2002/2003</text:p>
          </table:table-cell>
          <table:table-cell table:style-name="ce10" office:value-type="string">
            <text:p>64122 Urrugne</text:p>
          </table:table-cell>
          <table:table-cell table:style-name="ce15" office:value-type="string">
            <text:p>30 allée Etche Handi - Maison Maibel</text:p>
          </table:table-cell>
          <table:table-cell office:value-type="string">
            <text:p>05 59 54 33 82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CARRE</text:p>
          </table:table-cell>
          <table:table-cell table:style-name="ce5" office:value-type="string">
            <text:p>CLEMENTINE</text:p>
          </table:table-cell>
          <table:table-cell office:value-type="string">
            <text:p>2007/2008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 rue de maillezais</text:p>
          </table:table-cell>
          <table:table-cell office:value-type="string">
            <text:p>05 46 51 09 95</text:p>
          </table:table-cell>
          <table:table-cell office:value-type="string">
            <text:p>USA</text:p>
          </table:table-cell>
          <table:table-cell table:style-name="ce13" office:value-type="string">
            <text:p>clem081190@msn.com</text:p>
          </table:table-cell>
          <table:table-cell table:style-name="ce35" office:value-type="string">
            <text:p>LA ROCHELLE</text:p>
          </table:table-cell>
          <table:table-cell table:style-name="ce46" office:value-type="string">
            <text:p>Bala Cynwyd - Narberth</text:p>
          </table:table-cell>
          <table:table-cell office:value-type="float" office:value="7450">
            <text:p>74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CARRERE-GEE</text:p>
          </table:table-cell>
          <table:table-cell table:style-name="ce5" office:value-type="string">
            <text:p>Marie-Claire</text:p>
          </table:table-cell>
          <table:table-cell office:value-type="string">
            <text:p>1981/1982</text:p>
          </table:table-cell>
          <table:table-cell table:style-name="ce10" office:value-type="string">
            <text:p>64400 Eysus</text:p>
          </table:table-cell>
          <table:table-cell table:style-name="ce15" office:value-type="string">
            <text:p>Eysu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RRIÉ</text:p>
          </table:table-cell>
          <table:table-cell table:style-name="ce5" office:value-type="string">
            <text:p>Vincent</text:p>
          </table:table-cell>
          <table:table-cell office:value-type="string">
            <text:p>2006/2007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25 rue des Chevreuils</text:p>
          </table:table-cell>
          <table:table-cell office:value-type="string">
            <text:p>05 46 38 33 19</text:p>
          </table:table-cell>
          <table:table-cell office:value-type="string">
            <text:p>Taïwan</text:p>
          </table:table-cell>
          <table:table-cell table:style-name="ce13" office:value-type="string">
            <text:p>vinc.c@hotmail.com</text:p>
          </table:table-cell>
          <table:table-cell table:style-name="ce34" office:value-type="string">
            <text:p>ROYAN</text:p>
          </table:table-cell>
          <table:table-cell table:style-name="ce37" office:value-type="string">
            <text:p>Lukang 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CASARO</text:p>
          </table:table-cell>
          <table:table-cell table:style-name="ce5" office:value-type="string">
            <text:p>Carole</text:p>
          </table:table-cell>
          <table:table-cell office:value-type="string">
            <text:p>1990/1991</text:p>
          </table:table-cell>
          <table:table-cell table:style-name="ce10" office:value-type="string">
            <text:p>40200 Mimizan</text:p>
          </table:table-cell>
          <table:table-cell table:style-name="ce15" office:value-type="string">
            <text:p>71 Residence des Trounques</text:p>
          </table:table-cell>
          <table:table-cell office:value-type="string">
            <text:p>05 58 09 35 7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SAUBON</text:p>
          </table:table-cell>
          <table:table-cell table:style-name="ce5" office:value-type="string">
            <text:p>ADELINE</text:p>
          </table:table-cell>
          <table:table-cell office:value-type="string">
            <text:p>2007/2008</text:p>
          </table:table-cell>
          <table:table-cell table:style-name="ce10" office:value-type="string">
            <text:p>64400 Bidos</text:p>
          </table:table-cell>
          <table:table-cell table:style-name="ce15" office:value-type="string">
            <text:p>3 rue des tulipes</text:p>
          </table:table-cell>
          <table:table-cell office:value-type="string">
            <text:p>05 59 39 78 70</text:p>
          </table:table-cell>
          <table:table-cell office:value-type="string">
            <text:p>USA</text:p>
          </table:table-cell>
          <table:table-cell table:style-name="ce13" office:value-type="string">
            <text:p>adeline.casaubon@wanadoo.fr</text:p>
          </table:table-cell>
          <table:table-cell table:style-name="ce35" office:value-type="string">
            <text:p>OLORON SAINTE MARIE</text:p>
          </table:table-cell>
          <table:table-cell table:style-name="ce43" office:value-type="string">
            <text:p>Mountain view</text:p>
          </table:table-cell>
          <table:table-cell office:value-type="float" office:value="5170">
            <text:p>51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CASSAIGNE</text:p>
          </table:table-cell>
          <table:table-cell table:style-name="ce5" office:value-type="string">
            <text:p>Cécile</text:p>
          </table:table-cell>
          <table:table-cell office:value-type="string">
            <text:p>1976/1977</text:p>
          </table:table-cell>
          <table:table-cell table:style-name="ce10" office:value-type="string">
            <text:p>33210 Lango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STANET</text:p>
          </table:table-cell>
          <table:table-cell table:style-name="ce5" office:value-type="string">
            <text:p>Julien</text:p>
          </table:table-cell>
          <table:table-cell office:value-type="string">
            <text:p>2001/2002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2 rue Victor Hugo</text:p>
          </table:table-cell>
          <table:table-cell office:value-type="string">
            <text:p>05 56 82 70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STERAN</text:p>
          </table:table-cell>
          <table:table-cell table:style-name="ce5" office:value-type="string">
            <text:p>Gauthier</text:p>
          </table:table-cell>
          <table:table-cell office:value-type="string">
            <text:p>2006/2007</text:p>
          </table:table-cell>
          <table:table-cell table:style-name="ce10" office:value-type="string">
            <text:p>64160 Jurançon</text:p>
          </table:table-cell>
          <table:table-cell table:style-name="ce15" office:value-type="string">
            <text:p>29 avenue Henry IV</text:p>
          </table:table-cell>
          <table:table-cell office:value-type="string">
            <text:p>05 59 36 06 60</text:p>
          </table:table-cell>
          <table:table-cell office:value-type="string">
            <text:p>Finlande</text:p>
          </table:table-cell>
          <table:table-cell table:style-name="ce13" office:value-type="string">
            <text:p>gauthier.casteran@gmail.com</text:p>
          </table:table-cell>
          <table:table-cell table:style-name="ce34" office:value-type="string">
            <text:p>BAYONNE BIARRITZ ADO</text:p>
          </table:table-cell>
          <table:table-cell table:style-name="ce37" office:value-type="string">
            <text:p>Ekenâs</text:p>
          </table:table-cell>
          <table:table-cell office:value-type="float" office:value="1420">
            <text:p>142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CAUSSINES</text:p>
          </table:table-cell>
          <table:table-cell table:style-name="ce5" office:value-type="string">
            <text:p>Catherine</text:p>
          </table:table-cell>
          <table:table-cell office:value-type="string">
            <text:p>1980/198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2 ter rue Lecocq</text:p>
          </table:table-cell>
          <table:table-cell office:value-type="string">
            <text:p>06 16 46 56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ZAUBON</text:p>
          </table:table-cell>
          <table:table-cell table:style-name="ce5" office:value-type="string">
            <text:p>Pauline</text:p>
          </table:table-cell>
          <table:table-cell office:value-type="string">
            <text:p>2000/2001</text:p>
          </table:table-cell>
          <table:table-cell table:style-name="ce10" office:value-type="string">
            <text:p>40140 Soustons</text:p>
          </table:table-cell>
          <table:table-cell table:style-name="ce15" office:value-type="string">
            <text:p>5 place de l'église</text:p>
          </table:table-cell>
          <table:table-cell office:value-type="string">
            <text:p>05 58 41 56 40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pauline_cazaubon@hotmail,fr">pauline_cazaubon@hotmail,fr</text:a></text:span></text:p>
          </table:table-cell>
          <table:table-cell office:value-type="string">
            <text:p>HOSSEGOR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AZEDEVANT</text:p>
          </table:table-cell>
          <table:table-cell table:style-name="ce5" office:value-type="string">
            <text:p>Vivien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"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CAZENAVE-GASSIOT</text:p>
          </table:table-cell>
          <table:table-cell table:style-name="ce5" office:value-type="string">
            <text:p>Anne</text:p>
          </table:table-cell>
          <table:table-cell office:value-type="string">
            <text:p>1999/2000</text:p>
          </table:table-cell>
          <table:table-cell table:style-name="ce10" office:value-type="string">
            <text:p>33190 St-Hilaire de la Noaille</text:p>
          </table:table-cell>
          <table:table-cell table:style-name="ce15" office:value-type="string">
            <text:p>Le Château</text:p>
          </table:table-cell>
          <table:table-cell office:value-type="string">
            <text:p>05 56 61 03 5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EREA</text:p>
          </table:table-cell>
          <table:table-cell table:style-name="ce5" office:value-type="string">
            <text:p>Sandra</text:p>
          </table:table-cell>
          <table:table-cell office:value-type="string">
            <text:p>2002/2003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21 avenue Jean Jaures</text:p>
          </table:table-cell>
          <table:table-cell office:value-type="string">
            <text:p>05 53 66 62 47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CESCAU</text:p>
          </table:table-cell>
          <table:table-cell table:style-name="ce5" office:value-type="string">
            <text:p>Marion</text:p>
          </table:table-cell>
          <table:table-cell office:value-type="string">
            <text:p>2004/2005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3 rue Copernic</text:p>
          </table:table-cell>
          <table:table-cell office:value-type="string">
            <text:p>05 56 05 70 25</text:p>
          </table:table-cell>
          <table:table-cell office:value-type="string">
            <text:p>Australie</text:p>
          </table:table-cell>
          <table:table-cell table:style-name="ce13" office:value-type="string">
            <text:p>marion_cescau@hotmail.com</text:p>
          </table:table-cell>
          <table:table-cell office:value-type="string">
            <text:p>BORDEAUX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CESCAU</text:p>
          </table:table-cell>
          <table:table-cell table:style-name="ce5" office:value-type="string">
            <text:p>Olivia</text:p>
          </table:table-cell>
          <table:table-cell office:value-type="string">
            <text:p>2006/2007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3 rue Copernic</text:p>
          </table:table-cell>
          <table:table-cell office:value-type="string">
            <text:p>05 56 05 70 25</text:p>
          </table:table-cell>
          <table:table-cell office:value-type="string">
            <text:p>usA</text:p>
          </table:table-cell>
          <table:table-cell table:style-name="ce13" office:value-type="string">
            <text:p>olivia_cescau@hotmail.com</text:p>
          </table:table-cell>
          <table:table-cell table:style-name="ce34" office:value-type="string">
            <text:p>BORDEAUX</text:p>
          </table:table-cell>
          <table:table-cell table:style-name="ce37" office:value-type="string">
            <text:p>Port Towsend Noon</text:p>
          </table:table-cell>
          <table:table-cell office:value-type="float" office:value="5020">
            <text:p>502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CHABRIÉ</text:p>
          </table:table-cell>
          <table:table-cell table:style-name="ce5" office:value-type="string">
            <text:p>Hélène</text:p>
          </table:table-cell>
          <table:table-cell office:value-type="string">
            <text:p>1989/1990</text:p>
          </table:table-cell>
          <table:table-cell table:style-name="ce10" office:value-type="string">
            <text:p>78140 Velizy-Villacoublay</text:p>
          </table:table-cell>
          <table:table-cell table:style-name="ce15" office:value-type="string">
            <text:p>Résidence Les Bois Appt 270 Bat 21-60 rue Villacoublay</text:p>
          </table:table-cell>
          <table:table-cell office:value-type="string">
            <text:p>01 34 65 37 0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BRIER épouse SIEGER</text:p>
          </table:table-cell>
          <table:table-cell table:style-name="ce5" office:value-type="string">
            <text:p>Alexandra</text:p>
          </table:table-cell>
          <table:table-cell office:value-type="string">
            <text:p>1984/1985</text:p>
          </table:table-cell>
          <table:table-cell table:style-name="ce10" office:value-type="string">
            <text:p>92410 Ville d'Avray</text:p>
          </table:table-cell>
          <table:table-cell table:style-name="ce15" office:value-type="string">
            <text:p>18 rue Pradier</text:p>
          </table:table-cell>
          <table:table-cell office:value-type="string">
            <text:p>01 41 15 16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LAND</text:p>
          </table:table-cell>
          <table:table-cell table:style-name="ce5" office:value-type="string">
            <text:p>Jade-Charlotte</text:p>
          </table:table-cell>
          <table:table-cell office:value-type="string">
            <text:p>2000/2001</text:p>
          </table:table-cell>
          <table:table-cell table:style-name="ce10" office:value-type="string">
            <text:p>47170 Mézin</text:p>
          </table:table-cell>
          <table:table-cell table:style-name="ce15" office:value-type="string">
            <text:p>Baradieu</text:p>
          </table:table-cell>
          <table:table-cell office:value-type="string">
            <text:p>05 53 97 02 80</text:p>
          </table:table-cell>
          <table:table-cell office:value-type="string">
            <text:p>USA</text:p>
          </table:table-cell>
          <table:table-cell table:style-name="ce27" office:value-type="string">
            <text:p>baradieu,chaland@wanadoo,fr</text:p>
          </table:table-cell>
          <table:table-cell office:value-type="string">
            <text:p>NERA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HAMBEAU</text:p>
          </table:table-cell>
          <table:table-cell table:style-name="ce5" office:value-type="string">
            <text:p>Cédric</text:p>
          </table:table-cell>
          <table:table-cell office:value-type="string">
            <text:p>1996/1997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1 rue Robert Schuman</text:p>
          </table:table-cell>
          <table:table-cell office:value-type="string">
            <text:p>05 45 91 96 1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MFEUIL</text:p>
          </table:table-cell>
          <table:table-cell table:style-name="ce5" office:value-type="string">
            <text:p>Benjamin</text:p>
          </table:table-cell>
          <table:table-cell office:value-type="string">
            <text:p>2003/2004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27 rue Mondon</text:p>
          </table:table-cell>
          <table:table-cell office:value-type="string">
            <text:p>05 56 39 29 46</text:p>
          </table:table-cell>
          <table:table-cell/>
          <table:table-cell table:style-name="ce13"/>
          <table:table-cell table:style-name="ce34" office:value-type="string">
            <text:p>BORDEAUX BOUSCA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HANSON</text:p>
          </table:table-cell>
          <table:table-cell table:style-name="ce5" office:value-type="string">
            <text:p>Marine</text:p>
          </table:table-cell>
          <table:table-cell office:value-type="string">
            <text:p>2005/2006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44 rue du Chail</text:p>
          </table:table-cell>
          <table:table-cell office:value-type="string">
            <text:p>05 45 81 21 56</text:p>
          </table:table-cell>
          <table:table-cell office:value-type="string">
            <text:p>Afrique du Sud</text:p>
          </table:table-cell>
          <table:table-cell table:style-name="ce13" office:value-type="string">
            <text:p><text:span text:style-name="T2"><text:a xlink:href="mailto:marinechanson@hotmail.fr">marinechanson@hotmail.fr</text:a></text:span></text:p>
          </table:table-cell>
          <table:table-cell table:style-name="ce35" office:value-type="string">
            <text:p>JARNA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HAPELLE</text:p>
          </table:table-cell>
          <table:table-cell table:style-name="ce5" office:value-type="string">
            <text:p>Jean-Baptist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Henri de Condé</text:p>
          </table:table-cell>
          <table:table-cell office:value-type="string">
            <text:p>05 46 67 88 2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PON</text:p>
          </table:table-cell>
          <table:table-cell table:style-name="ce5" office:value-type="string">
            <text:p>Nathalie</text:p>
          </table:table-cell>
          <table:table-cell office:value-type="string">
            <text:p>1989/1990</text:p>
          </table:table-cell>
          <table:table-cell table:style-name="ce10" office:value-type="string">
            <text:p>17500 St-Germain de Lusignan</text:p>
          </table:table-cell>
          <table:table-cell table:style-name="ce15" office:value-type="string">
            <text:p>Chez Noel</text:p>
          </table:table-cell>
          <table:table-cell office:value-type="string">
            <text:p>06 18 04 00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RGÉ</text:p>
          </table:table-cell>
          <table:table-cell table:style-name="ce5" office:value-type="string">
            <text:p>Lysiane</text:p>
          </table:table-cell>
          <table:table-cell office:value-type="string">
            <text:p>1999/2000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29 rue Louis Mondaut</text:p>
          </table:table-cell>
          <table:table-cell office:value-type="string">
            <text:p>05 56 86 41 61</text:p>
          </table:table-cell>
          <table:table-cell/>
          <table:table-cell table:style-name="ce13" office:value-type="string">
            <text:p><text:span text:style-name="T2"><text:a xlink:href="mailto:lysianecharge@hotmail.com">lysianecharge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CHARGÉ</text:p>
          </table:table-cell>
          <table:table-cell table:style-name="ce5" office:value-type="string">
            <text:p>Séverine</text:p>
          </table:table-cell>
          <table:table-cell office:value-type="string">
            <text:p>1995/1996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29 rue Louis Mondaut</text:p>
          </table:table-cell>
          <table:table-cell office:value-type="string">
            <text:p>05 56 86 41 6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RPATEAU</text:p>
          </table:table-cell>
          <table:table-cell table:style-name="ce5" office:value-type="string">
            <text:p>Christophe</text:p>
          </table:table-cell>
          <table:table-cell office:value-type="string">
            <text:p>1987/1988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21 chemin de Carré</text:p>
          </table:table-cell>
          <table:table-cell office:value-type="string">
            <text:p>05 57 51 24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RPENTIER</text:p>
          </table:table-cell>
          <table:table-cell table:style-name="ce5" office:value-type="string">
            <text:p>Philippe</text:p>
          </table:table-cell>
          <table:table-cell office:value-type="string">
            <text:p>1983/1984</text:p>
          </table:table-cell>
          <table:table-cell table:style-name="ce10" office:value-type="string">
            <text:p>75019 Paris</text:p>
          </table:table-cell>
          <table:table-cell table:style-name="ce15" office:value-type="string">
            <text:p>54 avenue Simon Bolivar</text:p>
          </table:table-cell>
          <table:table-cell office:value-type="string">
            <text:p>01 42 49 01 0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HARUEL</text:p>
          </table:table-cell>
          <table:table-cell table:style-name="ce5" office:value-type="string">
            <text:p>Virginie</text:p>
          </table:table-cell>
          <table:table-cell office:value-type="string">
            <text:p>2006/2007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6 rue Charles Chaumel</text:p>
          </table:table-cell>
          <table:table-cell office:value-type="string">
            <text:p>05 56 70 38 99</text:p>
          </table:table-cell>
          <table:table-cell office:value-type="string">
            <text:p>Mexique</text:p>
          </table:table-cell>
          <table:table-cell table:style-name="ce13" office:value-type="string">
            <text:p>cvirginie@msn.com</text:p>
          </table:table-cell>
          <table:table-cell table:style-name="ce34" office:value-type="string">
            <text:p>MARENNES OLERON</text:p>
          </table:table-cell>
          <table:table-cell table:style-name="ce37" office:value-type="string">
            <text:p>PUEBLA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CHATEAUNEUF</text:p>
          </table:table-cell>
          <table:table-cell table:style-name="ce5" office:value-type="string">
            <text:p>Karine</text:p>
          </table:table-cell>
          <table:table-cell office:value-type="string">
            <text:p>1989/1990</text:p>
          </table:table-cell>
          <table:table-cell table:style-name="ce10" office:value-type="string">
            <text:p>75017 Paris</text:p>
          </table:table-cell>
          <table:table-cell table:style-name="ce15" office:value-type="string">
            <text:p>51 rue des Batignolles</text:p>
          </table:table-cell>
          <table:table-cell office:value-type="string">
            <text:p>01 58 60 17 36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HATELLIER</text:p>
          </table:table-cell>
          <table:table-cell table:style-name="ce5" office:value-type="string">
            <text:p>Bénédicte</text:p>
          </table:table-cell>
          <table:table-cell office:value-type="string">
            <text:p>1991/1992</text:p>
          </table:table-cell>
          <table:table-cell table:style-name="ce10" office:value-type="string">
            <text:p>16300 Barrets</text:p>
          </table:table-cell>
          <table:table-cell table:style-name="ce15" office:value-type="string">
            <text:p>La Verdure</text:p>
          </table:table-cell>
          <table:table-cell office:value-type="string">
            <text:p>06 12 57 38 8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UMETTE</text:p>
          </table:table-cell>
          <table:table-cell table:style-name="ce5" office:value-type="string">
            <text:p>Maude</text:p>
          </table:table-cell>
          <table:table-cell office:value-type="string">
            <text:p>1994/1995</text:p>
          </table:table-cell>
          <table:table-cell table:style-name="ce10" office:value-type="string">
            <text:p>16120 Chateauneuf</text:p>
          </table:table-cell>
          <table:table-cell table:style-name="ce15" office:value-type="string">
            <text:p>25 rue Aristide Briand</text:p>
          </table:table-cell>
          <table:table-cell office:value-type="string">
            <text:p>05 45 97 13 0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UX</text:p>
          </table:table-cell>
          <table:table-cell table:style-name="ce5" office:value-type="string">
            <text:p>Nathalie</text:p>
          </table:table-cell>
          <table:table-cell office:value-type="string">
            <text:p>1984/1985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16 allée Du Petit Mestey</text:p>
          </table:table-cell>
          <table:table-cell office:value-type="string">
            <text:p>06 12 99 61 0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VANNE</text:p>
          </table:table-cell>
          <table:table-cell table:style-name="ce5" office:value-type="string">
            <text:p>Claire</text:p>
          </table:table-cell>
          <table:table-cell office:value-type="string">
            <text:p>1993/1994</text:p>
          </table:table-cell>
          <table:table-cell table:style-name="ce10" office:value-type="string">
            <text:p>64290 Gan</text:p>
          </table:table-cell>
          <table:table-cell table:style-name="ce15" office:value-type="string">
            <text:p>chemin Escoubet</text:p>
          </table:table-cell>
          <table:table-cell office:value-type="string">
            <text:p>05 59 21 58 1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VANT (Saint-Barthélémy)</text:p>
          </table:table-cell>
          <table:table-cell table:style-name="ce5" office:value-type="string">
            <text:p>Emmanuel</text:p>
          </table:table-cell>
          <table:table-cell office:value-type="string">
            <text:p>1986/1987</text:p>
          </table:table-cell>
          <table:table-cell table:style-name="ce10" office:value-type="string">
            <text:p>33220 Port Ste Foy et Ponchapt</text:p>
          </table:table-cell>
          <table:table-cell table:style-name="ce15" office:value-type="string">
            <text:p>Mme BUGARET - 5 rue des Pecheurs</text:p>
          </table:table-cell>
          <table:table-cell office:value-type="string">
            <text:p>05 53 57 91 4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ELLE épouse GUISSE (LUX)</text:p>
          </table:table-cell>
          <table:table-cell table:style-name="ce5" office:value-type="string">
            <text:p>Muriel</text:p>
          </table:table-cell>
          <table:table-cell office:value-type="string">
            <text:p>1979/1980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288 avenue du Tour du Lac -Villa Marie-Pierre - BP 43</text:p>
          </table:table-cell>
          <table:table-cell office:value-type="string">
            <text:p>05 58 43 50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ELLE épouse VERDOT</text:p>
          </table:table-cell>
          <table:table-cell table:style-name="ce5" office:value-type="string">
            <text:p>Sylvie</text:p>
          </table:table-cell>
          <table:table-cell office:value-type="string">
            <text:p>1975/197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288 avenue du Tour du Lac -Villa Marie-Pierre - BP 43</text:p>
          </table:table-cell>
          <table:table-cell office:value-type="string">
            <text:p>05 58 43 50 3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EVALLIER</text:p>
          </table:table-cell>
          <table:table-cell table:style-name="ce5" office:value-type="string">
            <text:p>Karine</text:p>
          </table:table-cell>
          <table:table-cell office:value-type="string">
            <text:p>1998/1999</text:p>
          </table:table-cell>
          <table:table-cell table:style-name="ce10" office:value-type="string">
            <text:p>40090 Campagne</text:p>
          </table:table-cell>
          <table:table-cell table:style-name="ce15" office:value-type="string">
            <text:p>132 route de Laurençon</text:p>
          </table:table-cell>
          <table:table-cell office:value-type="string">
            <text:p>05 58 44 16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EVALLIER</text:p>
          </table:table-cell>
          <table:table-cell table:style-name="ce5" office:value-type="string">
            <text:p>Nathalie</text:p>
          </table:table-cell>
          <table:table-cell office:value-type="string">
            <text:p>1983/1984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La Pépinièr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OLIN</text:p>
          </table:table-cell>
          <table:table-cell table:style-name="ce5" office:value-type="string">
            <text:p>Ghislaine</text:p>
          </table:table-cell>
          <table:table-cell office:value-type="string">
            <text:p>1997/1998</text:p>
          </table:table-cell>
          <table:table-cell table:style-name="ce10" office:value-type="string">
            <text:p>16260 Chasseneuil <text:s/>Bonnieure</text:p>
          </table:table-cell>
          <table:table-cell table:style-name="ce15" office:value-type="string">
            <text:p>27 avenue de la République</text:p>
          </table:table-cell>
          <table:table-cell office:value-type="string">
            <text:p>05 49 07 75 0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OPINEAUX (USA)</text:p>
          </table:table-cell>
          <table:table-cell table:style-name="ce5" office:value-type="string">
            <text:p>Florence</text:p>
          </table:table-cell>
          <table:table-cell office:value-type="string">
            <text:p>1987/198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71 rue de Béhobie</text:p>
          </table:table-cell>
          <table:table-cell office:value-type="string">
            <text:p>05 59 20 74 7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LAEYS</text:p>
          </table:table-cell>
          <table:table-cell table:style-name="ce5" office:value-type="string">
            <text:p>Magali</text:p>
          </table:table-cell>
          <table:table-cell office:value-type="string">
            <text:p>1997/1998</text:p>
          </table:table-cell>
          <table:table-cell table:style-name="ce10" office:value-type="string">
            <text:p>31100 Toulouse</text:p>
          </table:table-cell>
          <table:table-cell table:style-name="ce15" office:value-type="string">
            <text:p>Appt 54 - Résidence Le Diamant - 3 Avenue Arthur Huc</text:p>
          </table:table-cell>
          <table:table-cell office:value-type="string">
            <text:p>06 83 12 15 60</text:p>
          </table:table-cell>
          <table:table-cell/>
          <table:table-cell table:style-name="ce27" office:value-type="string">
            <text:p>magaliclaayes@aliceadsl.fr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CLANET DIT LAMANT</text:p>
          </table:table-cell>
          <table:table-cell table:style-name="ce5" office:value-type="string">
            <text:p>Marion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3 01 03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LAUDE</text:p>
          </table:table-cell>
          <table:table-cell table:style-name="ce5" office:value-type="string">
            <text:p>Maéva</text:p>
          </table:table-cell>
          <table:table-cell office:value-type="string">
            <text:p>2003/2004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1 Place de Coquêche</text:p>
          </table:table-cell>
          <table:table-cell office:value-type="string">
            <text:p>05 46 94 14 70</text:p>
          </table:table-cell>
          <table:table-cell/>
          <table:table-cell table:style-name="ce13"/>
          <table:table-cell table:style-name="ce35" office:value-type="string">
            <text:p>SAINTE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CLAVÉ épouse LAMOUROUX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28042 Madrid</text:p>
          </table:table-cell>
          <table:table-cell table:style-name="ce15" office:value-type="string">
            <text:p>Avinida de Los Prunos, 15 Portail D, 5A</text:p>
          </table:table-cell>
          <table:table-cell office:value-type="string">
            <text:p>34 91 320 399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LAVIER</text:p>
          </table:table-cell>
          <table:table-cell table:style-name="ce5" office:value-type="string">
            <text:p>Eric</text:p>
          </table:table-cell>
          <table:table-cell office:value-type="string">
            <text:p>1999/2000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8 rue Albert Lavaud</text:p>
          </table:table-cell>
          <table:table-cell office:value-type="string">
            <text:p>05 56 42 08 02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ericclavier@hotmail.fr">ericclavier@hot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LAVIER</text:p>
          </table:table-cell>
          <table:table-cell table:style-name="ce5" office:value-type="string">
            <text:p>Marc</text:p>
          </table:table-cell>
          <table:table-cell office:value-type="string">
            <text:p>2003/2004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8 rue Albert Lavaud</text:p>
          </table:table-cell>
          <table:table-cell office:value-type="string">
            <text:p>05 56 42 08 02</text:p>
          </table:table-cell>
          <table:table-cell/>
          <table:table-cell table:style-name="ce13"/>
          <table:table-cell table:style-name="ce35" office:value-type="string">
            <text:p>BORDEAUX EST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LERTAN</text:p>
          </table:table-cell>
          <table:table-cell table:style-name="ce5" office:value-type="string">
            <text:p>Séverine</text:p>
          </table:table-cell>
          <table:table-cell office:value-type="string">
            <text:p>1988/1989</text:p>
          </table:table-cell>
          <table:table-cell table:style-name="ce10" office:value-type="string">
            <text:p>40120 Arue</text:p>
          </table:table-cell>
          <table:table-cell table:style-name="ce15" office:value-type="string">
            <text:p>Petit Bordes</text:p>
          </table:table-cell>
          <table:table-cell office:value-type="string">
            <text:p>05 58 45 66 9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LUZEAU</text:p>
          </table:table-cell>
          <table:table-cell table:style-name="ce5" office:value-type="string">
            <text:p>Véroniqu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 chemin du Prieuré</text:p>
          </table:table-cell>
          <table:table-cell office:value-type="string">
            <text:p>05 46 34 67 9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HADON</text:p>
          </table:table-cell>
          <table:table-cell table:style-name="ce5" office:value-type="string">
            <text:p>Philippe</text:p>
          </table:table-cell>
          <table:table-cell office:value-type="string">
            <text:p>1984/198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 rue Mongolfier</text:p>
          </table:table-cell>
          <table:table-cell office:value-type="string">
            <text:p>05 56 52 00 9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OLÉ</text:p>
          </table:table-cell>
          <table:table-cell table:style-name="ce5" office:value-type="string">
            <text:p>Sébastien</text:p>
          </table:table-cell>
          <table:table-cell office:value-type="string">
            <text:p>2001/200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7 impasse Fraternité</text:p>
          </table:table-cell>
          <table:table-cell office:value-type="string">
            <text:p>05 59 39 15 4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LLET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1 rue des Eyquems</text:p>
          </table:table-cell>
          <table:table-cell office:value-type="string">
            <text:p>05 57 70 69 62</text:p>
          </table:table-cell>
          <table:table-cell table:style-name="ce25" office:value-type="string">
            <text:p>USA</text:p>
          </table:table-cell>
          <table:table-cell table:style-name="ce13"/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OLLET</text:p>
          </table:table-cell>
          <table:table-cell table:style-name="ce5" office:value-type="string">
            <text:p>Isabelle</text:p>
          </table:table-cell>
          <table:table-cell office:value-type="string">
            <text:p>2000/2001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1 rue des Eyquems</text:p>
          </table:table-cell>
          <table:table-cell office:value-type="string">
            <text:p>05 57 70 69 62</text:p>
          </table:table-cell>
          <table:table-cell/>
          <table:table-cell table:style-name="ce28" office:value-type="string">
            <text:p><text:span text:style-name="T2"><text:a xlink:href="mailto:collet_isabelle@hotmail.fr">collet_isabelle@hot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OMBESCOT</text:p>
          </table:table-cell>
          <table:table-cell table:style-name="ce5" office:value-type="string">
            <text:p>Alexandre</text:p>
          </table:table-cell>
          <table:table-cell office:value-type="string">
            <text:p>2004/200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de Navarre</text:p>
          </table:table-cell>
          <table:table-cell office:value-type="string">
            <text:p>05 56 24 93 59</text:p>
          </table:table-cell>
          <table:table-cell office:value-type="string">
            <text:p>TAÏWAN</text:p>
          </table:table-cell>
          <table:table-cell table:style-name="ce13" office:value-type="string">
            <text:p>minirikroak@gmail.com</text:p>
          </table:table-cell>
          <table:table-cell office:value-type="string">
            <text:p>BORDEAUX NORD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CORNUAULT</text:p>
          </table:table-cell>
          <table:table-cell table:style-name="ce5" office:value-type="string">
            <text:p>Damien</text:p>
          </table:table-cell>
          <table:table-cell office:value-type="string">
            <text:p>1997/1998</text:p>
          </table:table-cell>
          <table:table-cell table:style-name="ce10" office:value-type="string">
            <text:p>17320 Saint Just Luzac</text:p>
          </table:table-cell>
          <table:table-cell table:style-name="ce15" office:value-type="string">
            <text:p>13 rue Garesché</text:p>
          </table:table-cell>
          <table:table-cell office:value-type="string">
            <text:p>06 03 18 18 25</text:p>
          </table:table-cell>
          <table:table-cell/>
          <table:table-cell table:style-name="ce27" office:value-type="string">
            <text:p>damien.cornuault@wanadoo.fr</text:p>
          </table:table-cell>
          <table:table-cell table:number-columns-repeated="248"/>
        </table:table-row>
        <table:table-row table:style-name="ro3" table:visibility="filter">
          <table:table-cell table:style-name="ce2" office:value-type="string">
            <text:p>COSTEDOAT épouse BASTIAT</text:p>
          </table:table-cell>
          <table:table-cell table:style-name="ce5" office:value-type="string">
            <text:p>Françoise</text:p>
          </table:table-cell>
          <table:table-cell office:value-type="string">
            <text:p>1983/198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66 30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TEL</text:p>
          </table:table-cell>
          <table:table-cell table:style-name="ce5" office:value-type="string">
            <text:p>Mathilde</text:p>
          </table:table-cell>
          <table:table-cell office:value-type="string">
            <text:p>2002/2003</text:p>
          </table:table-cell>
          <table:table-cell table:style-name="ce10" office:value-type="string">
            <text:p>64120 Behasque</text:p>
          </table:table-cell>
          <table:table-cell table:style-name="ce15" office:value-type="string">
            <text:p>Quartier Biskarretta</text:p>
          </table:table-cell>
          <table:table-cell office:value-type="string">
            <text:p>05 59 65 60 14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COUCAUD</text:p>
          </table:table-cell>
          <table:table-cell table:style-name="ce5" office:value-type="string">
            <text:p>Jean-Christophe</text:p>
          </table:table-cell>
          <table:table-cell office:value-type="string">
            <text:p>2002/2003</text:p>
          </table:table-cell>
          <table:table-cell table:style-name="ce10" office:value-type="string">
            <text:p>19360 Cosnac</text:p>
          </table:table-cell>
          <table:table-cell table:style-name="ce15" office:value-type="string">
            <text:p>Le Saule</text:p>
          </table:table-cell>
          <table:table-cell office:value-type="string">
            <text:p>05 55 92 01 73</text:p>
          </table:table-cell>
          <table:table-cell office:value-type="string">
            <text:p>Norvège</text:p>
          </table:table-cell>
          <table:table-cell table:style-name="ce13" office:value-type="string">
            <text:p><text:span text:style-name="T2"><text:a xlink:href="mailto:jccoucaud@hotmail.com">jccoucaud@hotmail.com</text:a></text:span></text:p>
          </table:table-cell>
          <table:table-cell office:value-type="string">
            <text:p>TALENC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COUQUIAUD</text:p>
          </table:table-cell>
          <table:table-cell table:style-name="ce5" office:value-type="string">
            <text:p>Benjamin</text:p>
          </table:table-cell>
          <table:table-cell office:value-type="string">
            <text:p>1995/1996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0 rue de La Rochefoucault</text:p>
          </table:table-cell>
          <table:table-cell office:value-type="string">
            <text:p>05 45 32 57 1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RBON</text:p>
          </table:table-cell>
          <table:table-cell table:style-name="ce5" office:value-type="string">
            <text:p>Rachel</text:p>
          </table:table-cell>
          <table:table-cell office:value-type="string">
            <text:p>1998/1999</text:p>
          </table:table-cell>
          <table:table-cell table:style-name="ce10" office:value-type="string">
            <text:p>13400 Aubagne</text:p>
          </table:table-cell>
          <table:table-cell table:style-name="ce15" office:value-type="string">
            <text:p>62 rue de la République</text:p>
          </table:table-cell>
          <table:table-cell office:value-type="string">
            <text:p>04 42 70 46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RGEAU</text:p>
          </table:table-cell>
          <table:table-cell table:style-name="ce5" office:value-type="string">
            <text:p>Muriel</text:p>
          </table:table-cell>
          <table:table-cell office:value-type="string">
            <text:p>1997/1998</text:p>
          </table:table-cell>
          <table:table-cell table:style-name="ce10" office:value-type="string">
            <text:p>33580 Le puy</text:p>
          </table:table-cell>
          <table:table-cell table:style-name="ce15" office:value-type="string">
            <text:p>7 le grand champs</text:p>
          </table:table-cell>
          <table:table-cell office:value-type="string">
            <text:p>06 82 05 77 14</text:p>
          </table:table-cell>
          <table:table-cell/>
          <table:table-cell table:style-name="ce27" office:value-type="string">
            <text:p>murielcourgeau@orange.fr</text:p>
          </table:table-cell>
          <table:table-cell table:number-columns-repeated="248"/>
        </table:table-row>
        <table:table-row table:style-name="ro3" table:visibility="filter">
          <table:table-cell table:style-name="ce2" office:value-type="string">
            <text:p>COURREGES épouse GUENNEC</text:p>
          </table:table-cell>
          <table:table-cell table:style-name="ce5" office:value-type="string">
            <text:p>Valérie</text:p>
          </table:table-cell>
          <table:table-cell office:value-type="string">
            <text:p>1994/1995</text:p>
          </table:table-cell>
          <table:table-cell table:style-name="ce10" office:value-type="string">
            <text:p>47200 Beaupuy</text:p>
          </table:table-cell>
          <table:table-cell table:style-name="ce15" office:value-type="string">
            <text:p>Latapy Bas</text:p>
          </table:table-cell>
          <table:table-cell office:value-type="string">
            <text:p>05 53 64 64 5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STALINE</text:p>
          </table:table-cell>
          <table:table-cell table:style-name="ce5" office:value-type="string">
            <text:p>Claire</text:p>
          </table:table-cell>
          <table:table-cell office:value-type="string">
            <text:p>1995/1996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33 ter avenue Carrerot</text:p>
          </table:table-cell>
          <table:table-cell office:value-type="string">
            <text:p>06 63 29 28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STALINE</text:p>
          </table:table-cell>
          <table:table-cell table:style-name="ce5" office:value-type="string">
            <text:p>Tanguy</text:p>
          </table:table-cell>
          <table:table-cell office:value-type="string">
            <text:p>1997/1998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33 ter avenue Carrerot</text:p>
          </table:table-cell>
          <table:table-cell office:value-type="string">
            <text:p>06 11 77 57 41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OUTANCEAU</text:p>
          </table:table-cell>
          <table:table-cell table:style-name="ce5" office:value-type="string">
            <text:p>Stéphanie</text:p>
          </table:table-cell>
          <table:table-cell office:value-type="string">
            <text:p>2000/2001</text:p>
          </table:table-cell>
          <table:table-cell table:style-name="ce10" office:value-type="string">
            <text:p>85170 Dompierre sur Yon</text:p>
          </table:table-cell>
          <table:table-cell table:style-name="ce15" office:value-type="string">
            <text:p>6 rue Sainte Elise</text:p>
          </table:table-cell>
          <table:table-cell office:value-type="string">
            <text:p>02 51 48 08 3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coutanceau@hotmail,com">scoutanceau@hotmail,com</text:a></text:span></text:p>
          </table:table-cell>
          <table:table-cell office:value-type="string">
            <text:p>LA ROCHELL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OUTURIER</text:p>
          </table:table-cell>
          <table:table-cell table:style-name="ce5" office:value-type="string">
            <text:p>Muriel</text:p>
          </table:table-cell>
          <table:table-cell office:value-type="string">
            <text:p>1988/1989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6 allée George Sand</text:p>
          </table:table-cell>
          <table:table-cell office:value-type="string">
            <text:p>05 56 57 61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UVREUR</text:p>
          </table:table-cell>
          <table:table-cell table:style-name="ce5" office:value-type="string">
            <text:p>Nadège</text:p>
          </table:table-cell>
          <table:table-cell office:value-type="string">
            <text:p>2003/200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75 rue de Courberieu</text:p>
          </table:table-cell>
          <table:table-cell office:value-type="string">
            <text:p>05 53 68 29 04</text:p>
          </table:table-cell>
          <table:table-cell/>
          <table:table-cell table:style-name="ce13"/>
          <table:table-cell table:style-name="ce35" office:value-type="string">
            <text:p>AGEN LA GARENN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ESP</text:p>
          </table:table-cell>
          <table:table-cell table:style-name="ce5" office:value-type="string">
            <text:p>Charles</text:p>
          </table:table-cell>
          <table:table-cell office:value-type="string">
            <text:p>1992/1993</text:p>
          </table:table-cell>
          <table:table-cell table:style-name="ce10" office:value-type="string">
            <text:p>38460 Venerieu</text:p>
          </table:table-cell>
          <table:table-cell table:style-name="ce15" office:value-type="string">
            <text:p>Le Moillan</text:p>
          </table:table-cell>
          <table:table-cell office:value-type="string">
            <text:p>05 58 07 00 73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ESP</text:p>
          </table:table-cell>
          <table:table-cell table:style-name="ce5" office:value-type="string">
            <text:p>Gery</text:p>
          </table:table-cell>
          <table:table-cell office:value-type="string">
            <text:p>1995/1996</text:p>
          </table:table-cell>
          <table:table-cell table:style-name="ce10" office:value-type="string">
            <text:p>40210 Labouheyre</text:p>
          </table:table-cell>
          <table:table-cell table:style-name="ce15" office:value-type="string">
            <text:p>194 rue Bel-Air</text:p>
          </table:table-cell>
          <table:table-cell office:value-type="string">
            <text:p>05 58 07 00 73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CRESP épouse SENTAURENS</text:p>
          </table:table-cell>
          <table:table-cell table:style-name="ce5" office:value-type="string">
            <text:p>Laurence</text:p>
          </table:table-cell>
          <table:table-cell office:value-type="string">
            <text:p>1990/1991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91 rue Maurice Ravel</text:p>
          </table:table-cell>
          <table:table-cell office:value-type="string">
            <text:p>05 58 07 00 73</text:p>
          </table:table-cell>
          <table:table-cell table:style-name="ce26" office:value-type="string">
            <text:p>USA</text:p>
          </table:table-cell>
          <table:table-cell table:style-name="ce13" office:value-type="string">
            <text:p>laurencesentau@hotmail.com</text:p>
          </table:table-cell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REUZE</text:p>
          </table:table-cell>
          <table:table-cell table:style-name="ce5" office:value-type="string">
            <text:p>Alix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3 83 30 35 5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RIDLIG</text:p>
          </table:table-cell>
          <table:table-cell table:style-name="ce5" office:value-type="string">
            <text:p>Christophe</text:p>
          </table:table-cell>
          <table:table-cell office:value-type="string">
            <text:p>1983/1984</text:p>
          </table:table-cell>
          <table:table-cell table:style-name="ce10" office:value-type="string">
            <text:p>97432 Ravine des Cabris</text:p>
          </table:table-cell>
          <table:table-cell table:style-name="ce15" office:value-type="string">
            <text:p>5 chemin Benjamin Moloise</text:p>
          </table:table-cell>
          <table:table-cell office:value-type="string">
            <text:p>0262 49 85 60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IDLIG</text:p>
          </table:table-cell>
          <table:table-cell table:style-name="ce5" office:value-type="string">
            <text:p>Nicolas</text:p>
          </table:table-cell>
          <table:table-cell office:value-type="string">
            <text:p>1988/1989</text:p>
          </table:table-cell>
          <table:table-cell table:style-name="ce10" office:value-type="string">
            <text:p>33260 La Teste</text:p>
          </table:table-cell>
          <table:table-cell table:style-name="ce15" office:value-type="string">
            <text:p>11 Lotissement Club du Large</text:p>
          </table:table-cell>
          <table:table-cell office:value-type="string">
            <text:p>05 56 54 63 71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URUTCHET</text:p>
          </table:table-cell>
          <table:table-cell table:style-name="ce5" office:value-type="string">
            <text:p>Christophe</text:p>
          </table:table-cell>
          <table:table-cell office:value-type="string">
            <text:p>1977/197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2 allée de la Piballe</text:p>
          </table:table-cell>
          <table:table-cell office:value-type="string">
            <text:p>05 59 63 99 3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LISSON</text:p>
          </table:table-cell>
          <table:table-cell table:style-name="ce5" office:value-type="string">
            <text:p>Agath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3 rue Saint-Fort</text:p>
          </table:table-cell>
          <table:table-cell office:value-type="string">
            <text:p>05 56 48 55 5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NIEL</text:p>
          </table:table-cell>
          <table:table-cell table:style-name="ce5" office:value-type="string">
            <text:p>Laureline</text:p>
          </table:table-cell>
          <table:table-cell office:value-type="string">
            <text:p>2006/2007</text:p>
          </table:table-cell>
          <table:table-cell table:style-name="ce10" office:value-type="string">
            <text:p>17600 Saujon</text:p>
          </table:table-cell>
          <table:table-cell table:style-name="ce15" office:value-type="string">
            <text:p>18 rue Bernard Palissy</text:p>
          </table:table-cell>
          <table:table-cell office:value-type="string">
            <text:p>05 46 02 06 23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laurelinedaniel@hotmail.fr">laurelinedaniel@hotmail.fr</text:a></text:span></text:p>
          </table:table-cell>
          <table:table-cell table:style-name="ce35" office:value-type="string">
            <text:p>MARENNES OLERON</text:p>
          </table:table-cell>
          <table:table-cell table:style-name="ce47" office:value-type="string">
            <text:p>Manta </text:p>
          </table:table-cell>
          <table:table-cell office:value-type="float" office:value="4400">
            <text:p>440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DANIELLOU</text:p>
          </table:table-cell>
          <table:table-cell table:style-name="ce5" office:value-type="string">
            <text:p>Pauline</text:p>
          </table:table-cell>
          <table:table-cell office:value-type="string">
            <text:p>2006/2007</text:p>
          </table:table-cell>
          <table:table-cell table:style-name="ce10" office:value-type="string">
            <text:p>33390 St-Martin Lacaussade</text:p>
          </table:table-cell>
          <table:table-cell table:style-name="ce15" office:value-type="string">
            <text:p>1 chemin de la Cassidouce</text:p>
          </table:table-cell>
          <table:table-cell office:value-type="string">
            <text:p>05 57 42 16 49</text:p>
          </table:table-cell>
          <table:table-cell office:value-type="string">
            <text:p>Afrique du Sud</text:p>
          </table:table-cell>
          <table:table-cell table:style-name="ce13" office:value-type="string">
            <text:p>themiss_89@hotmail.com</text:p>
          </table:table-cell>
          <table:table-cell table:style-name="ce34" office:value-type="string">
            <text:p>BLAYE</text:p>
          </table:table-cell>
          <table:table-cell table:style-name="ce37" office:value-type="string">
            <text:p>Durban North</text:p>
          </table:table-cell>
          <table:table-cell office:value-type="float" office:value="9270">
            <text:p>92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DARBAS</text:p>
          </table:table-cell>
          <table:table-cell table:style-name="ce5" office:value-type="string">
            <text:p>Lise</text:p>
          </table:table-cell>
          <table:table-cell office:value-type="string">
            <text:p>2001/2002</text:p>
          </table:table-cell>
          <table:table-cell table:style-name="ce10" office:value-type="string">
            <text:p>47150 Gavaudun</text:p>
          </table:table-cell>
          <table:table-cell table:style-name="ce15" office:value-type="string">
            <text:p>Cassagne Haut</text:p>
          </table:table-cell>
          <table:table-cell office:value-type="string">
            <text:p>05 53 40 82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IO</text:p>
          </table:table-cell>
          <table:table-cell table:style-name="ce5" office:value-type="string">
            <text:p>Patricia</text:p>
          </table:table-cell>
          <table:table-cell office:value-type="string">
            <text:p>1979/1980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MAGNAC</text:p>
          </table:table-cell>
          <table:table-cell table:style-name="ce5" office:value-type="string">
            <text:p>Jean-Pierr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8 rue Alsace Lorraine</text:p>
          </table:table-cell>
          <table:table-cell office:value-type="string">
            <text:p>05 53 87 75 3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ARMON épouse PIRRONE</text:p>
          </table:table-cell>
          <table:table-cell table:style-name="ce5" office:value-type="string">
            <text:p>Valérie</text:p>
          </table:table-cell>
          <table:table-cell office:value-type="string">
            <text:p>1985/1986</text:p>
          </table:table-cell>
          <table:table-cell table:style-name="ce10" office:value-type="string">
            <text:p>33800 Bordeaux</text:p>
          </table:table-cell>
          <table:table-cell table:style-name="ce15" office:value-type="string">
            <text:p>155 Cours de la Somme</text:p>
          </table:table-cell>
          <table:table-cell office:value-type="string">
            <text:p>05 56 94 02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OUZET</text:p>
          </table:table-cell>
          <table:table-cell table:style-name="ce5" office:value-type="string">
            <text:p>Anne</text:p>
          </table:table-cell>
          <table:table-cell office:value-type="string">
            <text:p>1983/1984</text:p>
          </table:table-cell>
          <table:table-cell table:style-name="ce10" office:value-type="string">
            <text:p>64230 Bougarber</text:p>
          </table:table-cell>
          <table:table-cell table:style-name="ce15" office:value-type="string">
            <text:p>8 chemin Laplace</text:p>
          </table:table-cell>
          <table:table-cell office:value-type="string">
            <text:p>05 59 77 03 2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RIET</text:p>
          </table:table-cell>
          <table:table-cell table:style-name="ce5" office:value-type="string">
            <text:p>Natacha</text:p>
          </table:table-cell>
          <table:table-cell office:value-type="string">
            <text:p>2000/2001</text:p>
          </table:table-cell>
          <table:table-cell table:style-name="ce10" office:value-type="string">
            <text:p>33140 Cadaujac</text:p>
          </table:table-cell>
          <table:table-cell table:style-name="ce15" office:value-type="string">
            <text:p>756 avenue de St-Médard d'Eyrans</text:p>
          </table:table-cell>
          <table:table-cell office:value-type="string">
            <text:p>05 56 30 94 10</text:p>
          </table:table-cell>
          <table:table-cell/>
          <table:table-cell table:style-name="ce28" office:value-type="string">
            <text:p><text:span text:style-name="T2"><text:a xlink:href="mailto:natintaiwan@hotmail.com">natintaiwan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RRIET</text:p>
          </table:table-cell>
          <table:table-cell table:style-name="ce5" office:value-type="string">
            <text:p>Virginie</text:p>
          </table:table-cell>
          <table:table-cell office:value-type="string">
            <text:p>2003/2004</text:p>
          </table:table-cell>
          <table:table-cell table:style-name="ce10" office:value-type="string">
            <text:p>33140 Cadaujac</text:p>
          </table:table-cell>
          <table:table-cell table:style-name="ce15" office:value-type="string">
            <text:p>756 avenue de St-Médard d'Eyrans</text:p>
          </table:table-cell>
          <table:table-cell office:value-type="string">
            <text:p>05 56 30 94 10</text:p>
          </table:table-cell>
          <table:table-cell/>
          <table:table-cell table:style-name="ce13"/>
          <table:table-cell table:style-name="ce35" office:value-type="string">
            <text:p>BORDEAUX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ARTHIAL épouse PORCHIER</text:p>
          </table:table-cell>
          <table:table-cell table:style-name="ce5" office:value-type="string">
            <text:p>Cécile</text:p>
          </table:table-cell>
          <table:table-cell office:value-type="string">
            <text:p>1981/1982</text:p>
          </table:table-cell>
          <table:table-cell table:style-name="ce10" office:value-type="string">
            <text:p>29170 Fouesnant</text:p>
          </table:table-cell>
          <table:table-cell table:style-name="ce15" office:value-type="string">
            <text:p>13 Résidence Hant-Du Beg-Meil</text:p>
          </table:table-cell>
          <table:table-cell office:value-type="string">
            <text:p>02 98 94 97 7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UDIGNON</text:p>
          </table:table-cell>
          <table:table-cell table:style-name="ce5" office:value-type="string">
            <text:p>Margaux</text:p>
          </table:table-cell>
          <table:table-cell office:value-type="string">
            <text:p>2005/2006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168 avenue de Tursan</text:p>
          </table:table-cell>
          <table:table-cell office:value-type="string">
            <text:p>05 58 79 87 51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SAINT SEVER HAGETMAU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AUGROIS (DCD)</text:p>
          </table:table-cell>
          <table:table-cell table:style-name="ce5" office:value-type="string">
            <text:p>Fabienne</text:p>
          </table:table-cell>
          <table:table-cell office:value-type="string">
            <text:p>1972/1973</text:p>
          </table:table-cell>
          <table:table-cell table:style-name="ce10" office:value-type="string">
            <text:p>16200 Jarn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VET épouse CARRIER</text:p>
          </table:table-cell>
          <table:table-cell table:style-name="ce5" office:value-type="string">
            <text:p>Clothilde</text:p>
          </table:table-cell>
          <table:table-cell office:value-type="string">
            <text:p>1977/1978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<text:s/>Les Hauts de Cante - Montastruc</text:p>
          </table:table-cell>
          <table:table-cell office:value-type="string">
            <text:p>05 61 84 00 1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VID</text:p>
          </table:table-cell>
          <table:table-cell table:style-name="ce5" office:value-type="string">
            <text:p>Agathe</text:p>
          </table:table-cell>
          <table:table-cell office:value-type="string">
            <text:p>2001/2002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Australie</text:p>
          </table:table-cell>
          <table:table-cell table:style-name="ce13" office:value-type="string">
            <text:p>agathedavid.bdx@gmail.com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Antoine</text:p>
          </table:table-cell>
          <table:table-cell office:value-type="string">
            <text:p>1999/2000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antoinedavid@yahoo.com">antoinedavid@yahoo.com</text:a></text:span>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AVID</text:p>
          </table:table-cell>
          <table:table-cell table:style-name="ce5" office:value-type="string">
            <text:p>Aude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4 rue Emile Verhaeren</text:p>
          </table:table-cell>
          <table:table-cell office:value-type="string">
            <text:p>05 46 43 99 4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Edouard</text:p>
          </table:table-cell>
          <table:table-cell office:value-type="string">
            <text:p>2005/2006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USA</text:p>
          </table:table-cell>
          <table:table-cell table:style-name="ce13" office:value-type="string">
            <text:p>edouard_david@hotmail.fr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AVID</text:p>
          </table:table-cell>
          <table:table-cell table:style-name="ce5" office:value-type="string">
            <text:p>Ronan</text:p>
          </table:table-cell>
          <table:table-cell office:value-type="string">
            <text:p>1996/1997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23 bis avenue du Baron Haussmann</text:p>
          </table:table-cell>
          <table:table-cell office:value-type="string">
            <text:p>05 56 78 17 2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ronandavid@ifrance.com">ronandavid@ifrance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DAVIN</text:p>
          </table:table-cell>
          <table:table-cell table:style-name="ce5" office:value-type="string">
            <text:p>Caroline</text:p>
          </table:table-cell>
          <table:table-cell office:value-type="string">
            <text:p>1998/1999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 office:value-type="string">
            <text:p><text:span text:style-name="T2"><text:a xlink:href="mailto:carolinedavin@yahoo.fr">carolinedavin@yahoo.fr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DAVIN</text:p>
          </table:table-cell>
          <table:table-cell table:style-name="ce5" office:value-type="string">
            <text:p>Renaud</text:p>
          </table:table-cell>
          <table:table-cell office:value-type="string">
            <text:p>1993/1994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VIN</text:p>
          </table:table-cell>
          <table:table-cell table:style-name="ce5" office:value-type="string">
            <text:p>Stéphane</text:p>
          </table:table-cell>
          <table:table-cell office:value-type="string">
            <text:p>1988/1989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BUEGER</text:p>
          </table:table-cell>
          <table:table-cell table:style-name="ce5" office:value-type="string">
            <text:p>Benoit</text:p>
          </table:table-cell>
          <table:table-cell office:value-type="string">
            <text:p>1995/1996</text:p>
          </table:table-cell>
          <table:table-cell table:style-name="ce10" office:value-type="string">
            <text:p>33124 Aillas</text:p>
          </table:table-cell>
          <table:table-cell table:style-name="ce15" office:value-type="string">
            <text:p>Les Pericots</text:p>
          </table:table-cell>
          <table:table-cell office:value-type="string">
            <text:p>05 56 65 33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BUEGER</text:p>
          </table:table-cell>
          <table:table-cell table:style-name="ce5" office:value-type="string">
            <text:p>François</text:p>
          </table:table-cell>
          <table:table-cell office:value-type="string">
            <text:p>1998/1999</text:p>
          </table:table-cell>
          <table:table-cell table:style-name="ce10" office:value-type="string">
            <text:p>33124 Aillas</text:p>
          </table:table-cell>
          <table:table-cell table:style-name="ce15" office:value-type="string">
            <text:p>Les Pericots</text:p>
          </table:table-cell>
          <table:table-cell office:value-type="string">
            <text:p>05 56 65 33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CONTES</text:p>
          </table:table-cell>
          <table:table-cell table:style-name="ce5" office:value-type="string">
            <text:p>Marine</text:p>
          </table:table-cell>
          <table:table-cell office:value-type="string">
            <text:p>2001/200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 rue Sainte Cécile</text:p>
          </table:table-cell>
          <table:table-cell office:value-type="string">
            <text:p>05 57 81 74 9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LA GUERONIERE</text:p>
          </table:table-cell>
          <table:table-cell table:style-name="ce5" office:value-type="string">
            <text:p>Marie</text:p>
          </table:table-cell>
          <table:table-cell office:value-type="string">
            <text:p>1995/1996</text:p>
          </table:table-cell>
          <table:table-cell table:style-name="ce10" office:value-type="string">
            <text:p>33570 Lussac</text:p>
          </table:table-cell>
          <table:table-cell table:style-name="ce15" office:value-type="string">
            <text:p>3 cours des Girondins</text:p>
          </table:table-cell>
          <table:table-cell office:value-type="string">
            <text:p>05 57 74 61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LA SERVE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3 rue de Colmar</text:p>
          </table:table-cell>
          <table:table-cell office:value-type="string">
            <text:p>05 56 52 78 7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LAROQUE</text:p>
          </table:table-cell>
          <table:table-cell table:style-name="ce5" office:value-type="string">
            <text:p>Marie</text:p>
          </table:table-cell>
          <table:table-cell office:value-type="string">
            <text:p>2003/2004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5 Avenue Léopold Robinet</text:p>
          </table:table-cell>
          <table:table-cell office:value-type="string">
            <text:p>05 46 37 11 59</text:p>
          </table:table-cell>
          <table:table-cell/>
          <table:table-cell table:style-name="ce13"/>
          <table:table-cell table:style-name="ce35" office:value-type="string">
            <text:p>LA ROCHELLE AUNI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E LATEULADE-BURKHOLDER</text:p>
          </table:table-cell>
          <table:table-cell table:style-name="ce5" office:value-type="string">
            <text:p>Anne</text:p>
          </table:table-cell>
          <table:table-cell office:value-type="string">
            <text:p>1974/1975</text:p>
          </table:table-cell>
          <table:table-cell table:style-name="ce10" office:value-type="string">
            <text:p>93704 Fresno (Californie)</text:p>
          </table:table-cell>
          <table:table-cell table:style-name="ce15" office:value-type="string">
            <text:p>323 E Hampton Fresno CA 93704</text:p>
          </table:table-cell>
          <table:table-cell office:value-type="string">
            <text:p>559 227 42 6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 LAVENERE ép BOURDEAU</text:p>
          </table:table-cell>
          <table:table-cell table:style-name="ce5" office:value-type="string">
            <text:p>Chantal</text:p>
          </table:table-cell>
          <table:table-cell office:value-type="string">
            <text:p>1981/1982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5 rue Durrens</text:p>
          </table:table-cell>
          <table:table-cell office:value-type="string">
            <text:p>05 53 47 59 5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 LAVENERE ép ROUSSEL</text:p>
          </table:table-cell>
          <table:table-cell table:style-name="ce5" office:value-type="string">
            <text:p>Marie</text:p>
          </table:table-cell>
          <table:table-cell office:value-type="string">
            <text:p>1977/1978</text:p>
          </table:table-cell>
          <table:table-cell table:style-name="ce10" office:value-type="string">
            <text:p>75008 Paris</text:p>
          </table:table-cell>
          <table:table-cell table:style-name="ce15" office:value-type="string">
            <text:p>11 rue de Naples</text:p>
          </table:table-cell>
          <table:table-cell office:value-type="string">
            <text:p>01 43 87 05 7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 SINETY épouse WL CARPENTER</text:p>
          </table:table-cell>
          <table:table-cell table:style-name="ce5" office:value-type="string">
            <text:p>Marie</text:p>
          </table:table-cell>
          <table:table-cell office:value-type="string">
            <text:p>1979/1980</text:p>
          </table:table-cell>
          <table:table-cell table:style-name="ce10" office:value-type="string">
            <text:p>Bloomington IN 47404</text:p>
          </table:table-cell>
          <table:table-cell table:style-name="ce15" office:value-type="string">
            <text:p>721 W Bayles Road</text:p>
          </table:table-cell>
          <table:table-cell office:value-type="float" office:value="8123328869">
            <text:p>812332886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CREUS</text:p>
          </table:table-cell>
          <table:table-cell table:style-name="ce5" office:value-type="string">
            <text:p>Benoit</text:p>
          </table:table-cell>
          <table:table-cell office:value-type="string">
            <text:p>1991/1992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13 avenue du chanoine Passail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FFIEUX</text:p>
          </table:table-cell>
          <table:table-cell table:style-name="ce5" office:value-type="string">
            <text:p>Clément</text:p>
          </table:table-cell>
          <table:table-cell office:value-type="string">
            <text:p>1998/199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Saint Genès</text:p>
          </table:table-cell>
          <table:table-cell office:value-type="string">
            <text:p>05 56 51 56 69</text:p>
          </table:table-cell>
          <table:table-cell office:value-type="string">
            <text:p>USA</text:p>
          </table:table-cell>
          <table:table-cell table:style-name="ce13" office:value-type="string">
            <text:p>cdeffieux@hotmail.com</text:p>
          </table:table-cell>
          <table:table-cell table:style-name="ce35" office:value-type="string">
            <text:p>ST MEDARD EN JALLES</text:p>
          </table:table-cell>
          <table:table-cell office:value-type="string">
            <text:p>Lennox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DEFFIEUX</text:p>
          </table:table-cell>
          <table:table-cell table:style-name="ce5" office:value-type="string">
            <text:p>Mathilde</text:p>
          </table:table-cell>
          <table:table-cell office:value-type="string">
            <text:p>2000/200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Saint Genès</text:p>
          </table:table-cell>
          <table:table-cell office:value-type="string">
            <text:p>05 56 51 56 69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paranormat@hotmail.com">paranormat@hotmail.com</text:a></text:span>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DEGRAVE</text:p>
          </table:table-cell>
          <table:table-cell table:style-name="ce5" office:value-type="string">
            <text:p>VANESSA</text:p>
          </table:table-cell>
          <table:table-cell office:value-type="string">
            <text:p>2008/2009</text:p>
          </table:table-cell>
          <table:table-cell table:style-name="ce10" office:value-type="string">
            <text:p>33160 ST MEDARD EN JALLES</text:p>
          </table:table-cell>
          <table:table-cell table:style-name="ce15" office:value-type="string">
            <text:p>1 bis rue edouard branly</text:p>
          </table:table-cell>
          <table:table-cell office:value-type="string">
            <text:p>05 56 05 98 91</text:p>
          </table:table-cell>
          <table:table-cell office:value-type="string">
            <text:p>Australie</text:p>
          </table:table-cell>
          <table:table-cell table:style-name="ce13" office:value-type="string">
            <text:p>vanouille_33@hotmail.fr</text:p>
          </table:table-cell>
          <table:table-cell table:style-name="ce35" office:value-type="string">
            <text:p>BORDEAUX NORD</text:p>
          </table:table-cell>
          <table:table-cell table:style-name="ce6" office:value-type="string">
            <text:p>Atherton</text:p>
          </table:table-cell>
          <table:table-cell table:style-name="ce61" office:value-type="float" office:value="9550">
            <text:p>955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DEGUILHEM</text:p>
          </table:table-cell>
          <table:table-cell table:style-name="ce5" office:value-type="string">
            <text:p>Karine</text:p>
          </table:table-cell>
          <table:table-cell office:value-type="string">
            <text:p>1987/1988</text:p>
          </table:table-cell>
          <table:table-cell table:style-name="ce10" office:value-type="string">
            <text:p>31470 Saiguede</text:p>
          </table:table-cell>
          <table:table-cell table:style-name="ce15" office:value-type="string">
            <text:p>Route de Saint Lys</text:p>
          </table:table-cell>
          <table:table-cell office:value-type="string">
            <text:p>05 62 23 74 11</text:p>
          </table:table-cell>
          <table:table-cell/>
          <table:table-cell table:style-name="ce13"/>
          <table:table-cell table:style-name="ce35"/>
          <table:table-cell table:number-columns-repeated="247"/>
        </table:table-row>
        <table:table-row table:style-name="ro2">
          <table:table-cell table:style-name="ce2" office:value-type="string">
            <text:p>DEJEAN</text:p>
          </table:table-cell>
          <table:table-cell table:style-name="ce5" office:value-type="string">
            <text:p>BENOIT</text:p>
          </table:table-cell>
          <table:table-cell office:value-type="string">
            <text:p>2007/2008</text:p>
          </table:table-cell>
          <table:table-cell table:style-name="ce10" office:value-type="string">
            <text:p>33410 Loupiac</text:p>
          </table:table-cell>
          <table:table-cell table:style-name="ce15" office:value-type="string">
            <text:p>1 le noble</text:p>
          </table:table-cell>
          <table:table-cell office:value-type="string">
            <text:p>05 56 62 14 78</text:p>
          </table:table-cell>
          <table:table-cell office:value-type="string">
            <text:p>Norvège</text:p>
          </table:table-cell>
          <table:table-cell table:style-name="ce13" office:value-type="string">
            <text:p>bens_benoit@hotmail.com</text:p>
          </table:table-cell>
          <table:table-cell table:style-name="ce35" office:value-type="string">
            <text:p>BORDEAUX EST</text:p>
          </table:table-cell>
          <table:table-cell table:style-name="ce40" office:value-type="string">
            <text:p>Askøy</text:p>
          </table:table-cell>
          <table:table-cell table:style-name="ce63" office:value-type="float" office:value="2260">
            <text:p>2260</text:p>
          </table:table-cell>
          <table:table-cell table:style-name="ce63"/>
          <table:table-cell table:number-columns-repeated="244"/>
        </table:table-row>
        <table:table-row table:style-name="ro2">
          <table:table-cell table:style-name="ce2" office:value-type="string">
            <text:p>DELAGE</text:p>
          </table:table-cell>
          <table:table-cell table:style-name="ce5" office:value-type="string">
            <text:p>LUCIE</text:p>
          </table:table-cell>
          <table:table-cell office:value-type="string">
            <text:p>2008/2009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74 rue bourbaki</text:p>
          </table:table-cell>
          <table:table-cell office:value-type="string">
            <text:p>05 40 01 96 89</text:p>
          </table:table-cell>
          <table:table-cell office:value-type="string">
            <text:p>Canada</text:p>
          </table:table-cell>
          <table:table-cell table:style-name="ce13" office:value-type="string">
            <text:p>lucie-delage@hotmail.fr</text:p>
          </table:table-cell>
          <table:table-cell table:style-name="ce35" office:value-type="string">
            <text:p>BLANQUEFORT</text:p>
          </table:table-cell>
          <table:table-cell table:style-name="ce6" office:value-type="string">
            <text:p>Cornwall</text:p>
          </table:table-cell>
          <table:table-cell table:style-name="ce61" office:value-type="float" office:value="7040">
            <text:p>704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DELAHAYE</text:p>
          </table:table-cell>
          <table:table-cell table:style-name="ce5" office:value-type="string">
            <text:p>Ghislain</text:p>
          </table:table-cell>
          <table:table-cell office:value-type="string">
            <text:p>1997/1998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LARUE</text:p>
          </table:table-cell>
          <table:table-cell table:style-name="ce5" office:value-type="string">
            <text:p>Adeline</text:p>
          </table:table-cell>
          <table:table-cell office:value-type="string">
            <text:p>2003/2004</text:p>
          </table:table-cell>
          <table:table-cell table:style-name="ce10" office:value-type="string">
            <text:p>17160 Matha</text:p>
          </table:table-cell>
          <table:table-cell table:style-name="ce15" office:value-type="string">
            <text:p>54 rue du Dr Coyrard</text:p>
          </table:table-cell>
          <table:table-cell office:value-type="string">
            <text:p>05 46 58 71 26</text:p>
          </table:table-cell>
          <table:table-cell/>
          <table:table-cell table:style-name="ce13"/>
          <table:table-cell table:style-name="ce35" office:value-type="string">
            <text:p>MATHA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ELCOURT épouse PICCOLI</text:p>
          </table:table-cell>
          <table:table-cell table:style-name="ce5" office:value-type="string">
            <text:p>Valérie</text:p>
          </table:table-cell>
          <table:table-cell office:value-type="string">
            <text:p>1986/1987</text:p>
          </table:table-cell>
          <table:table-cell table:style-name="ce10" office:value-type="string">
            <text:p>31100 Tréviso (Italie)</text:p>
          </table:table-cell>
          <table:table-cell table:style-name="ce15" office:value-type="string">
            <text:p>Via Oriani 60 A</text:p>
          </table:table-cell>
          <table:table-cell office:value-type="string">
            <text:p>05 46 91 82 0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ERUE</text:p>
          </table:table-cell>
          <table:table-cell table:style-name="ce5" office:value-type="string">
            <text:p>Marie-Alexia</text:p>
          </table:table-cell>
          <table:table-cell office:value-type="string">
            <text:p>1998/1999</text:p>
          </table:table-cell>
          <table:table-cell table:style-name="ce10" office:value-type="string">
            <text:p>47600 Espiens</text:p>
          </table:table-cell>
          <table:table-cell table:style-name="ce15" office:value-type="string">
            <text:p>Domaine de Caux</text:p>
          </table:table-cell>
          <table:table-cell office:value-type="string">
            <text:p>05 53 65 31 1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PECH</text:p>
          </table:table-cell>
          <table:table-cell table:style-name="ce5" office:value-type="string">
            <text:p>Françoise</text:p>
          </table:table-cell>
          <table:table-cell office:value-type="string">
            <text:p>1995/199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Berdoulin</text:p>
          </table:table-cell>
          <table:table-cell office:value-type="string">
            <text:p>05 53 65 28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PECH</text:p>
          </table:table-cell>
          <table:table-cell table:style-name="ce5" office:value-type="string">
            <text:p>Paulin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92 29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PLANQUE</text:p>
          </table:table-cell>
          <table:table-cell table:style-name="ce5" office:value-type="string">
            <text:p>Julien</text:p>
          </table:table-cell>
          <table:table-cell office:value-type="string">
            <text:p>1993/199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88 47 1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NEY épouse DE LA GARDE</text:p>
          </table:table-cell>
          <table:table-cell table:style-name="ce5" office:value-type="string">
            <text:p>Ségolène</text:p>
          </table:table-cell>
          <table:table-cell office:value-type="string">
            <text:p>1985/1986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4 bis rue Antoine Bourdelle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NIS épouse LAMBERT</text:p>
          </table:table-cell>
          <table:table-cell table:style-name="ce5" office:value-type="string">
            <text:p>Christine</text:p>
          </table:table-cell>
          <table:table-cell office:value-type="string">
            <text:p>1979/1980</text:p>
          </table:table-cell>
          <table:table-cell table:style-name="ce10" office:value-type="string">
            <text:p>64800 Nay</text:p>
          </table:table-cell>
          <table:table-cell table:style-name="ce15" office:value-type="string">
            <text:p>10 rue Notre-Dame</text:p>
          </table:table-cell>
          <table:table-cell office:value-type="string">
            <text:p>05 59 92 96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SCAMPS</text:p>
          </table:table-cell>
          <table:table-cell table:style-name="ce5" office:value-type="string">
            <text:p>Julie</text:p>
          </table:table-cell>
          <table:table-cell office:value-type="string">
            <text:p>2003/2004</text:p>
          </table:table-cell>
          <table:table-cell table:style-name="ce10" office:value-type="string">
            <text:p>17130 Tugeras</text:p>
          </table:table-cell>
          <table:table-cell table:style-name="ce15" office:value-type="string">
            <text:p>Le Bourg</text:p>
          </table:table-cell>
          <table:table-cell office:value-type="string">
            <text:p>05 46 48 50 17</text:p>
          </table:table-cell>
          <table:table-cell/>
          <table:table-cell table:style-name="ce13"/>
          <table:table-cell table:style-name="ce35"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ESCHAMPS</text:p>
          </table:table-cell>
          <table:table-cell table:style-name="ce5" office:value-type="string">
            <text:p>Lydia</text:p>
          </table:table-cell>
          <table:table-cell office:value-type="string">
            <text:p>1983/1984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0 rue du Général Leclerc</text:p>
          </table:table-cell>
          <table:table-cell office:value-type="string">
            <text:p>05 45 31 96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SCHAMPS</text:p>
          </table:table-cell>
          <table:table-cell table:style-name="ce5" office:value-type="string">
            <text:p>Noellie</text:p>
          </table:table-cell>
          <table:table-cell office:value-type="string">
            <text:p>1981/1982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0 rue du Général Leclerc</text:p>
          </table:table-cell>
          <table:table-cell office:value-type="string">
            <text:p>05 45 31 96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SSALAS</text:p>
          </table:table-cell>
          <table:table-cell table:style-name="ce5" office:value-type="string">
            <text:p>Lorène</text:p>
          </table:table-cell>
          <table:table-cell office:value-type="string">
            <text:p>2003/2004</text:p>
          </table:table-cell>
          <table:table-cell table:style-name="ce10" office:value-type="string">
            <text:p>40240 Lagrange</text:p>
          </table:table-cell>
          <table:table-cell table:style-name="ce15" office:value-type="string">
            <text:p>Le simsat</text:p>
          </table:table-cell>
          <table:table-cell office:value-type="string">
            <text:p>05 58 44 81 41</text:p>
          </table:table-cell>
          <table:table-cell/>
          <table:table-cell table:style-name="ce13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ESTOUESSE</text:p>
          </table:table-cell>
          <table:table-cell table:style-name="ce5" office:value-type="string">
            <text:p>Isabelle</text:p>
          </table:table-cell>
          <table:table-cell office:value-type="string">
            <text:p>1981/1982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1 rue du Port</text:p>
          </table:table-cell>
          <table:table-cell office:value-type="string">
            <text:p>05 53 65 28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VILLE</text:p>
          </table:table-cell>
          <table:table-cell table:style-name="ce5" office:value-type="string">
            <text:p>Mailys</text:p>
          </table:table-cell>
          <table:table-cell office:value-type="string">
            <text:p>2005/2006</text:p>
          </table:table-cell>
          <table:table-cell table:style-name="ce10" office:value-type="string">
            <text:p>33670 Sadirac</text:p>
          </table:table-cell>
          <table:table-cell table:style-name="ce15" office:value-type="string">
            <text:p>Clos Koster</text:p>
          </table:table-cell>
          <table:table-cell office:value-type="string">
            <text:p>05 56 30 65 25</text:p>
          </table:table-cell>
          <table:table-cell office:value-type="string">
            <text:p>Japon</text:p>
          </table:table-cell>
          <table:table-cell table:style-name="ce13" office:value-type="string">
            <text:p>deville_mai_crye@hotmail.fr</text:p>
          </table:table-cell>
          <table:table-cell table:style-name="ce35" office:value-type="string">
            <text:p>MARENNES OLER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EYZIEUX</text:p>
          </table:table-cell>
          <table:table-cell table:style-name="ce5" office:value-type="string">
            <text:p>Anne</text:p>
          </table:table-cell>
          <table:table-cell office:value-type="string">
            <text:p>1989/1990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30 avenue de Verdun</text:p>
          </table:table-cell>
          <table:table-cell office:value-type="string">
            <text:p>06 14 20 10 2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IAZ</text:p>
          </table:table-cell>
          <table:table-cell table:style-name="ce5" office:value-type="string">
            <text:p>Céline</text:p>
          </table:table-cell>
          <table:table-cell office:value-type="string">
            <text:p>1998/1999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75 rue de l'Or</text:p>
          </table:table-cell>
          <table:table-cell office:value-type="string">
            <text:p>05 56 66 37 5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IDILLON</text:p>
          </table:table-cell>
          <table:table-cell table:style-name="ce5" office:value-type="string">
            <text:p>Nathali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38 28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ILET épouse BANCON</text:p>
          </table:table-cell>
          <table:table-cell table:style-name="ce5" office:value-type="string">
            <text:p>Elise</text:p>
          </table:table-cell>
          <table:table-cell office:value-type="string">
            <text:p>1989/1990</text:p>
          </table:table-cell>
          <table:table-cell table:style-name="ce10" office:value-type="string">
            <text:p>33340 Lesparre</text:p>
          </table:table-cell>
          <table:table-cell table:style-name="ce15" office:value-type="string">
            <text:p>7 cours Georges Mandel</text:p>
          </table:table-cell>
          <table:table-cell office:value-type="string">
            <text:p>05 56 41 25 84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IOP</text:p>
          </table:table-cell>
          <table:table-cell table:style-name="ce5" office:value-type="string">
            <text:p>Myriam</text:p>
          </table:table-cell>
          <table:table-cell office:value-type="string">
            <text:p>2004/2005</text:p>
          </table:table-cell>
          <table:table-cell table:style-name="ce10" office:value-type="string">
            <text:p>47300 Villeneuve sur Lot</text:p>
          </table:table-cell>
          <table:table-cell table:style-name="ce15" office:value-type="string">
            <text:p>9 rue des Cadets de Gascogne</text:p>
          </table:table-cell>
          <table:table-cell office:value-type="string">
            <text:p>05 53 49 31 7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VILLENEUVE SUR LOT</text:p>
          </table:table-cell>
          <table:table-cell table:number-columns-repeated="2"/>
          <table:table-cell office:value-type="string">
            <text:p>06 76 98 84 63</text:p>
          </table:table-cell>
          <table:table-cell office:value-type="string">
            <text:p>VIT EN CORSE - ABSENT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DIU</text:p>
          </table:table-cell>
          <table:table-cell table:style-name="ce5" office:value-type="string">
            <text:p>Nathalie</text:p>
          </table:table-cell>
          <table:table-cell office:value-type="string">
            <text:p>1993/1994</text:p>
          </table:table-cell>
          <table:table-cell table:style-name="ce10" office:value-type="string">
            <text:p>W9 3DJ London (England)</text:p>
          </table:table-cell>
          <table:table-cell table:style-name="ce15" office:value-type="string">
            <text:p>26 Drayford Close</text:p>
          </table:table-cell>
          <table:table-cell office:value-type="string">
            <text:p>05 59 03 66 9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MENECH</text:p>
          </table:table-cell>
          <table:table-cell table:style-name="ce5" office:value-type="string">
            <text:p>Florie</text:p>
          </table:table-cell>
          <table:table-cell office:value-type="string">
            <text:p>2001/2002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2 allée du Discobole</text:p>
          </table:table-cell>
          <table:table-cell office:value-type="string">
            <text:p>05 56 47 17 8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NAT</text:p>
          </table:table-cell>
          <table:table-cell table:style-name="ce5" office:value-type="string">
            <text:p>Julie</text:p>
          </table:table-cell>
          <table:table-cell office:value-type="string">
            <text:p>1998/1999</text:p>
          </table:table-cell>
          <table:table-cell table:style-name="ce10" office:value-type="string">
            <text:p>17137 Esnandes</text:p>
          </table:table-cell>
          <table:table-cell table:style-name="ce15" office:value-type="string">
            <text:p>58 rue de l'Océan</text:p>
          </table:table-cell>
          <table:table-cell office:value-type="string">
            <text:p>05 46 01 37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RMEGNIE</text:p>
          </table:table-cell>
          <table:table-cell table:style-name="ce5" office:value-type="string">
            <text:p>Nathalie</text:p>
          </table:table-cell>
          <table:table-cell office:value-type="string">
            <text:p>1986/1987</text:p>
          </table:table-cell>
          <table:table-cell table:style-name="ce10" office:value-type="string">
            <text:p>92000 Nanterre</text:p>
          </table:table-cell>
          <table:table-cell table:style-name="ce15" office:value-type="string">
            <text:p>10 rue de Courbevoie</text:p>
          </table:table-cell>
          <table:table-cell office:value-type="string">
            <text:p>06 03 00 62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ST</text:p>
          </table:table-cell>
          <table:table-cell table:style-name="ce5" office:value-type="string">
            <text:p>Quentin</text:p>
          </table:table-cell>
          <table:table-cell office:value-type="string">
            <text:p>1999/2000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47 rue de Cauderes</text:p>
          </table:table-cell>
          <table:table-cell office:value-type="string">
            <text:p>05 56 04 49 4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OUILLOT épouse AMESTOY</text:p>
          </table:table-cell>
          <table:table-cell table:style-name="ce5" office:value-type="string">
            <text:p>Marie-Christine</text:p>
          </table:table-cell>
          <table:table-cell office:value-type="string">
            <text:p>1984/1985</text:p>
          </table:table-cell>
          <table:table-cell table:style-name="ce10" office:value-type="string">
            <text:p>54320 Maxeville</text:p>
          </table:table-cell>
          <table:table-cell table:style-name="ce15" office:value-type="string">
            <text:p>52 rue Aristide Briand</text:p>
          </table:table-cell>
          <table:table-cell office:value-type="string">
            <text:p>03 83 30 35 5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OULAIN</text:p>
          </table:table-cell>
          <table:table-cell table:style-name="ce5" office:value-type="string">
            <text:p>GREGOIRE</text:p>
          </table:table-cell>
          <table:table-cell office:value-type="string">
            <text:p>2008/2009</text:p>
          </table:table-cell>
          <table:table-cell table:style-name="ce10" office:value-type="string">
            <text:p>17250 SAINT-PORCHAIRE</text:p>
          </table:table-cell>
          <table:table-cell table:style-name="ce15" office:value-type="string">
            <text:p>la boisseliere, 8 rue des chenes</text:p>
          </table:table-cell>
          <table:table-cell office:value-type="string">
            <text:p>05 46 95 50 78</text:p>
          </table:table-cell>
          <table:table-cell office:value-type="string">
            <text:p>Brésil</text:p>
          </table:table-cell>
          <table:table-cell table:style-name="ce13" office:value-type="string">
            <text:p>gregoiredoulain@gmail.com</text:p>
          </table:table-cell>
          <table:table-cell office:value-type="string">
            <text:p>SAINTES</text:p>
          </table:table-cell>
          <table:table-cell table:style-name="ce6" office:value-type="string">
            <text:p>Araçatuba Leste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 table:visibility="filter">
          <table:table-cell table:style-name="ce2" office:value-type="string">
            <text:p>DOURTHOUS</text:p>
          </table:table-cell>
          <table:table-cell table:style-name="ce5" office:value-type="string">
            <text:p>Cathy</text:p>
          </table:table-cell>
          <table:table-cell office:value-type="string">
            <text:p>1981/1982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568 rue de Saint Girons</text:p>
          </table:table-cell>
          <table:table-cell office:value-type="string">
            <text:p>05 58 79 59 1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UTEAU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92380 Garches</text:p>
          </table:table-cell>
          <table:table-cell table:style-name="ce15" office:value-type="string">
            <text:p>29 et 33 rue Henri Régnault</text:p>
          </table:table-cell>
          <table:table-cell office:value-type="string">
            <text:p>05 45 32 03 1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UTRELOUX</text:p>
          </table:table-cell>
          <table:table-cell table:style-name="ce5" office:value-type="string">
            <text:p>Nicolas</text:p>
          </table:table-cell>
          <table:table-cell office:value-type="string">
            <text:p>1982/1983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40 rue des Graves</text:p>
          </table:table-cell>
          <table:table-cell office:value-type="string">
            <text:p>05 56 26 68 3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RAPÉ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426 rue de Courberieu</text:p>
          </table:table-cell>
          <table:table-cell office:value-type="string">
            <text:p>05 53 66 06 09</text:p>
          </table:table-cell>
          <table:table-cell/>
          <table:table-cell table:style-name="ce13"/>
          <table:table-cell table:style-name="ce35" office:value-type="string">
            <text:p>AGE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RAPÉ</text:p>
          </table:table-cell>
          <table:table-cell table:style-name="ce5" office:value-type="string">
            <text:p>Thomas</text:p>
          </table:table-cell>
          <table:table-cell office:value-type="string">
            <text:p>2005/2006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426 rue de Courberieu</text:p>
          </table:table-cell>
          <table:table-cell office:value-type="string">
            <text:p>05 53 66 06 09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thomasd47@hotmail.com">thomasd47@hotmail.com</text:a></text:span></text:p>
          </table:table-cell>
          <table:table-cell table:style-name="ce35" office:value-type="string">
            <text:p>AGEN DOYE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RAPEAUD</text:p>
          </table:table-cell>
          <table:table-cell table:style-name="ce5" office:value-type="string">
            <text:p>Isabelle</text:p>
          </table:table-cell>
          <table:table-cell office:value-type="string">
            <text:p>1986/198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Les Terrasses de Missy - 16 rue de Missy</text:p>
          </table:table-cell>
          <table:table-cell office:value-type="string">
            <text:p>05 46 43 34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RIGNY</text:p>
          </table:table-cell>
          <table:table-cell table:style-name="ce5" office:value-type="string">
            <text:p>Frédéric</text:p>
          </table:table-cell>
          <table:table-cell office:value-type="string">
            <text:p>1998/1999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Jean Moulin</text:p>
          </table:table-cell>
          <table:table-cell office:value-type="string">
            <text:p>05 56 36 67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RIGNY</text:p>
          </table:table-cell>
          <table:table-cell table:style-name="ce5" office:value-type="string">
            <text:p>Laure</text:p>
          </table:table-cell>
          <table:table-cell office:value-type="string">
            <text:p>1996/199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Jean Moulin</text:p>
          </table:table-cell>
          <table:table-cell office:value-type="string">
            <text:p>05 56 36 67 8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uredrigny@caramail.fr">lauredrigny@cara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ROUART</text:p>
          </table:table-cell>
          <table:table-cell table:style-name="ce5" office:value-type="string">
            <text:p>Charlotte</text:p>
          </table:table-cell>
          <table:table-cell office:value-type="string">
            <text:p>2006/200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8 rue Saint Yon</text:p>
          </table:table-cell>
          <table:table-cell office:value-type="string">
            <text:p>05 46 41 60 17</text:p>
          </table:table-cell>
          <table:table-cell office:value-type="string">
            <text:p>Nvelle Zélande</text:p>
          </table:table-cell>
          <table:table-cell table:style-name="ce13" office:value-type="string">
            <text:p><text:span text:style-name="T2"><text:a xlink:href="mailto:charlotte-lartiste@hotmail.fr">charlotte-lartiste@hotmail.fr</text:a></text:span></text:p>
          </table:table-cell>
          <table:table-cell table:style-name="ce34" office:value-type="string">
            <text:p>LA ROCHELLE</text:p>
          </table:table-cell>
          <table:table-cell table:style-name="ce37"/>
          <table:table-cell office:value-type="float" office:value="9940">
            <text:p>99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DU MAS DE PAYSAC</text:p>
          </table:table-cell>
          <table:table-cell table:style-name="ce5" office:value-type="string">
            <text:p>Come</text:p>
          </table:table-cell>
          <table:table-cell office:value-type="string">
            <text:p>1998/1999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31 90 4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ART</text:p>
          </table:table-cell>
          <table:table-cell table:style-name="ce5" office:value-type="string">
            <text:p>Agnès</text:p>
          </table:table-cell>
          <table:table-cell office:value-type="string">
            <text:p>1993/1994</text:p>
          </table:table-cell>
          <table:table-cell table:style-name="ce10" office:value-type="string">
            <text:p>64240 Louvie Juzon</text:p>
          </table:table-cell>
          <table:table-cell table:style-name="ce15" office:value-type="string">
            <text:p>rue d'Anglas</text:p>
          </table:table-cell>
          <table:table-cell office:value-type="string">
            <text:p>06 87 03 80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BICKI</text:p>
          </table:table-cell>
          <table:table-cell table:style-name="ce5" office:value-type="string">
            <text:p>LEA</text:p>
          </table:table-cell>
          <table:table-cell office:value-type="string">
            <text:p>2007/2008</text:p>
          </table:table-cell>
          <table:table-cell table:style-name="ce10" office:value-type="string">
            <text:p>47500 Blanquefort</text:p>
          </table:table-cell>
          <table:table-cell table:style-name="ce15" office:value-type="string">
            <text:p>la sauvetat de blanquefort</text:p>
          </table:table-cell>
          <table:table-cell office:value-type="string">
            <text:p>05 53 40 68 11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aelle1@hotmail.fr">aelle1@hotmail.fr</text:a></text:span></text:p>
          </table:table-cell>
          <table:table-cell table:style-name="ce35" office:value-type="string">
            <text:p>FUMEL</text:p>
          </table:table-cell>
          <table:table-cell table:style-name="ce44" office:value-type="string">
            <text:p>Chihuahua Enlace</text:p>
          </table:table-cell>
          <table:table-cell office:value-type="float" office:value="4110">
            <text:p>411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DUBOIS</text:p>
          </table:table-cell>
          <table:table-cell table:style-name="ce5" office:value-type="string">
            <text:p>Anne-Sophie</text:p>
          </table:table-cell>
          <table:table-cell office:value-type="string">
            <text:p>2001/2002</text:p>
          </table:table-cell>
          <table:table-cell table:style-name="ce10" office:value-type="string">
            <text:p>33580 Saint Ferme</text:p>
          </table:table-cell>
          <table:table-cell table:style-name="ce15" office:value-type="string">
            <text:p>Manoir de James</text:p>
          </table:table-cell>
          <table:table-cell office:value-type="string">
            <text:p>05 56 61 69 7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BOIS</text:p>
          </table:table-cell>
          <table:table-cell table:style-name="ce5" office:value-type="string">
            <text:p>Claire</text:p>
          </table:table-cell>
          <table:table-cell office:value-type="string">
            <text:p>1993/1994</text:p>
          </table:table-cell>
          <table:table-cell table:style-name="ce10" office:value-type="string">
            <text:p>64500 Orthez</text:p>
          </table:table-cell>
          <table:table-cell table:style-name="ce15" office:value-type="string">
            <text:p>2 rue du Gave</text:p>
          </table:table-cell>
          <table:table-cell office:value-type="string">
            <text:p>05 59 69 00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Mael</text:p>
          </table:table-cell>
          <table:table-cell office:value-type="string">
            <text:p>2006/2007</text:p>
          </table:table-cell>
          <table:table-cell table:style-name="ce10" office:value-type="string">
            <text:p>33770 Salles</text:p>
          </table:table-cell>
          <table:table-cell table:style-name="ce15" office:value-type="string">
            <text:p>6 chemin du Jin</text:p>
          </table:table-cell>
          <table:table-cell office:value-type="string">
            <text:p>05 56 88 25 98</text:p>
          </table:table-cell>
          <table:table-cell office:value-type="string">
            <text:p>Brésil</text:p>
          </table:table-cell>
          <table:table-cell table:style-name="ce13" office:value-type="string">
            <text:p>mael.d@hotmail.fr</text:p>
          </table:table-cell>
          <table:table-cell table:style-name="ce34" office:value-type="string">
            <text:p>ARCACHON</text:p>
          </table:table-cell>
          <table:table-cell table:style-name="ce37" office:value-type="string">
            <text:p>Araçatuba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Marie-Cécile</text:p>
          </table:table-cell>
          <table:table-cell office:value-type="string">
            <text:p>2000/2001</text:p>
          </table:table-cell>
          <table:table-cell table:style-name="ce10" office:value-type="string">
            <text:p>33580 Saint Ferme</text:p>
          </table:table-cell>
          <table:table-cell table:style-name="ce15" office:value-type="string">
            <text:p>Manoir de James</text:p>
          </table:table-cell>
          <table:table-cell office:value-type="string">
            <text:p>05 56 61 69 75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midubois2@wanadoo,fr">midubois2@wanadoo,fr</text:a></text:span></text:p>
          </table:table-cell>
          <table:table-cell office:value-type="string">
            <text:p>LA REO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BOUILH</text:p>
          </table:table-cell>
          <table:table-cell table:style-name="ce5" office:value-type="string">
            <text:p>Marie-Alice</text:p>
          </table:table-cell>
          <table:table-cell office:value-type="string">
            <text:p>2000/2001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Gaujac</text:p>
          </table:table-cell>
          <table:table-cell office:value-type="string">
            <text:p>05 53 93 62 42</text:p>
          </table:table-cell>
          <table:table-cell/>
          <table:table-cell table:style-name="ce27"/>
          <table:table-cell office:value-type="string">
            <text:p>TONNEI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UBOURG</text:p>
          </table:table-cell>
          <table:table-cell table:style-name="ce5" office:value-type="string">
            <text:p>Loic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1 57 8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CASSE</text:p>
          </table:table-cell>
          <table:table-cell table:style-name="ce5" office:value-type="string">
            <text:p>Noellie</text:p>
          </table:table-cell>
          <table:table-cell office:value-type="string">
            <text:p>1998/1999</text:p>
          </table:table-cell>
          <table:table-cell table:style-name="ce10" office:value-type="string">
            <text:p>47310 Ste Colombe en Brulhois</text:p>
          </table:table-cell>
          <table:table-cell table:style-name="ce15" office:value-type="string">
            <text:p>Peyrerose</text:p>
          </table:table-cell>
          <table:table-cell office:value-type="string">
            <text:p>05 53 67 03 4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UCKERS épouse HOTCHKISS</text:p>
          </table:table-cell>
          <table:table-cell table:style-name="ce5" office:value-type="string">
            <text:p>Patricia</text:p>
          </table:table-cell>
          <table:table-cell office:value-type="string">
            <text:p>1981/1982</text:p>
          </table:table-cell>
          <table:table-cell table:style-name="ce10" office:value-type="string">
            <text:p>T2T 6E2 Calgary (Canada)</text:p>
          </table:table-cell>
          <table:table-cell table:style-name="ce15" office:value-type="string">
            <text:p>21/27 Vimy way S-W Alberta</text:p>
          </table:table-cell>
          <table:table-cell/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UCLOS</text:p>
          </table:table-cell>
          <table:table-cell table:style-name="ce5" office:value-type="string">
            <text:p>Marion</text:p>
          </table:table-cell>
          <table:table-cell office:value-type="string">
            <text:p>1998/1999</text:p>
          </table:table-cell>
          <table:table-cell table:style-name="ce10" office:value-type="string">
            <text:p>16430 Balzac</text:p>
          </table:table-cell>
          <table:table-cell table:style-name="ce15" office:value-type="string">
            <text:p>Les Bourdeix</text:p>
          </table:table-cell>
          <table:table-cell office:value-type="string">
            <text:p>05 45 68 80 0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COS</text:p>
          </table:table-cell>
          <table:table-cell table:style-name="ce5" office:value-type="string">
            <text:p>Nicolas</text:p>
          </table:table-cell>
          <table:table-cell office:value-type="string">
            <text:p>1994/1995</text:p>
          </table:table-cell>
          <table:table-cell table:style-name="ce10" office:value-type="string">
            <text:p>47310 Ste Colombe en Brulhois</text:p>
          </table:table-cell>
          <table:table-cell table:style-name="ce15" office:value-type="string">
            <text:p>Lassor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COUDRE</text:p>
          </table:table-cell>
          <table:table-cell table:style-name="ce5" office:value-type="string">
            <text:p>RAPHAËLLE</text:p>
          </table:table-cell>
          <table:table-cell office:value-type="string">
            <text:p>2008/2009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36 avenue des chasseurs</text:p>
          </table:table-cell>
          <table:table-cell office:value-type="string">
            <text:p>05 59 52 46 40</text:p>
          </table:table-cell>
          <table:table-cell office:value-type="string">
            <text:p>Australie</text:p>
          </table:table-cell>
          <table:table-cell table:style-name="ce13" office:value-type="string">
            <text:p>raphaellebtz64@hotmail.com</text:p>
          </table:table-cell>
          <table:table-cell office:value-type="string">
            <text:p>BAYONNE-BIARRITZ</text:p>
          </table:table-cell>
          <table:table-cell table:style-name="ce48" office:value-type="string">
            <text:p>Caringbah</text:p>
          </table:table-cell>
          <table:table-cell table:style-name="ce61" office:value-type="float" office:value="9750">
            <text:p>975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DUCOURNAU</text:p>
          </table:table-cell>
          <table:table-cell table:style-name="ce5" office:value-type="string">
            <text:p>Carine</text:p>
          </table:table-cell>
          <table:table-cell office:value-type="string">
            <text:p>1989/1990</text:p>
          </table:table-cell>
          <table:table-cell table:style-name="ce10" office:value-type="string">
            <text:p>40160 Gastes</text:p>
          </table:table-cell>
          <table:table-cell table:style-name="ce15" office:value-type="string">
            <text:p>1 rue de Mano</text:p>
          </table:table-cell>
          <table:table-cell office:value-type="string">
            <text:p>05 58 09 74 73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UCOURNAU</text:p>
          </table:table-cell>
          <table:table-cell table:style-name="ce5" office:value-type="string">
            <text:p>Stéphanie</text:p>
          </table:table-cell>
          <table:table-cell office:value-type="string">
            <text:p>1992/1993</text:p>
          </table:table-cell>
          <table:table-cell table:style-name="ce10" office:value-type="string">
            <text:p>64200 Arcangues</text:p>
          </table:table-cell>
          <table:table-cell table:style-name="ce15" office:value-type="string">
            <text:p>Villa Sambroque - quai Chapelet</text:p>
          </table:table-cell>
          <table:table-cell office:value-type="string">
            <text:p>05 59 23 75 2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UCOURNEAU épouse TOLEDO</text:p>
          </table:table-cell>
          <table:table-cell table:style-name="ce5" office:value-type="string">
            <text:p>Ségolène</text:p>
          </table:table-cell>
          <table:table-cell office:value-type="string">
            <text:p>1991/1992</text:p>
          </table:table-cell>
          <table:table-cell table:style-name="ce10" office:value-type="string">
            <text:p>33710 Pugnac</text:p>
          </table:table-cell>
          <table:table-cell table:style-name="ce15" office:value-type="string">
            <text:p>10 Les champs de Bert</text:p>
          </table:table-cell>
          <table:table-cell office:value-type="string">
            <text:p>05 57 64 34 5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Oregon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DUFFA</text:p>
          </table:table-cell>
          <table:table-cell table:style-name="ce5" office:value-type="string">
            <text:p>Damien</text:p>
          </table:table-cell>
          <table:table-cell office:value-type="string">
            <text:p>2002/2003</text:p>
          </table:table-cell>
          <table:table-cell table:style-name="ce10" office:value-type="string">
            <text:p>47150 Gavaudun</text:p>
          </table:table-cell>
          <table:table-cell table:style-name="ce15" office:value-type="string">
            <text:p>Laurenque</text:p>
          </table:table-cell>
          <table:table-cell office:value-type="string">
            <text:p>05 53 36 35 03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damienduffa83@hotmail.com">damienduffa83@hotmail.com</text:a></text:span></text:p>
          </table:table-cell>
          <table:table-cell office:value-type="string">
            <text:p>FUMEL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>
          <table:table-cell table:style-name="ce2" office:value-type="string">
            <text:p>DUFFAU épouse MESSMEL</text:p>
          </table:table-cell>
          <table:table-cell table:style-name="ce5" office:value-type="string">
            <text:p>Cathy</text:p>
          </table:table-cell>
          <table:table-cell office:value-type="string">
            <text:p>1987/1988</text:p>
          </table:table-cell>
          <table:table-cell table:style-name="ce10" office:value-type="string">
            <text:p>92663 Newport Beach CA (USA)</text:p>
          </table:table-cell>
          <table:table-cell table:style-name="ce15" office:value-type="string">
            <text:p>33 Starfish Court</text:p>
          </table:table-cell>
          <table:table-cell office:value-type="string">
            <text:p><text:s/>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FFAU épouse TASTET</text:p>
          </table:table-cell>
          <table:table-cell table:style-name="ce5" office:value-type="string">
            <text:p>Valérie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8 96 15 89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UFOREAU épouse KUHN</text:p>
          </table:table-cell>
          <table:table-cell table:style-name="ce5" office:value-type="string">
            <text:p>Hélène</text:p>
          </table:table-cell>
          <table:table-cell office:value-type="string">
            <text:p>1992/1993</text:p>
          </table:table-cell>
          <table:table-cell table:style-name="ce10" office:value-type="string">
            <text:p>70200 Frotey lès Lure</text:p>
          </table:table-cell>
          <table:table-cell table:style-name="ce15" office:value-type="string">
            <text:p>12 rue du stade</text:p>
          </table:table-cell>
          <table:table-cell office:value-type="string">
            <text:p>03 84 63 14 4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JARDIN</text:p>
          </table:table-cell>
          <table:table-cell table:style-name="ce5" office:value-type="string">
            <text:p>Katia</text:p>
          </table:table-cell>
          <table:table-cell office:value-type="string">
            <text:p>1980/1981</text:p>
          </table:table-cell>
          <table:table-cell table:style-name="ce10" office:value-type="string">
            <text:p>64200 Biarri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LAU</text:p>
          </table:table-cell>
          <table:table-cell table:style-name="ce5" office:value-type="string">
            <text:p>Philippe</text:p>
          </table:table-cell>
          <table:table-cell office:value-type="string">
            <text:p>1983/1984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7 Impasse Larribau</text:p>
          </table:table-cell>
          <table:table-cell office:value-type="string">
            <text:p>06 64 82 62 1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ULONG</text:p>
          </table:table-cell>
          <table:table-cell table:style-name="ce5" office:value-type="string">
            <text:p>Vincent</text:p>
          </table:table-cell>
          <table:table-cell office:value-type="string">
            <text:p>2000/2001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Donnefort Haut 970 rue Armand Fallières</text:p>
          </table:table-cell>
          <table:table-cell office:value-type="string">
            <text:p>05 53 47 15 46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dulong_vincent@numericable,fr">dulong_vincent@numericable,fr</text:a></text:span></text:p>
          </table:table-cell>
          <table:table-cell office:value-type="string">
            <text:p>FUMEL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LOUE</text:p>
          </table:table-cell>
          <table:table-cell table:style-name="ce5" office:value-type="string">
            <text:p>CHLOE</text:p>
          </table:table-cell>
          <table:table-cell office:value-type="string">
            <text:p>2007/2008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7 , le monteil</text:p>
          </table:table-cell>
          <table:table-cell office:value-type="string">
            <text:p>05 57 42 91 54</text:p>
          </table:table-cell>
          <table:table-cell office:value-type="string">
            <text:p>Afrique du Sud</text:p>
          </table:table-cell>
          <table:table-cell table:style-name="ce13" office:value-type="string">
            <text:p>missdu40@hotmail.com</text:p>
          </table:table-cell>
          <table:table-cell table:style-name="ce35" office:value-type="string">
            <text:p>BLAYE</text:p>
          </table:table-cell>
          <table:table-cell table:style-name="ce40" office:value-type="string">
            <text:p>Ladysmith Emnambithi</text:p>
          </table:table-cell>
          <table:table-cell office:value-type="float" office:value="9270">
            <text:p>92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MAS</text:p>
          </table:table-cell>
          <table:table-cell table:style-name="ce5" office:value-type="string">
            <text:p>Célin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45 95 83 0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ANGOULEME DOYE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DUMONT</text:p>
          </table:table-cell>
          <table:table-cell table:style-name="ce5" office:value-type="string">
            <text:p>Julie</text:p>
          </table:table-cell>
          <table:table-cell office:value-type="string">
            <text:p>1996/199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4 48 2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MORA</text:p>
          </table:table-cell>
          <table:table-cell table:style-name="ce5" office:value-type="string">
            <text:p>Marlyse</text:p>
          </table:table-cell>
          <table:table-cell office:value-type="string">
            <text:p>1994/1995</text:p>
          </table:table-cell>
          <table:table-cell table:style-name="ce10" office:value-type="string">
            <text:p>33100 Bordeaux</text:p>
          </table:table-cell>
          <table:table-cell table:style-name="ce15" office:value-type="string">
            <text:p>15 rue Beranger</text:p>
          </table:table-cell>
          <table:table-cell office:value-type="string">
            <text:p>05 56 86 56 9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HIL</text:p>
          </table:table-cell>
          <table:table-cell table:style-name="ce5" office:value-type="string">
            <text:p>Stéphanie</text:p>
          </table:table-cell>
          <table:table-cell office:value-type="string">
            <text:p>1987/1988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79 boulevard Pierre 1er</text:p>
          </table:table-cell>
          <table:table-cell office:value-type="string">
            <text:p>05 56 08 61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IN</text:p>
          </table:table-cell>
          <table:table-cell table:style-name="ce5" office:value-type="string">
            <text:p>Nathalie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LANTIER</text:p>
          </table:table-cell>
          <table:table-cell table:style-name="ce5" office:value-type="string">
            <text:p>Carmen</text:p>
          </table:table-cell>
          <table:table-cell office:value-type="string">
            <text:p>1999/2000</text:p>
          </table:table-cell>
          <table:table-cell table:style-name="ce10" office:value-type="string">
            <text:p>33200 Bordeaux</text:p>
          </table:table-cell>
          <table:table-cell table:style-name="ce17" office:value-type="string">
            <text:p>25 rue Godard : <text:span text:style-name="T1">adresse parents</text:span></text:p>
          </table:table-cell>
          <table:table-cell office:value-type="string">
            <text:p>05 56 02 56 67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LANTIER</text:p>
          </table:table-cell>
          <table:table-cell table:style-name="ce5" office:value-type="string">
            <text:p>Fleur</text:p>
          </table:table-cell>
          <table:table-cell office:value-type="string">
            <text:p>1998/1999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58 avenue Cassagne</text:p>
          </table:table-cell>
          <table:table-cell office:value-type="string">
            <text:p>05 56 40 49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LANTIER</text:p>
          </table:table-cell>
          <table:table-cell table:style-name="ce5" office:value-type="string">
            <text:p>Pomme</text:p>
          </table:table-cell>
          <table:table-cell office:value-type="string">
            <text:p>1996/1997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58 avenue Cassagne</text:p>
          </table:table-cell>
          <table:table-cell office:value-type="string">
            <text:p>05 56 40 49 16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PONT</text:p>
          </table:table-cell>
          <table:table-cell table:style-name="ce5" office:value-type="string">
            <text:p>Benoit</text:p>
          </table:table-cell>
          <table:table-cell office:value-type="string">
            <text:p>1990/1991</text:p>
          </table:table-cell>
          <table:table-cell table:style-name="ce10" office:value-type="string">
            <text:p>26111 Canberra (Australie)</text:p>
          </table:table-cell>
          <table:table-cell table:style-name="ce15" office:value-type="string">
            <text:p>2 Nangon Street - wanamanga act</text:p>
          </table:table-cell>
          <table:table-cell office:value-type="string">
            <text:p>061 262 87 78 2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RAT</text:p>
          </table:table-cell>
          <table:table-cell table:style-name="ce5" office:value-type="string">
            <text:p>Patricia</text:p>
          </table:table-cell>
          <table:table-cell office:value-type="string">
            <text:p>2003/2004</text:p>
          </table:table-cell>
          <table:table-cell table:style-name="ce10" office:value-type="string">
            <text:p>40090 Mazerolles</text:p>
          </table:table-cell>
          <table:table-cell table:style-name="ce15" office:value-type="string">
            <text:p>703 route de Villeneuve</text:p>
          </table:table-cell>
          <table:table-cell office:value-type="string">
            <text:p>05 58 46 30 20</text:p>
          </table:table-cell>
          <table:table-cell/>
          <table:table-cell table:style-name="ce13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URAND épouse CHIBERRY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33370 Montagne St Emilion</text:p>
          </table:table-cell>
          <table:table-cell table:style-name="ce15" office:value-type="string">
            <text:p>Le Teynier</text:p>
          </table:table-cell>
          <table:table-cell office:value-type="string">
            <text:p>06 81 80 90 3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RANDEAU</text:p>
          </table:table-cell>
          <table:table-cell table:style-name="ce5" office:value-type="string">
            <text:p>Perrine</text:p>
          </table:table-cell>
          <table:table-cell office:value-type="string">
            <text:p>1982/1983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La Maison Rouge - 2 rue des Citronniers</text:p>
          </table:table-cell>
          <table:table-cell office:value-type="string">
            <text:p>05 59 20 02 5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RANDEAU (DCD)</text:p>
          </table:table-cell>
          <table:table-cell table:style-name="ce5" office:value-type="string">
            <text:p>Christophe</text:p>
          </table:table-cell>
          <table:table-cell office:value-type="string">
            <text:p>1975/1976</text:p>
          </table:table-cell>
          <table:table-cell table:style-name="ce10" office:value-type="string">
            <text:p>64700 Henday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ROUX épouse DE SALETTES</text:p>
          </table:table-cell>
          <table:table-cell table:style-name="ce5" office:value-type="string">
            <text:p>Sophie</text:p>
          </table:table-cell>
          <table:table-cell office:value-type="string">
            <text:p>1990/1991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8 avenue des Alouettes</text:p>
          </table:table-cell>
          <table:table-cell office:value-type="string">
            <text:p>05 56 28 07 9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TOYA</text:p>
          </table:table-cell>
          <table:table-cell table:style-name="ce5" office:value-type="string">
            <text:p>Marie-Pierre</text:p>
          </table:table-cell>
          <table:table-cell office:value-type="string">
            <text:p>1978/1979</text:p>
          </table:table-cell>
          <table:table-cell table:style-name="ce10" office:value-type="string">
            <text:p>75004 Paris</text:p>
          </table:table-cell>
          <table:table-cell table:style-name="ce15" office:value-type="string">
            <text:p>27 rue des Francs Bourgeois</text:p>
          </table:table-cell>
          <table:table-cell office:value-type="string">
            <text:p>01 42 77 97 9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LSON</text:p>
          </table:table-cell>
          <table:table-cell table:style-name="ce5" office:value-type="string">
            <text:p>Nathalie</text:p>
          </table:table-cell>
          <table:table-cell office:value-type="string">
            <text:p>1988/1989</text:p>
          </table:table-cell>
          <table:table-cell table:style-name="ce10" office:value-type="string">
            <text:p>NE2 1DP Newcastle (England)</text:p>
          </table:table-cell>
          <table:table-cell table:style-name="ce15" office:value-type="string">
            <text:p>173 Dinsdale road</text:p>
          </table:table-cell>
          <table:table-cell office:value-type="string">
            <text:p>044 191 232 25 5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ENAUD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17230 Marans</text:p>
          </table:table-cell>
          <table:table-cell table:style-name="ce15" office:value-type="string">
            <text:p>19 rue Gambetta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ESCUDERO</text:p>
          </table:table-cell>
          <table:table-cell table:style-name="ce5" office:value-type="string">
            <text:p>Marine</text:p>
          </table:table-cell>
          <table:table-cell office:value-type="string">
            <text:p>2001/2002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249 rue des Méduses</text:p>
          </table:table-cell>
          <table:table-cell office:value-type="string">
            <text:p>05 58 78 20 70</text:p>
          </table:table-cell>
          <table:table-cell office:value-type="string">
            <text:p>Finland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ESLAN</text:p>
          </table:table-cell>
          <table:table-cell table:style-name="ce5" office:value-type="string">
            <text:p>Anaelle</text:p>
          </table:table-cell>
          <table:table-cell office:value-type="string">
            <text:p>2004/2005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8 allée de Suffren</text:p>
          </table:table-cell>
          <table:table-cell office:value-type="string">
            <text:p>05 57 42 87 76</text:p>
          </table:table-cell>
          <table:table-cell office:value-type="string">
            <text:p>Afrique du Sud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ETCHANDY</text:p>
          </table:table-cell>
          <table:table-cell table:style-name="ce5" office:value-type="string">
            <text:p>Catherine</text:p>
          </table:table-cell>
          <table:table-cell office:value-type="string">
            <text:p>1987/1988</text:p>
          </table:table-cell>
          <table:table-cell table:style-name="ce10" office:value-type="string">
            <text:p>97200 Fort de France</text:p>
          </table:table-cell>
          <table:table-cell table:style-name="ce15" office:value-type="string">
            <text:p>60 rue du Professeur Garcin - Didier</text:p>
          </table:table-cell>
          <table:table-cell office:value-type="string">
            <text:p>05 59 28 08 0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TCHANDY</text:p>
          </table:table-cell>
          <table:table-cell table:style-name="ce5" office:value-type="string">
            <text:p>Céline</text:p>
          </table:table-cell>
          <table:table-cell office:value-type="string">
            <text:p>1991/1992</text:p>
          </table:table-cell>
          <table:table-cell table:style-name="ce10" office:value-type="string">
            <text:p>74960 Meythet</text:p>
          </table:table-cell>
          <table:table-cell table:style-name="ce15" office:value-type="string">
            <text:p>11 allée des Cèdres - Résidence des Cyclamens</text:p>
          </table:table-cell>
          <table:table-cell office:value-type="string">
            <text:p>04 50 24 42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ETCHEBARNE</text:p>
          </table:table-cell>
          <table:table-cell table:style-name="ce5" office:value-type="string">
            <text:p>Vincent</text:p>
          </table:table-cell>
          <table:table-cell office:value-type="string">
            <text:p>1998/1999</text:p>
          </table:table-cell>
          <table:table-cell table:style-name="ce10" office:value-type="string">
            <text:p>64490 Urdos</text:p>
          </table:table-cell>
          <table:table-cell table:style-name="ce15" office:value-type="string">
            <text:p>Restaurant Le Chalet Col du Somport</text:p>
          </table:table-cell>
          <table:table-cell office:value-type="string">
            <text:p>06 64 17 35 3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TCHEBERREGARAY</text:p>
          </table:table-cell>
          <table:table-cell table:style-name="ce5" office:value-type="string">
            <text:p>Jean-Pierre</text:p>
          </table:table-cell>
          <table:table-cell office:value-type="string">
            <text:p>1973/1974</text:p>
          </table:table-cell>
          <table:table-cell table:style-name="ce10" office:value-type="string">
            <text:p>64500 St-Jean de Lu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ETCHEVERRY</text:p>
          </table:table-cell>
          <table:table-cell table:style-name="ce5" office:value-type="string">
            <text:p>Marie-Eve</text:p>
          </table:table-cell>
          <table:table-cell office:value-type="string">
            <text:p>1990/1991</text:p>
          </table:table-cell>
          <table:table-cell table:style-name="ce10" office:value-type="string">
            <text:p>64190 Camblong</text:p>
          </table:table-cell>
          <table:table-cell table:style-name="ce15" office:value-type="string">
            <text:p>Quartier La Chapelle Castelnau</text:p>
          </table:table-cell>
          <table:table-cell office:value-type="string">
            <text:p>05 59 66 00 4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TCHEVERRY ep DIEUDONNÉ</text:p>
          </table:table-cell>
          <table:table-cell table:style-name="ce5" office:value-type="string">
            <text:p>Marie-Denise</text:p>
          </table:table-cell>
          <table:table-cell office:value-type="string">
            <text:p>1981/198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Pharmacie des Pyrénées - 5 Place Amédée Gab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AGALDE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24 rue Conrad</text:p>
          </table:table-cell>
          <table:table-cell/>
          <table:table-cell office:value-type="string">
            <text:p>Japon</text:p>
          </table:table-cell>
          <table:table-cell table:style-name="ce13" office:value-type="string">
            <text:p>j.fagalde@hotmail.fr</text:p>
          </table:table-cell>
          <table:table-cell office:value-type="string">
            <text:p>NER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AGALDE ép. BRUGER</text:p>
          </table:table-cell>
          <table:table-cell table:style-name="ce5" office:value-type="string">
            <text:p>Karin</text:p>
          </table:table-cell>
          <table:table-cell office:value-type="string">
            <text:p>1996/1997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Les Contes d'Albret</text:p>
          </table:table-cell>
          <table:table-cell office:value-type="string">
            <text:p>05 53 65 18 73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karinbruger@yahoo.fr">karinbruger@yahoo.fr</text:a></text:span></text:p>
          </table:table-cell>
          <table:table-cell office:value-type="string">
            <text:p>NERAC</text:p>
          </table:table-cell>
          <table:table-cell office:value-type="string">
            <text:p>Geraldton, Ontario 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FAISAN</text:p>
          </table:table-cell>
          <table:table-cell table:style-name="ce5" office:value-type="string">
            <text:p>Emilie</text:p>
          </table:table-cell>
          <table:table-cell office:value-type="string">
            <text:p>2005/2006</text:p>
          </table:table-cell>
          <table:table-cell table:style-name="ce10" office:value-type="string">
            <text:p>33710 Lansac</text:p>
          </table:table-cell>
          <table:table-cell table:style-name="ce15" office:value-type="string">
            <text:p>5 Le Bourg</text:p>
          </table:table-cell>
          <table:table-cell office:value-type="string">
            <text:p>05 57 68 21 28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AIVRE D'ARCIER</text:p>
          </table:table-cell>
          <table:table-cell table:style-name="ce5" office:value-type="string">
            <text:p>Christen</text:p>
          </table:table-cell>
          <table:table-cell office:value-type="string">
            <text:p>1979/198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58 rue Rouget de Lisle</text:p>
          </table:table-cell>
          <table:table-cell office:value-type="string">
            <text:p>05 53 69 37 9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ALICON</text:p>
          </table:table-cell>
          <table:table-cell table:style-name="ce5" office:value-type="string">
            <text:p>Jean-Philippe</text:p>
          </table:table-cell>
          <table:table-cell office:value-type="string">
            <text:p>1987/1988</text:p>
          </table:table-cell>
          <table:table-cell table:style-name="ce10" office:value-type="string">
            <text:p>40440 Ondres</text:p>
          </table:table-cell>
          <table:table-cell table:style-name="ce15" office:value-type="string">
            <text:p>Castel d'Eve 287 allée des Bergeronnettes</text:p>
          </table:table-cell>
          <table:table-cell office:value-type="string">
            <text:p>05 59 45 33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ARGUE</text:p>
          </table:table-cell>
          <table:table-cell table:style-name="ce5" office:value-type="string">
            <text:p>Pascal</text:p>
          </table:table-cell>
          <table:table-cell office:value-type="string">
            <text:p>1978/1979</text:p>
          </table:table-cell>
          <table:table-cell table:style-name="ce10" office:value-type="string">
            <text:p>40280 St Pierre du Mont</text:p>
          </table:table-cell>
          <table:table-cell table:style-name="ce15" office:value-type="string">
            <text:p>250 avenue de la Chênaie</text:p>
          </table:table-cell>
          <table:table-cell office:value-type="string">
            <text:p>05 58 75 05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AURE</text:p>
          </table:table-cell>
          <table:table-cell table:style-name="ce5" office:value-type="string">
            <text:p>CECILE</text:p>
          </table:table-cell>
          <table:table-cell office:value-type="string">
            <text:p>2008/2009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4, rue des droits de l'homme</text:p>
          </table:table-cell>
          <table:table-cell office:value-type="string">
            <text:p>05 46 99 55 90</text:p>
          </table:table-cell>
          <table:table-cell office:value-type="string">
            <text:p>Mexique</text:p>
          </table:table-cell>
          <table:table-cell table:style-name="ce13" office:value-type="string">
            <text:p>ciloulilette17@hotmail.fr</text:p>
          </table:table-cell>
          <table:table-cell office:value-type="string">
            <text:p>ROCHEFORT</text:p>
          </table:table-cell>
          <table:table-cell table:style-name="ce6" office:value-type="string">
            <text:p>Juitepec</text:p>
          </table:table-cell>
          <table:table-cell table:style-name="ce61" office:value-type="float" office:value="4180">
            <text:p>418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FAURIO</text:p>
          </table:table-cell>
          <table:table-cell table:style-name="ce5" office:value-type="string">
            <text:p>David</text:p>
          </table:table-cell>
          <table:table-cell office:value-type="string">
            <text:p>1992/1993</text:p>
          </table:table-cell>
          <table:table-cell table:style-name="ce10" office:value-type="string">
            <text:p>75003 Paris</text:p>
          </table:table-cell>
          <table:table-cell table:style-name="ce15" office:value-type="string">
            <text:p>20 rue Turbigot - App. 5 D</text:p>
          </table:table-cell>
          <table:table-cell office:value-type="string">
            <text:p>01 42 74 27 9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AYOLLE-LAPLANCHE</text:p>
          </table:table-cell>
          <table:table-cell table:style-name="ce5" office:value-type="string">
            <text:p>Marie</text:p>
          </table:table-cell>
          <table:table-cell office:value-type="string">
            <text:p>2000/2001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4 rue Alfred de Musset</text:p>
          </table:table-cell>
          <table:table-cell office:value-type="string">
            <text:p>05 56 97 84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ENIOU</text:p>
          </table:table-cell>
          <table:table-cell table:style-name="ce5" office:value-type="string">
            <text:p>Nicolas</text:p>
          </table:table-cell>
          <table:table-cell office:value-type="string">
            <text:p>2002/2003</text:p>
          </table:table-cell>
          <table:table-cell table:style-name="ce10" office:value-type="string">
            <text:p>16120 Angeac</text:p>
          </table:table-cell>
          <table:table-cell table:style-name="ce15" office:value-type="string">
            <text:p>Le Moulin</text:p>
          </table:table-cell>
          <table:table-cell office:value-type="string">
            <text:p>05 45 97 33 4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icolasfeniou@hotmail.com">nicolasfeniou@hotmail.com</text:a></text:span></text:p>
          </table:table-cell>
          <table:table-cell office:value-type="string">
            <text:p>ANGOULEM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FERT</text:p>
          </table:table-cell>
          <table:table-cell table:style-name="ce5" office:value-type="string">
            <text:p>PAUL</text:p>
          </table:table-cell>
          <table:table-cell office:value-type="string">
            <text:p>2008/2009</text:p>
          </table:table-cell>
          <table:table-cell table:style-name="ce10" office:value-type="string">
            <text:p>64300 ARGAGNON</text:p>
          </table:table-cell>
          <table:table-cell table:style-name="ce15" office:value-type="string">
            <text:p>2356 route marcerin</text:p>
          </table:table-cell>
          <table:table-cell office:value-type="string">
            <text:p>05 59 67 68 55</text:p>
          </table:table-cell>
          <table:table-cell office:value-type="string">
            <text:p>Chili</text:p>
          </table:table-cell>
          <table:table-cell table:style-name="ce13" office:value-type="string">
            <text:p>paul.fert@hotmail.fr</text:p>
          </table:table-cell>
          <table:table-cell office:value-type="string">
            <text:p>LACQ-ORTHEZ</text:p>
          </table:table-cell>
          <table:table-cell table:style-name="ce6" office:value-type="string">
            <text:p>Peñalolen</text:p>
          </table:table-cell>
          <table:table-cell table:style-name="ce61" office:value-type="float" office:value="4340">
            <text:p>4340</text:p>
          </table:table-cell>
          <table:table-cell table:style-name="ce61"/>
          <table:table-cell table:number-columns-repeated="244"/>
        </table:table-row>
        <table:table-row table:style-name="ro3">
          <table:table-cell table:style-name="ce2" office:value-type="string">
            <text:p>FEYRY</text:p>
          </table:table-cell>
          <table:table-cell table:style-name="ce5" office:value-type="string">
            <text:p>TOM</text:p>
          </table:table-cell>
          <table:table-cell office:value-type="string">
            <text:p>2007/2008</text:p>
          </table:table-cell>
          <table:table-cell table:style-name="ce10" office:value-type="string">
            <text:p>33160 Saint Médard en Jalles</text:p>
          </table:table-cell>
          <table:table-cell table:style-name="ce15" office:value-type="string">
            <text:p>25 rue alain gerbault</text:p>
          </table:table-cell>
          <table:table-cell office:value-type="string">
            <text:p>05 56 05 02 02</text:p>
          </table:table-cell>
          <table:table-cell office:value-type="string">
            <text:p>Brésil</text:p>
          </table:table-cell>
          <table:table-cell table:style-name="ce13" office:value-type="string">
            <text:p>tomtom33@hotmail.fr</text:p>
          </table:table-cell>
          <table:table-cell table:style-name="ce35" office:value-type="string">
            <text:p>ST MEDARD EN JALLES</text:p>
          </table:table-cell>
          <table:table-cell table:style-name="ce41" office:value-type="string">
            <text:p>Campo Grande Norte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FISTAROL</text:p>
          </table:table-cell>
          <table:table-cell table:style-name="ce5" office:value-type="string">
            <text:p>Valérie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1 58 77 25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LAMAND</text:p>
          </table:table-cell>
          <table:table-cell table:style-name="ce5" office:value-type="string">
            <text:p>Vincent</text:p>
          </table:table-cell>
          <table:table-cell office:value-type="string">
            <text:p>1990/1991</text:p>
          </table:table-cell>
          <table:table-cell table:style-name="ce10" office:value-type="string">
            <text:p>75007 Paris</text:p>
          </table:table-cell>
          <table:table-cell table:style-name="ce15" office:value-type="string">
            <text:p>9 Passage Landrieu</text:p>
          </table:table-cell>
          <table:table-cell office:value-type="string">
            <text:p>01 45 51 60 9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LOGNY épouse CATRISSE</text:p>
          </table:table-cell>
          <table:table-cell table:style-name="ce5" office:value-type="string">
            <text:p>Aude</text:p>
          </table:table-cell>
          <table:table-cell office:value-type="string">
            <text:p>1978/1979</text:p>
          </table:table-cell>
          <table:table-cell table:style-name="ce10" office:value-type="string">
            <text:p>94120 Fontenay sous bois</text:p>
          </table:table-cell>
          <table:table-cell table:style-name="ce15" office:value-type="string">
            <text:p>43 rue Pierre Brossolette</text:p>
          </table:table-cell>
          <table:table-cell office:value-type="string">
            <text:p>01 48 75 24 9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LOR</text:p>
          </table:table-cell>
          <table:table-cell table:style-name="ce5" office:value-type="string">
            <text:p>Patricia</text:p>
          </table:table-cell>
          <table:table-cell office:value-type="string">
            <text:p>1976/1977</text:p>
          </table:table-cell>
          <table:table-cell table:style-name="ce10" office:value-type="string">
            <text:p>40800 Aire sur l'Adour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LOUREZ</text:p>
          </table:table-cell>
          <table:table-cell table:style-name="ce5" office:value-type="string">
            <text:p>Colette</text:p>
          </table:table-cell>
          <table:table-cell office:value-type="string">
            <text:p>1982/1983</text:p>
          </table:table-cell>
          <table:table-cell table:style-name="ce10" office:value-type="string">
            <text:p>24660 Notre Dame de Salilhac</text:p>
          </table:table-cell>
          <table:table-cell table:style-name="ce15" office:value-type="string">
            <text:p>36 rue des Rossignols</text:p>
          </table:table-cell>
          <table:table-cell office:value-type="string">
            <text:p>05 53 06 12 9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RNARI</text:p>
          </table:table-cell>
          <table:table-cell table:style-name="ce5" office:value-type="string">
            <text:p>Maryline</text:p>
          </table:table-cell>
          <table:table-cell office:value-type="string">
            <text:p>1996/199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6 avenue M. Laborde</text:p>
          </table:table-cell>
          <table:table-cell office:value-type="string">
            <text:p>06 03 16 40 1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RTIN</text:p>
          </table:table-cell>
          <table:table-cell table:style-name="ce5" office:value-type="string">
            <text:p>Arthur</text:p>
          </table:table-cell>
          <table:table-cell office:value-type="string">
            <text:p>2005/2006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16 rue de Leybardie</text:p>
          </table:table-cell>
          <table:table-cell office:value-type="string">
            <text:p>05 56 50 06 30</text:p>
          </table:table-cell>
          <table:table-cell office:value-type="string">
            <text:p>USA</text:p>
          </table:table-cell>
          <table:table-cell table:style-name="ce13" office:value-type="string">
            <text:p>yudelaly@msn.com</text:p>
          </table:table-cell>
          <table:table-cell table:style-name="ce35" office:value-type="string">
            <text:p>BORDEAUX SUD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FORZY</text:p>
          </table:table-cell>
          <table:table-cell table:style-name="ce5" office:value-type="string">
            <text:p>Erika</text:p>
          </table:table-cell>
          <table:table-cell office:value-type="string">
            <text:p>1987/1988</text:p>
          </table:table-cell>
          <table:table-cell table:style-name="ce10" office:value-type="string">
            <text:p>London NS1 (England)</text:p>
          </table:table-cell>
          <table:table-cell table:style-name="ce15" office:value-type="string">
            <text:p>178 Highbury Hill</text:p>
          </table:table-cell>
          <table:table-cell office:value-type="string">
            <text:p>044 207 32 39 9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SSE</text:p>
          </table:table-cell>
          <table:table-cell table:style-name="ce5" office:value-type="string">
            <text:p>Lauren</text:p>
          </table:table-cell>
          <table:table-cell office:value-type="string">
            <text:p>2005/200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4 rue Jean Mermoz</text:p>
          </table:table-cell>
          <table:table-cell office:value-type="string">
            <text:p>05 58 78 23 47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jolafille@hotmail.com">jolafille@hotmail.com</text:a></text:span></text:p>
          </table:table-cell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OSSE</text:p>
          </table:table-cell>
          <table:table-cell table:style-name="ce5" office:value-type="string">
            <text:p>Tiphaine</text:p>
          </table:table-cell>
          <table:table-cell office:value-type="string">
            <text:p>2003/2004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4 rue Jean Mermoz</text:p>
          </table:table-cell>
          <table:table-cell office:value-type="string">
            <text:p>05 58 78 23 47</text:p>
          </table:table-cell>
          <table:table-cell office:value-type="string">
            <text:p>Australie</text:p>
          </table:table-cell>
          <table:table-cell table:style-name="ce13"/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OUCAULT</text:p>
          </table:table-cell>
          <table:table-cell table:style-name="ce5" office:value-type="string">
            <text:p>Denis</text:p>
          </table:table-cell>
          <table:table-cell office:value-type="string">
            <text:p>1993/1994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1 boulevard Delignié</text:p>
          </table:table-cell>
          <table:table-cell office:value-type="string">
            <text:p>05 45 32 12 4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UCAULT</text:p>
          </table:table-cell>
          <table:table-cell table:style-name="ce5" office:value-type="string">
            <text:p>Pierre</text:p>
          </table:table-cell>
          <table:table-cell office:value-type="string">
            <text:p>1998/1999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1 boulevard Delignié</text:p>
          </table:table-cell>
          <table:table-cell office:value-type="string">
            <text:p>05 45 32 12 4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UGERIT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17220 La Jarrie</text:p>
          </table:table-cell>
          <table:table-cell table:style-name="ce15" office:value-type="string">
            <text:p>10 rue des 4 chevalie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URMAUX-LAINÉ</text:p>
          </table:table-cell>
          <table:table-cell table:style-name="ce5" office:value-type="string">
            <text:p>Clément</text:p>
          </table:table-cell>
          <table:table-cell office:value-type="string">
            <text:p>2001/2002</text:p>
          </table:table-cell>
          <table:table-cell table:style-name="ce10" office:value-type="string">
            <text:p>16230 Nanclars</text:p>
          </table:table-cell>
          <table:table-cell table:style-name="ce15" office:value-type="string">
            <text:p>Le Bourg</text:p>
          </table:table-cell>
          <table:table-cell office:value-type="string">
            <text:p>05 45 20 74 0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OURNIER</text:p>
          </table:table-cell>
          <table:table-cell table:style-name="ce5" office:value-type="string">
            <text:p>Justine</text:p>
          </table:table-cell>
          <table:table-cell office:value-type="string">
            <text:p>2004/2005</text:p>
          </table:table-cell>
          <table:table-cell table:style-name="ce10" office:value-type="string">
            <text:p>17139 Dompierre sur Mer</text:p>
          </table:table-cell>
          <table:table-cell table:style-name="ce15" office:value-type="string">
            <text:p>10 rue Pierre et Marie Curie</text:p>
          </table:table-cell>
          <table:table-cell office:value-type="string">
            <text:p>05 46 35 41 76</text:p>
          </table:table-cell>
          <table:table-cell office:value-type="string">
            <text:p>Equateur</text:p>
          </table:table-cell>
          <table:table-cell table:style-name="ce13"/>
          <table:table-cell table:number-columns-repeated="4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FOURNIER</text:p>
          </table:table-cell>
          <table:table-cell table:style-name="ce5" office:value-type="string">
            <text:p>Marie-Line</text:p>
          </table:table-cell>
          <table:table-cell office:value-type="string">
            <text:p>1997/1998</text:p>
          </table:table-cell>
          <table:table-cell table:style-name="ce10" office:value-type="string">
            <text:p>69009 Cyon</text:p>
          </table:table-cell>
          <table:table-cell table:style-name="ce15" office:value-type="string">
            <text:p>16 rue Cothin</text:p>
          </table:table-cell>
          <table:table-cell office:value-type="string">
            <text:p>06 76 49 95 04</text:p>
          </table:table-cell>
          <table:table-cell/>
          <table:table-cell table:style-name="ce27" office:value-type="string">
            <text:p>moimeme79@hotmail.com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FOURNIER</text:p>
          </table:table-cell>
          <table:table-cell table:style-name="ce5" office:value-type="string">
            <text:p>Nicolas</text:p>
          </table:table-cell>
          <table:table-cell office:value-type="string">
            <text:p>1993/1994</text:p>
          </table:table-cell>
          <table:table-cell table:style-name="ce10" office:value-type="string">
            <text:p>64200 Bassussarry</text:p>
          </table:table-cell>
          <table:table-cell table:style-name="ce15" office:value-type="string">
            <text:p>route des Pins</text:p>
          </table:table-cell>
          <table:table-cell office:value-type="string">
            <text:p>05 59 43 09 9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RANCOIS</text:p>
          </table:table-cell>
          <table:table-cell table:style-name="ce5" office:value-type="string">
            <text:p>ARTHUR</text:p>
          </table:table-cell>
          <table:table-cell office:value-type="string">
            <text:p>2008/2009</text:p>
          </table:table-cell>
          <table:table-cell table:style-name="ce10" office:value-type="string">
            <text:p>17690 ANGOULINS</text:p>
          </table:table-cell>
          <table:table-cell table:style-name="ce15" office:value-type="string">
            <text:p>10, rue des tamaris</text:p>
          </table:table-cell>
          <table:table-cell office:value-type="string">
            <text:p>05 46 56 85 77</text:p>
          </table:table-cell>
          <table:table-cell office:value-type="string">
            <text:p>Australie</text:p>
          </table:table-cell>
          <table:table-cell table:style-name="ce13" office:value-type="string">
            <text:p>arthurfrancois@hotmail.fr</text:p>
          </table:table-cell>
          <table:table-cell office:value-type="string">
            <text:p>LA ROCHELLE</text:p>
          </table:table-cell>
          <table:table-cell table:style-name="ce6" office:value-type="string">
            <text:p>Myrtleford</text:p>
          </table:table-cell>
          <table:table-cell table:style-name="ce61" office:value-type="float" office:value="9790">
            <text:p>979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FREMAUX</text:p>
          </table:table-cell>
          <table:table-cell table:style-name="ce5" office:value-type="string">
            <text:p>Claire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ROC</text:p>
          </table:table-cell>
          <table:table-cell table:style-name="ce5" office:value-type="string">
            <text:p>MAËLLE</text:p>
          </table:table-cell>
          <table:table-cell office:value-type="string">
            <text:p>2008/2009</text:p>
          </table:table-cell>
          <table:table-cell table:style-name="ce10" office:value-type="string">
            <text:p>17320 MARENNES</text:p>
          </table:table-cell>
          <table:table-cell table:style-name="ce15" office:value-type="string">
            <text:p>4 a rue marceau</text:p>
          </table:table-cell>
          <table:table-cell office:value-type="string">
            <text:p>05 46 85 47 69</text:p>
          </table:table-cell>
          <table:table-cell office:value-type="string">
            <text:p>Mexique</text:p>
          </table:table-cell>
          <table:table-cell table:style-name="ce13" office:value-type="string">
            <text:p>maelle_08_maren@hotmail.com</text:p>
          </table:table-cell>
          <table:table-cell office:value-type="string">
            <text:p>MARENNES OLERON</text:p>
          </table:table-cell>
          <table:table-cell table:style-name="ce6" office:value-type="string">
            <text:p>Tepic</text:p>
          </table:table-cell>
          <table:table-cell table:style-name="ce61" office:value-type="float" office:value="4150">
            <text:p>415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GABORIAUD</text:p>
          </table:table-cell>
          <table:table-cell table:style-name="ce5" office:value-type="string">
            <text:p>Emilie</text:p>
          </table:table-cell>
          <table:table-cell office:value-type="string">
            <text:p>2000/2001</text:p>
          </table:table-cell>
          <table:table-cell table:style-name="ce10" office:value-type="string">
            <text:p>33650 La Brède</text:p>
          </table:table-cell>
          <table:table-cell table:style-name="ce15" office:value-type="string">
            <text:p>24 allée Pré de la Rosière</text:p>
          </table:table-cell>
          <table:table-cell office:value-type="string">
            <text:p>05 56 20 35 60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emiliegaboriaud@hotmail,com">emiliegaboriaud@hotmail,com</text:a></text:span></text:p>
          </table:table-cell>
          <table:table-cell office:value-type="string">
            <text:p>TALENC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GABORIEAU</text:p>
          </table:table-cell>
          <table:table-cell table:style-name="ce5" office:value-type="string">
            <text:p>Isabelle</text:p>
          </table:table-cell>
          <table:table-cell office:value-type="string">
            <text:p>1983/1984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35 Avenue de la Reine Victoria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CHÉ</text:p>
          </table:table-cell>
          <table:table-cell table:style-name="ce5" office:value-type="string">
            <text:p>ADRIANE</text:p>
          </table:table-cell>
          <table:table-cell office:value-type="string">
            <text:p>2008/2009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 rue jean de la fontaine</text:p>
          </table:table-cell>
          <table:table-cell office:value-type="string">
            <text:p>05 57 22 08 31</text:p>
          </table:table-cell>
          <table:table-cell office:value-type="string">
            <text:p>Australie</text:p>
          </table:table-cell>
          <table:table-cell table:style-name="ce13" office:value-type="string">
            <text:p>adriane.gache@hotmail.fr</text:p>
          </table:table-cell>
          <table:table-cell office:value-type="string">
            <text:p>TALENCE</text:p>
          </table:table-cell>
          <table:table-cell table:style-name="ce44" office:value-type="string">
            <text:p>Fortitude Valley</text:p>
          </table:table-cell>
          <table:table-cell table:style-name="ce61" office:value-type="float" office:value="9600">
            <text:p>960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GACHET épouse BRAVI</text:p>
          </table:table-cell>
          <table:table-cell table:style-name="ce5" office:value-type="string">
            <text:p>Charlotte</text:p>
          </table:table-cell>
          <table:table-cell office:value-type="string">
            <text:p>1986/1987</text:p>
          </table:table-cell>
          <table:table-cell table:style-name="ce10" office:value-type="string">
            <text:p>31400 Toulouse</text:p>
          </table:table-cell>
          <table:table-cell table:style-name="ce15" office:value-type="string">
            <text:p>9 rue Henry Montaut</text:p>
          </table:table-cell>
          <table:table-cell office:value-type="string">
            <text:p>05 61 52 93 1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CHET épouse DAUREL</text:p>
          </table:table-cell>
          <table:table-cell table:style-name="ce5" office:value-type="string">
            <text:p>Julie</text:p>
          </table:table-cell>
          <table:table-cell office:value-type="string">
            <text:p>1981/1982</text:p>
          </table:table-cell>
          <table:table-cell table:style-name="ce10" office:value-type="string">
            <text:p>40140 Soustons</text:p>
          </table:table-cell>
          <table:table-cell table:style-name="ce15" office:value-type="string">
            <text:p>15 avenue du lac</text:p>
          </table:table-cell>
          <table:table-cell office:value-type="string">
            <text:p>05 58 41 26 3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CS</text:p>
          </table:table-cell>
          <table:table-cell table:style-name="ce5" office:value-type="string">
            <text:p>Alexandra</text:p>
          </table:table-cell>
          <table:table-cell office:value-type="string">
            <text:p>1991/1992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73 boulevard du Pdt Franklin Roosevelt</text:p>
          </table:table-cell>
          <table:table-cell office:value-type="string">
            <text:p>05 56 04 17 7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ALLEGO-SANCHEZ</text:p>
          </table:table-cell>
          <table:table-cell table:style-name="ce5" office:value-type="string">
            <text:p>Pierre</text:p>
          </table:table-cell>
          <table:table-cell office:value-type="string">
            <text:p>1996/1997</text:p>
          </table:table-cell>
          <table:table-cell table:style-name="ce10" office:value-type="string">
            <text:p>01000 Bourg en Bresse</text:p>
          </table:table-cell>
          <table:table-cell table:style-name="ce15" office:value-type="string">
            <text:p>15 rue des Graves</text:p>
          </table:table-cell>
          <table:table-cell office:value-type="string">
            <text:p>04 74 52 13 7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MELIN</text:p>
          </table:table-cell>
          <table:table-cell table:style-name="ce5" office:value-type="string">
            <text:p>Fanny</text:p>
          </table:table-cell>
          <table:table-cell office:value-type="string">
            <text:p>2003/200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82 50 23 56</text:p>
          </table:table-cell>
          <table:table-cell/>
          <table:table-cell table:style-name="ce13"/>
          <table:table-cell table:style-name="ce35" office:value-type="string">
            <text:p>LA ROCHELLE ATLAN.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GANDOUET</text:p>
          </table:table-cell>
          <table:table-cell table:style-name="ce5" office:value-type="string">
            <text:p>Caroline</text:p>
          </table:table-cell>
          <table:table-cell office:value-type="string">
            <text:p>1993/1994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1 rue Montmirail</text:p>
          </table:table-cell>
          <table:table-cell office:value-type="string">
            <text:p>05 46 43 04 4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NDOUET</text:p>
          </table:table-cell>
          <table:table-cell table:style-name="ce5" office:value-type="string">
            <text:p>Violaine</text:p>
          </table:table-cell>
          <table:table-cell office:value-type="string">
            <text:p>1996/199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1 rue Montmirail</text:p>
          </table:table-cell>
          <table:table-cell office:value-type="string">
            <text:p>06 66 99 85 66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RCIA</text:p>
          </table:table-cell>
          <table:table-cell table:style-name="ce5" office:value-type="string">
            <text:p>MAUD</text:p>
          </table:table-cell>
          <table:table-cell office:value-type="string">
            <text:p>2007/2008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3 avenue d'ares</text:p>
          </table:table-cell>
          <table:table-cell office:value-type="string">
            <text:p>06 85 02 03 07</text:p>
          </table:table-cell>
          <table:table-cell office:value-type="string">
            <text:p>USA</text:p>
          </table:table-cell>
          <table:table-cell table:style-name="ce13" office:value-type="string">
            <text:p>maudlatope@hotmail.fr</text:p>
          </table:table-cell>
          <table:table-cell table:style-name="ce35" office:value-type="string">
            <text:p>BORDEAUX</text:p>
          </table:table-cell>
          <table:table-cell table:style-name="ce40" office:value-type="string">
            <text:p>St Andrew/Charleston</text:p>
          </table:table-cell>
          <table:table-cell office:value-type="float" office:value="7770">
            <text:p>777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GAREZ</text:p>
          </table:table-cell>
          <table:table-cell table:style-name="ce5" office:value-type="string">
            <text:p>Blandine</text:p>
          </table:table-cell>
          <table:table-cell office:value-type="string">
            <text:p>2006/2007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leelou1606@hotmail.com</text:p>
          </table:table-cell>
          <table:table-cell table:style-name="ce34" office:value-type="string">
            <text:p>NERAC</text:p>
          </table:table-cell>
          <table:table-cell table:style-name="ce37"/>
          <table:table-cell office:value-type="float" office:value="5190">
            <text:p>519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GAREZ</text:p>
          </table:table-cell>
          <table:table-cell table:style-name="ce5" office:value-type="string">
            <text:p>Charles</text:p>
          </table:table-cell>
          <table:table-cell office:value-type="string">
            <text:p>1999/2000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harles_garez@hotmail.com">charles_garez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GAREZ</text:p>
          </table:table-cell>
          <table:table-cell table:style-name="ce5" office:value-type="string">
            <text:p>Hélène</text:p>
          </table:table-cell>
          <table:table-cell office:value-type="string">
            <text:p>2005/2006</text:p>
          </table:table-cell>
          <table:table-cell table:style-name="ce10" office:value-type="string">
            <text:p>47190 Aiguillon</text:p>
          </table:table-cell>
          <table:table-cell table:style-name="ce15" office:value-type="string">
            <text:p>Ramon</text:p>
          </table:table-cell>
          <table:table-cell office:value-type="string">
            <text:p>05 53 88 11 88</text:p>
          </table:table-cell>
          <table:table-cell office:value-type="string">
            <text:p>Norvège</text:p>
          </table:table-cell>
          <table:table-cell table:style-name="ce13" office:value-type="string">
            <text:p>fermederamon@wanadoo.fr</text:p>
          </table:table-cell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GAREZ</text:p>
          </table:table-cell>
          <table:table-cell table:style-name="ce5" office:value-type="string">
            <text:p>Olivier</text:p>
          </table:table-cell>
          <table:table-cell office:value-type="string">
            <text:p>2004/2005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olivier.garez@insa-rouen.fr">olivier.garez@insa-rouen.fr</text:a></text:span></text:p>
          </table:table-cell>
          <table:table-cell office:value-type="string">
            <text:p>NERAC</text:p>
          </table:table-cell>
          <table:table-cell table:number-columns-repeated="2"/>
          <table:table-cell office:value-type="string">
            <text:p>06 21 86 15 69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GAREZ</text:p>
          </table:table-cell>
          <table:table-cell table:style-name="ce5" office:value-type="string">
            <text:p>Pierre</text:p>
          </table:table-cell>
          <table:table-cell office:value-type="string">
            <text:p>2001/2002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ROS</text:p>
          </table:table-cell>
          <table:table-cell table:style-name="ce5" office:value-type="string">
            <text:p>Jade</text:p>
          </table:table-cell>
          <table:table-cell office:value-type="string">
            <text:p>2003/2004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1 allée des Hortensias</text:p>
          </table:table-cell>
          <table:table-cell office:value-type="string">
            <text:p>05 56 28 79 72</text:p>
          </table:table-cell>
          <table:table-cell/>
          <table:table-cell table:style-name="ce13"/>
          <table:table-cell table:style-name="ce35" office:value-type="string">
            <text:p>PESSAC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ARROT-LOUSTEAU ep MIGNOT</text:p>
          </table:table-cell>
          <table:table-cell table:style-name="ce5" office:value-type="string">
            <text:p>Catherine</text:p>
          </table:table-cell>
          <table:table-cell office:value-type="string">
            <text:p>1979/1980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73 bis Allée Cazaux</text:p>
          </table:table-cell>
          <table:table-cell office:value-type="string">
            <text:p>05 56 66 57 8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CHE</text:p>
          </table:table-cell>
          <table:table-cell table:style-name="ce5" office:value-type="string">
            <text:p>Véronique</text:p>
          </table:table-cell>
          <table:table-cell office:value-type="string">
            <text:p>2004/2005</text:p>
          </table:table-cell>
          <table:table-cell table:style-name="ce10" office:value-type="string">
            <text:p>64200 Bassussarry</text:p>
          </table:table-cell>
          <table:table-cell table:style-name="ce15" office:value-type="string">
            <text:p>Luzean - chemin Etchessahar</text:p>
          </table:table-cell>
          <table:table-cell office:value-type="string">
            <text:p>05 59 03 54 71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vero_64g@msn.com">vero_64g@msn.com</text:a></text:span></text:p>
          </table:table-cell>
          <table:table-cell office:value-type="string">
            <text:p>MAULEON</text:p>
          </table:table-cell>
          <table:table-cell table:number-columns-repeated="2"/>
          <table:table-cell office:value-type="string">
            <text:p>06 74 03 16 05</text:p>
          </table:table-cell>
          <table:table-cell table:number-columns-repeated="244"/>
        </table:table-row>
        <table:table-row table:style-name="ro2" table:visibility="filter">
          <table:table-cell table:style-name="ce2" office:value-type="string">
            <text:p>GAUCHET</text:p>
          </table:table-cell>
          <table:table-cell table:style-name="ce5" office:value-type="string">
            <text:p>Thomas</text:p>
          </table:table-cell>
          <table:table-cell office:value-type="string">
            <text:p>2001/200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La Loge - Route de l'Houmeau</text:p>
          </table:table-cell>
          <table:table-cell office:value-type="string">
            <text:p>05 46 67 95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UDIN</text:p>
          </table:table-cell>
          <table:table-cell table:style-name="ce5" office:value-type="string">
            <text:p>Thierry</text:p>
          </table:table-cell>
          <table:table-cell office:value-type="string">
            <text:p>1989/1990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85-87 rue St Maur - Appt 238</text:p>
          </table:table-cell>
          <table:table-cell office:value-type="string">
            <text:p>06 07 34 33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ULIN</text:p>
          </table:table-cell>
          <table:table-cell table:style-name="ce5" office:value-type="string">
            <text:p>Hubert</text:p>
          </table:table-cell>
          <table:table-cell office:value-type="string">
            <text:p>1989/199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5bis <text:s/>Boulevard de la République</text:p>
          </table:table-cell>
          <table:table-cell office:value-type="string">
            <text:p>06 70 48 87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TRON</text:p>
          </table:table-cell>
          <table:table-cell table:style-name="ce5" office:value-type="string">
            <text:p>Frédéric</text:p>
          </table:table-cell>
          <table:table-cell office:value-type="string">
            <text:p>1996/1997</text:p>
          </table:table-cell>
          <table:table-cell table:style-name="ce10" office:value-type="string">
            <text:p>33710 Gauriac</text:p>
          </table:table-cell>
          <table:table-cell table:style-name="ce15" office:value-type="string">
            <text:p>19 Roque de Thau</text:p>
          </table:table-cell>
          <table:table-cell office:value-type="string">
            <text:p>06 60 87 56 3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AUVRIT</text:p>
          </table:table-cell>
          <table:table-cell table:style-name="ce5" office:value-type="string">
            <text:p>Emeline</text:p>
          </table:table-cell>
          <table:table-cell office:value-type="string">
            <text:p>2001/2002</text:p>
          </table:table-cell>
          <table:table-cell table:style-name="ce10" office:value-type="string">
            <text:p>64270 Salies de Béarn</text:p>
          </table:table-cell>
          <table:table-cell table:style-name="ce15" office:value-type="string">
            <text:p>66 avenue de la Trinité</text:p>
          </table:table-cell>
          <table:table-cell office:value-type="string">
            <text:p>05 59 65 00 4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VIGNIAUX</text:p>
          </table:table-cell>
          <table:table-cell table:style-name="ce5" office:value-type="string">
            <text:p>Claire</text:p>
          </table:table-cell>
          <table:table-cell office:value-type="string">
            <text:p>2001/2002</text:p>
          </table:table-cell>
          <table:table-cell table:style-name="ce10" office:value-type="string">
            <text:p>17220 Sainte Soulle</text:p>
          </table:table-cell>
          <table:table-cell table:style-name="ce15" office:value-type="string">
            <text:p>28 rue de Chavagne</text:p>
          </table:table-cell>
          <table:table-cell office:value-type="string">
            <text:p>05 46 07 28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Y</text:p>
          </table:table-cell>
          <table:table-cell table:style-name="ce5" office:value-type="string">
            <text:p>Geneviève</text:p>
          </table:table-cell>
          <table:table-cell office:value-type="string">
            <text:p>1976/1977</text:p>
          </table:table-cell>
          <table:table-cell table:style-name="ce10" office:value-type="string">
            <text:p>17800 Pons</text:p>
          </table:table-cell>
          <table:table-cell table:style-name="ce15" office:value-type="string">
            <text:p>La Fond des Jauds</text:p>
          </table:table-cell>
          <table:table-cell office:value-type="string">
            <text:p>05 46 91 22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YOT</text:p>
          </table:table-cell>
          <table:table-cell table:style-name="ce5" office:value-type="string">
            <text:p>MARION</text:p>
          </table:table-cell>
          <table:table-cell office:value-type="string">
            <text:p>2008/2009</text:p>
          </table:table-cell>
          <table:table-cell table:style-name="ce10" office:value-type="string">
            <text:p>17120 SEMUSSAC</text:p>
          </table:table-cell>
          <table:table-cell table:style-name="ce15" office:value-type="string">
            <text:p>48 rue de l'estuaire</text:p>
          </table:table-cell>
          <table:table-cell office:value-type="string">
            <text:p>05 46 05 65 27</text:p>
          </table:table-cell>
          <table:table-cell office:value-type="string">
            <text:p>Brésil</text:p>
          </table:table-cell>
          <table:table-cell table:style-name="ce13" office:value-type="string">
            <text:p>mariongayot24@hotmail.fr</text:p>
          </table:table-cell>
          <table:table-cell office:value-type="string">
            <text:p>MARENNES OLERON</text:p>
          </table:table-cell>
          <table:table-cell table:style-name="ce44" office:value-type="string">
            <text:p>Birigui Dezenove de Abril 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>
          <table:table-cell table:style-name="ce2" office:value-type="string">
            <text:p>GELEZ</text:p>
          </table:table-cell>
          <table:table-cell table:style-name="ce5" office:value-type="string">
            <text:p>Stephan</text:p>
          </table:table-cell>
          <table:table-cell office:value-type="string">
            <text:p>2005/200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155 avenue du Gardian</text:p>
          </table:table-cell>
          <table:table-cell office:value-type="string">
            <text:p>05 58 43 14 71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BDX ENTRE 2 MER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ENCE (USA)</text:p>
          </table:table-cell>
          <table:table-cell table:style-name="ce5" office:value-type="string">
            <text:p>Corinne</text:p>
          </table:table-cell>
          <table:table-cell office:value-type="string">
            <text:p>1985/1986</text:p>
          </table:table-cell>
          <table:table-cell table:style-name="ce10" office:value-type="string">
            <text:p>84115 San Francisco CA</text:p>
          </table:table-cell>
          <table:table-cell table:style-name="ce15" office:value-type="string">
            <text:p>15-13 Baker Street</text:p>
          </table:table-cell>
          <table:table-cell office:value-type="string">
            <text:p>05 45 29 66 89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GENET</text:p>
          </table:table-cell>
          <table:table-cell table:style-name="ce5" office:value-type="string">
            <text:p>ADELE</text:p>
          </table:table-cell>
          <table:table-cell office:value-type="string">
            <text:p>2008/200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aufredi</text:p>
          </table:table-cell>
          <table:table-cell office:value-type="string">
            <text:p>05 46 41 85 01</text:p>
          </table:table-cell>
          <table:table-cell office:value-type="string">
            <text:p>Argentine</text:p>
          </table:table-cell>
          <table:table-cell table:style-name="ce13" office:value-type="string">
            <text:p>adele.genet@wanadoo.fr</text:p>
          </table:table-cell>
          <table:table-cell table:style-name="ce35" office:value-type="string">
            <text:p>LA ROCHELLE ATLAN.</text:p>
          </table:table-cell>
          <table:table-cell table:style-name="ce6"/>
          <table:table-cell table:style-name="ce61" office:value-type="float" office:value="4790">
            <text:p>479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GENINET</text:p>
          </table:table-cell>
          <table:table-cell table:style-name="ce5" office:value-type="string">
            <text:p>Rozenn</text:p>
          </table:table-cell>
          <table:table-cell office:value-type="string">
            <text:p>1987/1988</text:p>
          </table:table-cell>
          <table:table-cell table:style-name="ce10" office:value-type="string">
            <text:p>33130 St-Aubin de Médoc</text:p>
          </table:table-cell>
          <table:table-cell table:style-name="ce15" office:value-type="string">
            <text:p>56 allée du Pas du Lièvre - Jolibois</text:p>
          </table:table-cell>
          <table:table-cell office:value-type="string">
            <text:p>05 56 05 33 1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ENTIS</text:p>
          </table:table-cell>
          <table:table-cell table:style-name="ce5" office:value-type="string">
            <text:p>Stéphanie</text:p>
          </table:table-cell>
          <table:table-cell office:value-type="string">
            <text:p>2003/2004</text:p>
          </table:table-cell>
          <table:table-cell table:style-name="ce10" office:value-type="string">
            <text:p>17600 Le Gua</text:p>
          </table:table-cell>
          <table:table-cell table:style-name="ce15" office:value-type="string">
            <text:p>46 rue Samuel Champlain</text:p>
          </table:table-cell>
          <table:table-cell office:value-type="string">
            <text:p>05 46 22 96 39</text:p>
          </table:table-cell>
          <table:table-cell/>
          <table:table-cell table:style-name="ce13"/>
          <table:table-cell table:style-name="ce35"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ERON</text:p>
          </table:table-cell>
          <table:table-cell table:style-name="ce5" office:value-type="string">
            <text:p>NICOLAS</text:p>
          </table:table-cell>
          <table:table-cell office:value-type="string">
            <text:p>2007/2008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2 rue cantemerle</text:p>
          </table:table-cell>
          <table:table-cell office:value-type="string">
            <text:p>05 57 51 89 71</text:p>
          </table:table-cell>
          <table:table-cell office:value-type="string">
            <text:p>USA</text:p>
          </table:table-cell>
          <table:table-cell table:style-name="ce13" office:value-type="string">
            <text:p>nicoco_40@hotmail.fr</text:p>
          </table:table-cell>
          <table:table-cell table:style-name="ce35" office:value-type="string">
            <text:p>LIBOURNE ST EMILION</text:p>
          </table:table-cell>
          <table:table-cell table:style-name="ce40" office:value-type="string">
            <text:p>Thermopolis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GIPOULOU</text:p>
          </table:table-cell>
          <table:table-cell table:style-name="ce5" office:value-type="string">
            <text:p>Isabelle</text:p>
          </table:table-cell>
          <table:table-cell office:value-type="string">
            <text:p>1991/1992</text:p>
          </table:table-cell>
          <table:table-cell table:style-name="ce10" office:value-type="string">
            <text:p>47500 Montayral</text:p>
          </table:table-cell>
          <table:table-cell table:style-name="ce15" office:value-type="string">
            <text:p>Ladhuie</text:p>
          </table:table-cell>
          <table:table-cell office:value-type="string">
            <text:p>05 53 71 80 9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IRARD</text:p>
          </table:table-cell>
          <table:table-cell table:style-name="ce5" office:value-type="string">
            <text:p>Mathilde</text:p>
          </table:table-cell>
          <table:table-cell office:value-type="string">
            <text:p>2002/2003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200 route de Bordeaux</text:p>
          </table:table-cell>
          <table:table-cell office:value-type="string">
            <text:p>05 58 82 87 90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GIRAUD épouse DIEMUNSCH</text:p>
          </table:table-cell>
          <table:table-cell table:style-name="ce5" office:value-type="string">
            <text:p>Sandrine</text:p>
          </table:table-cell>
          <table:table-cell office:value-type="string">
            <text:p>1980/1981</text:p>
          </table:table-cell>
          <table:table-cell table:style-name="ce10" office:value-type="string">
            <text:p>31570 Vallesville</text:p>
          </table:table-cell>
          <table:table-cell table:style-name="ce15" office:value-type="string">
            <text:p>Labat</text:p>
          </table:table-cell>
          <table:table-cell office:value-type="string">
            <text:p>06 07 50 25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ODAILLIER</text:p>
          </table:table-cell>
          <table:table-cell table:style-name="ce5" office:value-type="string">
            <text:p>Natacha</text:p>
          </table:table-cell>
          <table:table-cell office:value-type="string">
            <text:p>1996/199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5 98 5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atacha.godaillier@laposte.net">natacha.godaillier@laposte.net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GODARD</text:p>
          </table:table-cell>
          <table:table-cell table:style-name="ce5" office:value-type="string">
            <text:p>Rose-Mari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OGUSEY</text:p>
          </table:table-cell>
          <table:table-cell table:style-name="ce5" office:value-type="string">
            <text:p>Anna</text:p>
          </table:table-cell>
          <table:table-cell office:value-type="string">
            <text:p>2006/200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36 rue Desaguliers</text:p>
          </table:table-cell>
          <table:table-cell office:value-type="string">
            <text:p>05 46 44 76 6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nna.gogusey@hotmail.fr">anna.gogusey@hotmail.fr</text:a></text:span></text:p>
          </table:table-cell>
          <table:table-cell table:style-name="ce34" office:value-type="string">
            <text:p>LA ROCHELLE AUNIS</text:p>
          </table:table-cell>
          <table:table-cell table:style-name="ce37" office:value-type="string">
            <text:p>Boerne</text:p>
          </table:table-cell>
          <table:table-cell office:value-type="float" office:value="5840">
            <text:p>58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GOMEZ</text:p>
          </table:table-cell>
          <table:table-cell table:style-name="ce5" office:value-type="string">
            <text:p>Vanessa</text:p>
          </table:table-cell>
          <table:table-cell office:value-type="string">
            <text:p>2003/2004</text:p>
          </table:table-cell>
          <table:table-cell table:style-name="ce10" office:value-type="string">
            <text:p>16600 Ruelle</text:p>
          </table:table-cell>
          <table:table-cell table:style-name="ce15" office:value-type="string">
            <text:p>39 rue Charles Moraud</text:p>
          </table:table-cell>
          <table:table-cell office:value-type="string">
            <text:p>05 45 38 81 20</text:p>
          </table:table-cell>
          <table:table-cell/>
          <table:table-cell table:style-name="ce13"/>
          <table:table-cell table:style-name="ce35" office:value-type="string">
            <text:p>ANGOULEME LES E.C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GOURBEYRE</text:p>
          </table:table-cell>
          <table:table-cell table:style-name="ce5" office:value-type="string">
            <text:p>Isabelle</text:p>
          </table:table-cell>
          <table:table-cell office:value-type="string">
            <text:p>1986/1987</text:p>
          </table:table-cell>
          <table:table-cell table:style-name="ce10" office:value-type="string">
            <text:p>33710 Bayon sur Gironde</text:p>
          </table:table-cell>
          <table:table-cell table:style-name="ce15" office:value-type="string">
            <text:p>5 Le Bourg</text:p>
          </table:table-cell>
          <table:table-cell office:value-type="string">
            <text:p>05 57 64 83 02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OURVENNEC</text:p>
          </table:table-cell>
          <table:table-cell table:style-name="ce5" office:value-type="string">
            <text:p>Anne</text:p>
          </table:table-cell>
          <table:table-cell office:value-type="string">
            <text:p>2005/2006</text:p>
          </table:table-cell>
          <table:table-cell table:style-name="ce10" office:value-type="string">
            <text:p>33138 Lanton</text:p>
          </table:table-cell>
          <table:table-cell table:style-name="ce15" office:value-type="string">
            <text:p>18 avenue Daniel Hazéra</text:p>
          </table:table-cell>
          <table:table-cell office:value-type="string">
            <text:p>05 57 70 71 27</text:p>
          </table:table-cell>
          <table:table-cell office:value-type="string">
            <text:p>Mexique</text:p>
          </table:table-cell>
          <table:table-cell table:style-name="ce13" office:value-type="string">
            <text:p>sourianne@hotmail.com</text:p>
          </table:table-cell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GOURY</text:p>
          </table:table-cell>
          <table:table-cell table:style-name="ce5" office:value-type="string">
            <text:p>Sidney</text:p>
          </table:table-cell>
          <table:table-cell office:value-type="string">
            <text:p>2006/2007</text:p>
          </table:table-cell>
          <table:table-cell table:style-name="ce10" office:value-type="string">
            <text:p>16600 Ruelle sur Touvre</text:p>
          </table:table-cell>
          <table:table-cell table:style-name="ce15" office:value-type="string">
            <text:p>1777 Logis de Villement</text:p>
          </table:table-cell>
          <table:table-cell office:value-type="string">
            <text:p>05 45 38 32 0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sid_go2@hotmail.fr">sid_go2@hotmail.fr</text:a></text:span></text:p>
          </table:table-cell>
          <table:table-cell office:value-type="string">
            <text:p>ANGOULEME LES E.C</text:p>
          </table:table-cell>
          <table:table-cell table:style-name="ce37" office:value-type="string">
            <text:p>Balina</text:p>
          </table:table-cell>
          <table:table-cell office:value-type="float" office:value="9640">
            <text:p>964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GOUST ép IZZEDINE (La Réunion)</text:p>
          </table:table-cell>
          <table:table-cell table:style-name="ce5" office:value-type="string">
            <text:p>Joanne</text:p>
          </table:table-cell>
          <table:table-cell office:value-type="string">
            <text:p>1990/199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3 rue Guynemer</text:p>
          </table:table-cell>
          <table:table-cell office:value-type="string">
            <text:p>05 46 34 72 8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RAMMATICO</text:p>
          </table:table-cell>
          <table:table-cell table:style-name="ce5" office:value-type="string">
            <text:p>Laetitia</text:p>
          </table:table-cell>
          <table:table-cell office:value-type="string">
            <text:p>1993/1994</text:p>
          </table:table-cell>
          <table:table-cell table:style-name="ce10" office:value-type="string">
            <text:p>366/1055 NB Amsterdam (NL)</text:p>
          </table:table-cell>
          <table:table-cell table:style-name="ce15" office:value-type="string">
            <text:p>Admiral 2 - Ruyterweg</text:p>
          </table:table-cell>
          <table:table-cell office:value-type="string">
            <text:p>316 162 589 1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GRANGER</text:p>
          </table:table-cell>
          <table:table-cell table:style-name="ce5" office:value-type="string">
            <text:p>Malvina</text:p>
          </table:table-cell>
          <table:table-cell office:value-type="string">
            <text:p>2002/2003</text:p>
          </table:table-cell>
          <table:table-cell table:style-name="ce10" office:value-type="string">
            <text:p>17110 St-Georges de Didonne</text:p>
          </table:table-cell>
          <table:table-cell table:style-name="ce15" office:value-type="string">
            <text:p>8 rue des Hirondelles</text:p>
          </table:table-cell>
          <table:table-cell office:value-type="string">
            <text:p>05 46 06 17 55</text:p>
          </table:table-cell>
          <table:table-cell office:value-type="string">
            <text:p>Brésil</text:p>
          </table:table-cell>
          <table:table-cell table:style-name="ce27"/>
          <table:table-cell table:style-name="ce35" office:value-type="string">
            <text:p>ROYA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GRARE</text:p>
          </table:table-cell>
          <table:table-cell table:style-name="ce5" office:value-type="string">
            <text:p>Elsa</text:p>
          </table:table-cell>
          <table:table-cell office:value-type="string">
            <text:p>2003/2004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43 avenue du Maréchal Foch</text:p>
          </table:table-cell>
          <table:table-cell office:value-type="string">
            <text:p>05 53 65 74 63</text:p>
          </table:table-cell>
          <table:table-cell/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RASSET</text:p>
          </table:table-cell>
          <table:table-cell table:style-name="ce5" office:value-type="string">
            <text:p>Catherine</text:p>
          </table:table-cell>
          <table:table-cell office:value-type="string">
            <text:p>1983/1984</text:p>
          </table:table-cell>
          <table:table-cell table:style-name="ce10" office:value-type="string">
            <text:p>16340 L'Isle d'Espagnac</text:p>
          </table:table-cell>
          <table:table-cell table:style-name="ce15" office:value-type="string">
            <text:p>Résidence Les Ecureuil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RATECAP</text:p>
          </table:table-cell>
          <table:table-cell table:style-name="ce5" office:value-type="string">
            <text:p>Jean-Philippe</text:p>
          </table:table-cell>
          <table:table-cell office:value-type="string">
            <text:p>1982/1983</text:p>
          </table:table-cell>
          <table:table-cell table:style-name="ce10" office:value-type="string">
            <text:p>17000 La Rochelle-Mireuil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RATIOLET</text:p>
          </table:table-cell>
          <table:table-cell table:style-name="ce5" office:value-type="string">
            <text:p>Laura</text:p>
          </table:table-cell>
          <table:table-cell office:value-type="string">
            <text:p>2002/2003</text:p>
          </table:table-cell>
          <table:table-cell table:style-name="ce10" office:value-type="string">
            <text:p>47600 Saumont</text:p>
          </table:table-cell>
          <table:table-cell table:style-name="ce15" office:value-type="string">
            <text:p>Grimace</text:p>
          </table:table-cell>
          <table:table-cell office:value-type="string">
            <text:p>05 53 97 13 81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GRAVELLE</text:p>
          </table:table-cell>
          <table:table-cell table:style-name="ce5" office:value-type="string">
            <text:p>Marie</text:p>
          </table:table-cell>
          <table:table-cell office:value-type="string">
            <text:p>2004/2005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20 impasse Edmond Rostand</text:p>
          </table:table-cell>
          <table:table-cell office:value-type="string">
            <text:p>05 56 12 39 95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gravellemarie@hotmail.com">gravellemarie@hotmail.com</text:a></text:span></text:p>
          </table:table-cell>
          <table:table-cell office:value-type="string">
            <text:p>ST MEDARD EN JALLES</text:p>
          </table:table-cell>
          <table:table-cell table:number-columns-repeated="2"/>
          <table:table-cell office:value-type="string">
            <text:p>06 13 49 93 14</text:p>
          </table:table-cell>
          <table:table-cell table:number-columns-repeated="244"/>
        </table:table-row>
        <table:table-row table:style-name="ro2" table:visibility="filter">
          <table:table-cell table:style-name="ce2" office:value-type="string">
            <text:p>GREGOIRE</text:p>
          </table:table-cell>
          <table:table-cell table:style-name="ce5" office:value-type="string">
            <text:p>Marie</text:p>
          </table:table-cell>
          <table:table-cell office:value-type="string">
            <text:p>2001/2002</text:p>
          </table:table-cell>
          <table:table-cell table:style-name="ce10" office:value-type="string">
            <text:p>33190 La Réole</text:p>
          </table:table-cell>
          <table:table-cell table:style-name="ce15" office:value-type="string">
            <text:p>Quartier Billotte</text:p>
          </table:table-cell>
          <table:table-cell office:value-type="string">
            <text:p>05 56 71 29 7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RIET</text:p>
          </table:table-cell>
          <table:table-cell table:style-name="ce5" office:value-type="string">
            <text:p>SARAH</text:p>
          </table:table-cell>
          <table:table-cell office:value-type="string">
            <text:p>2008/2009</text:p>
          </table:table-cell>
          <table:table-cell table:style-name="ce10" office:value-type="string">
            <text:p>40090 GAILLERES</text:p>
          </table:table-cell>
          <table:table-cell table:style-name="ce15" office:value-type="string">
            <text:p>1 lotissement communal</text:p>
          </table:table-cell>
          <table:table-cell office:value-type="string">
            <text:p>05 58 93 95 07</text:p>
          </table:table-cell>
          <table:table-cell office:value-type="string">
            <text:p>Norvège</text:p>
          </table:table-cell>
          <table:table-cell table:style-name="ce13" office:value-type="string">
            <text:p>sarah_lucie_40@hotmail.fr</text:p>
          </table:table-cell>
          <table:table-cell office:value-type="string">
            <text:p>MONT DE MARSAN</text:p>
          </table:table-cell>
          <table:table-cell table:style-name="ce45" office:value-type="string">
            <text:p>Jarlsberg</text:p>
          </table:table-cell>
          <table:table-cell table:style-name="ce62" office:value-type="float" office:value="2290">
            <text:p>2290</text:p>
          </table:table-cell>
          <table:table-cell table:style-name="ce62"/>
          <table:table-cell table:number-columns-repeated="244"/>
        </table:table-row>
        <table:table-row table:style-name="ro2" table:visibility="filter">
          <table:table-cell table:style-name="ce2" office:value-type="string">
            <text:p>GRUET</text:p>
          </table:table-cell>
          <table:table-cell table:style-name="ce5" office:value-type="string">
            <text:p>Nicolas</text:p>
          </table:table-cell>
          <table:table-cell office:value-type="string">
            <text:p>1980/198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Batailley</text:p>
          </table:table-cell>
          <table:table-cell office:value-type="string">
            <text:p>05 56 98 81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RUGET</text:p>
          </table:table-cell>
          <table:table-cell table:style-name="ce5" office:value-type="string">
            <text:p>MALO</text:p>
          </table:table-cell>
          <table:table-cell office:value-type="string">
            <text:p>2008/200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07 rue de la falaise</text:p>
          </table:table-cell>
          <table:table-cell office:value-type="string">
            <text:p>05 53 96 05 86</text:p>
          </table:table-cell>
          <table:table-cell office:value-type="string">
            <text:p>Afrique du Sud</text:p>
          </table:table-cell>
          <table:table-cell table:style-name="ce13" office:value-type="string">
            <text:p>malogruget@hotmail.com</text:p>
          </table:table-cell>
          <table:table-cell office:value-type="string">
            <text:p>AGEN LA GARENNE</text:p>
          </table:table-cell>
          <table:table-cell table:style-name="ce6" office:value-type="string">
            <text:p>Mandini</text:p>
          </table:table-cell>
          <table:table-cell table:style-name="ce61" office:value-type="float" office:value="9270">
            <text:p>927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GRUGET</text:p>
          </table:table-cell>
          <table:table-cell table:style-name="ce5" office:value-type="string">
            <text:p>ROMAINE</text:p>
          </table:table-cell>
          <table:table-cell office:value-type="string">
            <text:p>2007/200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07 rue de la falaise</text:p>
          </table:table-cell>
          <table:table-cell office:value-type="string">
            <text:p>05 53 96 05 86</text:p>
          </table:table-cell>
          <table:table-cell office:value-type="string">
            <text:p>Japon</text:p>
          </table:table-cell>
          <table:table-cell table:style-name="ce13" office:value-type="string">
            <text:p>romngrug@hotmail.com</text:p>
          </table:table-cell>
          <table:table-cell table:style-name="ce35" office:value-type="string">
            <text:p>AGEN LA GARENNE</text:p>
          </table:table-cell>
          <table:table-cell table:style-name="ce6" office:value-type="string">
            <text:p>Nagoya Meieki</text:p>
          </table:table-cell>
          <table:table-cell office:value-type="float" office:value="2760">
            <text:p>276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GUENANT</text:p>
          </table:table-cell>
          <table:table-cell table:style-name="ce5" office:value-type="string">
            <text:p>Amaury</text:p>
          </table:table-cell>
          <table:table-cell office:value-type="string">
            <text:p>1991/1992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5 rue Goya</text:p>
          </table:table-cell>
          <table:table-cell office:value-type="string">
            <text:p>05 56 46 09 8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UERN épouse KURTZ</text:p>
          </table:table-cell>
          <table:table-cell table:style-name="ce5" office:value-type="string">
            <text:p>Marie</text:p>
          </table:table-cell>
          <table:table-cell office:value-type="string">
            <text:p>1988/1989</text:p>
          </table:table-cell>
          <table:table-cell table:style-name="ce10" office:value-type="string">
            <text:p>68420 Husseren les Chateaux</text:p>
          </table:table-cell>
          <table:table-cell table:style-name="ce15" office:value-type="string">
            <text:p>36 rue Principale</text:p>
          </table:table-cell>
          <table:table-cell office:value-type="string">
            <text:p>03 89 49 36 9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EROULT</text:p>
          </table:table-cell>
          <table:table-cell table:style-name="ce5" office:value-type="string">
            <text:p>Anne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9 24 38 5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EROULT</text:p>
          </table:table-cell>
          <table:table-cell table:style-name="ce5" office:value-type="string">
            <text:p>Yann</text:p>
          </table:table-cell>
          <table:table-cell office:value-type="string">
            <text:p>2006/2007</text:p>
          </table:table-cell>
          <table:table-cell table:style-name="ce10" office:value-type="string">
            <text:p>40530 Labenne</text:p>
          </table:table-cell>
          <table:table-cell table:style-name="ce15" office:value-type="string">
            <text:p>12 Quartier des Œillets</text:p>
          </table:table-cell>
          <table:table-cell office:value-type="string">
            <text:p>05 59 45 63 75</text:p>
          </table:table-cell>
          <table:table-cell office:value-type="string">
            <text:p>Taïwan</text:p>
          </table:table-cell>
          <table:table-cell table:style-name="ce13" office:value-type="string">
            <text:p>yannx_x@hotmail.fr</text:p>
          </table:table-cell>
          <table:table-cell table:style-name="ce34" office:value-type="string">
            <text:p>BAYONNE-BIARRITZ</text:p>
          </table:table-cell>
          <table:table-cell table:style-name="ce37" office:value-type="string">
            <text:p>Hsintien Vclub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GUIBILLON épouse ROUQUET</text:p>
          </table:table-cell>
          <table:table-cell table:style-name="ce5" office:value-type="string">
            <text:p>Marie</text:p>
          </table:table-cell>
          <table:table-cell office:value-type="string">
            <text:p>1993/1994</text:p>
          </table:table-cell>
          <table:table-cell table:style-name="ce10" office:value-type="string">
            <text:p>33290 Blanquefort</text:p>
          </table:table-cell>
          <table:table-cell table:style-name="ce15" office:value-type="string">
            <text:p>56 rue Delattre de Tassigny</text:p>
          </table:table-cell>
          <table:table-cell office:value-type="string">
            <text:p>06 13 05 22 3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IBILLON épouse SAIZ</text:p>
          </table:table-cell>
          <table:table-cell table:style-name="ce5" office:value-type="string">
            <text:p>Anne</text:p>
          </table:table-cell>
          <table:table-cell office:value-type="string">
            <text:p>1989/1990</text:p>
          </table:table-cell>
          <table:table-cell table:style-name="ce10" office:value-type="string">
            <text:p>47200 Virazeil</text:p>
          </table:table-cell>
          <table:table-cell table:style-name="ce15" office:value-type="string">
            <text:p>Virazeil</text:p>
          </table:table-cell>
          <table:table-cell office:value-type="string">
            <text:p>05 53 64 91 0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UILLEMET</text:p>
          </table:table-cell>
          <table:table-cell table:style-name="ce5" office:value-type="string">
            <text:p>Nathalie</text:p>
          </table:table-cell>
          <table:table-cell office:value-type="string">
            <text:p>1980/1981</text:p>
          </table:table-cell>
          <table:table-cell table:style-name="ce10" office:value-type="string">
            <text:p>47300 Villeneuve sur Lot</text:p>
          </table:table-cell>
          <table:table-cell table:style-name="ce15" office:value-type="string">
            <text:p>24 rue Saint Etie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ILLON</text:p>
          </table:table-cell>
          <table:table-cell table:style-name="ce5" office:value-type="string">
            <text:p>Marielle</text:p>
          </table:table-cell>
          <table:table-cell office:value-type="string">
            <text:p>1980/1981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Sacristie - Beaupuy</text:p>
          </table:table-cell>
          <table:table-cell office:value-type="string">
            <text:p>05 53 64 32 9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ILLOTEAU</text:p>
          </table:table-cell>
          <table:table-cell table:style-name="ce5" office:value-type="string">
            <text:p>Eric</text:p>
          </table:table-cell>
          <table:table-cell office:value-type="string">
            <text:p>1982/198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6 rue Jourdan</text:p>
          </table:table-cell>
          <table:table-cell office:value-type="string">
            <text:p>05 46 34 83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JADHUR</text:p>
          </table:table-cell>
          <table:table-cell table:style-name="ce5" office:value-type="string">
            <text:p>Sabrina</text:p>
          </table:table-cell>
          <table:table-cell office:value-type="string">
            <text:p>2003/2004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25 rue Jean Bouin</text:p>
          </table:table-cell>
          <table:table-cell office:value-type="string">
            <text:p>05 56 40 38 19</text:p>
          </table:table-cell>
          <table:table-cell/>
          <table:table-cell table:style-name="ce13"/>
          <table:table-cell office:value-type="string">
            <text:p>ST MEDARD EN JALLE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HARAMBURU</text:p>
          </table:table-cell>
          <table:table-cell table:style-name="ce5" office:value-type="string">
            <text:p>Michèle</text:p>
          </table:table-cell>
          <table:table-cell office:value-type="string">
            <text:p>1978/1979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5 rue Ruggieri</text:p>
          </table:table-cell>
          <table:table-cell office:value-type="string">
            <text:p>01 55 79 14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ARDY</text:p>
          </table:table-cell>
          <table:table-cell table:style-name="ce5" office:value-type="string">
            <text:p>Fanny</text:p>
          </table:table-cell>
          <table:table-cell office:value-type="string">
            <text:p>2002/200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 rue Dumonteil</text:p>
          </table:table-cell>
          <table:table-cell office:value-type="string">
            <text:p>05 56 98 58 1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hardyfr@hotmail.com">mhardyfr@hotmail.com</text:a></text:span></text:p>
          </table:table-cell>
          <table:table-cell office:value-type="string">
            <text:p>TALENC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HARDY</text:p>
          </table:table-cell>
          <table:table-cell table:style-name="ce5" office:value-type="string">
            <text:p>Martial</text:p>
          </table:table-cell>
          <table:table-cell office:value-type="string">
            <text:p>2004/200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 rue Dumonteil</text:p>
          </table:table-cell>
          <table:table-cell office:value-type="string">
            <text:p>05 56 98 58 18</text:p>
          </table:table-cell>
          <table:table-cell office:value-type="string">
            <text:p>Canada / USA</text:p>
          </table:table-cell>
          <table:table-cell table:style-name="ce13" office:value-type="string">
            <text:p><text:span text:style-name="T2"><text:a xlink:href="mailto:mhardyfr@hotmail.com">mhardyfr@hotmail.com</text:a></text:span></text:p>
          </table:table-cell>
          <table:table-cell office:value-type="string">
            <text:p>BORDEAUX SUD</text:p>
          </table:table-cell>
          <table:table-cell table:number-columns-repeated="2"/>
          <table:table-cell office:value-type="string">
            <text:p>06 74 51 26 30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HAUSELMANN</text:p>
          </table:table-cell>
          <table:table-cell table:style-name="ce5" office:value-type="string">
            <text:p>CAMILLE</text:p>
          </table:table-cell>
          <table:table-cell office:value-type="string">
            <text:p>2007/2008</text:p>
          </table:table-cell>
          <table:table-cell table:style-name="ce10" office:value-type="string">
            <text:p>17600 Sablonceaux</text:p>
          </table:table-cell>
          <table:table-cell table:style-name="ce15" office:value-type="string">
            <text:p>4 chemin de la chauvilliere</text:p>
          </table:table-cell>
          <table:table-cell office:value-type="string">
            <text:p>05 46 94 40 88</text:p>
          </table:table-cell>
          <table:table-cell office:value-type="string">
            <text:p>USA</text:p>
          </table:table-cell>
          <table:table-cell table:style-name="ce13" office:value-type="string">
            <text:p>cam1314@hotmail.fr</text:p>
          </table:table-cell>
          <table:table-cell table:style-name="ce35" office:value-type="string">
            <text:p>ROYAN</text:p>
          </table:table-cell>
          <table:table-cell table:style-name="ce44" office:value-type="string">
            <text:p>Kerrville </text:p>
          </table:table-cell>
          <table:table-cell office:value-type="float" office:value="5840">
            <text:p>58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HELINE</text:p>
          </table:table-cell>
          <table:table-cell table:style-name="ce5" office:value-type="string">
            <text:p>Carl</text:p>
          </table:table-cell>
          <table:table-cell office:value-type="string">
            <text:p>1996/1997</text:p>
          </table:table-cell>
          <table:table-cell table:style-name="ce10" office:value-type="string">
            <text:p>75020 Paris</text:p>
          </table:table-cell>
          <table:table-cell table:style-name="ce15" office:value-type="string">
            <text:p>84 rue de Buzenval</text:p>
          </table:table-cell>
          <table:table-cell office:value-type="string">
            <text:p>06 08 72 66 8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EMMERLÉ</text:p>
          </table:table-cell>
          <table:table-cell table:style-name="ce5" office:value-type="string">
            <text:p>Emmanuel</text:p>
          </table:table-cell>
          <table:table-cell office:value-type="string">
            <text:p>1985/1986</text:p>
          </table:table-cell>
          <table:table-cell table:style-name="ce10" office:value-type="string">
            <text:p>40180 Dax</text:p>
          </table:table-cell>
          <table:table-cell table:style-name="ce15" office:value-type="string">
            <text:p>Villa Astana - Heuga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NNEQUIN</text:p>
          </table:table-cell>
          <table:table-cell table:style-name="ce5" office:value-type="string">
            <text:p>Fanny</text:p>
          </table:table-cell>
          <table:table-cell office:value-type="string">
            <text:p>2007/2008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62 rue poujeau</text:p>
          </table:table-cell>
          <table:table-cell office:value-type="string">
            <text:p>05 56 02 24 82</text:p>
          </table:table-cell>
          <table:table-cell office:value-type="string">
            <text:p>Australie</text:p>
          </table:table-cell>
          <table:table-cell table:style-name="ce13" office:value-type="string">
            <text:p>fanny90_4@hotmail.fr</text:p>
          </table:table-cell>
          <table:table-cell table:style-name="ce35" office:value-type="string">
            <text:p>BDX ENTRE 2 MERS</text:p>
          </table:table-cell>
          <table:table-cell table:style-name="ce40" office:value-type="string">
            <text:p>Benalla</text:p>
          </table:table-cell>
          <table:table-cell office:value-type="float" office:value="9790">
            <text:p>979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HENNEQUIN</text:p>
          </table:table-cell>
          <table:table-cell table:style-name="ce5" office:value-type="string">
            <text:p>Valérie</text:p>
          </table:table-cell>
          <table:table-cell office:value-type="string">
            <text:p>1988/198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01 rue Lecoq</text:p>
          </table:table-cell>
          <table:table-cell office:value-type="string">
            <text:p>05 56 98 21 3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ENNION</text:p>
          </table:table-cell>
          <table:table-cell table:style-name="ce5" office:value-type="string">
            <text:p>Cédric</text:p>
          </table:table-cell>
          <table:table-cell office:value-type="string">
            <text:p>2001/2002</text:p>
          </table:table-cell>
          <table:table-cell table:style-name="ce10" office:value-type="string">
            <text:p>17160 Bagnizeau</text:p>
          </table:table-cell>
          <table:table-cell table:style-name="ce15" office:value-type="string">
            <text:p>1 impasse de l'Eglise</text:p>
          </table:table-cell>
          <table:table-cell office:value-type="string">
            <text:p>05 46 58 52 2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RMINEAUD</text:p>
          </table:table-cell>
          <table:table-cell table:style-name="ce5" office:value-type="string">
            <text:p>Bénédicte</text:p>
          </table:table-cell>
          <table:table-cell office:value-type="string">
            <text:p>1999/2000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1 bis avenue de Limoges</text:p>
          </table:table-cell>
          <table:table-cell office:value-type="string">
            <text:p>05 46 39 07 95</text:p>
          </table:table-cell>
          <table:table-cell office:value-type="string">
            <text:p>Brésil</text:p>
          </table:table-cell>
          <table:table-cell table:style-name="ce13" office:value-type="string">
            <text:p>benedicte20@hotmail.com</text:p>
          </table:table-cell>
          <table:table-cell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ERMINEAUD</text:p>
          </table:table-cell>
          <table:table-cell table:style-name="ce5" office:value-type="string">
            <text:p>Guillaume</text:p>
          </table:table-cell>
          <table:table-cell office:value-type="string">
            <text:p>1997/1998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1 bis avenue de Limoges</text:p>
          </table:table-cell>
          <table:table-cell office:value-type="string">
            <text:p>05 46 39 07 95</text:p>
          </table:table-cell>
          <table:table-cell office:value-type="string">
            <text:p>Canada <text:s/></text:p>
          </table:table-cell>
          <table:table-cell table:style-name="ce28" office:value-type="string">
            <text:p><text:span text:style-name="T2"><text:a xlink:href="mailto:pulpfictions@hotmail.com">pulpfictions@hotmail.com    </text:a></text:span></text:p>
          </table:table-cell>
          <table:table-cell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ETROY</text:p>
          </table:table-cell>
          <table:table-cell table:style-name="ce5" office:value-type="string">
            <text:p>EMELINE</text:p>
          </table:table-cell>
          <table:table-cell office:value-type="string">
            <text:p>2008/2009</text:p>
          </table:table-cell>
          <table:table-cell table:style-name="ce10" office:value-type="string">
            <text:p>33190 LA REOLE</text:p>
          </table:table-cell>
          <table:table-cell table:style-name="ce15" office:value-type="string">
            <text:p>1 rue jean renou</text:p>
          </table:table-cell>
          <table:table-cell office:value-type="string">
            <text:p>05 56 61 04 97</text:p>
          </table:table-cell>
          <table:table-cell office:value-type="string">
            <text:p>Brésil</text:p>
          </table:table-cell>
          <table:table-cell table:style-name="ce13" office:value-type="string">
            <text:p>emelinehetroy@voila.fr</text:p>
          </table:table-cell>
          <table:table-cell office:value-type="string">
            <text:p>MARMANDE</text:p>
          </table:table-cell>
          <table:table-cell table:style-name="ce44" office:value-type="string">
            <text:p>Araçatuba Bandeirantes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 table:visibility="filter">
          <table:table-cell table:style-name="ce2" office:value-type="string">
            <text:p>HILLERET</text:p>
          </table:table-cell>
          <table:table-cell table:style-name="ce5" office:value-type="string">
            <text:p>Laurence</text:p>
          </table:table-cell>
          <table:table-cell office:value-type="string">
            <text:p>1983/1984</text:p>
          </table:table-cell>
          <table:table-cell table:style-name="ce10" office:value-type="string">
            <text:p>86510 Chaunay</text:p>
          </table:table-cell>
          <table:table-cell table:style-name="ce15" office:value-type="string">
            <text:p>Brux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HONTHAAS (La Réunion)</text:p>
          </table:table-cell>
          <table:table-cell table:style-name="ce5" office:value-type="string">
            <text:p>Sandra</text:p>
          </table:table-cell>
          <table:table-cell office:value-type="string">
            <text:p>1995/1996</text:p>
          </table:table-cell>
          <table:table-cell table:style-name="ce10" office:value-type="string">
            <text:p>97434 Saint-Gilles</text:p>
          </table:table-cell>
          <table:table-cell table:style-name="ce15" office:value-type="string">
            <text:p>Les Terrasses du Boucan Appt 90 - 10 rue du gd Hotel</text:p>
          </table:table-cell>
          <table:table-cell office:value-type="string">
            <text:p>06 92 06 18 2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OSTEIN</text:p>
          </table:table-cell>
          <table:table-cell table:style-name="ce5" office:value-type="string">
            <text:p>Patricia</text:p>
          </table:table-cell>
          <table:table-cell office:value-type="string">
            <text:p>1973/1974</text:p>
          </table:table-cell>
          <table:table-cell table:style-name="ce10" office:value-type="string">
            <text:p>33290 Blanquefort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OSTIER</text:p>
          </table:table-cell>
          <table:table-cell table:style-name="ce5" office:value-type="string">
            <text:p>Gwenaelle</text:p>
          </table:table-cell>
          <table:table-cell office:value-type="string">
            <text:p>1995/1996</text:p>
          </table:table-cell>
          <table:table-cell table:style-name="ce10" office:value-type="string">
            <text:p>16700 Les Adjots</text:p>
          </table:table-cell>
          <table:table-cell table:style-name="ce15" office:value-type="string">
            <text:p>Le Logis de la Cour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UMBERT</text:p>
          </table:table-cell>
          <table:table-cell table:style-name="ce5" office:value-type="string">
            <text:p>Emmanuelle</text:p>
          </table:table-cell>
          <table:table-cell office:value-type="string">
            <text:p>1980/1981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13 rue Gosperrin</text:p>
          </table:table-cell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HUMBERT</text:p>
          </table:table-cell>
          <table:table-cell table:style-name="ce5" office:value-type="string">
            <text:p>Violette</text:p>
          </table:table-cell>
          <table:table-cell office:value-type="string">
            <text:p>1986/1987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108 rue Ordener</text:p>
          </table:table-cell>
          <table:table-cell office:value-type="string">
            <text:p>01 42 23 00 4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MBERT</text:p>
          </table:table-cell>
          <table:table-cell table:style-name="ce5" office:value-type="string">
            <text:p>Sébastien</text:p>
          </table:table-cell>
          <table:table-cell office:value-type="string">
            <text:p>2006/2007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313 Résidence Claude Moreaud Bât. C</text:p>
          </table:table-cell>
          <table:table-cell office:value-type="string">
            <text:p>05 57 51 28 46</text:p>
          </table:table-cell>
          <table:table-cell office:value-type="string">
            <text:p>Finlande</text:p>
          </table:table-cell>
          <table:table-cell table:style-name="ce13" office:value-type="string">
            <text:p>jackbauer53@hotmail.com</text:p>
          </table:table-cell>
          <table:table-cell table:style-name="ce35" office:value-type="string">
            <text:p>LIBOURNE ST EMILION</text:p>
          </table:table-cell>
          <table:table-cell table:style-name="ce37" office:value-type="string">
            <text:p>Imatra</text:p>
          </table:table-cell>
          <table:table-cell office:value-type="float" office:value="1430">
            <text:p>143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IMBERT</text:p>
          </table:table-cell>
          <table:table-cell table:style-name="ce5" office:value-type="string">
            <text:p>Stéphanie</text:p>
          </table:table-cell>
          <table:table-cell office:value-type="string">
            <text:p>2001/2002</text:p>
          </table:table-cell>
          <table:table-cell table:style-name="ce10" office:value-type="string">
            <text:p>17490 Beauvais sur Matha</text:p>
          </table:table-cell>
          <table:table-cell table:style-name="ce15" office:value-type="string">
            <text:p>4 rue des Horts</text:p>
          </table:table-cell>
          <table:table-cell office:value-type="string">
            <text:p>05 46 26 14 8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IMBERTY</text:p>
          </table:table-cell>
          <table:table-cell table:style-name="ce5" office:value-type="string">
            <text:p>Magali</text:p>
          </table:table-cell>
          <table:table-cell office:value-type="string">
            <text:p>2003/2004</text:p>
          </table:table-cell>
          <table:table-cell table:style-name="ce10" office:value-type="string">
            <text:p>47500 Monsempron-Libos</text:p>
          </table:table-cell>
          <table:table-cell table:style-name="ce15" office:value-type="string">
            <text:p>16 résidence Cussac</text:p>
          </table:table-cell>
          <table:table-cell office:value-type="string">
            <text:p>05 53 71 57 94</text:p>
          </table:table-cell>
          <table:table-cell/>
          <table:table-cell table:style-name="ce13"/>
          <table:table-cell table:style-name="ce35" office:value-type="string">
            <text:p>FUMEL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INDART</text:p>
          </table:table-cell>
          <table:table-cell table:style-name="ce5" office:value-type="string">
            <text:p>Julie</text:p>
          </table:table-cell>
          <table:table-cell office:value-type="string">
            <text:p>2005/2006</text:p>
          </table:table-cell>
          <table:table-cell table:style-name="ce10" office:value-type="string">
            <text:p>64120 Saint-Palais</text:p>
          </table:table-cell>
          <table:table-cell table:style-name="ce15" office:value-type="string">
            <text:p>2 Lotissement Lagarrague</text:p>
          </table:table-cell>
          <table:table-cell office:value-type="string">
            <text:p>05 59 66 81 78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MAULEO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INQUIMBERT ép LE MARCHAND</text:p>
          </table:table-cell>
          <table:table-cell table:style-name="ce5" office:value-type="string">
            <text:p>Aryele</text:p>
          </table:table-cell>
          <table:table-cell office:value-type="string">
            <text:p>1983/1984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Avenue Charles De Gaulle</text:p>
          </table:table-cell>
          <table:table-cell office:value-type="string">
            <text:p>05 53 49 34 0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OB</text:p>
          </table:table-cell>
          <table:table-cell table:style-name="ce5" office:value-type="string">
            <text:p>Emilie</text:p>
          </table:table-cell>
          <table:table-cell office:value-type="string">
            <text:p>2002/2003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Labourdette Sud</text:p>
          </table:table-cell>
          <table:table-cell office:value-type="string">
            <text:p>05 53 79 21 06</text:p>
          </table:table-cell>
          <table:table-cell office:value-type="string">
            <text:p>Thaïlande</text:p>
          </table:table-cell>
          <table:table-cell table:style-name="ce13" office:value-type="string">
            <text:p><text:span text:style-name="T2"><text:a xlink:href="mailto:emilieiob@hotmail.com">emilieiob@hotmail.com</text:a></text:span></text:p>
          </table:table-cell>
          <table:table-cell office:value-type="string">
            <text:p>TONNEINS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ITTAH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7 rue Falguiere</text:p>
          </table:table-cell>
          <table:table-cell office:value-type="string">
            <text:p>06 03 33 11 4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IZAMBARD épouse BIROT</text:p>
          </table:table-cell>
          <table:table-cell table:style-name="ce5" office:value-type="string">
            <text:p>Muriel</text:p>
          </table:table-cell>
          <table:table-cell office:value-type="string">
            <text:p>1989/1990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2 rue Emile Zola</text:p>
          </table:table-cell>
          <table:table-cell office:value-type="string">
            <text:p>06 74 35 09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IZQUIERDO</text:p>
          </table:table-cell>
          <table:table-cell table:style-name="ce5" office:value-type="string">
            <text:p>Florence</text:p>
          </table:table-cell>
          <table:table-cell office:value-type="string">
            <text:p>1990/1991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27 rue Ph Veyrin</text:p>
          </table:table-cell>
          <table:table-cell office:value-type="string">
            <text:p>06 08 51 81 1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ACQUES</text:p>
          </table:table-cell>
          <table:table-cell table:style-name="ce5" office:value-type="string">
            <text:p>Laurence</text:p>
          </table:table-cell>
          <table:table-cell office:value-type="string">
            <text:p>1984/1985</text:p>
          </table:table-cell>
          <table:table-cell table:style-name="ce10" office:value-type="string">
            <text:p>64200 Biarri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AFFRÉ</text:p>
          </table:table-cell>
          <table:table-cell table:style-name="ce5" office:value-type="string">
            <text:p>Soizick</text:p>
          </table:table-cell>
          <table:table-cell office:value-type="string">
            <text:p>1996/1997</text:p>
          </table:table-cell>
          <table:table-cell table:style-name="ce10" office:value-type="string">
            <text:p>91711 Clarmont CA (Californie)</text:p>
          </table:table-cell>
          <table:table-cell table:style-name="ce15" office:value-type="string">
            <text:p>Box 1077 - Scritts College - 1030 Columbia Avenu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AGOURS</text:p>
          </table:table-cell>
          <table:table-cell table:style-name="ce5" office:value-type="string">
            <text:p>Marie-Catherine</text:p>
          </table:table-cell>
          <table:table-cell office:value-type="string">
            <text:p>1973/197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8 87 8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AMBON</text:p>
          </table:table-cell>
          <table:table-cell table:style-name="ce5" office:value-type="string">
            <text:p>Véronique</text:p>
          </table:table-cell>
          <table:table-cell office:value-type="string">
            <text:p>1995/1996</text:p>
          </table:table-cell>
          <table:table-cell table:style-name="ce10" office:value-type="string">
            <text:p>16440 Mouthiers sur Boeme</text:p>
          </table:table-cell>
          <table:table-cell table:style-name="ce15" office:value-type="string">
            <text:p>11 place du Champ de Foire</text:p>
          </table:table-cell>
          <table:table-cell office:value-type="string">
            <text:p>06 80 26 26 6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AMMES</text:p>
          </table:table-cell>
          <table:table-cell table:style-name="ce5" office:value-type="string">
            <text:p>Joana</text:p>
          </table:table-cell>
          <table:table-cell office:value-type="string">
            <text:p>1989/1990</text:p>
          </table:table-cell>
          <table:table-cell table:style-name="ce10" office:value-type="string">
            <text:p>47300 Ste Colombe</text:p>
          </table:table-cell>
          <table:table-cell table:style-name="ce15" office:value-type="string">
            <text:p>Roque de Tessel</text:p>
          </table:table-cell>
          <table:table-cell office:value-type="string">
            <text:p>05 53 70 10 6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ANIS épouse COLLONGUES</text:p>
          </table:table-cell>
          <table:table-cell table:style-name="ce5" office:value-type="string">
            <text:p>Véronique</text:p>
          </table:table-cell>
          <table:table-cell office:value-type="string">
            <text:p>1990/1991</text:p>
          </table:table-cell>
          <table:table-cell table:style-name="ce10" office:value-type="string">
            <text:p>H4A3J4 Montréal Canada</text:p>
          </table:table-cell>
          <table:table-cell table:style-name="ce15" office:value-type="string">
            <text:p>3571 Boulevard Decarie</text:p>
          </table:table-cell>
          <table:table-cell office:value-type="float" office:value="5144868894">
            <text:p>514486889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OANNE</text:p>
          </table:table-cell>
          <table:table-cell table:style-name="ce5" office:value-type="string">
            <text:p>Blandine</text:p>
          </table:table-cell>
          <table:table-cell office:value-type="string">
            <text:p>1990/1991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OLLY</text:p>
          </table:table-cell>
          <table:table-cell table:style-name="ce5" office:value-type="string">
            <text:p>François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2 avenue de Barèges</text:p>
          </table:table-cell>
          <table:table-cell office:value-type="string">
            <text:p>05 59 92 43 4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OUBERT épouse Mc INTIRE</text:p>
          </table:table-cell>
          <table:table-cell table:style-name="ce5" office:value-type="string">
            <text:p>Adelaide</text:p>
          </table:table-cell>
          <table:table-cell office:value-type="string">
            <text:p>1989/1990</text:p>
          </table:table-cell>
          <table:table-cell table:style-name="ce10" office:value-type="string">
            <text:p>02740 MA (USA)</text:p>
          </table:table-cell>
          <table:table-cell table:style-name="ce15" office:value-type="string">
            <text:p>271 Hawthorn Street - New Belfort</text:p>
          </table:table-cell>
          <table:table-cell office:value-type="string">
            <text:p>508 990 01 4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OUFFROY</text:p>
          </table:table-cell>
          <table:table-cell table:style-name="ce5" office:value-type="string">
            <text:p>Bruno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du stade - Bat F - Appt 32 - Res La Clairière</text:p>
          </table:table-cell>
          <table:table-cell office:value-type="string">
            <text:p>05 46 56 63 0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OUSSAUME</text:p>
          </table:table-cell>
          <table:table-cell table:style-name="ce5" office:value-type="string">
            <text:p>Fabien</text:p>
          </table:table-cell>
          <table:table-cell office:value-type="string">
            <text:p>1992/199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Res Le Capitaine Bat GH - 20 Cité Joseph Le Brix</text:p>
          </table:table-cell>
          <table:table-cell office:value-type="string">
            <text:p>05 56 99 40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UCLA</text:p>
          </table:table-cell>
          <table:table-cell table:style-name="ce5" office:value-type="string">
            <text:p>Jean-Sébastien</text:p>
          </table:table-cell>
          <table:table-cell office:value-type="string">
            <text:p>1988/1989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Meublena route de Bordeaux</text:p>
          </table:table-cell>
          <table:table-cell office:value-type="string">
            <text:p>05 53 79 16 8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UCLA (Rome)</text:p>
          </table:table-cell>
          <table:table-cell table:style-name="ce5" office:value-type="string">
            <text:p>Myriam</text:p>
          </table:table-cell>
          <table:table-cell office:value-type="string">
            <text:p>1986/198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Meublena route de Bordeaux</text:p>
          </table:table-cell>
          <table:table-cell office:value-type="string">
            <text:p>05 53 79 16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UTAU</text:p>
          </table:table-cell>
          <table:table-cell table:style-name="ce5" office:value-type="string">
            <text:p>Mathieu</text:p>
          </table:table-cell>
          <table:table-cell office:value-type="string">
            <text:p>2006/2007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18 rue Célestin Passet</text:p>
          </table:table-cell>
          <table:table-cell office:value-type="string">
            <text:p>05 56 86 69 95</text:p>
          </table:table-cell>
          <table:table-cell office:value-type="string">
            <text:p>Japon</text:p>
          </table:table-cell>
          <table:table-cell table:style-name="ce13" office:value-type="string">
            <text:p>mathieu.jutau@hotmail.com</text:p>
          </table:table-cell>
          <table:table-cell table:style-name="ce34" office:value-type="string">
            <text:p>BORDEAUX SUD</text:p>
          </table:table-cell>
          <table:table-cell table:style-name="ce37" office:value-type="string">
            <text:p>Tsuruta.</text:p>
          </table:table-cell>
          <table:table-cell office:value-type="float" office:value="2830">
            <text:p>283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KACED épouse GIRARD</text:p>
          </table:table-cell>
          <table:table-cell table:style-name="ce5" office:value-type="string">
            <text:p>Célia</text:p>
          </table:table-cell>
          <table:table-cell office:value-type="string">
            <text:p>1982/1983</text:p>
          </table:table-cell>
          <table:table-cell table:style-name="ce10" office:value-type="string">
            <text:p>47700 Casteljaloux</text:p>
          </table:table-cell>
          <table:table-cell table:style-name="ce15" office:value-type="string">
            <text:p>Gassac</text:p>
          </table:table-cell>
          <table:table-cell office:value-type="string">
            <text:p>05 53 89 09 1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KAUFFER ép DUBARRY de L.</text:p>
          </table:table-cell>
          <table:table-cell table:style-name="ce5" office:value-type="string">
            <text:p>Sophie</text:p>
          </table:table-cell>
          <table:table-cell office:value-type="string">
            <text:p>1979/1980</text:p>
          </table:table-cell>
          <table:table-cell table:style-name="ce10" office:value-type="string">
            <text:p>45000 Orleans</text:p>
          </table:table-cell>
          <table:table-cell table:style-name="ce15" office:value-type="string">
            <text:p>57 rue D'Illiers</text:p>
          </table:table-cell>
          <table:table-cell office:value-type="string">
            <text:p>02 38 53 49 0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KAUFFER épouse DILLARD</text:p>
          </table:table-cell>
          <table:table-cell table:style-name="ce5" office:value-type="string">
            <text:p>Nathalie</text:p>
          </table:table-cell>
          <table:table-cell office:value-type="string">
            <text:p>1978/1979</text:p>
          </table:table-cell>
          <table:table-cell table:style-name="ce10" office:value-type="string">
            <text:p>35400 Saint Malo</text:p>
          </table:table-cell>
          <table:table-cell table:style-name="ce15" office:value-type="string">
            <text:p>48 boulevard de Rochebo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KESZLER</text:p>
          </table:table-cell>
          <table:table-cell table:style-name="ce5" office:value-type="string">
            <text:p>Marie-Carolin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0 quai Louis Durand</text:p>
          </table:table-cell>
          <table:table-cell office:value-type="string">
            <text:p>05 46 41 35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KLEIN</text:p>
          </table:table-cell>
          <table:table-cell table:style-name="ce5" office:value-type="string">
            <text:p>Ludivine</text:p>
          </table:table-cell>
          <table:table-cell office:value-type="string">
            <text:p>1998/1999</text:p>
          </table:table-cell>
          <table:table-cell table:style-name="ce10" office:value-type="string">
            <text:p>17200 Jaffe</text:p>
          </table:table-cell>
          <table:table-cell table:style-name="ce15" office:value-type="string">
            <text:p>37 route de la lande</text:p>
          </table:table-cell>
          <table:table-cell office:value-type="string">
            <text:p>05 46 23 07 9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KOTHE</text:p>
          </table:table-cell>
          <table:table-cell table:style-name="ce5" office:value-type="string">
            <text:p>Gérald</text:p>
          </table:table-cell>
          <table:table-cell office:value-type="string">
            <text:p>1985/1986</text:p>
          </table:table-cell>
          <table:table-cell table:style-name="ce10" office:value-type="string">
            <text:p>64140 Billère</text:p>
          </table:table-cell>
          <table:table-cell table:style-name="ce15" office:value-type="string">
            <text:p>127 rue Louis Bartho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KRUPNIK</text:p>
          </table:table-cell>
          <table:table-cell table:style-name="ce5" office:value-type="string">
            <text:p>Antoine</text:p>
          </table:table-cell>
          <table:table-cell office:value-type="string">
            <text:p>2006/2007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3 rue des Chênes</text:p>
          </table:table-cell>
          <table:table-cell office:value-type="string">
            <text:p>05 59 62 24 94</text:p>
          </table:table-cell>
          <table:table-cell office:value-type="string">
            <text:p>Mexique</text:p>
          </table:table-cell>
          <table:table-cell table:style-name="ce13" office:value-type="string">
            <text:p>antoine_krupnik@hotmail.fr</text:p>
          </table:table-cell>
          <table:table-cell table:style-name="ce34" office:value-type="string">
            <text:p>PAU BEARN</text:p>
          </table:table-cell>
          <table:table-cell table:style-name="ce37"/>
          <table:table-cell office:value-type="float" office:value="4100">
            <text:p>41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KUBISCH</text:p>
          </table:table-cell>
          <table:table-cell table:style-name="ce5" office:value-type="string">
            <text:p>Eric</text:p>
          </table:table-cell>
          <table:table-cell office:value-type="string">
            <text:p>2002/2003</text:p>
          </table:table-cell>
          <table:table-cell table:style-name="ce10" office:value-type="string">
            <text:p>40660 Messanges</text:p>
          </table:table-cell>
          <table:table-cell table:style-name="ce15" office:value-type="string">
            <text:p>Quartier Barrails</text:p>
          </table:table-cell>
          <table:table-cell office:value-type="string">
            <text:p>05 58 48 07 82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eric.kubisch@gmail.com">eric.kubisch@gmail.com</text:a></text:span></text:p>
          </table:table-cell>
          <table:table-cell office:value-type="string">
            <text:p>HOSSEGOR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LABADIE</text:p>
          </table:table-cell>
          <table:table-cell table:style-name="ce5" office:value-type="string">
            <text:p>Jennie</text:p>
          </table:table-cell>
          <table:table-cell office:value-type="string">
            <text:p>1998/1999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Chemin du Mouret</text:p>
          </table:table-cell>
          <table:table-cell office:value-type="string">
            <text:p>05 59 67 11 3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ABARTHE</text:p>
          </table:table-cell>
          <table:table-cell table:style-name="ce5" office:value-type="string">
            <text:p>Thibault</text:p>
          </table:table-cell>
          <table:table-cell office:value-type="string">
            <text:p>2002/2003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14 Allée Mora</text:p>
          </table:table-cell>
          <table:table-cell office:value-type="string">
            <text:p>05 58 46 24 96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thibaultlabarthe@hotmail.com">thibaultlabarthe@hotmail.com</text:a></text:span></text:p>
          </table:table-cell>
          <table:table-cell office:value-type="string">
            <text:p>MONT DE MARSA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LABAT</text:p>
          </table:table-cell>
          <table:table-cell table:style-name="ce5" office:value-type="string">
            <text:p>Charlotte</text:p>
          </table:table-cell>
          <table:table-cell office:value-type="string">
            <text:p>2005/2006</text:p>
          </table:table-cell>
          <table:table-cell table:style-name="ce10" office:value-type="string">
            <text:p>33760 Targon</text:p>
          </table:table-cell>
          <table:table-cell table:style-name="ce15" office:value-type="string">
            <text:p>33 route de Cadillac</text:p>
          </table:table-cell>
          <table:table-cell office:value-type="string">
            <text:p>05 56 23 67 57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LA REO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BAT</text:p>
          </table:table-cell>
          <table:table-cell table:style-name="ce5" office:value-type="string">
            <text:p>Claire</text:p>
          </table:table-cell>
          <table:table-cell office:value-type="string">
            <text:p>2005/2006</text:p>
          </table:table-cell>
          <table:table-cell table:style-name="ce10" office:value-type="string">
            <text:p>47400 Hautesvignes</text:p>
          </table:table-cell>
          <table:table-cell table:style-name="ce15" office:value-type="string">
            <text:p>Gorce Nègre</text:p>
          </table:table-cell>
          <table:table-cell office:value-type="string">
            <text:p>05 53 88 91 34</text:p>
          </table:table-cell>
          <table:table-cell office:value-type="string">
            <text:p>USA</text:p>
          </table:table-cell>
          <table:table-cell table:style-name="ce13"/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BORDE</text:p>
          </table:table-cell>
          <table:table-cell table:style-name="ce5" office:value-type="string">
            <text:p>Charline</text:p>
          </table:table-cell>
          <table:table-cell office:value-type="string">
            <text:p>2001/2002</text:p>
          </table:table-cell>
          <table:table-cell table:style-name="ce10" office:value-type="string">
            <text:p>33390 Plassac</text:p>
          </table:table-cell>
          <table:table-cell table:style-name="ce15" office:value-type="string">
            <text:p>14 - Beaumont</text:p>
          </table:table-cell>
          <table:table-cell office:value-type="string">
            <text:p>05 57 42 25 73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BORDE</text:p>
          </table:table-cell>
          <table:table-cell table:style-name="ce5" office:value-type="string">
            <text:p>Laetitia</text:p>
          </table:table-cell>
          <table:table-cell office:value-type="string">
            <text:p>1985/198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3 17 2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CAZE épouse FLORES</text:p>
          </table:table-cell>
          <table:table-cell table:style-name="ce5" office:value-type="string">
            <text:p>Peggy</text:p>
          </table:table-cell>
          <table:table-cell office:value-type="string">
            <text:p>1994/1995</text:p>
          </table:table-cell>
          <table:table-cell table:style-name="ce10" office:value-type="string">
            <text:p>47370 Saint Georges</text:p>
          </table:table-cell>
          <table:table-cell table:style-name="ce15" office:value-type="string">
            <text:p>Lapronquière Basse</text:p>
          </table:table-cell>
          <table:table-cell office:value-type="string">
            <text:p>05 53 41 75 9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CHARMOISE</text:p>
          </table:table-cell>
          <table:table-cell table:style-name="ce5" office:value-type="string">
            <text:p>Tiphaine</text:p>
          </table:table-cell>
          <table:table-cell office:value-type="string">
            <text:p>1986/1987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5 avenue de Villeneuv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COMBE</text:p>
          </table:table-cell>
          <table:table-cell table:style-name="ce5" office:value-type="string">
            <text:p>Anne-Laure</text:p>
          </table:table-cell>
          <table:table-cell office:value-type="string">
            <text:p>1997/1998</text:p>
          </table:table-cell>
          <table:table-cell table:style-name="ce10" office:value-type="string">
            <text:p>33180 Saint Estèphe</text:p>
          </table:table-cell>
          <table:table-cell table:style-name="ce15" office:value-type="string">
            <text:p>9 avenue de l'estuaire</text:p>
          </table:table-cell>
          <table:table-cell office:value-type="string">
            <text:p>05 56 59 76 8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COSTE</text:p>
          </table:table-cell>
          <table:table-cell table:style-name="ce5" office:value-type="string">
            <text:p>Francis</text:p>
          </table:table-cell>
          <table:table-cell office:value-type="string">
            <text:p>1976/1977</text:p>
          </table:table-cell>
          <table:table-cell table:style-name="ce10" office:value-type="string">
            <text:p>64360 Monein bas Canteloup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CROIX</text:p>
          </table:table-cell>
          <table:table-cell table:style-name="ce5" office:value-type="string">
            <text:p>Alexandra</text:p>
          </table:table-cell>
          <table:table-cell office:value-type="string">
            <text:p>2004/2005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07 rue de Basseau</text:p>
          </table:table-cell>
          <table:table-cell office:value-type="string">
            <text:p>05 45 60 82 6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ptite_mouse@hotmail.com">ptite_mouse@hotmail.com</text:a></text:span></text:p>
          </table:table-cell>
          <table:table-cell office:value-type="string">
            <text:p>ANGOULEME LES E.C</text:p>
          </table:table-cell>
          <table:table-cell table:number-columns-repeated="2"/>
          <table:table-cell office:value-type="string">
            <text:p>06 89 13 64 59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LACROIX</text:p>
          </table:table-cell>
          <table:table-cell table:style-name="ce5" office:value-type="string">
            <text:p>Christine</text:p>
          </table:table-cell>
          <table:table-cell office:value-type="string">
            <text:p>1979/1980</text:p>
          </table:table-cell>
          <table:table-cell table:style-name="ce10" office:value-type="string">
            <text:p>65200 Bagnères de Bigorr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CROUX</text:p>
          </table:table-cell>
          <table:table-cell table:style-name="ce5" office:value-type="string">
            <text:p>Déborah</text:p>
          </table:table-cell>
          <table:table-cell office:value-type="string">
            <text:p>1990/1991</text:p>
          </table:table-cell>
          <table:table-cell table:style-name="ce10" office:value-type="string">
            <text:p>HP 20 1BX Bucks (UK)</text:p>
          </table:table-cell>
          <table:table-cell table:style-name="ce15" office:value-type="string">
            <text:p>42 Park Street - Aylesbury</text:p>
          </table:table-cell>
          <table:table-cell office:value-type="string">
            <text:p>44 12 96 337 10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AFARGUE</text:p>
          </table:table-cell>
          <table:table-cell table:style-name="ce5" office:value-type="string">
            <text:p>Lisa</text:p>
          </table:table-cell>
          <table:table-cell office:value-type="string">
            <text:p>2004/2005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0 rue Camou</text:p>
          </table:table-cell>
          <table:table-cell office:value-type="string">
            <text:p>05 59 39 88 85</text:p>
          </table:table-cell>
          <table:table-cell office:value-type="string">
            <text:p>USA</text:p>
          </table:table-cell>
          <table:table-cell table:style-name="ce13" office:value-type="string">
            <text:p>lisa_lafargue@yahoo.fr</text:p>
          </table:table-cell>
          <table:table-cell table:style-name="ce35" office:value-type="string">
            <text:p>OLORON SAINTE MARIE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AFFARGUE</text:p>
          </table:table-cell>
          <table:table-cell table:style-name="ce5" office:value-type="string">
            <text:p>Laurène</text:p>
          </table:table-cell>
          <table:table-cell office:value-type="string">
            <text:p>2005/2006</text:p>
          </table:table-cell>
          <table:table-cell table:style-name="ce10" office:value-type="string">
            <text:p>40270 Saint-Maurice</text:p>
          </table:table-cell>
          <table:table-cell table:style-name="ce15" office:value-type="string">
            <text:p>216 rue du Centre</text:p>
          </table:table-cell>
          <table:table-cell office:value-type="string">
            <text:p>05 58 45 99 28</text:p>
          </table:table-cell>
          <table:table-cell office:value-type="string">
            <text:p>USA</text:p>
          </table:table-cell>
          <table:table-cell table:style-name="ce29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LAFFITTE</text:p>
          </table:table-cell>
          <table:table-cell table:style-name="ce5" office:value-type="string">
            <text:p>Nathalie</text:p>
          </table:table-cell>
          <table:table-cell office:value-type="string">
            <text:p>1991/199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3 rue des Lilas</text:p>
          </table:table-cell>
          <table:table-cell office:value-type="string">
            <text:p>05 59 39 47 2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FFITTE</text:p>
          </table:table-cell>
          <table:table-cell table:style-name="ce5" office:value-type="string">
            <text:p>Nelly</text:p>
          </table:table-cell>
          <table:table-cell office:value-type="string">
            <text:p>1980/1981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38 rue Louis Vivent</text:p>
          </table:table-cell>
          <table:table-cell office:value-type="string">
            <text:p>05 53 66 73 2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FFORGUE</text:p>
          </table:table-cell>
          <table:table-cell table:style-name="ce5" office:value-type="string">
            <text:p>Sophie</text:p>
          </table:table-cell>
          <table:table-cell office:value-type="string">
            <text:p>1987/1988</text:p>
          </table:table-cell>
          <table:table-cell table:style-name="ce10" office:value-type="string">
            <text:p>40280 Benquet</text:p>
          </table:table-cell>
          <table:table-cell table:style-name="ce15" office:value-type="string">
            <text:p>181 route de la gare</text:p>
          </table:table-cell>
          <table:table-cell office:value-type="string">
            <text:p>05 58 71 08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FON</text:p>
          </table:table-cell>
          <table:table-cell table:style-name="ce5" office:value-type="string">
            <text:p>François</text:p>
          </table:table-cell>
          <table:table-cell office:value-type="string">
            <text:p>2001/2002</text:p>
          </table:table-cell>
          <table:table-cell table:style-name="ce10" office:value-type="string">
            <text:p>47340 Hautefage Latour</text:p>
          </table:table-cell>
          <table:table-cell table:style-name="ce15" office:value-type="string">
            <text:p>Bonneval</text:p>
          </table:table-cell>
          <table:table-cell office:value-type="string">
            <text:p>05 53 70 75 9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FONT</text:p>
          </table:table-cell>
          <table:table-cell table:style-name="ce5" office:value-type="string">
            <text:p>Caroline</text:p>
          </table:table-cell>
          <table:table-cell office:value-type="string">
            <text:p>1976/1977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GARDE</text:p>
          </table:table-cell>
          <table:table-cell table:style-name="ce5" office:value-type="string">
            <text:p>J-Philippe</text:p>
          </table:table-cell>
          <table:table-cell office:value-type="string">
            <text:p>2001/2002</text:p>
          </table:table-cell>
          <table:table-cell table:style-name="ce10" office:value-type="string">
            <text:p>47170 Andiran</text:p>
          </table:table-cell>
          <table:table-cell table:style-name="ce15" office:value-type="string">
            <text:p>Lévignan</text:p>
          </table:table-cell>
          <table:table-cell office:value-type="string">
            <text:p>05 53 97 01 6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GRABETTE</text:p>
          </table:table-cell>
          <table:table-cell table:style-name="ce5" office:value-type="string">
            <text:p>Séverine</text:p>
          </table:table-cell>
          <table:table-cell office:value-type="string">
            <text:p>1993/1994</text:p>
          </table:table-cell>
          <table:table-cell table:style-name="ce10" office:value-type="string">
            <text:p>1071 RZ Amsterdam (Pays Bas)</text:p>
          </table:table-cell>
          <table:table-cell table:style-name="ce15" office:value-type="string">
            <text:p>Frans Van Mierisstraat 884</text:p>
          </table:table-cell>
          <table:table-cell office:value-type="string">
            <text:p>31 20 664 34 8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GRANGE</text:p>
          </table:table-cell>
          <table:table-cell table:style-name="ce5" office:value-type="string">
            <text:p>Philippe</text:p>
          </table:table-cell>
          <table:table-cell office:value-type="string">
            <text:p>1976/1977</text:p>
          </table:table-cell>
          <table:table-cell table:style-name="ce10" office:value-type="string">
            <text:p>64310 Ascain</text:p>
          </table:table-cell>
          <table:table-cell table:style-name="ce15" office:value-type="string">
            <text:p><text:s text:c="2"/>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INÉ</text:p>
          </table:table-cell>
          <table:table-cell table:style-name="ce5" office:value-type="string">
            <text:p>Dominique</text:p>
          </table:table-cell>
          <table:table-cell office:value-type="string">
            <text:p>1990/1991</text:p>
          </table:table-cell>
          <table:table-cell table:style-name="ce10" office:value-type="string">
            <text:p>94000 Créteil</text:p>
          </table:table-cell>
          <table:table-cell table:style-name="ce15" office:value-type="string">
            <text:p>2 rue Jean Mermoz</text:p>
          </table:table-cell>
          <table:table-cell office:value-type="string">
            <text:p>06 16 45 22 3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JOUS</text:p>
          </table:table-cell>
          <table:table-cell table:style-name="ce5" office:value-type="string">
            <text:p>Béatrice</text:p>
          </table:table-cell>
          <table:table-cell office:value-type="string">
            <text:p>2003/2004</text:p>
          </table:table-cell>
          <table:table-cell table:style-name="ce10" office:value-type="string">
            <text:p>33115 Pyla sur Mer</text:p>
          </table:table-cell>
          <table:table-cell table:style-name="ce15" office:value-type="string">
            <text:p>1 avenue des Gémeaux</text:p>
          </table:table-cell>
          <table:table-cell office:value-type="string">
            <text:p>05 56 22 59 73</text:p>
          </table:table-cell>
          <table:table-cell/>
          <table:table-cell table:style-name="ce13"/>
          <table:table-cell table:style-name="ce35" office:value-type="string">
            <text:p>ARCACHON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LALANNE</text:p>
          </table:table-cell>
          <table:table-cell table:style-name="ce5" office:value-type="string">
            <text:p>Pauline</text:p>
          </table:table-cell>
          <table:table-cell office:value-type="string">
            <text:p>2005/200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320 avenue du Marais</text:p>
          </table:table-cell>
          <table:table-cell office:value-type="string">
            <text:p>05 58 82 84 00</text:p>
          </table:table-cell>
          <table:table-cell office:value-type="string">
            <text:p>USA</text:p>
          </table:table-cell>
          <table:table-cell table:style-name="ce29" office:value-type="string">
            <text:p>anny.deguilhem@wanadoo.fr</text:p>
          </table:table-cell>
          <table:table-cell table:style-name="ce35" office:value-type="string">
            <text:p>BORDEAUX OUES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LAURIE</text:p>
          </table:table-cell>
          <table:table-cell table:style-name="ce5" office:value-type="string">
            <text:p>Julie</text:p>
          </table:table-cell>
          <table:table-cell office:value-type="string">
            <text:p>2003/2004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33 rue Amédée de Sigalas</text:p>
          </table:table-cell>
          <table:table-cell office:value-type="string">
            <text:p>05 53 20 85 52</text:p>
          </table:table-cell>
          <table:table-cell/>
          <table:table-cell table:style-name="ce13"/>
          <table:table-cell table:style-name="ce35" office:value-type="string">
            <text:p>TALENC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LUQUE</text:p>
          </table:table-cell>
          <table:table-cell table:style-name="ce5" office:value-type="string">
            <text:p>Agnès</text:p>
          </table:table-cell>
          <table:table-cell office:value-type="string">
            <text:p>1997/1998</text:p>
          </table:table-cell>
          <table:table-cell table:style-name="ce10" office:value-type="string">
            <text:p>40160 Parentis</text:p>
          </table:table-cell>
          <table:table-cell table:style-name="ce15" office:value-type="string">
            <text:p>1 rue de bergeron</text:p>
          </table:table-cell>
          <table:table-cell office:value-type="string">
            <text:p>05 58 78 40 14</text:p>
          </table:table-cell>
          <table:table-cell office:value-type="string">
            <text:p>USA</text:p>
          </table:table-cell>
          <table:table-cell table:style-name="ce27" office:value-type="string">
            <text:p>alaluque@hotmail.com</text:p>
          </table:table-cell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MANT</text:p>
          </table:table-cell>
          <table:table-cell table:style-name="ce5" office:value-type="string">
            <text:p>Clothilde</text:p>
          </table:table-cell>
          <table:table-cell office:value-type="string">
            <text:p>1987/1988</text:p>
          </table:table-cell>
          <table:table-cell table:style-name="ce10" office:value-type="string">
            <text:p>73260 La Léchère</text:p>
          </table:table-cell>
          <table:table-cell table:style-name="ce15" office:value-type="string">
            <text:p>Château Feuillet</text:p>
          </table:table-cell>
          <table:table-cell office:value-type="string">
            <text:p>04 79 22 63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ARLERE</text:p>
          </table:table-cell>
          <table:table-cell table:style-name="ce5" office:value-type="string">
            <text:p>Sarah</text:p>
          </table:table-cell>
          <table:table-cell office:value-type="string">
            <text:p>2000/2001</text:p>
          </table:table-cell>
          <table:table-cell table:style-name="ce10" office:value-type="string">
            <text:p>33210 Toulenne</text:p>
          </table:table-cell>
          <table:table-cell table:style-name="ce15" office:value-type="string">
            <text:p>5 allée de l'Ecureuil</text:p>
          </table:table-cell>
          <table:table-cell office:value-type="string">
            <text:p>05 56 62 39 77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LANG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MARQUE</text:p>
          </table:table-cell>
          <table:table-cell table:style-name="ce5" office:value-type="string">
            <text:p>Didier</text:p>
          </table:table-cell>
          <table:table-cell office:value-type="string">
            <text:p>1984/1985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oute des Landes</text:p>
          </table:table-cell>
          <table:table-cell office:value-type="string">
            <text:p>05 53 79 40 3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ARQUE</text:p>
          </table:table-cell>
          <table:table-cell table:style-name="ce5" office:value-type="string">
            <text:p>Fabienne</text:p>
          </table:table-cell>
          <table:table-cell office:value-type="string">
            <text:p>1979/1980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oute des Landes</text:p>
          </table:table-cell>
          <table:table-cell office:value-type="string">
            <text:p>05 53 79 40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AZIERE</text:p>
          </table:table-cell>
          <table:table-cell table:style-name="ce5" office:value-type="string">
            <text:p>LOUIS</text:p>
          </table:table-cell>
          <table:table-cell office:value-type="string">
            <text:p>2008/2009</text:p>
          </table:table-cell>
          <table:table-cell table:style-name="ce10" office:value-type="string">
            <text:p>16230 LUXE</text:p>
          </table:table-cell>
          <table:table-cell table:style-name="ce15" office:value-type="string">
            <text:p>impasse des roses</text:p>
          </table:table-cell>
          <table:table-cell office:value-type="string">
            <text:p>05 45 39 02 54</text:p>
          </table:table-cell>
          <table:table-cell office:value-type="string">
            <text:p>USA</text:p>
          </table:table-cell>
          <table:table-cell table:style-name="ce13" office:value-type="string">
            <text:p>toploulou360@wanadoo.fr</text:p>
          </table:table-cell>
          <table:table-cell office:value-type="string">
            <text:p>MANSLE BONNIEURE</text:p>
          </table:table-cell>
          <table:table-cell table:style-name="ce6" office:value-type="string">
            <text:p>Leamington</text:p>
          </table:table-cell>
          <table:table-cell table:style-name="ce65" office:value-type="float" office:value="6400">
            <text:p>6400</text:p>
          </table:table-cell>
          <table:table-cell table:style-name="ce65"/>
          <table:table-cell table:number-columns-repeated="244"/>
        </table:table-row>
        <table:table-row table:style-name="ro3" table:visibility="filter">
          <table:table-cell table:style-name="ce2" office:value-type="string">
            <text:p>LAMBERT</text:p>
          </table:table-cell>
          <table:table-cell table:style-name="ce5" office:value-type="string">
            <text:p>Delphine</text:p>
          </table:table-cell>
          <table:table-cell office:value-type="string">
            <text:p>1992/1993</text:p>
          </table:table-cell>
          <table:table-cell table:style-name="ce10" office:value-type="string">
            <text:p>16370 Cherves Richemont</text:p>
          </table:table-cell>
          <table:table-cell table:style-name="ce15" office:value-type="string">
            <text:p>10 place du Champ de Foire</text:p>
          </table:table-cell>
          <table:table-cell office:value-type="string">
            <text:p>05 45 83 24 3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BERT</text:p>
          </table:table-cell>
          <table:table-cell table:style-name="ce5" office:value-type="string">
            <text:p>Luc</text:p>
          </table:table-cell>
          <table:table-cell office:value-type="string">
            <text:p>1991/1992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7 rue Antoine Lala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BERT</text:p>
          </table:table-cell>
          <table:table-cell table:style-name="ce5" office:value-type="string">
            <text:p>Noémie</text:p>
          </table:table-cell>
          <table:table-cell office:value-type="string">
            <text:p>2000/2001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9 place du Marché</text:p>
          </table:table-cell>
          <table:table-cell office:value-type="string">
            <text:p>05 45 31 28 3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OR</text:p>
          </table:table-cell>
          <table:table-cell table:style-name="ce5" office:value-type="string">
            <text:p>Marianne</text:p>
          </table:table-cell>
          <table:table-cell office:value-type="string">
            <text:p>1974/1975</text:p>
          </table:table-cell>
          <table:table-cell table:style-name="ce10" office:value-type="string">
            <text:p>31700 Moutonville</text:p>
          </table:table-cell>
          <table:table-cell table:style-name="ce15" office:value-type="string">
            <text:p>Chemin de Cantagril</text:p>
          </table:table-cell>
          <table:table-cell office:value-type="string">
            <text:p>05 61 85 29 5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OTHE</text:p>
          </table:table-cell>
          <table:table-cell table:style-name="ce5" office:value-type="string">
            <text:p>Nathalie</text:p>
          </table:table-cell>
          <table:table-cell office:value-type="string">
            <text:p>1990/1991</text:p>
          </table:table-cell>
          <table:table-cell table:style-name="ce10" office:value-type="string">
            <text:p>33330 Saint Emilio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NDABOURE</text:p>
          </table:table-cell>
          <table:table-cell table:style-name="ce5" office:value-type="string">
            <text:p>Sylvie</text:p>
          </table:table-cell>
          <table:table-cell office:value-type="string">
            <text:p>1980/1981</text:p>
          </table:table-cell>
          <table:table-cell table:style-name="ce10" office:value-type="string">
            <text:p>64100 Bayonne</text:p>
          </table:table-cell>
          <table:table-cell table:style-name="ce15" office:value-type="string">
            <text:p>11 avenue de Marhum</text:p>
          </table:table-cell>
          <table:table-cell office:value-type="string">
            <text:p>06 12 48 51 7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NDRY</text:p>
          </table:table-cell>
          <table:table-cell table:style-name="ce5" office:value-type="string">
            <text:p>AUDREY</text:p>
          </table:table-cell>
          <table:table-cell office:value-type="string">
            <text:p>2008/2009</text:p>
          </table:table-cell>
          <table:table-cell table:style-name="ce10" office:value-type="string">
            <text:p>16590 BRIE</text:p>
          </table:table-cell>
          <table:table-cell table:style-name="ce15" office:value-type="string">
            <text:p>la jauvigere</text:p>
          </table:table-cell>
          <table:table-cell office:value-type="string">
            <text:p>05 45 69 80 90</text:p>
          </table:table-cell>
          <table:table-cell office:value-type="string">
            <text:p>Australie</text:p>
          </table:table-cell>
          <table:table-cell table:style-name="ce13" office:value-type="string">
            <text:p>bu-lette@hotmail.fr</text:p>
          </table:table-cell>
          <table:table-cell office:value-type="string">
            <text:p>ANGOULEME LES E.C</text:p>
          </table:table-cell>
          <table:table-cell table:style-name="ce48" office:value-type="string">
            <text:p>Illawarra Sunrise</text:p>
          </table:table-cell>
          <table:table-cell table:style-name="ce61" office:value-type="float" office:value="9750">
            <text:p>975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LANDRY</text:p>
          </table:table-cell>
          <table:table-cell table:style-name="ce5" office:value-type="string">
            <text:p>Patrick</text:p>
          </table:table-cell>
          <table:table-cell office:value-type="string">
            <text:p>1981/1982</text:p>
          </table:table-cell>
          <table:table-cell table:style-name="ce10" office:value-type="string">
            <text:p>47350 Montignac Toupinerie</text:p>
          </table:table-cell>
          <table:table-cell table:style-name="ce15" office:value-type="string">
            <text:p>Ruisseau Neuf</text:p>
          </table:table-cell>
          <table:table-cell office:value-type="string">
            <text:p>05 53 20 77 5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NDUREAU</text:p>
          </table:table-cell>
          <table:table-cell table:style-name="ce5" office:value-type="string">
            <text:p>Florence</text:p>
          </table:table-cell>
          <table:table-cell office:value-type="string">
            <text:p>1974/1975</text:p>
          </table:table-cell>
          <table:table-cell table:style-name="ce10" office:value-type="string">
            <text:p>33390 Blaye</text:p>
          </table:table-cell>
          <table:table-cell table:style-name="ce15"/>
          <table:table-cell table:number-columns-repeated="2"/>
          <table:table-cell table:style-name="ce13"/>
          <table:table-cell office:value-type="string">
            <text:p>MEDO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NNES</text:p>
          </table:table-cell>
          <table:table-cell table:style-name="ce5" office:value-type="string">
            <text:p>Aude</text:p>
          </table:table-cell>
          <table:table-cell office:value-type="string">
            <text:p>1995/1996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9 avenue St Hubert St Roch</text:p>
          </table:table-cell>
          <table:table-cell office:value-type="string">
            <text:p>05 56 78 15 1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NNOY</text:p>
          </table:table-cell>
          <table:table-cell table:style-name="ce5" office:value-type="string">
            <text:p>Franck</text:p>
          </table:table-cell>
          <table:table-cell office:value-type="string">
            <text:p>1991/1992</text:p>
          </table:table-cell>
          <table:table-cell table:style-name="ce10" office:value-type="string">
            <text:p>SE1 2EB Londres (UK)</text:p>
          </table:table-cell>
          <table:table-cell table:style-name="ce15" office:value-type="string">
            <text:p>Providence Square 83 George Row</text:p>
          </table:table-cell>
          <table:table-cell office:value-type="string">
            <text:p>44 20 755 252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PIERRE</text:p>
          </table:table-cell>
          <table:table-cell table:style-name="ce5" office:value-type="string">
            <text:p>Christine</text:p>
          </table:table-cell>
          <table:table-cell office:value-type="string">
            <text:p>1986/1987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Estussan</text:p>
          </table:table-cell>
          <table:table-cell office:value-type="string">
            <text:p>05 53 65 95 7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PORTE</text:p>
          </table:table-cell>
          <table:table-cell table:style-name="ce5" office:value-type="string">
            <text:p>Alex</text:p>
          </table:table-cell>
          <table:table-cell office:value-type="string">
            <text:p>1995/1996</text:p>
          </table:table-cell>
          <table:table-cell table:style-name="ce10" office:value-type="string">
            <text:p>46700 Touzac</text:p>
          </table:table-cell>
          <table:table-cell table:style-name="ce15" office:value-type="string">
            <text:p>La Barbière</text:p>
          </table:table-cell>
          <table:table-cell office:value-type="string">
            <text:p>06 82 07 94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PORTE</text:p>
          </table:table-cell>
          <table:table-cell table:style-name="ce5" office:value-type="string">
            <text:p>Corinne</text:p>
          </table:table-cell>
          <table:table-cell office:value-type="string">
            <text:p>1993/199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7 rue d'Anton</text:p>
          </table:table-cell>
          <table:table-cell office:value-type="string">
            <text:p>05 53 66 82 7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RDIERE</text:p>
          </table:table-cell>
          <table:table-cell table:style-name="ce5" office:value-type="string">
            <text:p>Olivier</text:p>
          </table:table-cell>
          <table:table-cell office:value-type="string">
            <text:p>1990/1991</text:p>
          </table:table-cell>
          <table:table-cell table:style-name="ce10" office:value-type="string">
            <text:p>32460 Le Houga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OCHE</text:p>
          </table:table-cell>
          <table:table-cell table:style-name="ce5" office:value-type="string">
            <text:p>Anne-Catherine</text:p>
          </table:table-cell>
          <table:table-cell office:value-type="string">
            <text:p>1998/1999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24 rue de l'hopital</text:p>
          </table:table-cell>
          <table:table-cell office:value-type="string">
            <text:p>05 57 42 04 25</text:p>
          </table:table-cell>
          <table:table-cell office:value-type="string">
            <text:p>Japon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Tokyo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LARREGAIN</text:p>
          </table:table-cell>
          <table:table-cell table:style-name="ce5" office:value-type="string">
            <text:p>Sophie</text:p>
          </table:table-cell>
          <table:table-cell office:value-type="string">
            <text:p>2006/2007</text:p>
          </table:table-cell>
          <table:table-cell table:style-name="ce10" office:value-type="string">
            <text:p>33980 Audenge</text:p>
          </table:table-cell>
          <table:table-cell table:style-name="ce15" office:value-type="string">
            <text:p>6 rue des tilleuls</text:p>
          </table:table-cell>
          <table:table-cell office:value-type="string">
            <text:p>05 56 26 9243</text:p>
          </table:table-cell>
          <table:table-cell office:value-type="string">
            <text:p>Mexique</text:p>
          </table:table-cell>
          <table:table-cell table:style-name="ce13" office:value-type="string">
            <text:p>moutonne33@hotmail.fr</text:p>
          </table:table-cell>
          <table:table-cell table:style-name="ce34" office:value-type="string">
            <text:p>NORD BASSIN ARCACHON</text:p>
          </table:table-cell>
          <table:table-cell table:style-name="ce37" office:value-type="string">
            <text:p>PUEBLA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ARRIPA</text:p>
          </table:table-cell>
          <table:table-cell table:style-name="ce5" office:value-type="string">
            <text:p>Adrien</text:p>
          </table:table-cell>
          <table:table-cell office:value-type="string">
            <text:p>2001/2002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Villa Trikaldi 1 et 2 impasse du Yème</text:p>
          </table:table-cell>
          <table:table-cell office:value-type="string">
            <text:p>05 59 52 27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RRIPA</text:p>
          </table:table-cell>
          <table:table-cell table:style-name="ce5" office:value-type="string">
            <text:p>Cécile</text:p>
          </table:table-cell>
          <table:table-cell office:value-type="string">
            <text:p>2000/2001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Villa Trikaldi 1 et 2 impasse du Yème</text:p>
          </table:table-cell>
          <table:table-cell office:value-type="string">
            <text:p>05 59 52 27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RIPA</text:p>
          </table:table-cell>
          <table:table-cell table:style-name="ce5" office:value-type="string">
            <text:p>MAXIME</text:p>
          </table:table-cell>
          <table:table-cell office:value-type="string">
            <text:p>2007/200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10 rue du yeme</text:p>
          </table:table-cell>
          <table:table-cell office:value-type="string">
            <text:p>05 59 52 27 58</text:p>
          </table:table-cell>
          <table:table-cell office:value-type="string">
            <text:p>Nvelle Zélande</text:p>
          </table:table-cell>
          <table:table-cell table:style-name="ce13" office:value-type="string">
            <text:p>larry.64@hotmail.fr</text:p>
          </table:table-cell>
          <table:table-cell table:style-name="ce34" office:value-type="string">
            <text:p>BAYONNE BIARRITZ ADO</text:p>
          </table:table-cell>
          <table:table-cell table:style-name="ce40" office:value-type="string">
            <text:p>Hutt City</text:p>
          </table:table-cell>
          <table:table-cell office:value-type="float" office:value="9940">
            <text:p>99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ARROUY</text:p>
          </table:table-cell>
          <table:table-cell table:style-name="ce5" office:value-type="string">
            <text:p>Béatrice</text:p>
          </table:table-cell>
          <table:table-cell office:value-type="string">
            <text:p>1997/1998</text:p>
          </table:table-cell>
          <table:table-cell table:style-name="ce10" office:value-type="string">
            <text:p>64400 Bidos</text:p>
          </table:table-cell>
          <table:table-cell table:style-name="ce15" office:value-type="string">
            <text:p>3 avenue d'Espagne</text:p>
          </table:table-cell>
          <table:table-cell office:value-type="string">
            <text:p>06 82 91 80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SCARAY</text:p>
          </table:table-cell>
          <table:table-cell table:style-name="ce5" office:value-type="string">
            <text:p>Virginie</text:p>
          </table:table-cell>
          <table:table-cell office:value-type="string">
            <text:p>1978/1979</text:p>
          </table:table-cell>
          <table:table-cell table:style-name="ce10" office:value-type="string">
            <text:p>40100 Da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SSALLE</text:p>
          </table:table-cell>
          <table:table-cell table:style-name="ce5" office:value-type="string">
            <text:p>Aurélia</text:p>
          </table:table-cell>
          <table:table-cell office:value-type="string">
            <text:p>1997/199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1 rue des Rosiers</text:p>
          </table:table-cell>
          <table:table-cell office:value-type="string">
            <text:p>05 59 20 03 8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SSALLE ep WULLEPUTTE</text:p>
          </table:table-cell>
          <table:table-cell table:style-name="ce5" office:value-type="string">
            <text:p>Martine</text:p>
          </table:table-cell>
          <table:table-cell office:value-type="string">
            <text:p>1980/1981</text:p>
          </table:table-cell>
          <table:table-cell table:style-name="ce10" office:value-type="string">
            <text:p>94500 Champigny sur Marne</text:p>
          </table:table-cell>
          <table:table-cell table:style-name="ce15" office:value-type="string">
            <text:p>104 rue Diderot</text:p>
          </table:table-cell>
          <table:table-cell office:value-type="string">
            <text:p>01 49 83 69 3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SSALLE épouse ERNOT</text:p>
          </table:table-cell>
          <table:table-cell table:style-name="ce5" office:value-type="string">
            <text:p>Béatrice</text:p>
          </table:table-cell>
          <table:table-cell office:value-type="string">
            <text:p>1979/1980</text:p>
          </table:table-cell>
          <table:table-cell table:style-name="ce10" office:value-type="string">
            <text:p>49000 Angers</text:p>
          </table:table-cell>
          <table:table-cell table:style-name="ce15" office:value-type="string">
            <text:p>4 rue Commère</text:p>
          </table:table-cell>
          <table:table-cell office:value-type="string">
            <text:p>02 41 68 16 2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SSARTESSE ép PROUZET</text:p>
          </table:table-cell>
          <table:table-cell table:style-name="ce5" office:value-type="string">
            <text:p>Laurence</text:p>
          </table:table-cell>
          <table:table-cell office:value-type="string">
            <text:p>1981/1982</text:p>
          </table:table-cell>
          <table:table-cell table:style-name="ce10" office:value-type="string">
            <text:p>47270 St-Jean de Thurac</text:p>
          </table:table-cell>
          <table:table-cell table:style-name="ce15" office:value-type="string">
            <text:p>Lacoste</text:p>
          </table:table-cell>
          <table:table-cell office:value-type="string">
            <text:p>05 53 87 33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ANÉ-DUFFAU</text:p>
          </table:table-cell>
          <table:table-cell table:style-name="ce5" office:value-type="string">
            <text:p>Patricia</text:p>
          </table:table-cell>
          <table:table-cell office:value-type="string">
            <text:p>1986/1987</text:p>
          </table:table-cell>
          <table:table-cell table:style-name="ce10" office:value-type="string">
            <text:p>31300 Toulouse</text:p>
          </table:table-cell>
          <table:table-cell table:style-name="ce15" office:value-type="string">
            <text:p>28 rue Adolphe Coll</text:p>
          </table:table-cell>
          <table:table-cell office:value-type="string">
            <text:p>05 61 42 63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APY</text:p>
          </table:table-cell>
          <table:table-cell table:style-name="ce5" office:value-type="string">
            <text:p>Emelyne</text:p>
          </table:table-cell>
          <table:table-cell office:value-type="string">
            <text:p>1992/199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RILLE</text:p>
          </table:table-cell>
          <table:table-cell table:style-name="ce5" office:value-type="string">
            <text:p>Benoit</text:p>
          </table:table-cell>
          <table:table-cell office:value-type="string">
            <text:p>1979/1980</text:p>
          </table:table-cell>
          <table:table-cell table:style-name="ce10" office:value-type="string">
            <text:p>78280 Guyancourt</text:p>
          </table:table-cell>
          <table:table-cell table:style-name="ce15" office:value-type="string">
            <text:p>25 rue de la Mare de Troux</text:p>
          </table:table-cell>
          <table:table-cell office:value-type="string">
            <text:p>01 30 64 01 2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RILLE épouse CHIDIAC</text:p>
          </table:table-cell>
          <table:table-cell table:style-name="ce5" office:value-type="string">
            <text:p>Virginie</text:p>
          </table:table-cell>
          <table:table-cell office:value-type="string">
            <text:p>1978/1979</text:p>
          </table:table-cell>
          <table:table-cell table:style-name="ce10" office:value-type="string">
            <text:p>37000 Tours</text:p>
          </table:table-cell>
          <table:table-cell table:style-name="ce15" office:value-type="string">
            <text:p>15 rue Boylesve</text:p>
          </table:table-cell>
          <table:table-cell office:value-type="string">
            <text:p>02 47 64 64 1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URICISQUE</text:p>
          </table:table-cell>
          <table:table-cell table:style-name="ce5" office:value-type="string">
            <text:p>Bénédicte</text:p>
          </table:table-cell>
          <table:table-cell office:value-type="string">
            <text:p>1998/1999</text:p>
          </table:table-cell>
          <table:table-cell table:style-name="ce10" office:value-type="string">
            <text:p>47230 Buzet sur Baise</text:p>
          </table:table-cell>
          <table:table-cell table:style-name="ce15" office:value-type="string">
            <text:p>Le Rouge</text:p>
          </table:table-cell>
          <table:table-cell office:value-type="string">
            <text:p>05 53 84 70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UZIN épouse ROY</text:p>
          </table:table-cell>
          <table:table-cell table:style-name="ce5" office:value-type="string">
            <text:p>Dominique</text:p>
          </table:table-cell>
          <table:table-cell office:value-type="string">
            <text:p>1980/1981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3 rue Henri-Martin</text:p>
          </table:table-cell>
          <table:table-cell office:value-type="string">
            <text:p>05 53 66 98 2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VERDURE</text:p>
          </table:table-cell>
          <table:table-cell table:style-name="ce5" office:value-type="string">
            <text:p>Gaelle</text:p>
          </table:table-cell>
          <table:table-cell office:value-type="string">
            <text:p>2004/2005</text:p>
          </table:table-cell>
          <table:table-cell table:style-name="ce10" office:value-type="string">
            <text:p>40500 Saint-Sever</text:p>
          </table:table-cell>
          <table:table-cell table:style-name="ce15" office:value-type="string">
            <text:p>29 lotissement Pipoulan</text:p>
          </table:table-cell>
          <table:table-cell office:value-type="string">
            <text:p>05 58 76 38 08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gaelita40@hotmail.com">gaelita40@hotmail.com</text:a></text:span></text:p>
          </table:table-cell>
          <table:table-cell office:value-type="string">
            <text:p>MONT DE MARSAN</text:p>
          </table:table-cell>
          <table:table-cell table:number-columns-repeated="2"/>
          <table:table-cell office:value-type="string">
            <text:p>06 73 17 31 77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LAVIGNE</text:p>
          </table:table-cell>
          <table:table-cell table:style-name="ce5" office:value-type="string">
            <text:p>Inès</text:p>
          </table:table-cell>
          <table:table-cell office:value-type="string">
            <text:p>1997/199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Res des 5 Cantons - Bat B - 2 rue Saubadine</text:p>
          </table:table-cell>
          <table:table-cell office:value-type="string">
            <text:p>05 59 74 15 2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VIGNE</text:p>
          </table:table-cell>
          <table:table-cell table:style-name="ce5" office:value-type="string">
            <text:p>Jérome</text:p>
          </table:table-cell>
          <table:table-cell office:value-type="string">
            <text:p>1998/1999</text:p>
          </table:table-cell>
          <table:table-cell table:style-name="ce10" office:value-type="string">
            <text:p>40330 Arsague</text:p>
          </table:table-cell>
          <table:table-cell table:style-name="ce15" office:value-type="string">
            <text:p>Maison Bellocq</text:p>
          </table:table-cell>
          <table:table-cell office:value-type="string">
            <text:p>06 03 11 31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VILLE</text:p>
          </table:table-cell>
          <table:table-cell table:style-name="ce5" office:value-type="string">
            <text:p>Claire</text:p>
          </table:table-cell>
          <table:table-cell office:value-type="string">
            <text:p>1999/2000</text:p>
          </table:table-cell>
          <table:table-cell table:style-name="ce10" office:value-type="string">
            <text:p>33230 Coutras</text:p>
          </table:table-cell>
          <table:table-cell table:style-name="ce15" office:value-type="string">
            <text:p>3 rue Jean Jaure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 BELENGER</text:p>
          </table:table-cell>
          <table:table-cell table:style-name="ce5" office:value-type="string">
            <text:p>Audrey</text:p>
          </table:table-cell>
          <table:table-cell office:value-type="string">
            <text:p>2000/200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 DESCHAULT de MONREDON</text:p>
          </table:table-cell>
          <table:table-cell table:style-name="ce5" office:value-type="string">
            <text:p>Stéphanie</text:p>
          </table:table-cell>
          <table:table-cell office:value-type="string">
            <text:p>1988/1989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10 rue du Goundet</text:p>
          </table:table-cell>
          <table:table-cell office:value-type="string">
            <text:p>05 59 69 06 2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 GALUDEC</text:p>
          </table:table-cell>
          <table:table-cell table:style-name="ce5" office:value-type="string">
            <text:p>Pauline</text:p>
          </table:table-cell>
          <table:table-cell office:value-type="string">
            <text:p>2001/2002</text:p>
          </table:table-cell>
          <table:table-cell table:style-name="ce10" office:value-type="string">
            <text:p>33480 Listrac Médoc</text:p>
          </table:table-cell>
          <table:table-cell table:style-name="ce15" office:value-type="string">
            <text:p>307 La Potence</text:p>
          </table:table-cell>
          <table:table-cell office:value-type="string">
            <text:p>05 56 58 08 39</text:p>
          </table:table-cell>
          <table:table-cell/>
          <table:table-cell table:style-name="ce13" office:value-type="string">
            <text:p><text:span text:style-name="T2"><text:a xlink:href="mailto:pauline.le-galudec@wanadoo.fr">pauline.le-galudec@wanadoo.fr</text:a></text:span>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LE POTTIER</text:p>
          </table:table-cell>
          <table:table-cell table:style-name="ce5" office:value-type="string">
            <text:p>Gaelle</text:p>
          </table:table-cell>
          <table:table-cell office:value-type="string">
            <text:p>1988/1989</text:p>
          </table:table-cell>
          <table:table-cell table:style-name="ce10" office:value-type="string">
            <text:p>Beirut Liban</text:p>
          </table:table-cell>
          <table:table-cell table:style-name="ce15" office:value-type="string">
            <text:p>American University of Beirut - C.B.R. Nicely 201</text:p>
          </table:table-cell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E ROUX</text:p>
          </table:table-cell>
          <table:table-cell table:style-name="ce5" office:value-type="string">
            <text:p>Amandine</text:p>
          </table:table-cell>
          <table:table-cell office:value-type="string">
            <text:p>2004/2005</text:p>
          </table:table-cell>
          <table:table-cell table:style-name="ce10" office:value-type="string">
            <text:p>33360 Latresne</text:p>
          </table:table-cell>
          <table:table-cell table:style-name="ce15" office:value-type="string">
            <text:p>13 domaine de Haute Terre</text:p>
          </table:table-cell>
          <table:table-cell office:value-type="string">
            <text:p>05 56 20 08 84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nihonjin713@yahoo.com">nihonjin713@yahoo.com</text:a></text:span></text:p>
          </table:table-cell>
          <table:table-cell office:value-type="string">
            <text:p>BDX ENTRE 2 MERS</text:p>
          </table:table-cell>
          <table:table-cell office:value-type="string">
            <text:p>KOBE NAKA</text:p>
          </table:table-cell>
          <table:table-cell office:value-type="float" office:value="2680">
            <text:p>2680</text:p>
          </table:table-cell>
          <table:table-cell office:value-type="string">
            <text:p>06 31 61 33 26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LEBERRE épouse BERTOLINO</text:p>
          </table:table-cell>
          <table:table-cell table:style-name="ce5" office:value-type="string">
            <text:p>Frédérique</text:p>
          </table:table-cell>
          <table:table-cell office:value-type="string">
            <text:p>1987/1988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6 rue François Layan</text:p>
          </table:table-cell>
          <table:table-cell office:value-type="string">
            <text:p>05 58 85 27 6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CERF épouse SAUTEREAU</text:p>
          </table:table-cell>
          <table:table-cell table:style-name="ce5" office:value-type="string">
            <text:p>Pascale</text:p>
          </table:table-cell>
          <table:table-cell office:value-type="string">
            <text:p>1982/1983</text:p>
          </table:table-cell>
          <table:table-cell table:style-name="ce10" office:value-type="string">
            <text:p>64270 Bellocq</text:p>
          </table:table-cell>
          <table:table-cell table:style-name="ce15" office:value-type="string">
            <text:p>6 route de Puyoo</text:p>
          </table:table-cell>
          <table:table-cell office:value-type="string">
            <text:p>05 59 65 13 0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CHEMIA</text:p>
          </table:table-cell>
          <table:table-cell table:style-name="ce5" office:value-type="string">
            <text:p>Béatrice</text:p>
          </table:table-cell>
          <table:table-cell office:value-type="string">
            <text:p>1977/1978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2 avenue du Maréchal Foch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CLERC</text:p>
          </table:table-cell>
          <table:table-cell table:style-name="ce5" office:value-type="string">
            <text:p>Thomas</text:p>
          </table:table-cell>
          <table:table-cell office:value-type="string">
            <text:p>1989/199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8 rue S/Les Mu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FORT</text:p>
          </table:table-cell>
          <table:table-cell table:style-name="ce5" office:value-type="string">
            <text:p>Françoise</text:p>
          </table:table-cell>
          <table:table-cell office:value-type="string">
            <text:p>1979/1980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Chemin des Clarisses</text:p>
          </table:table-cell>
          <table:table-cell office:value-type="string">
            <text:p>05 53 65 01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GENDRE</text:p>
          </table:table-cell>
          <table:table-cell table:style-name="ce5" office:value-type="string">
            <text:p>Marjorie</text:p>
          </table:table-cell>
          <table:table-cell office:value-type="string">
            <text:p>1998/1999</text:p>
          </table:table-cell>
          <table:table-cell table:style-name="ce10" office:value-type="string">
            <text:p>33850 Léognan</text:p>
          </table:table-cell>
          <table:table-cell table:style-name="ce15" office:value-type="string">
            <text:p>17 chemin des Bucherons</text:p>
          </table:table-cell>
          <table:table-cell office:value-type="string">
            <text:p>05 56 64 01 6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GRAND</text:p>
          </table:table-cell>
          <table:table-cell table:style-name="ce5" office:value-type="string">
            <text:p>Pierre-Antoine</text:p>
          </table:table-cell>
          <table:table-cell office:value-type="string">
            <text:p>2000/2001</text:p>
          </table:table-cell>
          <table:table-cell table:style-name="ce10" office:value-type="string">
            <text:p>17200 St-Sulpice de Royan</text:p>
          </table:table-cell>
          <table:table-cell table:style-name="ce15" office:value-type="string">
            <text:p>Les Groies</text:p>
          </table:table-cell>
          <table:table-cell office:value-type="string">
            <text:p>05 46 39 22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GRAND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87000 Limoges</text:p>
          </table:table-cell>
          <table:table-cell table:style-name="ce15" office:value-type="string">
            <text:p>19 rue Duployé</text:p>
          </table:table-cell>
          <table:table-cell office:value-type="string">
            <text:p>05 55 37 46 4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HEMBRE</text:p>
          </table:table-cell>
          <table:table-cell table:style-name="ce5" office:value-type="string">
            <text:p>Alexandre</text:p>
          </table:table-cell>
          <table:table-cell office:value-type="string">
            <text:p>1998/1999</text:p>
          </table:table-cell>
          <table:table-cell table:style-name="ce10" office:value-type="string">
            <text:p>17600 Medis</text:p>
          </table:table-cell>
          <table:table-cell table:style-name="ce15" office:value-type="string">
            <text:p>La Plaudrie</text:p>
          </table:table-cell>
          <table:table-cell office:value-type="string">
            <text:p>05 46 05 68 7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METAYER épouse GUENON</text:p>
          </table:table-cell>
          <table:table-cell table:style-name="ce5" office:value-type="string">
            <text:p>Françoise</text:p>
          </table:table-cell>
          <table:table-cell office:value-type="string">
            <text:p>1984/1985</text:p>
          </table:table-cell>
          <table:table-cell table:style-name="ce10" office:value-type="string">
            <text:p>14780 Lion sur Mer</text:p>
          </table:table-cell>
          <table:table-cell table:style-name="ce15" office:value-type="string">
            <text:p>22 rue du Champ Fleury</text:p>
          </table:table-cell>
          <table:table-cell office:value-type="string">
            <text:p>02 31 36 09 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NY</text:p>
          </table:table-cell>
          <table:table-cell table:style-name="ce5" office:value-type="string">
            <text:p>EDWIN</text:p>
          </table:table-cell>
          <table:table-cell office:value-type="string">
            <text:p>2007/2008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58 avenue lakanal</text:p>
          </table:table-cell>
          <table:table-cell office:value-type="string">
            <text:p>05 56 17 04 07</text:p>
          </table:table-cell>
          <table:table-cell office:value-type="string">
            <text:p>Mexique</text:p>
          </table:table-cell>
          <table:table-cell table:style-name="ce13" office:value-type="string">
            <text:p>grosbof_bdx@hotmail.com</text:p>
          </table:table-cell>
          <table:table-cell table:style-name="ce35" office:value-type="string">
            <text:p>BORDEAUX OUEST</text:p>
          </table:table-cell>
          <table:table-cell table:style-name="ce40" office:value-type="string">
            <text:p>Aguascalientes Industrial</text:p>
          </table:table-cell>
          <table:table-cell office:value-type="float" office:value="4110">
            <text:p>411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EPARMENTIER</text:p>
          </table:table-cell>
          <table:table-cell table:style-name="ce5" office:value-type="string">
            <text:p>Anne-Sophie</text:p>
          </table:table-cell>
          <table:table-cell office:value-type="string">
            <text:p>1986/198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08 40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PARMENTIER</text:p>
          </table:table-cell>
          <table:table-cell table:style-name="ce5" office:value-type="string">
            <text:p>Catherine</text:p>
          </table:table-cell>
          <table:table-cell office:value-type="string">
            <text:p>1980/198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4 36 87 7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ERAY</text:p>
          </table:table-cell>
          <table:table-cell table:style-name="ce5" office:value-type="string">
            <text:p>ANNE-CHARLOTTE</text:p>
          </table:table-cell>
          <table:table-cell office:value-type="string">
            <text:p>2008/2009</text:p>
          </table:table-cell>
          <table:table-cell table:style-name="ce10" office:value-type="string">
            <text:p>33910 SAINT DENIS DE PILE</text:p>
          </table:table-cell>
          <table:table-cell table:style-name="ce15" office:value-type="string">
            <text:p>18 bossuet</text:p>
          </table:table-cell>
          <table:table-cell office:value-type="string">
            <text:p>05 57 84 79 79</text:p>
          </table:table-cell>
          <table:table-cell office:value-type="string">
            <text:p>Japon</text:p>
          </table:table-cell>
          <table:table-cell table:style-name="ce13" office:value-type="string">
            <text:p>annecharlotte.france@hotmail.fr</text:p>
          </table:table-cell>
          <table:table-cell table:style-name="ce35" office:value-type="string">
            <text:p>LIBOURNE ST EMILION</text:p>
          </table:table-cell>
          <table:table-cell table:style-name="ce6" office:value-type="string">
            <text:p>Nagoya Naka</text:p>
          </table:table-cell>
          <table:table-cell table:style-name="ce61" office:value-type="float" office:value="2760">
            <text:p>276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LEROUX</text:p>
          </table:table-cell>
          <table:table-cell table:style-name="ce5" office:value-type="string">
            <text:p>Ophélie</text:p>
          </table:table-cell>
          <table:table-cell office:value-type="string">
            <text:p>2002/2003</text:p>
          </table:table-cell>
          <table:table-cell table:style-name="ce10" office:value-type="string">
            <text:p>16100 Boutiers St-Trojan</text:p>
          </table:table-cell>
          <table:table-cell table:style-name="ce15" office:value-type="string">
            <text:p>4 Petit Chemin</text:p>
          </table:table-cell>
          <table:table-cell office:value-type="string">
            <text:p>05 45 32 56 02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ESBATS</text:p>
          </table:table-cell>
          <table:table-cell table:style-name="ce5" office:value-type="string">
            <text:p>SALLY</text:p>
          </table:table-cell>
          <table:table-cell office:value-type="string">
            <text:p>2008/2009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1015 route de tyrosse</text:p>
          </table:table-cell>
          <table:table-cell office:value-type="string">
            <text:p>05 58 43 65 83</text:p>
          </table:table-cell>
          <table:table-cell office:value-type="string">
            <text:p>USA</text:p>
          </table:table-cell>
          <table:table-cell table:style-name="ce13" office:value-type="string">
            <text:p>sally_landesenforce@hotmail.com</text:p>
          </table:table-cell>
          <table:table-cell office:value-type="string">
            <text:p>HOSSEGOR COTE SUD</text:p>
          </table:table-cell>
          <table:table-cell table:style-name="ce6" office:value-type="string">
            <text:p>Ojai West</text:p>
          </table:table-cell>
          <table:table-cell table:style-name="ce61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LESCA épouse MALENFANT</text:p>
          </table:table-cell>
          <table:table-cell table:style-name="ce5" office:value-type="string">
            <text:p>Sylvie</text:p>
          </table:table-cell>
          <table:table-cell office:value-type="string">
            <text:p>1991/1992</text:p>
          </table:table-cell>
          <table:table-cell table:style-name="ce10" office:value-type="string">
            <text:p>75012 Paris</text:p>
          </table:table-cell>
          <table:table-cell table:style-name="ce15" office:value-type="string">
            <text:p>223 rue de Bercy</text:p>
          </table:table-cell>
          <table:table-cell office:value-type="string">
            <text:p>01 43 44 33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CORCE</text:p>
          </table:table-cell>
          <table:table-cell table:style-name="ce5" office:value-type="string">
            <text:p>Hélène</text:p>
          </table:table-cell>
          <table:table-cell office:value-type="string">
            <text:p>1983/1984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2 allée des pensées</text:p>
          </table:table-cell>
          <table:table-cell office:value-type="string">
            <text:p>05 56 15 07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CURE</text:p>
          </table:table-cell>
          <table:table-cell table:style-name="ce5" office:value-type="string">
            <text:p>Julie</text:p>
          </table:table-cell>
          <table:table-cell office:value-type="string">
            <text:p>1996/1997</text:p>
          </table:table-cell>
          <table:table-cell table:style-name="ce10" office:value-type="string">
            <text:p>69003 Lyon</text:p>
          </table:table-cell>
          <table:table-cell table:style-name="ce15" office:value-type="string">
            <text:p>100 C Cours Lafayette</text:p>
          </table:table-cell>
          <table:table-cell office:value-type="string">
            <text:p>04 78 62 64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IEUR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47 rue de l'abbé Brémond</text:p>
          </table:table-cell>
          <table:table-cell office:value-type="string">
            <text:p>06 59 32 35 6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SNIER</text:p>
          </table:table-cell>
          <table:table-cell table:style-name="ce5" office:value-type="string">
            <text:p>Florence</text:p>
          </table:table-cell>
          <table:table-cell office:value-type="string">
            <text:p>1994/1995</text:p>
          </table:table-cell>
          <table:table-cell table:style-name="ce10" office:value-type="string">
            <text:p>33440 St-Vincent de Paul</text:p>
          </table:table-cell>
          <table:table-cell table:style-name="ce15" office:value-type="string">
            <text:p>Le Grand Campsec</text:p>
          </table:table-cell>
          <table:table-cell office:value-type="string">
            <text:p>05 56 38 92 6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PES</text:p>
          </table:table-cell>
          <table:table-cell table:style-name="ce5" office:value-type="string">
            <text:p>Valérie</text:p>
          </table:table-cell>
          <table:table-cell office:value-type="string">
            <text:p>1990/1991</text:p>
          </table:table-cell>
          <table:table-cell table:style-name="ce10" office:value-type="string">
            <text:p>73590 Crest-Voland</text:p>
          </table:table-cell>
          <table:table-cell table:style-name="ce15" office:value-type="string">
            <text:p>Route du Paravis - Le Moulin</text:p>
          </table:table-cell>
          <table:table-cell office:value-type="string">
            <text:p>04 79 31 87 2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STRILLE ép BOUROUFFALA</text:p>
          </table:table-cell>
          <table:table-cell table:style-name="ce5" office:value-type="string">
            <text:p>Sophie</text:p>
          </table:table-cell>
          <table:table-cell office:value-type="string">
            <text:p>1985/1986</text:p>
          </table:table-cell>
          <table:table-cell table:style-name="ce10" office:value-type="string">
            <text:p>33770 Salles</text:p>
          </table:table-cell>
          <table:table-cell table:style-name="ce15" office:value-type="string">
            <text:p>1 chemin du Porge</text:p>
          </table:table-cell>
          <table:table-cell office:value-type="string">
            <text:p>05 56 88 37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TOUZÉ</text:p>
          </table:table-cell>
          <table:table-cell table:style-name="ce5" office:value-type="string">
            <text:p>Jean-Baptiste</text:p>
          </table:table-cell>
          <table:table-cell office:value-type="string">
            <text:p>1999/2000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07 rue Judaique</text:p>
          </table:table-cell>
          <table:table-cell office:value-type="string">
            <text:p>05 56 96 19 93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jbletouze@hotmail.com">jbletouze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LETOUZÉ épouse CESARI</text:p>
          </table:table-cell>
          <table:table-cell table:style-name="ce5" office:value-type="string">
            <text:p>Anne</text:p>
          </table:table-cell>
          <table:table-cell office:value-type="string">
            <text:p>1993/199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07 rue Judaique</text:p>
          </table:table-cell>
          <table:table-cell office:value-type="string">
            <text:p>05 56 96 19 9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EVASSEUR-COSTIL</text:p>
          </table:table-cell>
          <table:table-cell table:style-name="ce5" office:value-type="string">
            <text:p>Maia</text:p>
          </table:table-cell>
          <table:table-cell office:value-type="string">
            <text:p>2000/2001</text:p>
          </table:table-cell>
          <table:table-cell table:style-name="ce10" office:value-type="string">
            <text:p>64470 Sauguis St-Etienne</text:p>
          </table:table-cell>
          <table:table-cell table:style-name="ce15" office:value-type="string">
            <text:p>Maison Salaberria</text:p>
          </table:table-cell>
          <table:table-cell office:value-type="string">
            <text:p>05 59 28 57 67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maialc@hotmail,fr">maialc@hotmail,fr</text:a></text:span></text:p>
          </table:table-cell>
          <table:table-cell office:value-type="string">
            <text:p>MAULE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EVEQUE</text:p>
          </table:table-cell>
          <table:table-cell table:style-name="ce5" office:value-type="string">
            <text:p>Samantha</text:p>
          </table:table-cell>
          <table:table-cell office:value-type="string">
            <text:p>1999/2000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7 place Henri Dunan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VEQUE</text:p>
          </table:table-cell>
          <table:table-cell table:style-name="ce5" office:value-type="string">
            <text:p>Thomas</text:p>
          </table:table-cell>
          <table:table-cell office:value-type="string">
            <text:p>1999/2000</text:p>
          </table:table-cell>
          <table:table-cell table:style-name="ce10" office:value-type="string">
            <text:p>46700 Cassagnes</text:p>
          </table:table-cell>
          <table:table-cell table:style-name="ce17" office:value-type="string">
            <text:p>Le Bardat : <text:span text:style-name="T1">adresse parents</text:span></text:p>
          </table:table-cell>
          <table:table-cell office:value-type="string">
            <text:p>05 65 36 67 2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WANDOWSKI</text:p>
          </table:table-cell>
          <table:table-cell table:style-name="ce5" office:value-type="string">
            <text:p>Alexandre</text:p>
          </table:table-cell>
          <table:table-cell office:value-type="string">
            <text:p>2002/2003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5 allée du Clos des Rosiers</text:p>
          </table:table-cell>
          <table:table-cell office:value-type="string">
            <text:p>05 59 32 85 61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LEYGUE</text:p>
          </table:table-cell>
          <table:table-cell table:style-name="ce5" office:value-type="string">
            <text:p>Marie-Clothilde</text:p>
          </table:table-cell>
          <table:table-cell office:value-type="string">
            <text:p>1998/1999</text:p>
          </table:table-cell>
          <table:table-cell table:style-name="ce10" office:value-type="string">
            <text:p>47500 Cuzorn</text:p>
          </table:table-cell>
          <table:table-cell table:style-name="ce15" office:value-type="string">
            <text:p>Jean Borie</text:p>
          </table:table-cell>
          <table:table-cell office:value-type="string">
            <text:p>05 53 40 93 0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ZAUN épouse LEO</text:p>
          </table:table-cell>
          <table:table-cell table:style-name="ce5" office:value-type="string">
            <text:p>Maité</text:p>
          </table:table-cell>
          <table:table-cell office:value-type="string">
            <text:p>1984/1985</text:p>
          </table:table-cell>
          <table:table-cell table:style-name="ce10" office:value-type="string">
            <text:p>20015 NW Washington (USA)</text:p>
          </table:table-cell>
          <table:table-cell table:style-name="ce15" office:value-type="string">
            <text:p>6270 - 29th Street</text:p>
          </table:table-cell>
          <table:table-cell office:value-type="string">
            <text:p>001 202 23 78 3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'HOMMEDÉ</text:p>
          </table:table-cell>
          <table:table-cell table:style-name="ce5" office:value-type="string">
            <text:p>Adrien</text:p>
          </table:table-cell>
          <table:table-cell office:value-type="string">
            <text:p>2002/2003</text:p>
          </table:table-cell>
          <table:table-cell table:style-name="ce10" office:value-type="string">
            <text:p>17220 Salles sur mer</text:p>
          </table:table-cell>
          <table:table-cell table:style-name="ce15" office:value-type="string">
            <text:p>4 rue des sept cheminées</text:p>
          </table:table-cell>
          <table:table-cell office:value-type="string">
            <text:p>05 46 56 44 20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dechssi@msn.com">dechssi@msn.com</text:a></text:span></text:p>
          </table:table-cell>
          <table:table-cell office:value-type="string">
            <text:p>la rochelle</text:p>
          </table:table-cell>
          <table:table-cell table:number-columns-repeated="3"/>
          <table:table-cell table:style-name="ce37" office:value-type="string">
            <text:p>ne sait pas quel club sur la rochell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L'HOMMEDÉ</text:p>
          </table:table-cell>
          <table:table-cell table:style-name="ce5" office:value-type="string">
            <text:p>Arnaud</text:p>
          </table:table-cell>
          <table:table-cell office:value-type="string">
            <text:p>2000/2001</text:p>
          </table:table-cell>
          <table:table-cell table:style-name="ce10" office:value-type="string">
            <text:p>17220 Salles sur mer</text:p>
          </table:table-cell>
          <table:table-cell table:style-name="ce15" office:value-type="string">
            <text:p>4 rue des sept cheminées</text:p>
          </table:table-cell>
          <table:table-cell office:value-type="string">
            <text:p>05 46 56 44 2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IEF</text:p>
          </table:table-cell>
          <table:table-cell table:style-name="ce5" office:value-type="string">
            <text:p>Emmanuelle</text:p>
          </table:table-cell>
          <table:table-cell office:value-type="string">
            <text:p>1990/1991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Roger Chaumet</text:p>
          </table:table-cell>
          <table:table-cell office:value-type="string">
            <text:p>06 81 74 13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IVENAIS</text:p>
          </table:table-cell>
          <table:table-cell table:style-name="ce5" office:value-type="string">
            <text:p>Juliette</text:p>
          </table:table-cell>
          <table:table-cell office:value-type="string">
            <text:p>1994/1995</text:p>
          </table:table-cell>
          <table:table-cell table:style-name="ce10" office:value-type="string">
            <text:p>17310 St-Pierre d'Oléron</text:p>
          </table:table-cell>
          <table:table-cell table:style-name="ce15" office:value-type="string">
            <text:p>6 route du Fief Norteau</text:p>
          </table:table-cell>
          <table:table-cell office:value-type="string">
            <text:p>05 46 47 12 05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OMPRET</text:p>
          </table:table-cell>
          <table:table-cell table:style-name="ce5" office:value-type="string">
            <text:p>Jean</text:p>
          </table:table-cell>
          <table:table-cell office:value-type="string">
            <text:p>2004/2005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28 impasse Moulin de Boisset</text:p>
          </table:table-cell>
          <table:table-cell/>
          <table:table-cell office:value-type="string">
            <text:p>Mexique</text:p>
          </table:table-cell>
          <table:table-cell table:style-name="ce13"/>
          <table:table-cell office:value-type="string">
            <text:p>ARCACHO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LONG (USA)</text:p>
          </table:table-cell>
          <table:table-cell table:style-name="ce5" office:value-type="string">
            <text:p>Isabelle</text:p>
          </table:table-cell>
          <table:table-cell office:value-type="string">
            <text:p>1981/198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8 rue Eugène Delacroix</text:p>
          </table:table-cell>
          <table:table-cell office:value-type="string">
            <text:p>05 46 67 31 8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PEZ</text:p>
          </table:table-cell>
          <table:table-cell table:style-name="ce5" office:value-type="string">
            <text:p>Hugo</text:p>
          </table:table-cell>
          <table:table-cell office:value-type="string">
            <text:p>2003/2004</text:p>
          </table:table-cell>
          <table:table-cell table:style-name="ce10" office:value-type="string">
            <text:p>40230 Tyrosse</text:p>
          </table:table-cell>
          <table:table-cell table:style-name="ce15" office:value-type="string">
            <text:p>132 avenue Nationale</text:p>
          </table:table-cell>
          <table:table-cell office:value-type="string">
            <text:p>05 58 77 26 16</text:p>
          </table:table-cell>
          <table:table-cell/>
          <table:table-cell table:style-name="ce13"/>
          <table:table-cell table:style-name="ce35" office:value-type="string">
            <text:p>HOSSEGOR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OPEZ</text:p>
          </table:table-cell>
          <table:table-cell table:style-name="ce5" office:value-type="string">
            <text:p>Mélanie</text:p>
          </table:table-cell>
          <table:table-cell office:value-type="string">
            <text:p>1992/1993</text:p>
          </table:table-cell>
          <table:table-cell table:style-name="ce10" office:value-type="string">
            <text:p>40100 Dax</text:p>
          </table:table-cell>
          <table:table-cell table:style-name="ce15" office:value-type="string">
            <text:p>5 rue des Lazaristes</text:p>
          </table:table-cell>
          <table:table-cell office:value-type="string">
            <text:p>05 58 74 39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OPEZ</text:p>
          </table:table-cell>
          <table:table-cell table:style-name="ce5" office:value-type="string">
            <text:p>Myriam</text:p>
          </table:table-cell>
          <table:table-cell office:value-type="string">
            <text:p>1982/1983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Avenue du Docteur Noguès</text:p>
          </table:table-cell>
          <table:table-cell office:value-type="string">
            <text:p>05 53 68 25 0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OPEZ</text:p>
          </table:table-cell>
          <table:table-cell table:style-name="ce5" office:value-type="string">
            <text:p>SOPHIE</text:p>
          </table:table-cell>
          <table:table-cell office:value-type="string">
            <text:p>2008/2009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1 bis avenue de la rochelle</text:p>
          </table:table-cell>
          <table:table-cell office:value-type="string">
            <text:p>05 46 56 57 15</text:p>
          </table:table-cell>
          <table:table-cell office:value-type="string">
            <text:p>Equateur</text:p>
          </table:table-cell>
          <table:table-cell table:style-name="ce13" office:value-type="string">
            <text:p>lopez_sophie@hotmail.fr</text:p>
          </table:table-cell>
          <table:table-cell table:style-name="ce35" office:value-type="string">
            <text:p>LA ROCHELLE AUNIS</text:p>
          </table:table-cell>
          <table:table-cell table:style-name="ce6" office:value-type="string">
            <text:p>San Gregorio</text:p>
          </table:table-cell>
          <table:table-cell table:style-name="ce64" office:value-type="float" office:value="4400">
            <text:p>4400</text:p>
          </table:table-cell>
          <table:table-cell table:style-name="ce64"/>
          <table:table-cell table:number-columns-repeated="244"/>
        </table:table-row>
        <table:table-row table:style-name="ro2">
          <table:table-cell table:style-name="ce2" office:value-type="string">
            <text:p>LORENTE</text:p>
          </table:table-cell>
          <table:table-cell table:style-name="ce5" office:value-type="string">
            <text:p>Isabelle</text:p>
          </table:table-cell>
          <table:table-cell office:value-type="string">
            <text:p>2003/2004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55 allée Bordenave</text:p>
          </table:table-cell>
          <table:table-cell office:value-type="string">
            <text:p>05 59 42 36 61</text:p>
          </table:table-cell>
          <table:table-cell/>
          <table:table-cell table:style-name="ce13"/>
          <table:table-cell table:style-name="ce35" office:value-type="string">
            <text:p>BAYONNE-BIARRITZ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ORIDON</text:p>
          </table:table-cell>
          <table:table-cell table:style-name="ce5" office:value-type="string">
            <text:p>Thomas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0 rue de Lachassaigne</text:p>
          </table:table-cell>
          <table:table-cell office:value-type="string">
            <text:p>05 56 99 12 06</text:p>
          </table:table-cell>
          <table:table-cell office:value-type="string">
            <text:p>USA</text:p>
          </table:table-cell>
          <table:table-cell table:style-name="ce13" office:value-type="string">
            <text:p>thomas_loridon@hotmail.com</text:p>
          </table:table-cell>
          <table:table-cell office:value-type="string">
            <text:p>ST MEDARD EN JALLES</text:p>
          </table:table-cell>
          <table:table-cell table:style-name="ce37" office:value-type="string">
            <text:p>Delh</text:p>
          </table:table-cell>
          <table:table-cell office:value-type="float" office:value="7170">
            <text:p>71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OTTI</text:p>
          </table:table-cell>
          <table:table-cell table:style-name="ce5" office:value-type="string">
            <text:p>Isabelle</text:p>
          </table:table-cell>
          <table:table-cell office:value-type="string">
            <text:p>1973/1974</text:p>
          </table:table-cell>
          <table:table-cell table:style-name="ce10" office:value-type="float" office:value="33">
            <text:p>33</text:p>
          </table:table-cell>
          <table:table-cell table:style-name="ce15"/>
          <table:table-cell office:value-type="string">
            <text:p><text:s/>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USTALET</text:p>
          </table:table-cell>
          <table:table-cell table:style-name="ce5" office:value-type="string">
            <text:p>Marie</text:p>
          </table:table-cell>
          <table:table-cell office:value-type="string">
            <text:p>2003/2004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0 rue Francis Planté</text:p>
          </table:table-cell>
          <table:table-cell office:value-type="string">
            <text:p>05 59 32 04 51</text:p>
          </table:table-cell>
          <table:table-cell/>
          <table:table-cell table:style-name="ce13"/>
          <table:table-cell table:style-name="ce35" office:value-type="string">
            <text:p>PAU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OUVRIER</text:p>
          </table:table-cell>
          <table:table-cell table:style-name="ce5" office:value-type="string">
            <text:p>Catherine</text:p>
          </table:table-cell>
          <table:table-cell office:value-type="string">
            <text:p>1999/2000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Dubai</text:p>
          </table:table-cell>
          <table:table-cell office:value-type="string">
            <text:p>05 59 81 26 56</text:p>
          </table:table-cell>
          <table:table-cell office:value-type="string">
            <text:p>Taïwan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OZAS</text:p>
          </table:table-cell>
          <table:table-cell table:style-name="ce5" office:value-type="string">
            <text:p>Carolin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UC</text:p>
          </table:table-cell>
          <table:table-cell table:style-name="ce5" office:value-type="string">
            <text:p>Stéphanie</text:p>
          </table:table-cell>
          <table:table-cell office:value-type="string">
            <text:p>1991/1992</text:p>
          </table:table-cell>
          <table:table-cell table:style-name="ce10" office:value-type="string">
            <text:p>33190 Mongauzy</text:p>
          </table:table-cell>
          <table:table-cell table:style-name="ce15" office:value-type="string">
            <text:p>Mongauzy</text:p>
          </table:table-cell>
          <table:table-cell office:value-type="string">
            <text:p>05 56 61 70 1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UCAS</text:p>
          </table:table-cell>
          <table:table-cell table:style-name="ce5" office:value-type="string">
            <text:p>Frédérique</text:p>
          </table:table-cell>
          <table:table-cell office:value-type="string">
            <text:p>1985/1986</text:p>
          </table:table-cell>
          <table:table-cell table:style-name="ce10" office:value-type="string">
            <text:p>16600 Mornac</text:p>
          </table:table-cell>
          <table:table-cell table:style-name="ce15" office:value-type="string">
            <text:p>31 route de la combe du Cormier Gièvre</text:p>
          </table:table-cell>
          <table:table-cell office:value-type="string">
            <text:p>05 45 65 74 1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UCBEREILH</text:p>
          </table:table-cell>
          <table:table-cell table:style-name="ce5" office:value-type="string">
            <text:p>Fabienne</text:p>
          </table:table-cell>
          <table:table-cell office:value-type="string">
            <text:p>1987/1988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2 rue Révol</text:p>
          </table:table-cell>
          <table:table-cell office:value-type="string">
            <text:p>05 59 39 12 8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UCBEREILH</text:p>
          </table:table-cell>
          <table:table-cell table:style-name="ce5" office:value-type="string">
            <text:p>Régis</text:p>
          </table:table-cell>
          <table:table-cell office:value-type="string">
            <text:p>1983/198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2 rue Révol</text:p>
          </table:table-cell>
          <table:table-cell office:value-type="string">
            <text:p>05 59 39 64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UQUET</text:p>
          </table:table-cell>
          <table:table-cell table:style-name="ce5" office:value-type="string">
            <text:p>Marion</text:p>
          </table:table-cell>
          <table:table-cell office:value-type="string">
            <text:p>2004/2005</text:p>
          </table:table-cell>
          <table:table-cell table:style-name="ce10" office:value-type="string">
            <text:p>33610 Canéjean</text:p>
          </table:table-cell>
          <table:table-cell table:style-name="ce15" office:value-type="string">
            <text:p>5 allée de Compostelle</text:p>
          </table:table-cell>
          <table:table-cell office:value-type="string">
            <text:p>05 56 75 26 37</text:p>
          </table:table-cell>
          <table:table-cell office:value-type="string">
            <text:p>USA </text:p>
          </table:table-cell>
          <table:table-cell table:style-name="ce13" office:value-type="string">
            <text:p><text:span text:style-name="T2"><text:a xlink:href="mailto:marion.luquet@hotmail.fr">marion.luquet@hotmail.fr</text:a></text:span></text:p>
          </table:table-cell>
          <table:table-cell office:value-type="string">
            <text:p>TALENCE</text:p>
          </table:table-cell>
          <table:table-cell table:number-columns-repeated="2"/>
          <table:table-cell office:value-type="string">
            <text:p>06 77 19 07 30</text:p>
          </table:table-cell>
          <table:table-cell office:value-type="string">
            <text:p>projet partir a Londres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MACÉ épouse PLASSART</text:p>
          </table:table-cell>
          <table:table-cell table:style-name="ce5" office:value-type="string">
            <text:p>Elisabeth</text:p>
          </table:table-cell>
          <table:table-cell office:value-type="string">
            <text:p>1981/1982</text:p>
          </table:table-cell>
          <table:table-cell table:style-name="ce10" office:value-type="string">
            <text:p>49300 Cholet</text:p>
          </table:table-cell>
          <table:table-cell table:style-name="ce15" office:value-type="string">
            <text:p>48 rue de L'Yser</text:p>
          </table:table-cell>
          <table:table-cell office:value-type="string">
            <text:p>02 41 29 26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COIN</text:p>
          </table:table-cell>
          <table:table-cell table:style-name="ce5" office:value-type="string">
            <text:p>Anahi</text:p>
          </table:table-cell>
          <table:table-cell office:value-type="string">
            <text:p>1988/1989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4 rue Lartigue</text:p>
          </table:table-cell>
          <table:table-cell office:value-type="string">
            <text:p>05 56 47 91 69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ËS</text:p>
          </table:table-cell>
          <table:table-cell table:style-name="ce5" office:value-type="string">
            <text:p>BÉNÉDICTE</text:p>
          </table:table-cell>
          <table:table-cell office:value-type="string">
            <text:p>2008/2009</text:p>
          </table:table-cell>
          <table:table-cell table:style-name="ce10" office:value-type="string">
            <text:p>47160 ST PIERRE DE BUZET</text:p>
          </table:table-cell>
          <table:table-cell table:style-name="ce15" office:value-type="string">
            <text:p>le bourg</text:p>
          </table:table-cell>
          <table:table-cell office:value-type="string">
            <text:p>05 53 84 35 86</text:p>
          </table:table-cell>
          <table:table-cell office:value-type="string">
            <text:p>Taïwan</text:p>
          </table:table-cell>
          <table:table-cell table:style-name="ce13" office:value-type="string">
            <text:p>benedictemaes@orange.fr</text:p>
          </table:table-cell>
          <table:table-cell office:value-type="string">
            <text:p>TONNEINS</text:p>
          </table:table-cell>
          <table:table-cell table:style-name="ce6" office:value-type="string">
            <text:p>Yung Ho East Taiwan ROC</text:p>
          </table:table-cell>
          <table:table-cell table:style-name="ce64" office:value-type="float" office:value="3480">
            <text:p>3480</text:p>
          </table:table-cell>
          <table:table-cell table:style-name="ce64"/>
          <table:table-cell table:number-columns-repeated="244"/>
        </table:table-row>
        <table:table-row table:style-name="ro3">
          <table:table-cell table:style-name="ce2" office:value-type="string">
            <text:p>MAGDELEINE</text:p>
          </table:table-cell>
          <table:table-cell table:style-name="ce5" office:value-type="string">
            <text:p>THEO</text:p>
          </table:table-cell>
          <table:table-cell office:value-type="string">
            <text:p>2008/2009</text:p>
          </table:table-cell>
          <table:table-cell table:style-name="ce10" office:value-type="string">
            <text:p>33160 ST MEDARD EN JALLES</text:p>
          </table:table-cell>
          <table:table-cell table:style-name="ce15" office:value-type="string">
            <text:p>13 bis rue jean henri fabre</text:p>
          </table:table-cell>
          <table:table-cell office:value-type="string">
            <text:p>05 56 05 86 55</text:p>
          </table:table-cell>
          <table:table-cell office:value-type="string">
            <text:p>Brésil</text:p>
          </table:table-cell>
          <table:table-cell table:style-name="ce13" office:value-type="string">
            <text:p>theo.magdeleine@orange.fr</text:p>
          </table:table-cell>
          <table:table-cell office:value-type="string">
            <text:p>ST MEDARD EN JALLES</text:p>
          </table:table-cell>
          <table:table-cell table:style-name="ce6" office:value-type="string">
            <text:p>Campo Grande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 table:visibility="filter">
          <table:table-cell table:style-name="ce2" office:value-type="string">
            <text:p>MAGNAN</text:p>
          </table:table-cell>
          <table:table-cell table:style-name="ce5" office:value-type="string">
            <text:p>Marion</text:p>
          </table:table-cell>
          <table:table-cell office:value-type="string">
            <text:p>1997/1998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72 rue Saint Maur - Appt 186</text:p>
          </table:table-cell>
          <table:table-cell office:value-type="string">
            <text:p>01 49 29 07 8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HINC</text:p>
          </table:table-cell>
          <table:table-cell table:style-name="ce5" office:value-type="string">
            <text:p>Sylvie</text:p>
          </table:table-cell>
          <table:table-cell office:value-type="string">
            <text:p>1985/1986</text:p>
          </table:table-cell>
          <table:table-cell table:style-name="ce10" office:value-type="string">
            <text:p>02186 Boston MA</text:p>
          </table:table-cell>
          <table:table-cell table:style-name="ce15" office:value-type="string">
            <text:p>75 Hallingsworth Road Milton</text:p>
          </table:table-cell>
          <table:table-cell office:value-type="float" office:value="6176983087">
            <text:p>617698308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IGNE épouse STERLIN</text:p>
          </table:table-cell>
          <table:table-cell table:style-name="ce5" office:value-type="string">
            <text:p>Sophie</text:p>
          </table:table-cell>
          <table:table-cell office:value-type="string">
            <text:p>1985/198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Nazareth</text:p>
          </table:table-cell>
          <table:table-cell office:value-type="string">
            <text:p>02 47 29 10 7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IGNE épouse STOCKER</text:p>
          </table:table-cell>
          <table:table-cell table:style-name="ce5" office:value-type="string">
            <text:p>Brigitte</text:p>
          </table:table-cell>
          <table:table-cell office:value-type="string">
            <text:p>1990/1991</text:p>
          </table:table-cell>
          <table:table-cell table:style-name="ce10" office:value-type="string">
            <text:p>92410 Ville d'Avray</text:p>
          </table:table-cell>
          <table:table-cell table:style-name="ce15" office:value-type="string">
            <text:p>1 allée des Chataigniers</text:p>
          </table:table-cell>
          <table:table-cell office:value-type="string">
            <text:p>01 47 09 65 3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ILLARD</text:p>
          </table:table-cell>
          <table:table-cell table:style-name="ce5" office:value-type="string">
            <text:p>Virginie</text:p>
          </table:table-cell>
          <table:table-cell office:value-type="string">
            <text:p>1987/198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24 avenue Walt Disney</text:p>
          </table:table-cell>
          <table:table-cell office:value-type="string">
            <text:p>05 59 20 25 2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LHERBE</text:p>
          </table:table-cell>
          <table:table-cell table:style-name="ce5" office:value-type="string">
            <text:p>Magali</text:p>
          </table:table-cell>
          <table:table-cell office:value-type="string">
            <text:p>2000/2001</text:p>
          </table:table-cell>
          <table:table-cell table:style-name="ce10" office:value-type="string">
            <text:p>64990 Villefranque</text:p>
          </table:table-cell>
          <table:table-cell table:style-name="ce15" office:value-type="string">
            <text:p>Quartier Bas</text:p>
          </table:table-cell>
          <table:table-cell office:value-type="string">
            <text:p>06 09 78 94 94 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AYONN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MALINVAUD épouse SEYSSET</text:p>
          </table:table-cell>
          <table:table-cell table:style-name="ce5" office:value-type="string">
            <text:p>Carolin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65 13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NCEAU</text:p>
          </table:table-cell>
          <table:table-cell table:style-name="ce5" office:value-type="string">
            <text:p>Laure</text:p>
          </table:table-cell>
          <table:table-cell office:value-type="string">
            <text:p>1995/1996</text:p>
          </table:table-cell>
          <table:table-cell table:style-name="ce10" office:value-type="string">
            <text:p>17400 St-Denis du Pin</text:p>
          </table:table-cell>
          <table:table-cell table:style-name="ce15" office:value-type="string">
            <text:p>10 rue du Fourneau</text:p>
          </table:table-cell>
          <table:table-cell office:value-type="string">
            <text:p>05 46 32 44 2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NENTI</text:p>
          </table:table-cell>
          <table:table-cell table:style-name="ce5" office:value-type="string">
            <text:p>Esther</text:p>
          </table:table-cell>
          <table:table-cell office:value-type="string">
            <text:p>1994/1995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38 rue Pierre et Marie Curie</text:p>
          </table:table-cell>
          <table:table-cell office:value-type="string">
            <text:p>05 57 25 28 2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NNALIN</text:p>
          </table:table-cell>
          <table:table-cell table:style-name="ce5" office:value-type="string">
            <text:p>Ludovic</text:p>
          </table:table-cell>
          <table:table-cell office:value-type="string">
            <text:p>1998/1999</text:p>
          </table:table-cell>
          <table:table-cell table:style-name="ce10" office:value-type="string">
            <text:p>16200 Julienne</text:p>
          </table:table-cell>
          <table:table-cell table:style-name="ce15" office:value-type="string">
            <text:p>Julienne</text:p>
          </table:table-cell>
          <table:table-cell office:value-type="string">
            <text:p>05 45 81 94 0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QUET</text:p>
          </table:table-cell>
          <table:table-cell table:style-name="ce5" office:value-type="string">
            <text:p>Sarah</text:p>
          </table:table-cell>
          <table:table-cell office:value-type="string">
            <text:p>2005/2006</text:p>
          </table:table-cell>
          <table:table-cell table:style-name="ce10" office:value-type="string">
            <text:p>16460 Valence</text:p>
          </table:table-cell>
          <table:table-cell table:style-name="ce15" office:value-type="string">
            <text:p>Goise</text:p>
          </table:table-cell>
          <table:table-cell office:value-type="string">
            <text:p>05 45 22 47 30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ANGOULEME LES E.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ANDET</text:p>
          </table:table-cell>
          <table:table-cell table:style-name="ce5" office:value-type="string">
            <text:p>Marjory</text:p>
          </table:table-cell>
          <table:table-cell office:value-type="string">
            <text:p>1998/1999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9 impasse Muthil</text:p>
          </table:table-cell>
          <table:table-cell office:value-type="string">
            <text:p>05 59 41 00 0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ES</text:p>
          </table:table-cell>
          <table:table-cell table:style-name="ce5" office:value-type="string">
            <text:p>Nicolas</text:p>
          </table:table-cell>
          <table:table-cell office:value-type="string">
            <text:p>1986/1987</text:p>
          </table:table-cell>
          <table:table-cell table:style-name="ce10" office:value-type="string">
            <text:p>06330 Roquefort les Pins</text:p>
          </table:table-cell>
          <table:table-cell table:style-name="ce15" office:value-type="string">
            <text:p>Le Mas du Mouis Le petit Colombier</text:p>
          </table:table-cell>
          <table:table-cell office:value-type="string">
            <text:p>04 93 09 67 9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RIE</text:p>
          </table:table-cell>
          <table:table-cell table:style-name="ce5" office:value-type="string">
            <text:p>Sandrine</text:p>
          </table:table-cell>
          <table:table-cell office:value-type="string">
            <text:p>1982/1983</text:p>
          </table:table-cell>
          <table:table-cell table:style-name="ce10" office:value-type="string">
            <text:p>51000 Chalons en Champagne</text:p>
          </table:table-cell>
          <table:table-cell table:style-name="ce15"/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IEN épouse LEFOUR</text:p>
          </table:table-cell>
          <table:table-cell table:style-name="ce5" office:value-type="string">
            <text:p>Valérie</text:p>
          </table:table-cell>
          <table:table-cell office:value-type="string">
            <text:p>1989/1990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32 rue de Méon</text:p>
          </table:table-cell>
          <table:table-cell office:value-type="string">
            <text:p>05 59 32 59 1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IONNET</text:p>
          </table:table-cell>
          <table:table-cell table:style-name="ce5" office:value-type="string">
            <text:p>Julien</text:p>
          </table:table-cell>
          <table:table-cell office:value-type="string">
            <text:p>1997/1998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Résidence San Michèle Bat 4 - 5 rue Thuyas</text:p>
          </table:table-cell>
          <table:table-cell office:value-type="string">
            <text:p>05 56 12 07 0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RLE</text:p>
          </table:table-cell>
          <table:table-cell table:style-name="ce5" office:value-type="string">
            <text:p>CONSTANCE</text:p>
          </table:table-cell>
          <table:table-cell office:value-type="string">
            <text:p>2007/2008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0 avenue charles moureu</text:p>
          </table:table-cell>
          <table:table-cell office:value-type="string">
            <text:p>05 59 36 12 62</text:p>
          </table:table-cell>
          <table:table-cell office:value-type="string">
            <text:p>Australie</text:p>
          </table:table-cell>
          <table:table-cell table:style-name="ce13" office:value-type="string">
            <text:p>conss_@hotmail.com</text:p>
          </table:table-cell>
          <table:table-cell table:style-name="ce35" office:value-type="string">
            <text:p>OLORON SAINTE MARIE</text:p>
          </table:table-cell>
          <table:table-cell table:style-name="ce41" office:value-type="string">
            <text:p>Geelong Central</text:p>
          </table:table-cell>
          <table:table-cell office:value-type="float" office:value="9780">
            <text:p>978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MARLE</text:p>
          </table:table-cell>
          <table:table-cell table:style-name="ce5" office:value-type="string">
            <text:p>Jeanne</text:p>
          </table:table-cell>
          <table:table-cell office:value-type="string">
            <text:p>2005/2006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0 avenue Charles Moureu</text:p>
          </table:table-cell>
          <table:table-cell office:value-type="string">
            <text:p>05 59 36 12 62</text:p>
          </table:table-cell>
          <table:table-cell office:value-type="string">
            <text:p>Australie</text:p>
          </table:table-cell>
          <table:table-cell table:style-name="ce29" office:value-type="string">
            <text:p>jeanne_marle@hotmail.com</text:p>
          </table:table-cell>
          <table:table-cell table:style-name="ce35" office:value-type="string">
            <text:p>OLORON SAINTE MARI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LIAC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47370 Bourlens</text:p>
          </table:table-cell>
          <table:table-cell table:style-name="ce15" office:value-type="string">
            <text:p>Bourlens</text:p>
          </table:table-cell>
          <table:table-cell office:value-type="string">
            <text:p>05 53 40 70 4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RSAC</text:p>
          </table:table-cell>
          <table:table-cell table:style-name="ce5" office:value-type="string">
            <text:p>Laure</text:p>
          </table:table-cell>
          <table:table-cell office:value-type="string">
            <text:p>2005/2006</text:p>
          </table:table-cell>
          <table:table-cell table:style-name="ce10" office:value-type="string">
            <text:p>17670 La Couarde sur Mer</text:p>
          </table:table-cell>
          <table:table-cell table:style-name="ce15" office:value-type="string">
            <text:p>8 route du Bois</text:p>
          </table:table-cell>
          <table:table-cell office:value-type="string">
            <text:p>05 46 37 37 28</text:p>
          </table:table-cell>
          <table:table-cell office:value-type="string">
            <text:p>USA</text:p>
          </table:table-cell>
          <table:table-cell table:style-name="ce29" office:value-type="string">
            <text:p>m_laure2@hotmail.com</text:p>
          </table:table-cell>
          <table:table-cell table:style-name="ce35" office:value-type="string">
            <text:p>LA ROCHELL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MARSAULT</text:p>
          </table:table-cell>
          <table:table-cell table:style-name="ce5" office:value-type="string">
            <text:p>Bénédicte</text:p>
          </table:table-cell>
          <table:table-cell office:value-type="string">
            <text:p>1999/2000</text:p>
          </table:table-cell>
          <table:table-cell table:style-name="ce10" office:value-type="string">
            <text:p>33460 Arsac</text:p>
          </table:table-cell>
          <table:table-cell table:style-name="ce17" office:value-type="string">
            <text:p>4 allée du vieux Chene : <text:span text:style-name="T1">adresse parents</text:span></text:p>
          </table:table-cell>
          <table:table-cell office:value-type="string">
            <text:p>05 56 58 87 2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enouchemontay@hotmail.com">benouchemontay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MARTIN</text:p>
          </table:table-cell>
          <table:table-cell table:style-name="ce5" office:value-type="string">
            <text:p>Julie</text:p>
          </table:table-cell>
          <table:table-cell office:value-type="string">
            <text:p>2005/2006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32 rue du Barry</text:p>
          </table:table-cell>
          <table:table-cell office:value-type="string">
            <text:p>05 53 40 88 07</text:p>
          </table:table-cell>
          <table:table-cell office:value-type="string">
            <text:p>USA</text:p>
          </table:table-cell>
          <table:table-cell table:style-name="ce13"/>
          <table:table-cell table:style-name="ce35" office:value-type="string">
            <text:p>FUMEL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TIN</text:p>
          </table:table-cell>
          <table:table-cell table:style-name="ce5" office:value-type="string">
            <text:p>Laurence</text:p>
          </table:table-cell>
          <table:table-cell office:value-type="string">
            <text:p>1981/1982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RTIN épouse CAPPONI</text:p>
          </table:table-cell>
          <table:table-cell table:style-name="ce5" office:value-type="string">
            <text:p>Elisabeth</text:p>
          </table:table-cell>
          <table:table-cell office:value-type="string">
            <text:p>1987/1988</text:p>
          </table:table-cell>
          <table:table-cell table:style-name="ce10" office:value-type="string">
            <text:p>24100 Bergerac</text:p>
          </table:table-cell>
          <table:table-cell table:style-name="ce15" office:value-type="string">
            <text:p>23 route de Ste Foy des Vignes</text:p>
          </table:table-cell>
          <table:table-cell office:value-type="string">
            <text:p>05 53 22 98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TINET épouse RADAELLI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07044 Verona NJ</text:p>
          </table:table-cell>
          <table:table-cell table:style-name="ce15" office:value-type="string">
            <text:p>20 Mountain View Road</text:p>
          </table:table-cell>
          <table:table-cell office:value-type="float" office:value="9735710643">
            <text:p>973571064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TY</text:p>
          </table:table-cell>
          <table:table-cell table:style-name="ce5" office:value-type="string">
            <text:p>Coralie</text:p>
          </table:table-cell>
          <table:table-cell office:value-type="string">
            <text:p>1984/1985</text:p>
          </table:table-cell>
          <table:table-cell table:style-name="ce10" office:value-type="string">
            <text:p>28270 Colmenarejo (Espagne)</text:p>
          </table:table-cell>
          <table:table-cell table:style-name="ce15" office:value-type="string">
            <text:p>Urbanisation Los Alamos - Bloque 1 - Premier D</text:p>
          </table:table-cell>
          <table:table-cell office:value-type="string">
            <text:p>34 650 38 50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SIF</text:p>
          </table:table-cell>
          <table:table-cell table:style-name="ce5" office:value-type="string">
            <text:p>Agathe</text:p>
          </table:table-cell>
          <table:table-cell office:value-type="string">
            <text:p>2006/2007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Ile sous garde</text:p>
          </table:table-cell>
          <table:table-cell office:value-type="string">
            <text:p>05 45 90 60 30</text:p>
          </table:table-cell>
          <table:table-cell office:value-type="string">
            <text:p>Australie</text:p>
          </table:table-cell>
          <table:table-cell table:style-name="ce13" office:value-type="string">
            <text:p>panouille@aol.com</text:p>
          </table:table-cell>
          <table:table-cell office:value-type="string">
            <text:p>MANSLE BONNIEURE</text:p>
          </table:table-cell>
          <table:table-cell table:style-name="ce37" office:value-type="string">
            <text:p>BALMORAL</text:p>
          </table:table-cell>
          <table:table-cell office:value-type="float" office:value="9630">
            <text:p>963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ASSÉ</text:p>
          </table:table-cell>
          <table:table-cell table:style-name="ce5" office:value-type="string">
            <text:p>Julien</text:p>
          </table:table-cell>
          <table:table-cell office:value-type="string">
            <text:p>1998/1999</text:p>
          </table:table-cell>
          <table:table-cell table:style-name="ce10" office:value-type="string">
            <text:p>33390 Cartelégue</text:p>
          </table:table-cell>
          <table:table-cell table:style-name="ce15" office:value-type="string">
            <text:p>19 Lacroix</text:p>
          </table:table-cell>
          <table:table-cell office:value-type="string">
            <text:p>05 57 64 67 06</text:p>
          </table:table-cell>
          <table:table-cell office:value-type="string">
            <text:p>Inde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SSOUTY</text:p>
          </table:table-cell>
          <table:table-cell table:style-name="ce5" office:value-type="string">
            <text:p>Franck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TUCHET</text:p>
          </table:table-cell>
          <table:table-cell table:style-name="ce5" office:value-type="string">
            <text:p>Elodie</text:p>
          </table:table-cell>
          <table:table-cell office:value-type="string">
            <text:p>2004/2005</text:p>
          </table:table-cell>
          <table:table-cell table:style-name="ce10" office:value-type="string">
            <text:p>17870 Breuil Magné</text:p>
          </table:table-cell>
          <table:table-cell table:style-name="ce15" office:value-type="string">
            <text:p>19 route du Bois du Four</text:p>
          </table:table-cell>
          <table:table-cell/>
          <table:table-cell office:value-type="string">
            <text:p>Brésil</text:p>
          </table:table-cell>
          <table:table-cell table:style-name="ce13"/>
          <table:table-cell office:value-type="string">
            <text:p>MARENNES OLERO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MAURIN épouse ANDRIEU</text:p>
          </table:table-cell>
          <table:table-cell table:style-name="ce5" office:value-type="string">
            <text:p>Sophie</text:p>
          </table:table-cell>
          <table:table-cell office:value-type="string">
            <text:p>1987/198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75 Boulevard Carnot</text:p>
          </table:table-cell>
          <table:table-cell office:value-type="string">
            <text:p>05 53 47 55 2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URY-LASCOUX</text:p>
          </table:table-cell>
          <table:table-cell table:style-name="ce5" office:value-type="string">
            <text:p>Delphine</text:p>
          </table:table-cell>
          <table:table-cell office:value-type="string">
            <text:p>1987/1988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64 rue Savorgnan de Brazza</text:p>
          </table:table-cell>
          <table:table-cell office:value-type="string">
            <text:p>05 58 75 50 7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URY-LASCOUX</text:p>
          </table:table-cell>
          <table:table-cell table:style-name="ce5" office:value-type="string">
            <text:p>Nancy</text:p>
          </table:table-cell>
          <table:table-cell office:value-type="string">
            <text:p>1981/1982</text:p>
          </table:table-cell>
          <table:table-cell table:style-name="ce10" office:value-type="string">
            <text:p>09120 Loubens</text:p>
          </table:table-cell>
          <table:table-cell table:style-name="ce15" office:value-type="string">
            <text:p>Le Barou</text:p>
          </table:table-cell>
          <table:table-cell office:value-type="string">
            <text:p>05 61 03 05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YNIAL</text:p>
          </table:table-cell>
          <table:table-cell table:style-name="ce5" office:value-type="string">
            <text:p>Alicia</text:p>
          </table:table-cell>
          <table:table-cell office:value-type="string">
            <text:p>2006/2007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52 rue Victor Schoelcher</text:p>
          </table:table-cell>
          <table:table-cell office:value-type="string">
            <text:p>05 56 29 17 36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ptitelilie17@hotmail.fr">laptitelilie17@hotmail.fr</text:a></text:span></text:p>
          </table:table-cell>
          <table:table-cell table:style-name="ce34" office:value-type="string">
            <text:p>BORDEAUX</text:p>
          </table:table-cell>
          <table:table-cell table:style-name="ce49" office:value-type="string">
            <text:p>Hilton Head Island</text:p>
          </table:table-cell>
          <table:table-cell office:value-type="string">
            <text:p>South Carolina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AZELIÉ</text:p>
          </table:table-cell>
          <table:table-cell table:style-name="ce5" office:value-type="string">
            <text:p>Vanessa</text:p>
          </table:table-cell>
          <table:table-cell office:value-type="string">
            <text:p>1997/1998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 rue du Roitelet</text:p>
          </table:table-cell>
          <table:table-cell office:value-type="string">
            <text:p>05 58 78 16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ZQUIARAN</text:p>
          </table:table-cell>
          <table:table-cell table:style-name="ce5" office:value-type="string">
            <text:p>Christel</text:p>
          </table:table-cell>
          <table:table-cell office:value-type="string">
            <text:p>1997/1998</text:p>
          </table:table-cell>
          <table:table-cell table:style-name="ce10" office:value-type="string">
            <text:p>64130 Mauleon</text:p>
          </table:table-cell>
          <table:table-cell table:style-name="ce15" office:value-type="string">
            <text:p>Quartier Salgate</text:p>
          </table:table-cell>
          <table:table-cell office:value-type="string">
            <text:p>05 59 28 40 3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ZZONI</text:p>
          </table:table-cell>
          <table:table-cell table:style-name="ce5" office:value-type="string">
            <text:p>Céline</text:p>
          </table:table-cell>
          <table:table-cell office:value-type="string">
            <text:p>1999/2000</text:p>
          </table:table-cell>
          <table:table-cell table:style-name="ce10" office:value-type="string">
            <text:p>47240 Castelculier</text:p>
          </table:table-cell>
          <table:table-cell table:style-name="ce15" office:value-type="string">
            <text:p>Les Cavailles Hautes</text:p>
          </table:table-cell>
          <table:table-cell office:value-type="string">
            <text:p>05 53 68 50 6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ELLAC épouse LUISI</text:p>
          </table:table-cell>
          <table:table-cell table:style-name="ce5" office:value-type="string">
            <text:p>Anne</text:p>
          </table:table-cell>
          <table:table-cell office:value-type="string">
            <text:p>1975/1976</text:p>
          </table:table-cell>
          <table:table-cell table:style-name="ce10" office:value-type="string">
            <text:p>31700 Blagnac</text:p>
          </table:table-cell>
          <table:table-cell table:style-name="ce15" office:value-type="string">
            <text:p>16 rue du château d'Uzou</text:p>
          </table:table-cell>
          <table:table-cell office:value-type="string">
            <text:p>05 61 71 63 9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ENETRIER</text:p>
          </table:table-cell>
          <table:table-cell table:style-name="ce5" office:value-type="string">
            <text:p>Cécile</text:p>
          </table:table-cell>
          <table:table-cell office:value-type="string">
            <text:p>1978/1979</text:p>
          </table:table-cell>
          <table:table-cell table:style-name="ce10" office:value-type="string">
            <text:p>47400 Tonneins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NIVAL</text:p>
          </table:table-cell>
          <table:table-cell table:style-name="ce5" office:value-type="string">
            <text:p>Nathalie</text:p>
          </table:table-cell>
          <table:table-cell office:value-type="string">
            <text:p>2000/2001</text:p>
          </table:table-cell>
          <table:table-cell table:style-name="ce10" office:value-type="string">
            <text:p>33580 Neuffons</text:p>
          </table:table-cell>
          <table:table-cell table:style-name="ce15" office:value-type="string">
            <text:p>Les Moureaux</text:p>
          </table:table-cell>
          <table:table-cell office:value-type="string">
            <text:p>05 56 71 40 59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athalie_fr83@hotmail,com">nathalie_fr83@hotmail,com</text:a></text:span></text:p>
          </table:table-cell>
          <table:table-cell office:value-type="string">
            <text:p>LA REOL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ERCIER</text:p>
          </table:table-cell>
          <table:table-cell table:style-name="ce5" office:value-type="string">
            <text:p>Sylvie</text:p>
          </table:table-cell>
          <table:table-cell office:value-type="string">
            <text:p>1980/1981</text:p>
          </table:table-cell>
          <table:table-cell table:style-name="ce10" office:value-type="string">
            <text:p>16800 Soy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RIGEAULT</text:p>
          </table:table-cell>
          <table:table-cell table:style-name="ce5" office:value-type="string">
            <text:p>ADELINE</text:p>
          </table:table-cell>
          <table:table-cell office:value-type="string">
            <text:p>2007/2008</text:p>
          </table:table-cell>
          <table:table-cell table:style-name="ce10" office:value-type="string">
            <text:p>17440 Aytré</text:p>
          </table:table-cell>
          <table:table-cell table:style-name="ce15" office:value-type="string">
            <text:p>100 bis rue de verdun</text:p>
          </table:table-cell>
          <table:table-cell office:value-type="string">
            <text:p>05 46 45 34 77</text:p>
          </table:table-cell>
          <table:table-cell office:value-type="string">
            <text:p>Taïwan</text:p>
          </table:table-cell>
          <table:table-cell table:style-name="ce13" office:value-type="string">
            <text:p>am_17@msn.com</text:p>
          </table:table-cell>
          <table:table-cell table:style-name="ce35" office:value-type="string">
            <text:p>LA ROCHELLE AUNIS</text:p>
          </table:table-cell>
          <table:table-cell table:style-name="ce43" office:value-type="string">
            <text:p>Taipei Kengfok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MERLOS</text:p>
          </table:table-cell>
          <table:table-cell table:style-name="ce5" office:value-type="string">
            <text:p>Anne-Marie</text:p>
          </table:table-cell>
          <table:table-cell office:value-type="string">
            <text:p>1989/1990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53 rue Sègues</text:p>
          </table:table-cell>
          <table:table-cell office:value-type="string">
            <text:p>05 59 39 62 0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TAYER</text:p>
          </table:table-cell>
          <table:table-cell table:style-name="ce5" office:value-type="string">
            <text:p>Nina</text:p>
          </table:table-cell>
          <table:table-cell office:value-type="string">
            <text:p>2004/2005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3 rue Saint-François</text:p>
          </table:table-cell>
          <table:table-cell/>
          <table:table-cell office:value-type="string">
            <text:p>Mexique</text:p>
          </table:table-cell>
          <table:table-cell table:style-name="ce13"/>
          <table:table-cell table:style-name="ce35" office:value-type="string">
            <text:p>LA ROCHELLE ATLAN.</text:p>
          </table:table-cell>
          <table:table-cell table:number-columns-repeated="2"/>
          <table:table-cell office:value-type="string">
            <text:p>06 30 91 96 74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MEUNIER</text:p>
          </table:table-cell>
          <table:table-cell table:style-name="ce5" office:value-type="string">
            <text:p>Michael</text:p>
          </table:table-cell>
          <table:table-cell office:value-type="string">
            <text:p>1995/1996</text:p>
          </table:table-cell>
          <table:table-cell table:style-name="ce10" office:value-type="string">
            <text:p>75012 Paris</text:p>
          </table:table-cell>
          <table:table-cell table:style-name="ce15" office:value-type="string">
            <text:p>6 rue du Rendez-Vous</text:p>
          </table:table-cell>
          <table:table-cell office:value-type="string">
            <text:p>01 43 46 91 8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IAUX</text:p>
          </table:table-cell>
          <table:table-cell table:style-name="ce5" office:value-type="string">
            <text:p>Gautier</text:p>
          </table:table-cell>
          <table:table-cell office:value-type="string">
            <text:p>2001/200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84 rue Marius Lacroix - C 265</text:p>
          </table:table-cell>
          <table:table-cell office:value-type="string">
            <text:p>05 46 41 62 8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ICHEAUD</text:p>
          </table:table-cell>
          <table:table-cell table:style-name="ce5" office:value-type="string">
            <text:p>Nicolas</text:p>
          </table:table-cell>
          <table:table-cell office:value-type="string">
            <text:p>1995/1996</text:p>
          </table:table-cell>
          <table:table-cell table:style-name="ce10" office:value-type="string">
            <text:p>13620 Carry Le Rouet</text:p>
          </table:table-cell>
          <table:table-cell table:style-name="ce15" office:value-type="string">
            <text:p>2 Montée de la Grotte - Les Terrasses de la Plage</text:p>
          </table:table-cell>
          <table:table-cell office:value-type="string">
            <text:p>06 76 73 65 9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ICHEL</text:p>
          </table:table-cell>
          <table:table-cell table:style-name="ce5" office:value-type="string">
            <text:p>Lorraine</text:p>
          </table:table-cell>
          <table:table-cell office:value-type="string">
            <text:p>2006/2007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3 ter rue Waldeck Rousseau</text:p>
          </table:table-cell>
          <table:table-cell office:value-type="string">
            <text:p>05 45 92 79 42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itron.cannelle@hotmail.fr">citron.cannelle@hotmail.fr</text:a></text:span></text:p>
          </table:table-cell>
          <table:table-cell table:style-name="ce34" office:value-type="string">
            <text:p>ANGOULEME DOYEN</text:p>
          </table:table-cell>
          <table:table-cell table:style-name="ce37" office:value-type="string">
            <text:p>Cheyenne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ICHELENA</text:p>
          </table:table-cell>
          <table:table-cell table:style-name="ce5" office:value-type="string">
            <text:p>Sophie</text:p>
          </table:table-cell>
          <table:table-cell office:value-type="string">
            <text:p>1995/1996</text:p>
          </table:table-cell>
          <table:table-cell table:style-name="ce10" office:value-type="string">
            <text:p>40230 Tosse</text:p>
          </table:table-cell>
          <table:table-cell table:style-name="ce15" office:value-type="string">
            <text:p>1 rue Labruquère</text:p>
          </table:table-cell>
          <table:table-cell office:value-type="string">
            <text:p>05 58 43 00 51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IKOLAJCZAK</text:p>
          </table:table-cell>
          <table:table-cell table:style-name="ce5" office:value-type="string">
            <text:p>PAULINE</text:p>
          </table:table-cell>
          <table:table-cell office:value-type="string">
            <text:p>2007/2008</text:p>
          </table:table-cell>
          <table:table-cell table:style-name="ce10" office:value-type="string">
            <text:p>16290 Asnières sur Nouère</text:p>
          </table:table-cell>
          <table:table-cell table:style-name="ce15" office:value-type="string">
            <text:p>cidex 109</text:p>
          </table:table-cell>
          <table:table-cell office:value-type="string">
            <text:p>05 45 90 91 50</text:p>
          </table:table-cell>
          <table:table-cell office:value-type="string">
            <text:p>Nvelle Zélande</text:p>
          </table:table-cell>
          <table:table-cell table:style-name="ce13" office:value-type="string">
            <text:p>pauline18_5@hotmail.com</text:p>
          </table:table-cell>
          <table:table-cell office:value-type="string">
            <text:p>ANGOULEME LES E.C</text:p>
          </table:table-cell>
          <table:table-cell table:style-name="ce40" office:value-type="string">
            <text:p>Christchurch South</text:p>
          </table:table-cell>
          <table:table-cell office:value-type="float" office:value="9970">
            <text:p>99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ILLIER</text:p>
          </table:table-cell>
          <table:table-cell table:style-name="ce5" office:value-type="string">
            <text:p>Sarah</text:p>
          </table:table-cell>
          <table:table-cell office:value-type="string">
            <text:p>1996/199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9 avenue de Saige</text:p>
          </table:table-cell>
          <table:table-cell office:value-type="string">
            <text:p>05 56 45 11 6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arahmillier@yahoo.fr">sarahmillier@yahoo.fr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MIRTIN</text:p>
          </table:table-cell>
          <table:table-cell table:style-name="ce5" office:value-type="string">
            <text:p>Cécile</text:p>
          </table:table-cell>
          <table:table-cell office:value-type="string">
            <text:p>2001/2002</text:p>
          </table:table-cell>
          <table:table-cell table:style-name="ce10" office:value-type="string">
            <text:p>40160 Parentis</text:p>
          </table:table-cell>
          <table:table-cell table:style-name="ce15" office:value-type="string">
            <text:p>2 rue du Chicoy</text:p>
          </table:table-cell>
          <table:table-cell office:value-type="string">
            <text:p>05 58 78 52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IZZI</text:p>
          </table:table-cell>
          <table:table-cell table:style-name="ce5" office:value-type="string">
            <text:p>SIMON</text:p>
          </table:table-cell>
          <table:table-cell office:value-type="string">
            <text:p>2008/2009</text:p>
          </table:table-cell>
          <table:table-cell table:style-name="ce10" office:value-type="string">
            <text:p>33700 MERIGNAC</text:p>
          </table:table-cell>
          <table:table-cell table:style-name="ce15" office:value-type="string">
            <text:p>17 rue du clos des charmes</text:p>
          </table:table-cell>
          <table:table-cell office:value-type="string">
            <text:p>05 56 34 27 59</text:p>
          </table:table-cell>
          <table:table-cell office:value-type="string">
            <text:p>Thaïlande</text:p>
          </table:table-cell>
          <table:table-cell table:style-name="ce13" office:value-type="string">
            <text:p>simon.mizzi@hotmail.fr</text:p>
          </table:table-cell>
          <table:table-cell office:value-type="string">
            <text:p>BORDEAUX BOUSCAT</text:p>
          </table:table-cell>
          <table:table-cell table:style-name="ce6" office:value-type="string">
            <text:p>Yannawa </text:p>
          </table:table-cell>
          <table:table-cell table:style-name="ce22" office:value-type="float" office:value="3350">
            <text:p>3350</text:p>
          </table:table-cell>
          <table:table-cell table:style-name="ce22"/>
          <table:table-cell table:number-columns-repeated="244"/>
        </table:table-row>
        <table:table-row table:style-name="ro2" table:visibility="filter">
          <table:table-cell table:style-name="ce2" office:value-type="string">
            <text:p>MOLLET</text:p>
          </table:table-cell>
          <table:table-cell table:style-name="ce5" office:value-type="string">
            <text:p>François</text:p>
          </table:table-cell>
          <table:table-cell office:value-type="string">
            <text:p>1999/2000</text:p>
          </table:table-cell>
          <table:table-cell table:style-name="ce10" office:value-type="string">
            <text:p>34820 Teyran</text:p>
          </table:table-cell>
          <table:table-cell table:style-name="ce17" office:value-type="string">
            <text:p>4 rue St Hubert : <text:span text:style-name="T1">adresse grd-parents</text:span></text:p>
          </table:table-cell>
          <table:table-cell office:value-type="string">
            <text:p>04 67 70 36 53</text:p>
          </table:table-cell>
          <table:table-cell table:style-name="ce26" office:value-type="string">
            <text:p>Australie</text:p>
          </table:table-cell>
          <table:table-cell table:style-name="ce13" office:value-type="string">
            <text:p><text:span text:style-name="T2"><text:a xlink:href="mailto:francoismollet@hotmail.com">francoismollet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MOLLET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34820 Teyran</text:p>
          </table:table-cell>
          <table:table-cell table:style-name="ce15" office:value-type="string">
            <text:p>4 rue St Hubert</text:p>
          </table:table-cell>
          <table:table-cell office:value-type="string">
            <text:p>04 67 70 36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NCUQUET ép. MEYER</text:p>
          </table:table-cell>
          <table:table-cell table:style-name="ce5" office:value-type="string">
            <text:p>Amélie</text:p>
          </table:table-cell>
          <table:table-cell office:value-type="string">
            <text:p>1990/1991</text:p>
          </table:table-cell>
          <table:table-cell table:style-name="ce10" office:value-type="string">
            <text:p>78540 Vernouillet</text:p>
          </table:table-cell>
          <table:table-cell table:style-name="ce15" office:value-type="string">
            <text:p>37bis rue Paul Doumer</text:p>
          </table:table-cell>
          <table:table-cell office:value-type="string">
            <text:p>06 13 08 18 32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ONTAUT</text:p>
          </table:table-cell>
          <table:table-cell table:style-name="ce5" office:value-type="string">
            <text:p>Lucille</text:p>
          </table:table-cell>
          <table:table-cell office:value-type="string">
            <text:p>2004/2005</text:p>
          </table:table-cell>
          <table:table-cell table:style-name="ce10" office:value-type="string">
            <text:p>33390 St-Martin Lacaussade</text:p>
          </table:table-cell>
          <table:table-cell table:style-name="ce15" office:value-type="string">
            <text:p>8 chemin des Trois Moulins</text:p>
          </table:table-cell>
          <table:table-cell office:value-type="string">
            <text:p>05 57 42 20 38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office:value-type="string">
            <text:p>DONNER ADRESSE ROTEX A LA MER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MORATILLE ép. BOUROT</text:p>
          </table:table-cell>
          <table:table-cell table:style-name="ce5" office:value-type="string">
            <text:p>Catherine</text:p>
          </table:table-cell>
          <table:table-cell office:value-type="string">
            <text:p>1998/1999</text:p>
          </table:table-cell>
          <table:table-cell table:style-name="ce10" office:value-type="string">
            <text:p>16470 Saint Michel</text:p>
          </table:table-cell>
          <table:table-cell table:style-name="ce15" office:value-type="string">
            <text:p>Residence Puygrelier - App 22 - 36 rue de l'égalité</text:p>
          </table:table-cell>
          <table:table-cell office:value-type="string">
            <text:p>05 45 25 09 3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OREAU</text:p>
          </table:table-cell>
          <table:table-cell table:style-name="ce5" office:value-type="string">
            <text:p>Sophie</text:p>
          </table:table-cell>
          <table:table-cell office:value-type="string">
            <text:p>1999/2000</text:p>
          </table:table-cell>
          <table:table-cell table:style-name="ce10" office:value-type="string">
            <text:p>86000 Poitiers</text:p>
          </table:table-cell>
          <table:table-cell table:style-name="ce17" office:value-type="string">
            <text:p>28 rue du Bois Dousset App 937 :<text:span text:style-name="T1"> adresse parents</text:span></text:p>
          </table:table-cell>
          <table:table-cell office:value-type="string">
            <text:p>05 45 67 95 35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REIRA</text:p>
          </table:table-cell>
          <table:table-cell table:style-name="ce5" office:value-type="string">
            <text:p>Emanuela</text:p>
          </table:table-cell>
          <table:table-cell office:value-type="string">
            <text:p>2000/2001</text:p>
          </table:table-cell>
          <table:table-cell table:style-name="ce10" office:value-type="string">
            <text:p>16730 Fléac</text:p>
          </table:table-cell>
          <table:table-cell table:style-name="ce15" office:value-type="string">
            <text:p>53 route de Moulède - Le Lugeat</text:p>
          </table:table-cell>
          <table:table-cell office:value-type="string">
            <text:p>05 45 25 46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RELL</text:p>
          </table:table-cell>
          <table:table-cell table:style-name="ce5" office:value-type="string">
            <text:p>Hélène</text:p>
          </table:table-cell>
          <table:table-cell office:value-type="string">
            <text:p>2006/2007</text:p>
          </table:table-cell>
          <table:table-cell table:style-name="ce10" office:value-type="string">
            <text:p>47320 Clairac</text:p>
          </table:table-cell>
          <table:table-cell table:style-name="ce15" office:value-type="string">
            <text:p>2 Lotissement Bellevue</text:p>
          </table:table-cell>
          <table:table-cell office:value-type="string">
            <text:p>05 53 84 02 71</text:p>
          </table:table-cell>
          <table:table-cell office:value-type="string">
            <text:p>USA</text:p>
          </table:table-cell>
          <table:table-cell table:style-name="ce13" office:value-type="string">
            <text:p>helenemorell@hotmail.fr</text:p>
          </table:table-cell>
          <table:table-cell table:style-name="ce34" office:value-type="string">
            <text:p>TONNEINS</text:p>
          </table:table-cell>
          <table:table-cell table:style-name="ce37" office:value-type="string">
            <text:p>Plattsburg </text:p>
          </table:table-cell>
          <table:table-cell office:value-type="string">
            <text:p><text:s text:c="4"/>New-York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ORENVILLEZ</text:p>
          </table:table-cell>
          <table:table-cell table:style-name="ce5" office:value-type="string">
            <text:p>Claire</text:p>
          </table:table-cell>
          <table:table-cell office:value-type="string">
            <text:p>2000/2001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0 allée des Genévriers</text:p>
          </table:table-cell>
          <table:table-cell office:value-type="string">
            <text:p>05 45 61 28 0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RTEMOUSQUE</text:p>
          </table:table-cell>
          <table:table-cell table:style-name="ce5" office:value-type="string">
            <text:p>Pierre</text:p>
          </table:table-cell>
          <table:table-cell office:value-type="string">
            <text:p>1985/1986</text:p>
          </table:table-cell>
          <table:table-cell table:style-name="ce10" office:value-type="string">
            <text:p>69006 Lyon</text:p>
          </table:table-cell>
          <table:table-cell table:style-name="ce15" office:value-type="string">
            <text:p>37 rue Duquesne</text:p>
          </table:table-cell>
          <table:table-cell office:value-type="string">
            <text:p>04 78 17 71 0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TARD</text:p>
          </table:table-cell>
          <table:table-cell table:style-name="ce5" office:value-type="string">
            <text:p>Frédéric</text:p>
          </table:table-cell>
          <table:table-cell office:value-type="string">
            <text:p>1989/1990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9 rue François Girardon</text:p>
          </table:table-cell>
          <table:table-cell office:value-type="string">
            <text:p>06 63 40 51 84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OTARD</text:p>
          </table:table-cell>
          <table:table-cell table:style-name="ce5" office:value-type="string">
            <text:p>Marie</text:p>
          </table:table-cell>
          <table:table-cell office:value-type="string">
            <text:p>1997/1998</text:p>
          </table:table-cell>
          <table:table-cell table:style-name="ce10" office:value-type="string">
            <text:p>16000 Angoulèm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TARD</text:p>
          </table:table-cell>
          <table:table-cell table:style-name="ce5" office:value-type="string">
            <text:p>Stéphane</text:p>
          </table:table-cell>
          <table:table-cell office:value-type="string">
            <text:p>1985/1986</text:p>
          </table:table-cell>
          <table:table-cell table:style-name="ce10" office:value-type="string">
            <text:p>92800 Puteaux</text:p>
          </table:table-cell>
          <table:table-cell table:style-name="ce15" office:value-type="string">
            <text:p>6 boulevard Richard Wallace</text:p>
          </table:table-cell>
          <table:table-cell office:value-type="string">
            <text:p>06 64 94 16 02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OULINET</text:p>
          </table:table-cell>
          <table:table-cell table:style-name="ce5" office:value-type="string">
            <text:p>Jean-Marie</text:p>
          </table:table-cell>
          <table:table-cell office:value-type="string">
            <text:p>1985/1986</text:p>
          </table:table-cell>
          <table:table-cell table:style-name="ce10" office:value-type="string">
            <text:p>79220 Cours</text:p>
          </table:table-cell>
          <table:table-cell table:style-name="ce15" office:value-type="string">
            <text:p>route de la grue</text:p>
          </table:table-cell>
          <table:table-cell office:value-type="string">
            <text:p>06 08 63 69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ULINET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33600 Pessac</text:p>
          </table:table-cell>
          <table:table-cell table:style-name="ce15"/>
          <table:table-cell office:value-type="string">
            <text:p>05 56 45 74 11 ?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LLOT</text:p>
          </table:table-cell>
          <table:table-cell table:style-name="ce5" office:value-type="string">
            <text:p>Pauline</text:p>
          </table:table-cell>
          <table:table-cell office:value-type="string">
            <text:p>2005/2006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87 rue Waldeck Rousseau</text:p>
          </table:table-cell>
          <table:table-cell office:value-type="string">
            <text:p>05 45 95 69 79</text:p>
          </table:table-cell>
          <table:table-cell office:value-type="string">
            <text:p>Australie</text:p>
          </table:table-cell>
          <table:table-cell table:style-name="ce29" office:value-type="string">
            <text:p>paupom@hotmail.com</text:p>
          </table:table-cell>
          <table:table-cell table:style-name="ce35" office:value-type="string">
            <text:p>ANGOULEME DOYE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OUNIER</text:p>
          </table:table-cell>
          <table:table-cell table:style-name="ce5" office:value-type="string">
            <text:p>Sylvain</text:p>
          </table:table-cell>
          <table:table-cell office:value-type="string">
            <text:p>1993/1994</text:p>
          </table:table-cell>
          <table:table-cell table:style-name="ce10" office:value-type="string">
            <text:p>87000 Limoges</text:p>
          </table:table-cell>
          <table:table-cell table:style-name="ce15" office:value-type="string">
            <text:p>16 rue Jean Nouailher</text:p>
          </table:table-cell>
          <table:table-cell office:value-type="string">
            <text:p>05 55 34 54 5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URMAN</text:p>
          </table:table-cell>
          <table:table-cell table:style-name="ce5" office:value-type="string">
            <text:p>Victoire</text:p>
          </table:table-cell>
          <table:table-cell office:value-type="string">
            <text:p>1997/199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1 rue Paul-Emile Victor</text:p>
          </table:table-cell>
          <table:table-cell office:value-type="string">
            <text:p>05 46 41 32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SSET</text:p>
          </table:table-cell>
          <table:table-cell table:style-name="ce5" office:value-type="string">
            <text:p>Aurore</text:p>
          </table:table-cell>
          <table:table-cell office:value-type="string">
            <text:p>2004/2005</text:p>
          </table:table-cell>
          <table:table-cell table:style-name="ce10" office:value-type="string">
            <text:p>17250 Geay</text:p>
          </table:table-cell>
          <table:table-cell table:style-name="ce15" office:value-type="string">
            <text:p>27 route des Iles</text:p>
          </table:table-cell>
          <table:table-cell office:value-type="string">
            <text:p>05 46 95 66 25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pitufina17@hotmail.fr">pitufina17@hotmail.fr</text:a></text:span></text:p>
          </table:table-cell>
          <table:table-cell office:value-type="string">
            <text:p>ROCHEFORT</text:p>
          </table:table-cell>
          <table:table-cell table:number-columns-repeated="2"/>
          <table:table-cell office:value-type="string">
            <text:p>06 86 66 30 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ROZIK</text:p>
          </table:table-cell>
          <table:table-cell table:style-name="ce5" office:value-type="string">
            <text:p>VICTOR</text:p>
          </table:table-cell>
          <table:table-cell office:value-type="string">
            <text:p>2007/2008</text:p>
          </table:table-cell>
          <table:table-cell table:style-name="ce10" office:value-type="string">
            <text:p>40260 Castets</text:p>
          </table:table-cell>
          <table:table-cell table:style-name="ce15" office:value-type="string">
            <text:p>montlarbier</text:p>
          </table:table-cell>
          <table:table-cell office:value-type="string">
            <text:p>05 58 55 04 85</text:p>
          </table:table-cell>
          <table:table-cell office:value-type="string">
            <text:p>Thaïlande</text:p>
          </table:table-cell>
          <table:table-cell table:style-name="ce13" office:value-type="string">
            <text:p>victormrozik@hotmail.com</text:p>
          </table:table-cell>
          <table:table-cell office:value-type="string">
            <text:p>DAX</text:p>
          </table:table-cell>
          <table:table-cell table:style-name="ce40" office:value-type="string">
            <text:p>Bangkok-Benjasiri</text:p>
          </table:table-cell>
          <table:table-cell office:value-type="float" office:value="3350">
            <text:p>33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URRET-LABARTHE</text:p>
          </table:table-cell>
          <table:table-cell table:style-name="ce5" office:value-type="string">
            <text:p>Elodie</text:p>
          </table:table-cell>
          <table:table-cell office:value-type="string">
            <text:p>2001/2002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36 rue de Saint-Vincent de Paul</text:p>
          </table:table-cell>
          <table:table-cell office:value-type="string">
            <text:p>05 58 78 82 9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USSET</text:p>
          </table:table-cell>
          <table:table-cell table:style-name="ce5" office:value-type="string">
            <text:p>Chantal</text:p>
          </table:table-cell>
          <table:table-cell office:value-type="string">
            <text:p>1975/1976</text:p>
          </table:table-cell>
          <table:table-cell table:style-name="ce10" office:value-type="string">
            <text:p>33250 Pauill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USSO</text:p>
          </table:table-cell>
          <table:table-cell table:style-name="ce5" office:value-type="string">
            <text:p>Pascal</text:p>
          </table:table-cell>
          <table:table-cell office:value-type="string">
            <text:p>1986/1987</text:p>
          </table:table-cell>
          <table:table-cell table:style-name="ce10" office:value-type="string">
            <text:p>47800 Miramont de Guyenne</text:p>
          </table:table-cell>
          <table:table-cell table:style-name="ce15" office:value-type="string">
            <text:p>Le Bourg - Roumagne</text:p>
          </table:table-cell>
          <table:table-cell office:value-type="string">
            <text:p>05 53 93 24 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ABZDYJAK</text:p>
          </table:table-cell>
          <table:table-cell table:style-name="ce5" office:value-type="string">
            <text:p>Grégory</text:p>
          </table:table-cell>
          <table:table-cell office:value-type="string">
            <text:p>1991/1992</text:p>
          </table:table-cell>
          <table:table-cell table:style-name="ce10" office:value-type="string">
            <text:p>17920 Breuillet</text:p>
          </table:table-cell>
          <table:table-cell table:style-name="ce15" office:value-type="string">
            <text:p>route du Montil</text:p>
          </table:table-cell>
          <table:table-cell office:value-type="string">
            <text:p>05 46 22 98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ACHER</text:p>
          </table:table-cell>
          <table:table-cell table:style-name="ce5" office:value-type="string">
            <text:p>Marwan</text:p>
          </table:table-cell>
          <table:table-cell office:value-type="string">
            <text:p>1994/1995</text:p>
          </table:table-cell>
          <table:table-cell table:style-name="ce10" office:value-type="string">
            <text:p>68200 Mulhouse</text:p>
          </table:table-cell>
          <table:table-cell table:style-name="ce15" office:value-type="string">
            <text:p>37 rue Schwilgue</text:p>
          </table:table-cell>
          <table:table-cell office:value-type="string">
            <text:p>03 89 42 46 3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AEGELY</text:p>
          </table:table-cell>
          <table:table-cell table:style-name="ce5" office:value-type="string">
            <text:p>Fabien</text:p>
          </table:table-cell>
          <table:table-cell office:value-type="string">
            <text:p>1989/1990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Gendarmerie</text:p>
          </table:table-cell>
          <table:table-cell office:value-type="string">
            <text:p>05 53 79 40 1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AVAILLES</text:p>
          </table:table-cell>
          <table:table-cell table:style-name="ce5" office:value-type="string">
            <text:p>Laurent</text:p>
          </table:table-cell>
          <table:table-cell office:value-type="string">
            <text:p>1989/1990</text:p>
          </table:table-cell>
          <table:table-cell table:style-name="ce10" office:value-type="string">
            <text:p>40280 Bretagne de Marsan</text:p>
          </table:table-cell>
          <table:table-cell table:style-name="ce15" office:value-type="string">
            <text:p>Chemin Bousquet</text:p>
          </table:table-cell>
          <table:table-cell office:value-type="string">
            <text:p>05 58 71 01 7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EDELEC</text:p>
          </table:table-cell>
          <table:table-cell table:style-name="ce5" office:value-type="string">
            <text:p>Grégoire</text:p>
          </table:table-cell>
          <table:table-cell office:value-type="string">
            <text:p>1997/1998</text:p>
          </table:table-cell>
          <table:table-cell table:style-name="ce10" office:value-type="string">
            <text:p>17180 Périgny</text:p>
          </table:table-cell>
          <table:table-cell table:style-name="ce15" office:value-type="string">
            <text:p>16 rue de Chagnolet</text:p>
          </table:table-cell>
          <table:table-cell office:value-type="string">
            <text:p>05 46 44 12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EDELEC</text:p>
          </table:table-cell>
          <table:table-cell table:style-name="ce5" office:value-type="string">
            <text:p>Marie-Claire</text:p>
          </table:table-cell>
          <table:table-cell office:value-type="string">
            <text:p>1998/1999</text:p>
          </table:table-cell>
          <table:table-cell table:style-name="ce10" office:value-type="string">
            <text:p>17180 Périgny</text:p>
          </table:table-cell>
          <table:table-cell table:style-name="ce15" office:value-type="string">
            <text:p>16 rue de Chagnolet</text:p>
          </table:table-cell>
          <table:table-cell office:value-type="string">
            <text:p>05 46 44 12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ERON</text:p>
          </table:table-cell>
          <table:table-cell table:style-name="ce5" office:value-type="string">
            <text:p>Christelle</text:p>
          </table:table-cell>
          <table:table-cell office:value-type="string">
            <text:p>1994/1995</text:p>
          </table:table-cell>
          <table:table-cell table:style-name="ce10" office:value-type="string">
            <text:p>16330 Vars</text:p>
          </table:table-cell>
          <table:table-cell table:style-name="ce15" office:value-type="string">
            <text:p>allée des Arbres</text:p>
          </table:table-cell>
          <table:table-cell office:value-type="string">
            <text:p>05 45 39 79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GUYEN</text:p>
          </table:table-cell>
          <table:table-cell table:style-name="ce5" office:value-type="string">
            <text:p>Mai-Linh</text:p>
          </table:table-cell>
          <table:table-cell office:value-type="string">
            <text:p>1999/200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4 bis rue du Moulin de la Mozey</text:p>
          </table:table-cell>
          <table:table-cell office:value-type="string">
            <text:p>05 46 34 32 3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ICOLEAU</text:p>
          </table:table-cell>
          <table:table-cell table:style-name="ce5" office:value-type="string">
            <text:p>Edouard</text:p>
          </table:table-cell>
          <table:table-cell office:value-type="string">
            <text:p>2002/2003</text:p>
          </table:table-cell>
          <table:table-cell table:style-name="ce10" office:value-type="string">
            <text:p>16700 Les Adjots</text:p>
          </table:table-cell>
          <table:table-cell table:style-name="ce15" office:value-type="string">
            <text:p>La Poterie</text:p>
          </table:table-cell>
          <table:table-cell office:value-type="string">
            <text:p>05 45 31 35 91</text:p>
          </table:table-cell>
          <table:table-cell office:value-type="string">
            <text:p>Thaïlande</text:p>
          </table:table-cell>
          <table:table-cell table:style-name="ce13" office:value-type="string">
            <text:p><text:span text:style-name="T2"><text:a xlink:href="mailto:doud09@gmail.com">doud09@gmail.com</text:a></text:span></text:p>
          </table:table-cell>
          <table:table-cell office:value-type="string">
            <text:p>ANGOULEM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NICOLINI</text:p>
          </table:table-cell>
          <table:table-cell table:style-name="ce5" office:value-type="string">
            <text:p>Mickael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Gensan</text:p>
          </table:table-cell>
          <table:table-cell office:value-type="string">
            <text:p>05 56 31 88 5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ISON</text:p>
          </table:table-cell>
          <table:table-cell table:style-name="ce5" office:value-type="string">
            <text:p>Matthew</text:p>
          </table:table-cell>
          <table:table-cell office:value-type="string">
            <text:p>2005/2006</text:p>
          </table:table-cell>
          <table:table-cell table:style-name="ce10" office:value-type="string">
            <text:p>33980 Audenge</text:p>
          </table:table-cell>
          <table:table-cell table:style-name="ce15" office:value-type="string">
            <text:p>7 rue du Pas de Madame</text:p>
          </table:table-cell>
          <table:table-cell office:value-type="string">
            <text:p>05 57 76 26 63</text:p>
          </table:table-cell>
          <table:table-cell office:value-type="string">
            <text:p>Finlande</text:p>
          </table:table-cell>
          <table:table-cell table:style-name="ce13"/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NOLLET</text:p>
          </table:table-cell>
          <table:table-cell table:style-name="ce5" office:value-type="string">
            <text:p>Félicie</text:p>
          </table:table-cell>
          <table:table-cell office:value-type="string">
            <text:p>1994/1995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Château Douazan</text:p>
          </table:table-cell>
          <table:table-cell office:value-type="string">
            <text:p>05 53 65 01 3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ORMAND</text:p>
          </table:table-cell>
          <table:table-cell table:style-name="ce5" office:value-type="string">
            <text:p>Jean-Sébastien</text:p>
          </table:table-cell>
          <table:table-cell office:value-type="string">
            <text:p>1993/1994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46 rue Cante Coucut</text:p>
          </table:table-cell>
          <table:table-cell office:value-type="string">
            <text:p>05 58 75 50 3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ORMANDIN</text:p>
          </table:table-cell>
          <table:table-cell table:style-name="ce5" office:value-type="string">
            <text:p>Audrey</text:p>
          </table:table-cell>
          <table:table-cell office:value-type="string">
            <text:p>1992/1993</text:p>
          </table:table-cell>
          <table:table-cell table:style-name="ce10" office:value-type="string">
            <text:p>17230 Dompierre sur mer</text:p>
          </table:table-cell>
          <table:table-cell table:style-name="ce15" office:value-type="string">
            <text:p>La Péraudière</text:p>
          </table:table-cell>
          <table:table-cell office:value-type="string">
            <text:p>05 46 68 00 6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ORMANDIN</text:p>
          </table:table-cell>
          <table:table-cell table:style-name="ce5" office:value-type="string">
            <text:p>Edouard</text:p>
          </table:table-cell>
          <table:table-cell office:value-type="string">
            <text:p>1995/1996</text:p>
          </table:table-cell>
          <table:table-cell table:style-name="ce10" office:value-type="string">
            <text:p>17230 Dompierre sur mer</text:p>
          </table:table-cell>
          <table:table-cell table:style-name="ce15" office:value-type="string">
            <text:p>La Péraudière</text:p>
          </table:table-cell>
          <table:table-cell office:value-type="string">
            <text:p>05 46 68 00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OTARY</text:p>
          </table:table-cell>
          <table:table-cell table:style-name="ce5" office:value-type="string">
            <text:p>Sylvie</text:p>
          </table:table-cell>
          <table:table-cell office:value-type="string">
            <text:p>1989/1990</text:p>
          </table:table-cell>
          <table:table-cell table:style-name="ce10" office:value-type="string">
            <text:p>29000 Quimper</text:p>
          </table:table-cell>
          <table:table-cell table:style-name="ce15" office:value-type="string">
            <text:p>37 rue de Douarnenez</text:p>
          </table:table-cell>
          <table:table-cell office:value-type="string">
            <text:p>06 62 85 56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OYON</text:p>
          </table:table-cell>
          <table:table-cell table:style-name="ce5" office:value-type="string">
            <text:p>Magalie</text:p>
          </table:table-cell>
          <table:table-cell office:value-type="string">
            <text:p>1999/2000</text:p>
          </table:table-cell>
          <table:table-cell table:style-name="ce10" office:value-type="string">
            <text:p>75016 Paris</text:p>
          </table:table-cell>
          <table:table-cell table:style-name="ce15" office:value-type="string">
            <text:p>La Villa Duret 13-17 rue Piccini</text:p>
          </table:table-cell>
          <table:table-cell office:value-type="string">
            <text:p>01 40 67 13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OZIERES</text:p>
          </table:table-cell>
          <table:table-cell table:style-name="ce5" office:value-type="string">
            <text:p>Guillaume</text:p>
          </table:table-cell>
          <table:table-cell office:value-type="string">
            <text:p>1994/1995</text:p>
          </table:table-cell>
          <table:table-cell table:style-name="ce10" office:value-type="string">
            <text:p>40090 Mazerolles</text:p>
          </table:table-cell>
          <table:table-cell table:style-name="ce15" office:value-type="string">
            <text:p>2151 Route de Villeneuve</text:p>
          </table:table-cell>
          <table:table-cell office:value-type="string">
            <text:p>05 58 75 66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ODIN</text:p>
          </table:table-cell>
          <table:table-cell table:style-name="ce5" office:value-type="string">
            <text:p>Olivier</text:p>
          </table:table-cell>
          <table:table-cell office:value-type="string">
            <text:p>1998/199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Claude Massé</text:p>
          </table:table-cell>
          <table:table-cell office:value-type="string">
            <text:p>05 46 00 42 0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OLIVE</text:p>
          </table:table-cell>
          <table:table-cell table:style-name="ce5" office:value-type="string">
            <text:p>Frédéric</text:p>
          </table:table-cell>
          <table:table-cell office:value-type="string">
            <text:p>1982/1983</text:p>
          </table:table-cell>
          <table:table-cell table:style-name="ce10" office:value-type="string">
            <text:p>16260 Chasseneuil</text:p>
          </table:table-cell>
          <table:table-cell table:style-name="ce15" office:value-type="string">
            <text:p><text:s/>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ORDONNEAU</text:p>
          </table:table-cell>
          <table:table-cell table:style-name="ce5" office:value-type="string">
            <text:p>STEPHANE</text:p>
          </table:table-cell>
          <table:table-cell office:value-type="string">
            <text:p>2007/2008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4 rue larreguy</text:p>
          </table:table-cell>
          <table:table-cell office:value-type="string">
            <text:p>05 45 92 72 62</text:p>
          </table:table-cell>
          <table:table-cell office:value-type="string">
            <text:p>USA</text:p>
          </table:table-cell>
          <table:table-cell table:style-name="ce13" office:value-type="string">
            <text:p>stephaneordo@hotmail.fr</text:p>
          </table:table-cell>
          <table:table-cell office:value-type="string">
            <text:p>ANGOULEME LES E.C</text:p>
          </table:table-cell>
          <table:table-cell table:style-name="ce50" office:value-type="string">
            <text:p>Oneonta </text:p>
          </table:table-cell>
          <table:table-cell office:value-type="float" office:value="7170">
            <text:p>71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ORTOLAN</text:p>
          </table:table-cell>
          <table:table-cell table:style-name="ce5" office:value-type="string">
            <text:p>Pierre</text:p>
          </table:table-cell>
          <table:table-cell office:value-type="string">
            <text:p>2006/2007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6 rue Martignac</text:p>
          </table:table-cell>
          <table:table-cell office:value-type="string">
            <text:p>05 53 64 61 39</text:p>
          </table:table-cell>
          <table:table-cell office:value-type="string">
            <text:p>USA</text:p>
          </table:table-cell>
          <table:table-cell table:style-name="ce13" office:value-type="string">
            <text:p>peter_o@hotmail.fr</text:p>
          </table:table-cell>
          <table:table-cell table:style-name="ce34" office:value-type="string">
            <text:p>MARMANDE</text:p>
          </table:table-cell>
          <table:table-cell table:style-name="ce37" office:value-type="string">
            <text:p>Canton</text:p>
          </table:table-cell>
          <table:table-cell office:value-type="string">
            <text:p>Connecticut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PAGES ép. NEROT</text:p>
          </table:table-cell>
          <table:table-cell table:style-name="ce5" office:value-type="string">
            <text:p>Sandrine</text:p>
          </table:table-cell>
          <table:table-cell office:value-type="string">
            <text:p>1982/1983</text:p>
          </table:table-cell>
          <table:table-cell table:style-name="ce10" office:value-type="string">
            <text:p>77400 St Thibault des Vignes</text:p>
          </table:table-cell>
          <table:table-cell table:style-name="ce15" office:value-type="string">
            <text:p>20 bis rue de Lagny</text:p>
          </table:table-cell>
          <table:table-cell office:value-type="string">
            <text:p>01 64 30 49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LU</text:p>
          </table:table-cell>
          <table:table-cell table:style-name="ce5" office:value-type="string">
            <text:p>Jean-Marie</text:p>
          </table:table-cell>
          <table:table-cell office:value-type="string">
            <text:p>1976/1977</text:p>
          </table:table-cell>
          <table:table-cell table:style-name="ce10" office:value-type="string">
            <text:p>92100 Boulogne</text:p>
          </table:table-cell>
          <table:table-cell table:style-name="ce15" office:value-type="string">
            <text:p>103 avenue André Morizet</text:p>
          </table:table-cell>
          <table:table-cell office:value-type="string">
            <text:p>06 76 94 88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PILLAUD</text:p>
          </table:table-cell>
          <table:table-cell table:style-name="ce5" office:value-type="string">
            <text:p>Anne</text:p>
          </table:table-cell>
          <table:table-cell office:value-type="string">
            <text:p>1988/1989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Monplaisir</text:p>
          </table:table-cell>
          <table:table-cell office:value-type="string">
            <text:p>05 53 65 11 7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spapillaud@gmail.com">aspapillaud@gmail.com</text:a></text:span></text:p>
          </table:table-cell>
          <table:table-cell office:value-type="string">
            <text:p>NERAC</text:p>
          </table:table-cell>
          <table:table-cell office:value-type="string">
            <text:p>Caroline Nord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PAPILLAUD ep DESMET</text:p>
          </table:table-cell>
          <table:table-cell table:style-name="ce5" office:value-type="string">
            <text:p>Marie-Françoise</text:p>
          </table:table-cell>
          <table:table-cell office:value-type="string">
            <text:p>1977/1978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Monplaisir</text:p>
          </table:table-cell>
          <table:table-cell office:value-type="string">
            <text:p>05 53 65 11 7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e@elitis.fr">marie@elitis.fr</text:a></text:span></text:p>
          </table:table-cell>
          <table:table-cell office:value-type="string">
            <text:p>NERAC</text:p>
          </table:table-cell>
          <table:table-cell office:value-type="string">
            <text:p>NY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PAPILLAUD ep LOORAM</text:p>
          </table:table-cell>
          <table:table-cell table:style-name="ce5" office:value-type="string">
            <text:p>Odile</text:p>
          </table:table-cell>
          <table:table-cell office:value-type="string">
            <text:p>1979/1980</text:p>
          </table:table-cell>
          <table:table-cell table:style-name="ce10" office:value-type="string">
            <text:p>Hochiminh City (Vietnam)</text:p>
          </table:table-cell>
          <table:table-cell table:style-name="ce15" office:value-type="string">
            <text:p>8 Dang Pat District</text:p>
          </table:table-cell>
          <table:table-cell office:value-type="string">
            <text:p>848 84 44 25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odile@hcm.fpt.vn">odile@hcm.fpt.vn</text:a></text:span></text:p>
          </table:table-cell>
          <table:table-cell office:value-type="string">
            <text:p>NERAC</text:p>
          </table:table-cell>
          <table:table-cell office:value-type="string">
            <text:p>Caroline Nord</text:p>
          </table:table-cell>
          <table:table-cell table:number-columns-repeated="246"/>
        </table:table-row>
        <table:table-row table:style-name="ro3" table:visibility="filter">
          <table:table-cell table:style-name="ce2" office:value-type="string">
            <text:p>PAREIGE</text:p>
          </table:table-cell>
          <table:table-cell table:style-name="ce5" office:value-type="string">
            <text:p>Corentin</text:p>
          </table:table-cell>
          <table:table-cell office:value-type="string">
            <text:p>2002/2003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268 rue Alfred Sisley</text:p>
          </table:table-cell>
          <table:table-cell office:value-type="string">
            <text:p>05 58 75 36 31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PARENT</text:p>
          </table:table-cell>
          <table:table-cell table:style-name="ce5" office:value-type="string">
            <text:p>Vanessa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9 29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RFAIT ép. OLIVEAU</text:p>
          </table:table-cell>
          <table:table-cell table:style-name="ce5" office:value-type="string">
            <text:p>Marie</text:p>
          </table:table-cell>
          <table:table-cell office:value-type="string">
            <text:p>1989/1990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11 rue des Jacobins</text:p>
          </table:table-cell>
          <table:table-cell office:value-type="string">
            <text:p>05 46 93 32 1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RMA</text:p>
          </table:table-cell>
          <table:table-cell table:style-name="ce5" office:value-type="string">
            <text:p>Morgan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/>
          <table:table-cell office:value-type="string">
            <text:p>Nvelle Zélande</text:p>
          </table:table-cell>
          <table:table-cell table:style-name="ce13"/>
          <table:table-cell office:value-type="string">
            <text:p>AGEN LA GARENNE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PAUTY</text:p>
          </table:table-cell>
          <table:table-cell table:style-name="ce5" office:value-type="string">
            <text:p>Marion</text:p>
          </table:table-cell>
          <table:table-cell office:value-type="string">
            <text:p>1995/1996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Chemin des Templiers</text:p>
          </table:table-cell>
          <table:table-cell office:value-type="string">
            <text:p>05 57 24 80 6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AUTY ép. OOMS (Londres)</text:p>
          </table:table-cell>
          <table:table-cell table:style-name="ce5" office:value-type="string">
            <text:p>Fabienne</text:p>
          </table:table-cell>
          <table:table-cell office:value-type="string">
            <text:p>1988/1989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Chemin des Templiers</text:p>
          </table:table-cell>
          <table:table-cell office:value-type="string">
            <text:p>05 57 24 80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VAGEAU</text:p>
          </table:table-cell>
          <table:table-cell table:style-name="ce5" office:value-type="string">
            <text:p>Cécile</text:p>
          </table:table-cell>
          <table:table-cell office:value-type="string">
            <text:p>1994/1995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91 avenue des Semis</text:p>
          </table:table-cell>
          <table:table-cell office:value-type="string">
            <text:p>04 46 06 69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VAGEAU</text:p>
          </table:table-cell>
          <table:table-cell table:style-name="ce5" office:value-type="string">
            <text:p>Jean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4 46 06 69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LLET</text:p>
          </table:table-cell>
          <table:table-cell table:style-name="ce5" office:value-type="string">
            <text:p>Clarisse</text:p>
          </table:table-cell>
          <table:table-cell office:value-type="string">
            <text:p>1983/1984</text:p>
          </table:table-cell>
          <table:table-cell table:style-name="ce10" office:value-type="string">
            <text:p>16290 Hiersac</text:p>
          </table:table-cell>
          <table:table-cell table:style-name="ce15" office:value-type="string">
            <text:p>Logis de Rouffignac - Moulida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LLET</text:p>
          </table:table-cell>
          <table:table-cell table:style-name="ce5" office:value-type="string">
            <text:p>Eric</text:p>
          </table:table-cell>
          <table:table-cell office:value-type="string">
            <text:p>1980/1981</text:p>
          </table:table-cell>
          <table:table-cell table:style-name="ce10" office:value-type="string">
            <text:p>16290 Hiersac</text:p>
          </table:table-cell>
          <table:table-cell table:style-name="ce15" office:value-type="string">
            <text:p>Logis de Rouffignac - Moulida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LTIER</text:p>
          </table:table-cell>
          <table:table-cell table:style-name="ce5" office:value-type="string">
            <text:p>Sandrine</text:p>
          </table:table-cell>
          <table:table-cell office:value-type="string">
            <text:p>1994/199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résidence Argia - 37 rue de Parme</text:p>
          </table:table-cell>
          <table:table-cell office:value-type="string">
            <text:p>05 59 43 94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NA</text:p>
          </table:table-cell>
          <table:table-cell table:style-name="ce5" office:value-type="string">
            <text:p>Maria</text:p>
          </table:table-cell>
          <table:table-cell office:value-type="string">
            <text:p>1989/1990</text:p>
          </table:table-cell>
          <table:table-cell table:style-name="ce10" office:value-type="string">
            <text:p>16120 Chateauneuf</text:p>
          </table:table-cell>
          <table:table-cell table:style-name="ce15" office:value-type="string">
            <text:p>La Roche Carreau - Les Glacière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ENAUD</text:p>
          </table:table-cell>
          <table:table-cell table:style-name="ce5" office:value-type="string">
            <text:p>Véronique</text:p>
          </table:table-cell>
          <table:table-cell office:value-type="string">
            <text:p>1991/1992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Res. Cercy - Bat. C - App. 32 - 32 rue Bellus Mariellac</text:p>
          </table:table-cell>
          <table:table-cell office:value-type="string">
            <text:p>05 56 81 72 5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RES</text:p>
          </table:table-cell>
          <table:table-cell table:style-name="ce5" office:value-type="string">
            <text:p>Jean</text:p>
          </table:table-cell>
          <table:table-cell office:value-type="string">
            <text:p>1979/1980</text:p>
          </table:table-cell>
          <table:table-cell table:style-name="ce10" office:value-type="string">
            <text:p>47170 Poudenas</text:p>
          </table:table-cell>
          <table:table-cell table:style-name="ce15" office:value-type="string">
            <text:p>rue de l'Eglise</text:p>
          </table:table-cell>
          <table:table-cell office:value-type="string">
            <text:p>05 53 65 75 9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ÉRES</text:p>
          </table:table-cell>
          <table:table-cell table:style-name="ce5" office:value-type="string">
            <text:p>Pierre</text:p>
          </table:table-cell>
          <table:table-cell office:value-type="string">
            <text:p>1980/1981</text:p>
          </table:table-cell>
          <table:table-cell table:style-name="ce10" office:value-type="string">
            <text:p>47170 Poudenas</text:p>
          </table:table-cell>
          <table:table-cell table:style-name="ce15" office:value-type="string">
            <text:p>rue de l'Eglise</text:p>
          </table:table-cell>
          <table:table-cell office:value-type="string">
            <text:p>05 53 65 75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RGAND</text:p>
          </table:table-cell>
          <table:table-cell table:style-name="ce5" office:value-type="string">
            <text:p>PIERRE</text:p>
          </table:table-cell>
          <table:table-cell office:value-type="string">
            <text:p>2008/2009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9 rue des métives</text:p>
          </table:table-cell>
          <table:table-cell office:value-type="string">
            <text:p>05 46 41 85 94</text:p>
          </table:table-cell>
          <table:table-cell office:value-type="string">
            <text:p>USA</text:p>
          </table:table-cell>
          <table:table-cell table:style-name="ce13" office:value-type="string">
            <text:p>ppergand@yahoo.fr</text:p>
          </table:table-cell>
          <table:table-cell office:value-type="string">
            <text:p>LA ROCHELLE</text:p>
          </table:table-cell>
          <table:table-cell table:style-name="ce30" office:value-type="string">
            <text:p>Estes Park (Col)</text:p>
          </table:table-cell>
          <table:table-cell table:style-name="ce61" office:value-type="float" office:value="5440">
            <text:p>544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PERINELLE</text:p>
          </table:table-cell>
          <table:table-cell table:style-name="ce5" office:value-type="string">
            <text:p>Pascal</text:p>
          </table:table-cell>
          <table:table-cell office:value-type="string">
            <text:p>1993/1994</text:p>
          </table:table-cell>
          <table:table-cell table:style-name="ce10" office:value-type="string">
            <text:p>33160 St-Aubin de Médoc</text:p>
          </table:table-cell>
          <table:table-cell table:style-name="ce15" office:value-type="string">
            <text:p>8 allée du Fontenoy</text:p>
          </table:table-cell>
          <table:table-cell office:value-type="string">
            <text:p>05 56 05 77 8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ERINELLE</text:p>
          </table:table-cell>
          <table:table-cell table:style-name="ce5" office:value-type="string">
            <text:p>Sarah</text:p>
          </table:table-cell>
          <table:table-cell office:value-type="string">
            <text:p>1999/2000</text:p>
          </table:table-cell>
          <table:table-cell table:style-name="ce10" office:value-type="string">
            <text:p>33160 St-Aubin de Médoc</text:p>
          </table:table-cell>
          <table:table-cell table:style-name="ce15" office:value-type="string">
            <text:p>8 allée du Fontenoy</text:p>
          </table:table-cell>
          <table:table-cell office:value-type="string">
            <text:p>05 56 05 77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RMANN ép. METIER</text:p>
          </table:table-cell>
          <table:table-cell table:style-name="ce5" office:value-type="string">
            <text:p>Carole</text:p>
          </table:table-cell>
          <table:table-cell office:value-type="string">
            <text:p>1981/1982</text:p>
          </table:table-cell>
          <table:table-cell table:style-name="ce10" office:value-type="string">
            <text:p>92400 Courbevoie</text:p>
          </table:table-cell>
          <table:table-cell table:style-name="ce15" office:value-type="string">
            <text:p>3 rue Barbès </text:p>
          </table:table-cell>
          <table:table-cell office:value-type="string">
            <text:p>06 89 96 10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RNET</text:p>
          </table:table-cell>
          <table:table-cell table:style-name="ce5" office:value-type="string">
            <text:p>Sandra</text:p>
          </table:table-cell>
          <table:table-cell office:value-type="string">
            <text:p>1991/1992</text:p>
          </table:table-cell>
          <table:table-cell table:style-name="ce10" office:value-type="string">
            <text:p>33470 Le Teich</text:p>
          </table:table-cell>
          <table:table-cell table:style-name="ce15" office:value-type="string">
            <text:p>12 allée du Burgat</text:p>
          </table:table-cell>
          <table:table-cell office:value-type="string">
            <text:p>05 56 22 81 45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PERRIER</text:p>
          </table:table-cell>
          <table:table-cell table:style-name="ce5" office:value-type="string">
            <text:p>DELPHINE</text:p>
          </table:table-cell>
          <table:table-cell office:value-type="string">
            <text:p>2008/2009</text:p>
          </table:table-cell>
          <table:table-cell table:style-name="ce10" office:value-type="string">
            <text:p>16470 SAINT MICHEL</text:p>
          </table:table-cell>
          <table:table-cell table:style-name="ce15" office:value-type="string">
            <text:p>09 rue du bois personnier</text:p>
          </table:table-cell>
          <table:table-cell office:value-type="string">
            <text:p>05 45 91 95 12</text:p>
          </table:table-cell>
          <table:table-cell office:value-type="string">
            <text:p>Brésil</text:p>
          </table:table-cell>
          <table:table-cell table:style-name="ce13" office:value-type="string">
            <text:p>delphine.perrier@wanadoo.fr</text:p>
          </table:table-cell>
          <table:table-cell office:value-type="string">
            <text:p>ANGOULEME LES E.C</text:p>
          </table:table-cell>
          <table:table-cell table:style-name="ce6" office:value-type="string">
            <text:p>Maringa Norte</text:p>
          </table:table-cell>
          <table:table-cell table:style-name="ce61" office:value-type="float" office:value="4630">
            <text:p>463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PERROT</text:p>
          </table:table-cell>
          <table:table-cell table:style-name="ce5" office:value-type="string">
            <text:p>Sandrine</text:p>
          </table:table-cell>
          <table:table-cell office:value-type="string">
            <text:p>1987/1988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8 avenue de la Gare - Le Teich</text:p>
          </table:table-cell>
          <table:table-cell office:value-type="string">
            <text:p>05 56 22 88 8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TITIER</text:p>
          </table:table-cell>
          <table:table-cell table:style-name="ce5" office:value-type="string">
            <text:p>Agnès</text:p>
          </table:table-cell>
          <table:table-cell office:value-type="string">
            <text:p>1974/1975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1 rue du 4 Septembre</text:p>
          </table:table-cell>
          <table:table-cell office:value-type="string">
            <text:p>06 15 26 91 08</text:p>
          </table:table-cell>
          <table:table-cell/>
          <table:table-cell table:style-name="ce13"/>
          <table:table-cell table:number-columns-repeated="248"/>
        </table:table-row>
        <table:table-row table:style-name="ro6">
          <table:table-cell table:style-name="ce2" office:value-type="string">
            <text:p>PETITPIERRE</text:p>
          </table:table-cell>
          <table:table-cell table:style-name="ce5" office:value-type="string">
            <text:p>Julien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 office:value-type="string">
            <text:p>Japon</text:p>
          </table:table-cell>
          <table:table-cell table:style-name="ce13" office:value-type="string">
            <text:p>gribichex@hotmail.com</text:p>
          </table:table-cell>
          <table:table-cell table:style-name="ce34" office:value-type="string">
            <text:p>BORDEAUX OUEST</text:p>
          </table:table-cell>
          <table:table-cell table:style-name="ce37" office:value-type="string">
            <text:p>TAKAHARA</text:p>
            <text:p/>
          </table:table-cell>
          <table:table-cell office:value-type="float" office:value="2760">
            <text:p>276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PETITPIERRE</text:p>
          </table:table-cell>
          <table:table-cell table:style-name="ce5" office:value-type="string">
            <text:p>Pierre-Antoine</text:p>
          </table:table-cell>
          <table:table-cell office:value-type="string">
            <text:p>1998/199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/>
          <table:table-cell table:style-name="ce13" office:value-type="string">
            <text:p>p_antoine13@hotmail.com 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PETITPIERRE</text:p>
          </table:table-cell>
          <table:table-cell table:style-name="ce5" office:value-type="string">
            <text:p>Romain</text:p>
          </table:table-cell>
          <table:table-cell office:value-type="string">
            <text:p>1997/1998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YRICHOU</text:p>
          </table:table-cell>
          <table:table-cell table:style-name="ce5" office:value-type="string">
            <text:p>Jean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HELIPOT</text:p>
          </table:table-cell>
          <table:table-cell table:style-name="ce5" office:value-type="string">
            <text:p>Marie-Pierre</text:p>
          </table:table-cell>
          <table:table-cell office:value-type="string">
            <text:p>1979/1980</text:p>
          </table:table-cell>
          <table:table-cell table:style-name="ce10" office:value-type="string">
            <text:p>17570 La Palmyre</text:p>
          </table:table-cell>
          <table:table-cell table:style-name="ce15" office:value-type="string">
            <text:p>26 Allée des Jacinthes</text:p>
          </table:table-cell>
          <table:table-cell office:value-type="string">
            <text:p>05 46 22 54 1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C</text:p>
          </table:table-cell>
          <table:table-cell table:style-name="ce5" office:value-type="string">
            <text:p>Solène</text:p>
          </table:table-cell>
          <table:table-cell office:value-type="string">
            <text:p>2001/200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Charles Monselet</text:p>
          </table:table-cell>
          <table:table-cell office:value-type="string">
            <text:p>05 56 98 43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COLET</text:p>
          </table:table-cell>
          <table:table-cell table:style-name="ce5" office:value-type="string">
            <text:p>Constance</text:p>
          </table:table-cell>
          <table:table-cell office:value-type="string">
            <text:p>1985/1986</text:p>
          </table:table-cell>
          <table:table-cell table:style-name="ce10" office:value-type="string">
            <text:p>40500 Saint Sever</text:p>
          </table:table-cell>
          <table:table-cell table:style-name="ce15" office:value-type="string">
            <text:p>Bordenave - Sarrazie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EBOIS</text:p>
          </table:table-cell>
          <table:table-cell table:style-name="ce5" office:value-type="string">
            <text:p>Hélène</text:p>
          </table:table-cell>
          <table:table-cell office:value-type="string">
            <text:p>1985/1986</text:p>
          </table:table-cell>
          <table:table-cell table:style-name="ce10" office:value-type="string">
            <text:p>79230 Vouillé</text:p>
          </table:table-cell>
          <table:table-cell table:style-name="ce15" office:value-type="string">
            <text:p>1 rue du Temple La Rivière</text:p>
          </table:table-cell>
          <table:table-cell office:value-type="string">
            <text:p>05 49 05 67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ERRARD</text:p>
          </table:table-cell>
          <table:table-cell table:style-name="ce5" office:value-type="string">
            <text:p>Justine</text:p>
          </table:table-cell>
          <table:table-cell office:value-type="string">
            <text:p>1998/1999</text:p>
          </table:table-cell>
          <table:table-cell table:style-name="ce10" office:value-type="string">
            <text:p>17160 Matha</text:p>
          </table:table-cell>
          <table:table-cell table:style-name="ce15" office:value-type="string">
            <text:p>9 rue du Champ de Foire</text:p>
          </table:table-cell>
          <table:table-cell office:value-type="string">
            <text:p>05 46 58 23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ERRE</text:p>
          </table:table-cell>
          <table:table-cell table:style-name="ce5" office:value-type="string">
            <text:p>Charlotte</text:p>
          </table:table-cell>
          <table:table-cell office:value-type="string">
            <text:p>1995/1996</text:p>
          </table:table-cell>
          <table:table-cell table:style-name="ce10" office:value-type="string">
            <text:p>33127 Martignas</text:p>
          </table:table-cell>
          <table:table-cell table:style-name="ce15" office:value-type="string">
            <text:p>9 rue Hector Berlioz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INARELLO</text:p>
          </table:table-cell>
          <table:table-cell table:style-name="ce5" office:value-type="string">
            <text:p>David</text:p>
          </table:table-cell>
          <table:table-cell office:value-type="string">
            <text:p>1990/1991</text:p>
          </table:table-cell>
          <table:table-cell table:style-name="ce10" office:value-type="string">
            <text:p>47340 Laroque-Timbaut</text:p>
          </table:table-cell>
          <table:table-cell table:style-name="ce15" office:value-type="string">
            <text:p>Marencene</text:p>
          </table:table-cell>
          <table:table-cell office:value-type="string">
            <text:p>05 53 68 57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INEAU</text:p>
          </table:table-cell>
          <table:table-cell table:style-name="ce5" office:value-type="string">
            <text:p>Grégoire</text:p>
          </table:table-cell>
          <table:table-cell office:value-type="string">
            <text:p>1987/1988</text:p>
          </table:table-cell>
          <table:table-cell table:style-name="ce10" office:value-type="string">
            <text:p>17160 Blanzac lès Matha</text:p>
          </table:table-cell>
          <table:table-cell table:style-name="ce15" office:value-type="string">
            <text:p>2 route de Matha</text:p>
          </table:table-cell>
          <table:table-cell office:value-type="string">
            <text:p>04 74 68 55 7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INEAU ép. MACÉ</text:p>
          </table:table-cell>
          <table:table-cell table:style-name="ce5" office:value-type="string">
            <text:p>Marie-Pascale</text:p>
          </table:table-cell>
          <table:table-cell office:value-type="string">
            <text:p>1989/1990</text:p>
          </table:table-cell>
          <table:table-cell table:style-name="ce10" office:value-type="string">
            <text:p>83250 La Londe Les Maures</text:p>
          </table:table-cell>
          <table:table-cell table:style-name="ce15" office:value-type="string">
            <text:p>52 rue Georges Bizet</text:p>
          </table:table-cell>
          <table:table-cell office:value-type="string">
            <text:p>04 94 15 98 5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NET</text:p>
          </table:table-cell>
          <table:table-cell table:style-name="ce5" office:value-type="string">
            <text:p>LOUIS</text:p>
          </table:table-cell>
          <table:table-cell office:value-type="string">
            <text:p>2007/200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2 rue des gonthieres</text:p>
          </table:table-cell>
          <table:table-cell office:value-type="string">
            <text:p>05 46 55 10 95</text:p>
          </table:table-cell>
          <table:table-cell office:value-type="string">
            <text:p>Australie</text:p>
          </table:table-cell>
          <table:table-cell table:style-name="ce13" office:value-type="string">
            <text:p>louis-pinet@hotmail.fr</text:p>
          </table:table-cell>
          <table:table-cell table:style-name="ce35" office:value-type="string">
            <text:p>LA ROCHELLE</text:p>
          </table:table-cell>
          <table:table-cell table:style-name="ce44" office:value-type="string">
            <text:p>Tamborine Mountain </text:p>
          </table:table-cell>
          <table:table-cell office:value-type="float" office:value="9640">
            <text:p>96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PLARD</text:p>
          </table:table-cell>
          <table:table-cell table:style-name="ce5" office:value-type="string">
            <text:p>Ethienne</text:p>
          </table:table-cell>
          <table:table-cell office:value-type="string">
            <text:p>2003/2004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2 rue du Milieu</text:p>
          </table:table-cell>
          <table:table-cell office:value-type="string">
            <text:p>05 53 79 05 48</text:p>
          </table:table-cell>
          <table:table-cell/>
          <table:table-cell table:style-name="ce13"/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POIZAT</text:p>
          </table:table-cell>
          <table:table-cell table:style-name="ce5" office:value-type="string">
            <text:p>Aurélie</text:p>
          </table:table-cell>
          <table:table-cell office:value-type="string">
            <text:p>2002/2003</text:p>
          </table:table-cell>
          <table:table-cell table:style-name="ce10" office:value-type="string">
            <text:p>33390 Plassac</text:p>
          </table:table-cell>
          <table:table-cell table:style-name="ce15" office:value-type="string">
            <text:p>18 - Le Grit</text:p>
          </table:table-cell>
          <table:table-cell office:value-type="string">
            <text:p>05 57 42 13 0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POUDEVIGNE</text:p>
          </table:table-cell>
          <table:table-cell table:style-name="ce5" office:value-type="string">
            <text:p>Marjori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77 01 6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OULLENOT ép. GRAVOUIL</text:p>
          </table:table-cell>
          <table:table-cell table:style-name="ce5" office:value-type="string">
            <text:p>Soline</text:p>
          </table:table-cell>
          <table:table-cell office:value-type="string">
            <text:p>1990/1991</text:p>
          </table:table-cell>
          <table:table-cell table:style-name="ce10" office:value-type="string">
            <text:p>35760 Montgermont</text:p>
          </table:table-cell>
          <table:table-cell table:style-name="ce15" office:value-type="string">
            <text:p>7 Allée Paul Seval</text:p>
          </table:table-cell>
          <table:table-cell office:value-type="string">
            <text:p>02 99 23 77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OURRAT</text:p>
          </table:table-cell>
          <table:table-cell table:style-name="ce5" office:value-type="string">
            <text:p>Marine</text:p>
          </table:table-cell>
          <table:table-cell office:value-type="string">
            <text:p>1996/1997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1 Pauzet</text:p>
          </table:table-cell>
          <table:table-cell office:value-type="string">
            <text:p>05 57 42 39 3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nep1978@hotmail.com">marinep1978@hotmail.com</text:a></text:span></text:p>
          </table:table-cell>
          <table:table-cell office:value-type="string">
            <text:p>BLAY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POURRAT</text:p>
          </table:table-cell>
          <table:table-cell table:style-name="ce5" office:value-type="string">
            <text:p>Mathieu</text:p>
          </table:table-cell>
          <table:table-cell office:value-type="string">
            <text:p>1993/1994</text:p>
          </table:table-cell>
          <table:table-cell table:style-name="ce10" office:value-type="string">
            <text:p>06513 New Haven (USA)</text:p>
          </table:table-cell>
          <table:table-cell table:style-name="ce15" office:value-type="string">
            <text:p>300 Eastern St. Unit 282 Connecticut</text:p>
          </table:table-cell>
          <table:table-cell office:value-type="string">
            <text:p>05 57 42 39 3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Ontario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PRESTRELLE</text:p>
          </table:table-cell>
          <table:table-cell table:style-name="ce5" office:value-type="string">
            <text:p>Sophie</text:p>
          </table:table-cell>
          <table:table-cell office:value-type="string">
            <text:p>1988/1989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60 avenue Philippe Auguste</text:p>
          </table:table-cell>
          <table:table-cell office:value-type="string">
            <text:p>01 43 48 04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RIEUR</text:p>
          </table:table-cell>
          <table:table-cell table:style-name="ce5" office:value-type="string">
            <text:p>Sandrine</text:p>
          </table:table-cell>
          <table:table-cell office:value-type="string">
            <text:p>1989/1990</text:p>
          </table:table-cell>
          <table:table-cell table:style-name="ce10" office:value-type="string">
            <text:p>17870 Breuil Magné</text:p>
          </table:table-cell>
          <table:table-cell table:style-name="ce15" office:value-type="string">
            <text:p>12 route de Liron</text:p>
          </table:table-cell>
          <table:table-cell office:value-type="string">
            <text:p>05 46 84 48 3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ROCA</text:p>
          </table:table-cell>
          <table:table-cell table:style-name="ce5" office:value-type="string">
            <text:p>Laurent</text:p>
          </table:table-cell>
          <table:table-cell office:value-type="string">
            <text:p>1985/1986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44 boulevard de la plage</text:p>
          </table:table-cell>
          <table:table-cell office:value-type="string">
            <text:p>05 56 83 79 7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QUENEUILLE</text:p>
          </table:table-cell>
          <table:table-cell table:style-name="ce5" office:value-type="string">
            <text:p>Thibaud</text:p>
          </table:table-cell>
          <table:table-cell office:value-type="string">
            <text:p>2000/2001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Lot de Camparian - 33 rue Jacques Rivière</text:p>
          </table:table-cell>
          <table:table-cell office:value-type="string">
            <text:p>05 56 40 58 6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tiboq@hotmail,com">tiboq@hotmail,com</text:a></text:span>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QUERE</text:p>
          </table:table-cell>
          <table:table-cell table:style-name="ce5" office:value-type="string">
            <text:p>ALICE</text:p>
          </table:table-cell>
          <table:table-cell office:value-type="string">
            <text:p>2008/2009</text:p>
          </table:table-cell>
          <table:table-cell table:style-name="ce10" office:value-type="string">
            <text:p>17770 AUTHON-EBEON</text:p>
          </table:table-cell>
          <table:table-cell table:style-name="ce15" office:value-type="string">
            <text:p>17 rue de jarnac</text:p>
          </table:table-cell>
          <table:table-cell office:value-type="string">
            <text:p>05 46 58 67 62</text:p>
          </table:table-cell>
          <table:table-cell office:value-type="string">
            <text:p>USA</text:p>
          </table:table-cell>
          <table:table-cell table:style-name="ce13" office:value-type="string">
            <text:p>alice.quere@laposte.net</text:p>
          </table:table-cell>
          <table:table-cell office:value-type="string">
            <text:p>SAINT JEAN D'ANGELY</text:p>
          </table:table-cell>
          <table:table-cell table:style-name="ce6" office:value-type="string">
            <text:p>San Antonio down town</text:p>
          </table:table-cell>
          <table:table-cell table:style-name="ce61" office:value-type="float" office:value="5840">
            <text:p>584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QUEREIX</text:p>
          </table:table-cell>
          <table:table-cell table:style-name="ce5" office:value-type="string">
            <text:p>Céline</text:p>
          </table:table-cell>
          <table:table-cell office:value-type="string">
            <text:p>1990/1991</text:p>
          </table:table-cell>
          <table:table-cell table:style-name="ce10" office:value-type="string">
            <text:p>33400 Talenc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QUEROIS</text:p>
          </table:table-cell>
          <table:table-cell table:style-name="ce5" office:value-type="string">
            <text:p>Nathalie</text:p>
          </table:table-cell>
          <table:table-cell office:value-type="string">
            <text:p>1994/1995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33 rue Saint Pierre</text:p>
          </table:table-cell>
          <table:table-cell office:value-type="string">
            <text:p>05 45 35 35 4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QUEYROI</text:p>
          </table:table-cell>
          <table:table-cell table:style-name="ce5" office:value-type="string">
            <text:p>Thierry</text:p>
          </table:table-cell>
          <table:table-cell office:value-type="string">
            <text:p>2002/200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0 avenue du Général Leclerc</text:p>
          </table:table-cell>
          <table:table-cell office:value-type="string">
            <text:p>05 46 34 01 7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3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RABUSSIER</text:p>
          </table:table-cell>
          <table:table-cell table:style-name="ce5" office:value-type="string">
            <text:p>Samuel</text:p>
          </table:table-cell>
          <table:table-cell office:value-type="string">
            <text:p>1989/1990</text:p>
          </table:table-cell>
          <table:table-cell table:style-name="ce10" office:value-type="string">
            <text:p>86100 Chatellerault</text:p>
          </table:table-cell>
          <table:table-cell table:style-name="ce15" office:value-type="string">
            <text:p>10 rue du Chevalier de Ternay - Bat. 32 - App. 326</text:p>
          </table:table-cell>
          <table:table-cell office:value-type="string">
            <text:p>05 49 02 87 8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AFFESTIN</text:p>
          </table:table-cell>
          <table:table-cell table:style-name="ce5" office:value-type="string">
            <text:p>Louis</text:p>
          </table:table-cell>
          <table:table-cell office:value-type="string">
            <text:p>2004/200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Résidence Bellevue-Clémenceau - Bat. C</text:p>
          </table:table-cell>
          <table:table-cell office:value-type="string">
            <text:p>05 59 24 79 81</text:p>
          </table:table-cell>
          <table:table-cell office:value-type="string">
            <text:p>Brésil</text:p>
          </table:table-cell>
          <table:table-cell table:style-name="ce28" office:value-type="string">
            <text:p><text:span text:style-name="T2"><text:a xlink:href="mailto:grippedupoulet@hotmail.com">grippedupoulet@hotmail.com</text:a></text:span></text:p>
          </table:table-cell>
          <table:table-cell office:value-type="string">
            <text:p>BAYONNE-BIARRITZ</text:p>
          </table:table-cell>
          <table:table-cell table:number-columns-repeated="3"/>
          <table:table-cell office:value-type="string">
            <text:p>Irland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RAFFI</text:p>
          </table:table-cell>
          <table:table-cell table:style-name="ce5" office:value-type="string">
            <text:p>Elisabeth</text:p>
          </table:table-cell>
          <table:table-cell office:value-type="string">
            <text:p>1988/1989</text:p>
          </table:table-cell>
          <table:table-cell table:style-name="ce10" office:value-type="string">
            <text:p>47140 Penne d'Agenais</text:p>
          </table:table-cell>
          <table:table-cell table:style-name="ce15" office:value-type="string">
            <text:p>14 rue Notre Dam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FFIN</text:p>
          </table:table-cell>
          <table:table-cell table:style-name="ce5" office:value-type="string">
            <text:p>Jean-Marc</text:p>
          </table:table-cell>
          <table:table-cell office:value-type="string">
            <text:p>1976/197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70 17 2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GER</text:p>
          </table:table-cell>
          <table:table-cell table:style-name="ce5" office:value-type="string">
            <text:p>Nathalie</text:p>
          </table:table-cell>
          <table:table-cell office:value-type="string">
            <text:p>1997/1998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78 avenue de la Foret</text:p>
          </table:table-cell>
          <table:table-cell office:value-type="string">
            <text:p>05 56 97 60 7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GUIDEAU</text:p>
          </table:table-cell>
          <table:table-cell table:style-name="ce5" office:value-type="string">
            <text:p>Magali</text:p>
          </table:table-cell>
          <table:table-cell office:value-type="string">
            <text:p>1997/199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36 avenue Denfert Rochereau</text:p>
          </table:table-cell>
          <table:table-cell office:value-type="string">
            <text:p>05 46 42 07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MONDOU</text:p>
          </table:table-cell>
          <table:table-cell table:style-name="ce5" office:value-type="string">
            <text:p>Elise</text:p>
          </table:table-cell>
          <table:table-cell office:value-type="string">
            <text:p>1986/198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2 20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MONDOU</text:p>
          </table:table-cell>
          <table:table-cell table:style-name="ce5" office:value-type="string">
            <text:p>Marie-Agnès</text:p>
          </table:table-cell>
          <table:table-cell office:value-type="string">
            <text:p>1982/1983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9 rue des Quêteurs</text:p>
          </table:table-cell>
          <table:table-cell office:value-type="string">
            <text:p>05 61 22 55 0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RAPIN</text:p>
          </table:table-cell>
          <table:table-cell table:style-name="ce5" office:value-type="string">
            <text:p>Yann</text:p>
          </table:table-cell>
          <table:table-cell office:value-type="string">
            <text:p>1986/1987</text:p>
          </table:table-cell>
          <table:table-cell table:style-name="ce10" office:value-type="string">
            <text:p>87290 Chateauponsac</text:p>
          </table:table-cell>
          <table:table-cell table:style-name="ce15" office:value-type="string">
            <text:p>Le petit Manchinal</text:p>
          </table:table-cell>
          <table:table-cell office:value-type="string">
            <text:p>05 55 76 67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YNAUD</text:p>
          </table:table-cell>
          <table:table-cell table:style-name="ce5" office:value-type="string">
            <text:p>Daphnée</text:p>
          </table:table-cell>
          <table:table-cell office:value-type="string">
            <text:p>2000/2001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1 route de Fleuranceaux</text:p>
          </table:table-cell>
          <table:table-cell office:value-type="string">
            <text:p>05 45 90 55 6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YNAUD</text:p>
          </table:table-cell>
          <table:table-cell table:style-name="ce5" office:value-type="string">
            <text:p>Natacha</text:p>
          </table:table-cell>
          <table:table-cell office:value-type="string">
            <text:p>2001/2002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1 route de Fleuranceaux</text:p>
          </table:table-cell>
          <table:table-cell office:value-type="string">
            <text:p>05 45 90 55 6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EBIER</text:p>
          </table:table-cell>
          <table:table-cell table:style-name="ce5" office:value-type="string">
            <text:p>Flora</text:p>
          </table:table-cell>
          <table:table-cell office:value-type="string">
            <text:p>2002/2003</text:p>
          </table:table-cell>
          <table:table-cell table:style-name="ce10" office:value-type="string">
            <text:p>33220 Pineuilh</text:p>
          </table:table-cell>
          <table:table-cell table:style-name="ce15" office:value-type="string">
            <text:p>12 avenue Paul Broca</text:p>
          </table:table-cell>
          <table:table-cell office:value-type="string">
            <text:p>05 57 46 40 8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flora_r@hotmail.fr">flora_r@hotmail.fr</text:a></text:span></text:p>
          </table:table-cell>
          <table:table-cell office:value-type="string">
            <text:p>STE FOY LA GRAND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REGNAULD-LYSIAK</text:p>
          </table:table-cell>
          <table:table-cell table:style-name="ce5" office:value-type="string">
            <text:p>Laura</text:p>
          </table:table-cell>
          <table:table-cell office:value-type="string">
            <text:p>2004/2005</text:p>
          </table:table-cell>
          <table:table-cell table:style-name="ce10" office:value-type="string">
            <text:p>17340 Yves</text:p>
          </table:table-cell>
          <table:table-cell table:style-name="ce15" office:value-type="string">
            <text:p>12 route des Trois Canons</text:p>
          </table:table-cell>
          <table:table-cell office:value-type="string">
            <text:p>05 46 56 34 79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loloaflo@hotmail.com">loloaflo@hotmail.com</text:a></text:span></text:p>
          </table:table-cell>
          <table:table-cell office:value-type="string">
            <text:p>LA ROCHELLE</text:p>
          </table:table-cell>
          <table:table-cell table:number-columns-repeated="2"/>
          <table:table-cell office:value-type="string">
            <text:p>06 72 09 45 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REJALOT</text:p>
          </table:table-cell>
          <table:table-cell table:style-name="ce5" office:value-type="string">
            <text:p>Jean-Baptiste</text:p>
          </table:table-cell>
          <table:table-cell office:value-type="string">
            <text:p>2004/2005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ue Capuran</text:p>
          </table:table-cell>
          <table:table-cell office:value-type="string">
            <text:p>05 53 88 76 16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darkblade103@hotmail.com">darkblade103@hotmail.com</text:a></text:span></text:p>
          </table:table-cell>
          <table:table-cell office:value-type="string">
            <text:p>TONNEINS</text:p>
          </table:table-cell>
          <table:table-cell table:number-columns-repeated="2"/>
          <table:table-cell office:value-type="string">
            <text:p>06 89 60 91 79</text:p>
          </table:table-cell>
          <table:table-cell office:value-type="string">
            <text:p>COLOCATAIRE A BORDEAUX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RELIAUD</text:p>
          </table:table-cell>
          <table:table-cell table:style-name="ce5" office:value-type="string">
            <text:p>Cécile</text:p>
          </table:table-cell>
          <table:table-cell office:value-type="string">
            <text:p>1997/1998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9 rue Saint Laurent</text:p>
          </table:table-cell>
          <table:table-cell office:value-type="string">
            <text:p>05 56 52 06 6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ENOUX</text:p>
          </table:table-cell>
          <table:table-cell table:style-name="ce5" office:value-type="string">
            <text:p>Benoit</text:p>
          </table:table-cell>
          <table:table-cell office:value-type="string">
            <text:p>1996/1997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6 avenue de Bordeaux</text:p>
          </table:table-cell>
          <table:table-cell office:value-type="string">
            <text:p>05 46 49 88 91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RENOUX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17240 St-Genis de Saintonge</text:p>
          </table:table-cell>
          <table:table-cell table:style-name="ce17" office:value-type="string">
            <text:p>6 avenue de Bordeaux : <text:span text:style-name="T1">adresse parents</text:span></text:p>
          </table:table-cell>
          <table:table-cell office:value-type="string">
            <text:p>05 46 49 88 91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ENOUX</text:p>
          </table:table-cell>
          <table:table-cell table:style-name="ce5" office:value-type="string">
            <text:p>Mathieu</text:p>
          </table:table-cell>
          <table:table-cell office:value-type="string">
            <text:p>1993/1994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4 rue Ulysse Gallion - Appt 2</text:p>
          </table:table-cell>
          <table:table-cell office:value-type="string">
            <text:p>05 45 90 15 95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RESCA</text:p>
          </table:table-cell>
          <table:table-cell table:style-name="ce5" office:value-type="string">
            <text:p>Jean-Philippe</text:p>
          </table:table-cell>
          <table:table-cell office:value-type="string">
            <text:p>1992/1993</text:p>
          </table:table-cell>
          <table:table-cell table:style-name="ce10" office:value-type="string">
            <text:p>92340 Bourg la Reine</text:p>
          </table:table-cell>
          <table:table-cell table:style-name="ce15" office:value-type="string">
            <text:p>21 Res du Pt Chambord 41 avenue de la Fontaine Grelot</text:p>
          </table:table-cell>
          <table:table-cell office:value-type="string">
            <text:p>01 46 15 65 1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EYT</text:p>
          </table:table-cell>
          <table:table-cell table:style-name="ce5" office:value-type="string">
            <text:p>Laurence</text:p>
          </table:table-cell>
          <table:table-cell office:value-type="string">
            <text:p>1989/199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4 Cours Washington</text:p>
          </table:table-cell>
          <table:table-cell office:value-type="string">
            <text:p>05 53 66 02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CHARDOT</text:p>
          </table:table-cell>
          <table:table-cell table:style-name="ce5" office:value-type="string">
            <text:p>Emma</text:p>
          </table:table-cell>
          <table:table-cell office:value-type="string">
            <text:p>2005/200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43 avenue du Maréchal Foch</text:p>
          </table:table-cell>
          <table:table-cell office:value-type="string">
            <text:p>05 53 65 38 37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IGON</text:p>
          </table:table-cell>
          <table:table-cell table:style-name="ce5" office:value-type="string">
            <text:p>Alice</text:p>
          </table:table-cell>
          <table:table-cell office:value-type="string">
            <text:p>1999/2000</text:p>
          </table:table-cell>
          <table:table-cell table:style-name="ce10" office:value-type="string">
            <text:p>17150 Nieul le Virouil</text:p>
          </table:table-cell>
          <table:table-cell table:style-name="ce17" office:value-type="string">
            <text:p>chez Gentet</text:p>
          </table:table-cell>
          <table:table-cell office:value-type="string">
            <text:p>05 46 48 40 10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alice_rigon@yahoo.fr">alice_rigon@yahoo.fr</text:a></text:span></text:p>
          </table:table-cell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RIVES</text:p>
          </table:table-cell>
          <table:table-cell table:style-name="ce5" office:value-type="string">
            <text:p>Gaelle</text:p>
          </table:table-cell>
          <table:table-cell office:value-type="string">
            <text:p>1997/1998</text:p>
          </table:table-cell>
          <table:table-cell table:style-name="ce10" office:value-type="string">
            <text:p>86000 Poitiers</text:p>
          </table:table-cell>
          <table:table-cell table:style-name="ce15" office:value-type="string">
            <text:p>3 rue Saint Vincent de Paul - studio 4</text:p>
          </table:table-cell>
          <table:table-cell office:value-type="string">
            <text:p>06 86 93 84 3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IVIERE</text:p>
          </table:table-cell>
          <table:table-cell table:style-name="ce5" office:value-type="string">
            <text:p>Françoise</text:p>
          </table:table-cell>
          <table:table-cell office:value-type="string">
            <text:p>1986/1987</text:p>
          </table:table-cell>
          <table:table-cell table:style-name="ce10" office:value-type="string">
            <text:p>33760 Romagne</text:p>
          </table:table-cell>
          <table:table-cell table:style-name="ce15" office:value-type="string">
            <text:p>11 rue Jacques Longueville</text:p>
          </table:table-cell>
          <table:table-cell office:value-type="string">
            <text:p>05 56 23 96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IVOAL</text:p>
          </table:table-cell>
          <table:table-cell table:style-name="ce5" office:value-type="string">
            <text:p>Clothilde</text:p>
          </table:table-cell>
          <table:table-cell office:value-type="string">
            <text:p>2001/2002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3 rue Tison d'Argence</text:p>
          </table:table-cell>
          <table:table-cell office:value-type="string">
            <text:p>05 45 92 12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VOLTELLA</text:p>
          </table:table-cell>
          <table:table-cell table:style-name="ce5" office:value-type="string">
            <text:p>Sandrine</text:p>
          </table:table-cell>
          <table:table-cell office:value-type="string">
            <text:p>1985/198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72 rue de Capagut</text:p>
          </table:table-cell>
          <table:table-cell office:value-type="string">
            <text:p>05 58 78 14 24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RMICH</text:p>
          </table:table-cell>
          <table:table-cell table:style-name="ce5" office:value-type="string">
            <text:p>Nora</text:p>
          </table:table-cell>
          <table:table-cell office:value-type="string">
            <text:p>1998/1999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3 chemin Cornier</text:p>
          </table:table-cell>
          <table:table-cell office:value-type="string">
            <text:p>05 56 32 29 3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ERT</text:p>
          </table:table-cell>
          <table:table-cell table:style-name="ce5" office:value-type="string">
            <text:p>Cécile</text:p>
          </table:table-cell>
          <table:table-cell office:value-type="string">
            <text:p>1994/1995</text:p>
          </table:table-cell>
          <table:table-cell table:style-name="ce10" office:value-type="string">
            <text:p>33148 Taussat</text:p>
          </table:table-cell>
          <table:table-cell table:style-name="ce15" office:value-type="string">
            <text:p>18 allée Tuilerie</text:p>
          </table:table-cell>
          <table:table-cell office:value-type="string">
            <text:p>05 56 82 32 7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ERT</text:p>
          </table:table-cell>
          <table:table-cell table:style-name="ce5" office:value-type="string">
            <text:p>Cécile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3 36 48 9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ERT</text:p>
          </table:table-cell>
          <table:table-cell table:style-name="ce5" office:value-type="string">
            <text:p>Elodie</text:p>
          </table:table-cell>
          <table:table-cell office:value-type="string">
            <text:p>1999/2000</text:p>
          </table:table-cell>
          <table:table-cell table:style-name="ce10" office:value-type="string">
            <text:p>51000 Reims</text:p>
          </table:table-cell>
          <table:table-cell table:style-name="ce15" office:value-type="string">
            <text:p>38 rue Branly</text:p>
          </table:table-cell>
          <table:table-cell table:style-name="ce22"/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LOT</text:p>
          </table:table-cell>
          <table:table-cell table:style-name="ce5" office:value-type="string">
            <text:p>Olivier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5 73 73 6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CHE</text:p>
          </table:table-cell>
          <table:table-cell table:style-name="ce5" office:value-type="string">
            <text:p>Charlotte</text:p>
          </table:table-cell>
          <table:table-cell office:value-type="string">
            <text:p>2000/2001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Pan Perdu - 3 rue de Tillède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ROCHIN épouse DECHERISY</text:p>
          </table:table-cell>
          <table:table-cell table:style-name="ce5" office:value-type="string">
            <text:p>Béatrice</text:p>
          </table:table-cell>
          <table:table-cell office:value-type="string">
            <text:p>1975/1976</text:p>
          </table:table-cell>
          <table:table-cell table:style-name="ce10" office:value-type="string">
            <text:p>92380 Garches</text:p>
          </table:table-cell>
          <table:table-cell table:style-name="ce15" office:value-type="string">
            <text:p>52 rue Georges Bergeon</text:p>
          </table:table-cell>
          <table:table-cell office:value-type="string">
            <text:p>01 47 01 10 3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DRIGUEZ</text:p>
          </table:table-cell>
          <table:table-cell table:style-name="ce5" office:value-type="string">
            <text:p>Géraldine</text:p>
          </table:table-cell>
          <table:table-cell office:value-type="string">
            <text:p>1999/2000</text:p>
          </table:table-cell>
          <table:table-cell table:style-name="ce10" office:value-type="string">
            <text:p>33380 Marcheprime</text:p>
          </table:table-cell>
          <table:table-cell table:style-name="ce15" office:value-type="string">
            <text:p>17 allée des Bouleaux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GALLE</text:p>
          </table:table-cell>
          <table:table-cell table:style-name="ce5" office:value-type="string">
            <text:p>Jennifer</text:p>
          </table:table-cell>
          <table:table-cell office:value-type="string">
            <text:p>2004/2005</text:p>
          </table:table-cell>
          <table:table-cell table:style-name="ce10" office:value-type="string">
            <text:p>33510 Andernos</text:p>
          </table:table-cell>
          <table:table-cell table:style-name="ce15" office:value-type="string">
            <text:p>1 chemin des Lapins</text:p>
          </table:table-cell>
          <table:table-cell table:number-columns-repeated="2"/>
          <table:table-cell table:style-name="ce13"/>
          <table:table-cell office:value-type="string">
            <text:p>NORD BASSIN ARCACH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GER</text:p>
          </table:table-cell>
          <table:table-cell table:style-name="ce5" office:value-type="string">
            <text:p>Anaïs</text:p>
          </table:table-cell>
          <table:table-cell office:value-type="string">
            <text:p>2006/2007</text:p>
          </table:table-cell>
          <table:table-cell table:style-name="ce10" office:value-type="string">
            <text:p>47520 Le Passage</text:p>
          </table:table-cell>
          <table:table-cell table:style-name="ce15" office:value-type="string">
            <text:p>12 rue Robert Schuman</text:p>
          </table:table-cell>
          <table:table-cell office:value-type="string">
            <text:p>05 40 40 30 16</text:p>
          </table:table-cell>
          <table:table-cell office:value-type="string">
            <text:p>USA</text:p>
          </table:table-cell>
          <table:table-cell table:style-name="ce13" office:value-type="string">
            <text:p>anai.s@hotmail.fr</text:p>
          </table:table-cell>
          <table:table-cell table:style-name="ce34" office:value-type="string">
            <text:p>AGEN DOYEN</text:p>
          </table:table-cell>
          <table:table-cell table:style-name="ce37"/>
          <table:table-cell office:value-type="float" office:value="6490">
            <text:p>649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ROLIN</text:p>
          </table:table-cell>
          <table:table-cell table:style-name="ce5" office:value-type="string">
            <text:p>SEGOLENE</text:p>
          </table:table-cell>
          <table:table-cell office:value-type="string">
            <text:p>2008/2009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13 chemin saint sebastien</text:p>
          </table:table-cell>
          <table:table-cell office:value-type="string">
            <text:p>05 56 36 10 26</text:p>
          </table:table-cell>
          <table:table-cell office:value-type="string">
            <text:p>Australie</text:p>
          </table:table-cell>
          <table:table-cell table:style-name="ce13" office:value-type="string">
            <text:p>segolene_19@hotmail.com</text:p>
          </table:table-cell>
          <table:table-cell office:value-type="string">
            <text:p>BORDEAUX</text:p>
          </table:table-cell>
          <table:table-cell table:style-name="ce48" office:value-type="string">
            <text:p>Bordertown</text:p>
          </table:table-cell>
          <table:table-cell table:style-name="ce61" office:value-type="float" office:value="9780">
            <text:p>978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ROLLAND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 boulevard de Cognehors</text:p>
          </table:table-cell>
          <table:table-cell office:value-type="string">
            <text:p>05 46 51 40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LLET</text:p>
          </table:table-cell>
          <table:table-cell table:style-name="ce5" office:value-type="string">
            <text:p>Véronique</text:p>
          </table:table-cell>
          <table:table-cell office:value-type="string">
            <text:p>1980/198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75 81 64 14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LLET BERRAUTE</text:p>
          </table:table-cell>
          <table:table-cell table:style-name="ce5" office:value-type="string">
            <text:p>GAELLE</text:p>
          </table:table-cell>
          <table:table-cell office:value-type="string">
            <text:p>2007/2008</text:p>
          </table:table-cell>
          <table:table-cell table:style-name="ce10" office:value-type="string">
            <text:p>40230 Orx</text:p>
          </table:table-cell>
          <table:table-cell table:style-name="ce15" office:value-type="string">
            <text:p>212 chemin de coumets</text:p>
          </table:table-cell>
          <table:table-cell office:value-type="string">
            <text:p>08 70 73 79 68</text:p>
          </table:table-cell>
          <table:table-cell office:value-type="string">
            <text:p>Mexique</text:p>
          </table:table-cell>
          <table:table-cell table:style-name="ce13" office:value-type="string">
            <text:p>gaellou40@hotmail.fr</text:p>
          </table:table-cell>
          <table:table-cell table:style-name="ce35" office:value-type="string">
            <text:p>HOSSEGOR</text:p>
          </table:table-cell>
          <table:table-cell table:style-name="ce43" office:value-type="string">
            <text:p>Mazatlan AC</text:p>
          </table:table-cell>
          <table:table-cell office:value-type="float" office:value="4150">
            <text:p>41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ROLLIN</text:p>
          </table:table-cell>
          <table:table-cell table:style-name="ce5" office:value-type="string">
            <text:p>Dominique</text:p>
          </table:table-cell>
          <table:table-cell office:value-type="string">
            <text:p>1975/1976</text:p>
          </table:table-cell>
          <table:table-cell table:style-name="ce10" office:value-type="string">
            <text:p>57000 Me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NDEAUX</text:p>
          </table:table-cell>
          <table:table-cell table:style-name="ce5" office:value-type="string">
            <text:p>Océane</text:p>
          </table:table-cell>
          <table:table-cell office:value-type="string">
            <text:p>2005/2006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102 allée des Sports</text:p>
          </table:table-cell>
          <table:table-cell office:value-type="string">
            <text:p>05 58 4397 04</text:p>
          </table:table-cell>
          <table:table-cell office:value-type="string">
            <text:p>Afrique du Sud</text:p>
          </table:table-cell>
          <table:table-cell table:style-name="ce13"/>
          <table:table-cell table:style-name="ce35" office:value-type="string">
            <text:p>HOSSEGOR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RONGIER épouse BOUCHER</text:p>
          </table:table-cell>
          <table:table-cell table:style-name="ce5" office:value-type="string">
            <text:p>Karine</text:p>
          </table:table-cell>
          <table:table-cell office:value-type="string">
            <text:p>1990/199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76 04 86 97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ROQUES</text:p>
          </table:table-cell>
          <table:table-cell table:style-name="ce5" office:value-type="string">
            <text:p>Christophe</text:p>
          </table:table-cell>
          <table:table-cell office:value-type="string">
            <text:p>1982/1983</text:p>
          </table:table-cell>
          <table:table-cell table:style-name="ce10" office:value-type="string">
            <text:p>13580 La Fare Les Oliviers</text:p>
          </table:table-cell>
          <table:table-cell table:style-name="ce15" office:value-type="string">
            <text:p>5 Res Le Favier I - 5 avenue Pavillon</text:p>
          </table:table-cell>
          <table:table-cell office:value-type="string">
            <text:p>04 90 42 41 0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QUES</text:p>
          </table:table-cell>
          <table:table-cell table:style-name="ce5" office:value-type="string">
            <text:p>CLEMENT</text:p>
          </table:table-cell>
          <table:table-cell office:value-type="string">
            <text:p>2007/2008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22 allee boiron</text:p>
          </table:table-cell>
          <table:table-cell office:value-type="string">
            <text:p>05 56 36 55 73</text:p>
          </table:table-cell>
          <table:table-cell office:value-type="string">
            <text:p>Japon</text:p>
          </table:table-cell>
          <table:table-cell table:style-name="ce13" office:value-type="string">
            <text:p>the_phantom80@hotmail.com</text:p>
          </table:table-cell>
          <table:table-cell table:style-name="ce35" office:value-type="string">
            <text:p>BORDEAUX</text:p>
          </table:table-cell>
          <table:table-cell table:style-name="ce40" office:value-type="string">
            <text:p>Rokkasho</text:p>
          </table:table-cell>
          <table:table-cell office:value-type="float" office:value="2830">
            <text:p>283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ROQUES</text:p>
          </table:table-cell>
          <table:table-cell table:style-name="ce5" office:value-type="string">
            <text:p>Joel</text:p>
          </table:table-cell>
          <table:table-cell office:value-type="string">
            <text:p>1980/1981</text:p>
          </table:table-cell>
          <table:table-cell table:style-name="ce10" office:value-type="string">
            <text:p>78590 Noisy Le Roi</text:p>
          </table:table-cell>
          <table:table-cell table:style-name="ce15" office:value-type="string">
            <text:p>Domaine de la Tuilerie - Allée St Andrew</text:p>
          </table:table-cell>
          <table:table-cell office:value-type="string">
            <text:p>01 30 80 40 4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QUES</text:p>
          </table:table-cell>
          <table:table-cell table:style-name="ce5" office:value-type="string">
            <text:p>NOEMIE</text:p>
          </table:table-cell>
          <table:table-cell office:value-type="string">
            <text:p>2008/2009</text:p>
          </table:table-cell>
          <table:table-cell table:style-name="ce10" office:value-type="string">
            <text:p>47150 MONFLANQUIN</text:p>
          </table:table-cell>
          <table:table-cell table:style-name="ce15" office:value-type="string">
            <text:p>le lidon</text:p>
          </table:table-cell>
          <table:table-cell office:value-type="string">
            <text:p>05 53 36 52 26</text:p>
          </table:table-cell>
          <table:table-cell office:value-type="string">
            <text:p>Mexique</text:p>
          </table:table-cell>
          <table:table-cell table:style-name="ce13" office:value-type="string">
            <text:p>noemie_roques@hotmail.fr</text:p>
          </table:table-cell>
          <table:table-cell office:value-type="string">
            <text:p>FUMEL</text:p>
          </table:table-cell>
          <table:table-cell table:style-name="ce44" office:value-type="string">
            <text:p>Juarez Ejecutivo </text:p>
          </table:table-cell>
          <table:table-cell table:style-name="ce61" office:value-type="float" office:value="4110">
            <text:p>411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ROQUES</text:p>
          </table:table-cell>
          <table:table-cell table:style-name="ce5" office:value-type="string">
            <text:p>Philippe</text:p>
          </table:table-cell>
          <table:table-cell office:value-type="string">
            <text:p>1979/1980</text:p>
          </table:table-cell>
          <table:table-cell table:style-name="ce10" office:value-type="string">
            <text:p>Poughkeesie NY 12603 (USA)</text:p>
          </table:table-cell>
          <table:table-cell table:style-name="ce15" office:value-type="string">
            <text:p>77 Raymond Avenue A3</text:p>
          </table:table-cell>
          <table:table-cell office:value-type="float" office:value="8454859877">
            <text:p>845485987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UBERTIE</text:p>
          </table:table-cell>
          <table:table-cell table:style-name="ce5" office:value-type="string">
            <text:p>Clovis</text:p>
          </table:table-cell>
          <table:table-cell office:value-type="string">
            <text:p>2005/2006</text:p>
          </table:table-cell>
          <table:table-cell table:style-name="ce10" office:value-type="string">
            <text:p>17110 Saint-Georges de Didonne</text:p>
          </table:table-cell>
          <table:table-cell table:style-name="ce15" office:value-type="string">
            <text:p>9 avenue des Libellules</text:p>
          </table:table-cell>
          <table:table-cell office:value-type="string">
            <text:p>05 46 22 70 48</text:p>
          </table:table-cell>
          <table:table-cell office:value-type="string">
            <text:p>Australie</text:p>
          </table:table-cell>
          <table:table-cell table:style-name="ce13"/>
          <table:table-cell table:style-name="ce35" office:value-type="string">
            <text:p>ROYA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ROULLET-R ép JOSATIS (USA)</text:p>
          </table:table-cell>
          <table:table-cell table:style-name="ce5" office:value-type="string">
            <text:p>Cécile</text:p>
          </table:table-cell>
          <table:table-cell office:value-type="string">
            <text:p>1993/1994</text:p>
          </table:table-cell>
          <table:table-cell table:style-name="ce10" office:value-type="string">
            <text:p>16410 Garat</text:p>
          </table:table-cell>
          <table:table-cell table:style-name="ce15" office:value-type="string">
            <text:p>Le grand lac</text:p>
          </table:table-cell>
          <table:table-cell office:value-type="string">
            <text:p>05 45 60 62 63</text:p>
          </table:table-cell>
          <table:table-cell office:value-type="string">
            <text:p>USA</text:p>
          </table:table-cell>
          <table:table-cell table:style-name="ce30" office:value-type="string">
            <text:p>cecile_josaitis@hotmail.com</text:p>
          </table:table-cell>
          <table:table-cell/>
          <table:table-cell office:value-type="string">
            <text:p>Louisville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ROULLET-RENOLEAU</text:p>
          </table:table-cell>
          <table:table-cell table:style-name="ce5" office:value-type="string">
            <text:p>Marie</text:p>
          </table:table-cell>
          <table:table-cell office:value-type="string">
            <text:p>1994/1995</text:p>
          </table:table-cell>
          <table:table-cell table:style-name="ce10" office:value-type="string">
            <text:p>16410 Garat</text:p>
          </table:table-cell>
          <table:table-cell table:style-name="ce15" office:value-type="string">
            <text:p>Le grand lac</text:p>
          </table:table-cell>
          <table:table-cell office:value-type="string">
            <text:p>05 45 60 62 6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LON</text:p>
          </table:table-cell>
          <table:table-cell table:style-name="ce5" office:value-type="string">
            <text:p>Brigitte</text:p>
          </table:table-cell>
          <table:table-cell office:value-type="string">
            <text:p>1975/1976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SSEAU</text:p>
          </table:table-cell>
          <table:table-cell table:style-name="ce5" office:value-type="string">
            <text:p>DELPHINE</text:p>
          </table:table-cell>
          <table:table-cell office:value-type="string">
            <text:p>2007/2008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24 avenue poincare</text:p>
          </table:table-cell>
          <table:table-cell office:value-type="string">
            <text:p>05 56 84 93 25</text:p>
          </table:table-cell>
          <table:table-cell office:value-type="string">
            <text:p>Australie</text:p>
          </table:table-cell>
          <table:table-cell table:style-name="ce13" office:value-type="string">
            <text:p>delphine.rousseau@hotmail.fr</text:p>
          </table:table-cell>
          <table:table-cell table:style-name="ce35" office:value-type="string">
            <text:p>MERIGNAC</text:p>
          </table:table-cell>
          <table:table-cell table:style-name="ce41" office:value-type="string">
            <text:p>Townsville</text:p>
          </table:table-cell>
          <table:table-cell office:value-type="float" office:value="9550">
            <text:p>95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ROUSSEAU</text:p>
          </table:table-cell>
          <table:table-cell table:style-name="ce5" office:value-type="string">
            <text:p>Pierre</text:p>
          </table:table-cell>
          <table:table-cell office:value-type="string">
            <text:p>1993/1994</text:p>
          </table:table-cell>
          <table:table-cell table:style-name="ce10" office:value-type="string">
            <text:p>75016 Paris</text:p>
          </table:table-cell>
          <table:table-cell table:style-name="ce15" office:value-type="string">
            <text:p>22 rue Bois le Vent</text:p>
          </table:table-cell>
          <table:table-cell office:value-type="string">
            <text:p>06 82 32 41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SSEL</text:p>
          </table:table-cell>
          <table:table-cell table:style-name="ce5" office:value-type="string">
            <text:p>Auguste</text:p>
          </table:table-cell>
          <table:table-cell office:value-type="string">
            <text:p>1996/1997</text:p>
          </table:table-cell>
          <table:table-cell table:style-name="ce10" office:value-type="string">
            <text:p>17137 Marsilly</text:p>
          </table:table-cell>
          <table:table-cell table:style-name="ce15" office:value-type="string">
            <text:p>Zone Artisanale des Beauvoirs</text:p>
          </table:table-cell>
          <table:table-cell office:value-type="string">
            <text:p>05 46 01 35 7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SSEL</text:p>
          </table:table-cell>
          <table:table-cell table:style-name="ce5" office:value-type="string">
            <text:p>Mathilde</text:p>
          </table:table-cell>
          <table:table-cell office:value-type="string">
            <text:p>1994/1995</text:p>
          </table:table-cell>
          <table:table-cell table:style-name="ce10" office:value-type="string">
            <text:p>17137 Marsilly</text:p>
          </table:table-cell>
          <table:table-cell table:style-name="ce15" office:value-type="string">
            <text:p>Zone Artisanale des Beauvoirs</text:p>
          </table:table-cell>
          <table:table-cell office:value-type="string">
            <text:p>05 46 01 35 7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SSELLE</text:p>
          </table:table-cell>
          <table:table-cell table:style-name="ce5" office:value-type="string">
            <text:p>Yves</text:p>
          </table:table-cell>
          <table:table-cell office:value-type="string">
            <text:p>1990/1991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13 chemin de Cantelaude</text:p>
          </table:table-cell>
          <table:table-cell office:value-type="string">
            <text:p>05 57 83 58 29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USSILLE</text:p>
          </table:table-cell>
          <table:table-cell table:style-name="ce5" office:value-type="string">
            <text:p>ALEXIA</text:p>
          </table:table-cell>
          <table:table-cell office:value-type="string">
            <text:p>2008/2009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michelet</text:p>
          </table:table-cell>
          <table:table-cell office:value-type="string">
            <text:p>05 53 97 55 26</text:p>
          </table:table-cell>
          <table:table-cell office:value-type="string">
            <text:p>Taïwan</text:p>
          </table:table-cell>
          <table:table-cell table:style-name="ce13" office:value-type="string">
            <text:p>alex4722@hotmail.fr</text:p>
          </table:table-cell>
          <table:table-cell office:value-type="string">
            <text:p>NERAC</text:p>
          </table:table-cell>
          <table:table-cell table:style-name="ce6" office:value-type="string">
            <text:p>Taipei Orient</text:p>
          </table:table-cell>
          <table:table-cell table:style-name="ce61" office:value-type="float" office:value="3520">
            <text:p>352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ROUX</text:p>
          </table:table-cell>
          <table:table-cell table:style-name="ce5" office:value-type="string">
            <text:p>Françoise</text:p>
          </table:table-cell>
          <table:table-cell office:value-type="string">
            <text:p>1978/1979</text:p>
          </table:table-cell>
          <table:table-cell table:style-name="ce10" office:value-type="string">
            <text:p>47230 Lavard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X</text:p>
          </table:table-cell>
          <table:table-cell table:style-name="ce5" office:value-type="string">
            <text:p>Thomas</text:p>
          </table:table-cell>
          <table:table-cell office:value-type="string">
            <text:p>2003/200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2 38 76</text:p>
          </table:table-cell>
          <table:table-cell/>
          <table:table-cell table:style-name="ce13"/>
          <table:table-cell table:style-name="ce35" office:value-type="string">
            <text:p>BORDEAUX SUD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UZEAU</text:p>
          </table:table-cell>
          <table:table-cell table:style-name="ce5" office:value-type="string">
            <text:p>ANNE</text:p>
          </table:table-cell>
          <table:table-cell office:value-type="string">
            <text:p>2007/2008</text:p>
          </table:table-cell>
          <table:table-cell table:style-name="ce10" office:value-type="string">
            <text:p>17290 Thairé</text:p>
          </table:table-cell>
          <table:table-cell table:style-name="ce15" office:value-type="string">
            <text:p>2 rue de la resistance</text:p>
          </table:table-cell>
          <table:table-cell office:value-type="string">
            <text:p>05 46 56 49 97</text:p>
          </table:table-cell>
          <table:table-cell office:value-type="string">
            <text:p>Taïwan</text:p>
          </table:table-cell>
          <table:table-cell table:style-name="ce13" office:value-type="string">
            <text:p>annenanou888@hotmail.fr</text:p>
          </table:table-cell>
          <table:table-cell table:style-name="ce35" office:value-type="string">
            <text:p>COGNAC</text:p>
          </table:table-cell>
          <table:table-cell table:style-name="ce44" office:value-type="string">
            <text:p>Tan-Hai</text:p>
          </table:table-cell>
          <table:table-cell office:value-type="float" office:value="3520">
            <text:p>352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ROY</text:p>
          </table:table-cell>
          <table:table-cell table:style-name="ce5" office:value-type="string">
            <text:p>Joelle</text:p>
          </table:table-cell>
          <table:table-cell office:value-type="string">
            <text:p>1975/1976</text:p>
          </table:table-cell>
          <table:table-cell table:style-name="ce10" office:value-type="string">
            <text:p>33240 Saint André de Cubz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ZANT</text:p>
          </table:table-cell>
          <table:table-cell table:style-name="ce5" office:value-type="string">
            <text:p>Juliette</text:p>
          </table:table-cell>
          <table:table-cell office:value-type="string">
            <text:p>2005/2006</text:p>
          </table:table-cell>
          <table:table-cell table:style-name="ce10" office:value-type="string">
            <text:p>17210 Montlieu la Garde</text:p>
          </table:table-cell>
          <table:table-cell table:style-name="ce15" office:value-type="string">
            <text:p>Les Moulins</text:p>
          </table:table-cell>
          <table:table-cell office:value-type="string">
            <text:p>05 46 04 46 25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RUCH (Tokyo - Japon) </text:p>
          </table:table-cell>
          <table:table-cell table:style-name="ce5" office:value-type="string">
            <text:p>Rodolphe</text:p>
          </table:table-cell>
          <table:table-cell office:value-type="string">
            <text:p>1990/1991</text:p>
          </table:table-cell>
          <table:table-cell table:style-name="ce10" office:value-type="string">
            <text:p>33740 Arès</text:p>
          </table:table-cell>
          <table:table-cell table:style-name="ce15" office:value-type="string">
            <text:p>2 lotissement Hameau de la Scierie</text:p>
          </table:table-cell>
          <table:table-cell office:value-type="string">
            <text:p>05 56 60 23 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BOURIN</text:p>
          </table:table-cell>
          <table:table-cell table:style-name="ce5" office:value-type="string">
            <text:p>Charles</text:p>
          </table:table-cell>
          <table:table-cell office:value-type="string">
            <text:p>2006/2007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Chantegrive</text:p>
          </table:table-cell>
          <table:table-cell office:value-type="string">
            <text:p>05 57 42 84 61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charles.sabourin@gmail.com">charles.sabourin@gmail.com</text:a></text:span></text:p>
          </table:table-cell>
          <table:table-cell table:style-name="ce34" office:value-type="string">
            <text:p>BLAYE</text:p>
          </table:table-cell>
          <table:table-cell table:style-name="ce51"/>
          <table:table-cell office:value-type="float" office:value="5040">
            <text:p>50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SABOURIN</text:p>
          </table:table-cell>
          <table:table-cell table:style-name="ce5" office:value-type="string">
            <text:p>Jérome</text:p>
          </table:table-cell>
          <table:table-cell office:value-type="string">
            <text:p>1972/1973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Chantegrive</text:p>
          </table:table-cell>
          <table:table-cell office:value-type="string">
            <text:p>05 57 42 84 61</text:p>
          </table:table-cell>
          <table:table-cell office:value-type="string">
            <text:p>USA</text:p>
          </table:table-cell>
          <table:table-cell table:style-name="ce13" office:value-type="string">
            <text:p>jerome.sabourin@gmail.com</text:p>
          </table:table-cell>
          <table:table-cell table:style-name="ce34"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BOURIN (DCD)</text:p>
          </table:table-cell>
          <table:table-cell table:style-name="ce5" office:value-type="string">
            <text:p>Ségolène</text:p>
          </table:table-cell>
          <table:table-cell office:value-type="string">
            <text:p>1974/1975</text:p>
          </table:table-cell>
          <table:table-cell table:style-name="ce10" office:value-type="string">
            <text:p>33390 Blaye</text:p>
          </table:table-cell>
          <table:table-cell table:style-name="ce15"/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SABOURIN épouse VIGNEAUX</text:p>
          </table:table-cell>
          <table:table-cell table:style-name="ce5" office:value-type="string">
            <text:p>Bénédicte</text:p>
          </table:table-cell>
          <table:table-cell office:value-type="string">
            <text:p>1978/1979</text:p>
          </table:table-cell>
          <table:table-cell table:style-name="ce10" office:value-type="string">
            <text:p>64100 Bayonne</text:p>
          </table:table-cell>
          <table:table-cell table:style-name="ce15" office:value-type="string">
            <text:p>11 avenue Truc de Moy</text:p>
          </table:table-cell>
          <table:table-cell office:value-type="string">
            <text:p>05 59 63 04 7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style-name="ce52"/>
          <table:table-cell table:number-columns-repeated="246"/>
        </table:table-row>
        <table:table-row table:style-name="ro3" table:visibility="filter">
          <table:table-cell table:style-name="ce2" office:value-type="string">
            <text:p>SABY-MAUBESY ép ROBERT</text:p>
          </table:table-cell>
          <table:table-cell table:style-name="ce5" office:value-type="string">
            <text:p>Véronique</text:p>
          </table:table-cell>
          <table:table-cell office:value-type="string">
            <text:p>1979/1980</text:p>
          </table:table-cell>
          <table:table-cell table:style-name="ce10" office:value-type="string">
            <text:p>77170 Servon</text:p>
          </table:table-cell>
          <table:table-cell table:style-name="ce15" office:value-type="string">
            <text:p>4 rue Berthemont</text:p>
          </table:table-cell>
          <table:table-cell office:value-type="string">
            <text:p>01 60 62 21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CRÉ</text:p>
          </table:table-cell>
          <table:table-cell table:style-name="ce5" office:value-type="string">
            <text:p>Perrine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La Noue</text:p>
          </table:table-cell>
          <table:table-cell office:value-type="string">
            <text:p>05 46 41 55 1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INT-MARTIN</text:p>
          </table:table-cell>
          <table:table-cell table:style-name="ce5" office:value-type="string">
            <text:p>Julie</text:p>
          </table:table-cell>
          <table:table-cell office:value-type="string">
            <text:p>1993/1994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Cont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LA</text:p>
          </table:table-cell>
          <table:table-cell table:style-name="ce5" office:value-type="string">
            <text:p>Peggy</text:p>
          </table:table-cell>
          <table:table-cell office:value-type="string">
            <text:p>1990/1991</text:p>
          </table:table-cell>
          <table:table-cell table:style-name="ce10" office:value-type="string">
            <text:p>16200 Triac-Lautrait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Anne-Claire</text:p>
          </table:table-cell>
          <table:table-cell office:value-type="string">
            <text:p>1990/1991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claire.salace@laposte.net">aclaire.salace@laposte.net</text:a></text:span>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Hervé</text:p>
          </table:table-cell>
          <table:table-cell office:value-type="string">
            <text:p>1989/1990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rvsalace@yahoo.fr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Marion</text:p>
          </table:table-cell>
          <table:table-cell office:value-type="string">
            <text:p>1993/1994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marionsalace@yahoo.fr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SALHA</text:p>
          </table:table-cell>
          <table:table-cell table:style-name="ce5" office:value-type="string">
            <text:p>Stéphanie</text:p>
          </table:table-cell>
          <table:table-cell office:value-type="string">
            <text:p>1999/2000</text:p>
          </table:table-cell>
          <table:table-cell table:style-name="ce10" office:value-type="string">
            <text:p>64500 St-Jean de Luz</text:p>
          </table:table-cell>
          <table:table-cell table:style-name="ce17" office:value-type="string">
            <text:p>2 lotissement Ithur Baita :<text:span text:style-name="T1"> adresse parents</text:span></text:p>
          </table:table-cell>
          <table:table-cell office:value-type="string">
            <text:p>05 59 51 05 19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tephsalha@hotmail.com">stephsalha@hotmail.com</text:a></text:span></text:p>
          </table:table-cell>
          <table:table-cell table:number-columns-repeated="248"/>
        </table:table-row>
        <table:table-row table:style-name="ro3" table:visibility="filter">
          <table:table-cell table:style-name="ce2" office:value-type="string">
            <text:p>SANTERRE</text:p>
          </table:table-cell>
          <table:table-cell table:style-name="ce5" office:value-type="string">
            <text:p>Mathias</text:p>
          </table:table-cell>
          <table:table-cell office:value-type="string">
            <text:p>1992/1993</text:p>
          </table:table-cell>
          <table:table-cell table:style-name="ce10" office:value-type="string">
            <text:p>1750-059 Lisboa (Portugal)</text:p>
          </table:table-cell>
          <table:table-cell table:style-name="ce15" office:value-type="string">
            <text:p>Rua Bernarda De Lacerda n° 1 - 2° - Esq. </text:p>
          </table:table-cell>
          <table:table-cell office:value-type="string">
            <text:p>00 351 21 795 868 0</text:p>
          </table:table-cell>
          <table:table-cell office:value-type="string">
            <text:p><text:s/>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TGE</text:p>
          </table:table-cell>
          <table:table-cell table:style-name="ce5" office:value-type="string">
            <text:p>Julien</text:p>
          </table:table-cell>
          <table:table-cell office:value-type="string">
            <text:p>1998/1999</text:p>
          </table:table-cell>
          <table:table-cell table:style-name="ce10" office:value-type="string">
            <text:p>64110 Jurançon</text:p>
          </table:table-cell>
          <table:table-cell table:style-name="ce15"/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AURET</text:p>
          </table:table-cell>
          <table:table-cell table:style-name="ce5" office:value-type="string">
            <text:p>Morgane</text:p>
          </table:table-cell>
          <table:table-cell office:value-type="string">
            <text:p>2001/2002</text:p>
          </table:table-cell>
          <table:table-cell table:style-name="ce10" office:value-type="string">
            <text:p>47130 Port Ste Marie</text:p>
          </table:table-cell>
          <table:table-cell table:style-name="ce15" office:value-type="string">
            <text:p>Lieu-Dit "Maubouchon"</text:p>
          </table:table-cell>
          <table:table-cell office:value-type="string">
            <text:p>05 53 67 47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AUSSIÉ</text:p>
          </table:table-cell>
          <table:table-cell table:style-name="ce5" office:value-type="string">
            <text:p>Pantxika</text:p>
          </table:table-cell>
          <table:table-cell office:value-type="string">
            <text:p>1998/1999</text:p>
          </table:table-cell>
          <table:table-cell table:style-name="ce10" office:value-type="string">
            <text:p>64990 St-Pierre d'Irube</text:p>
          </table:table-cell>
          <table:table-cell table:style-name="ce15" office:value-type="string">
            <text:p>Pinaki - Chemin de Mispiracoîtz</text:p>
          </table:table-cell>
          <table:table-cell office:value-type="string">
            <text:p>06 64 22 09 1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AUVIGNON épouse TILLAC</text:p>
          </table:table-cell>
          <table:table-cell table:style-name="ce5" office:value-type="string">
            <text:p>Caroline</text:p>
          </table:table-cell>
          <table:table-cell office:value-type="string">
            <text:p>1988/1989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20 76 64</text:p>
          </table:table-cell>
          <table:table-cell/>
          <table:table-cell table:style-name="ce13" office:value-type="string">
            <text:p>ac.tillac@voila.fr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SCHIEBER</text:p>
          </table:table-cell>
          <table:table-cell table:style-name="ce5" office:value-type="string">
            <text:p>Alban</text:p>
          </table:table-cell>
          <table:table-cell office:value-type="string">
            <text:p>2005/2006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7ter avenue du Maréchal de Lattre de Tassigny</text:p>
          </table:table-cell>
          <table:table-cell office:value-type="string">
            <text:p>05 56 84 14 3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alban-schieber@hotmail.fr">alban-schieber@hotmail.fr</text:a></text:span></text:p>
          </table:table-cell>
          <table:table-cell table:style-name="ce35" office:value-type="string">
            <text:p>MERIGNAC</text:p>
          </table:table-cell>
          <table:table-cell office:value-type="string">
            <text:p>Mount Gambier West &amp; Millicent</text:p>
          </table:table-cell>
          <table:table-cell office:value-type="float" office:value="9780">
            <text:p>978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SCHIEBER</text:p>
          </table:table-cell>
          <table:table-cell table:style-name="ce5" office:value-type="string">
            <text:p>Coraline</text:p>
          </table:table-cell>
          <table:table-cell office:value-type="string">
            <text:p>2006/2007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7ter avenue du Maréchal de Lattre de Tassigny</text:p>
          </table:table-cell>
          <table:table-cell office:value-type="string">
            <text:p>05 56 84 14 39</text:p>
          </table:table-cell>
          <table:table-cell office:value-type="string">
            <text:p>USA</text:p>
          </table:table-cell>
          <table:table-cell table:style-name="ce13" office:value-type="string">
            <text:p>coco33s@msn.com</text:p>
          </table:table-cell>
          <table:table-cell table:style-name="ce34" office:value-type="string">
            <text:p>BORDEAUX EST</text:p>
          </table:table-cell>
          <table:table-cell table:style-name="ce49" office:value-type="string">
            <text:p>Teton Valley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SCHMITZ</text:p>
          </table:table-cell>
          <table:table-cell table:style-name="ce5" office:value-type="string">
            <text:p>Jean-Charles</text:p>
          </table:table-cell>
          <table:table-cell office:value-type="string">
            <text:p>1992/199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0 rue Jean Giono</text:p>
          </table:table-cell>
          <table:table-cell office:value-type="string">
            <text:p>05 46 44 30 1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SCHWARTZ</text:p>
          </table:table-cell>
          <table:table-cell table:style-name="ce5" office:value-type="string">
            <text:p>EMMANUEL</text:p>
          </table:table-cell>
          <table:table-cell office:value-type="string">
            <text:p>2008/2009</text:p>
          </table:table-cell>
          <table:table-cell table:style-name="ce10" office:value-type="string">
            <text:p>40160 PARENTIS EN BORN</text:p>
          </table:table-cell>
          <table:table-cell table:style-name="ce15" office:value-type="string">
            <text:p>quartier seouze</text:p>
          </table:table-cell>
          <table:table-cell office:value-type="string">
            <text:p>05 58 78 58 57</text:p>
          </table:table-cell>
          <table:table-cell office:value-type="string">
            <text:p>Suède</text:p>
          </table:table-cell>
          <table:table-cell table:style-name="ce13" office:value-type="string">
            <text:p>schwartzman@hotmail.fr</text:p>
          </table:table-cell>
          <table:table-cell table:style-name="ce35" office:value-type="string">
            <text:p>PARENTIS PAYS DE BORN</text:p>
          </table:table-cell>
          <table:table-cell table:style-name="ce6" office:value-type="string">
            <text:p>Eskilstuna Rekarna</text:p>
          </table:table-cell>
          <table:table-cell table:style-name="ce6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EBASTIAN</text:p>
          </table:table-cell>
          <table:table-cell table:style-name="ce5" office:value-type="string">
            <text:p>Aurélie</text:p>
          </table:table-cell>
          <table:table-cell office:value-type="string">
            <text:p>2001/2002</text:p>
          </table:table-cell>
          <table:table-cell table:style-name="ce10" office:value-type="string">
            <text:p>40660 Messanges</text:p>
          </table:table-cell>
          <table:table-cell table:style-name="ce15" office:value-type="string">
            <text:p>Le Clos Fleuri</text:p>
          </table:table-cell>
          <table:table-cell office:value-type="string">
            <text:p>05 58 48 21 23</text:p>
          </table:table-cell>
          <table:table-cell/>
          <table:table-cell table:style-name="ce13"/>
          <table:table-cell/>
          <table:table-cell table:style-name="ce52"/>
          <table:table-cell table:number-columns-repeated="246"/>
        </table:table-row>
        <table:table-row table:style-name="ro2" table:visibility="filter">
          <table:table-cell table:style-name="ce2" office:value-type="string">
            <text:p>SEGUES</text:p>
          </table:table-cell>
          <table:table-cell table:style-name="ce5" office:value-type="string">
            <text:p>Marie-Christin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EIGNEURAY</text:p>
          </table:table-cell>
          <table:table-cell table:style-name="ce5" office:value-type="string">
            <text:p>Natacha</text:p>
          </table:table-cell>
          <table:table-cell office:value-type="string">
            <text:p>1994/1995</text:p>
          </table:table-cell>
          <table:table-cell table:style-name="ce10" office:value-type="string">
            <text:p>17170 Benon</text:p>
          </table:table-cell>
          <table:table-cell table:style-name="ce15" office:value-type="string">
            <text:p>Le Relais de Benon</text:p>
          </table:table-cell>
          <table:table-cell office:value-type="string">
            <text:p>05 46 01 70 8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EMMARTIN</text:p>
          </table:table-cell>
          <table:table-cell table:style-name="ce5" office:value-type="string">
            <text:p>Delphine</text:p>
          </table:table-cell>
          <table:table-cell office:value-type="string">
            <text:p>1995/1996</text:p>
          </table:table-cell>
          <table:table-cell table:style-name="ce10" office:value-type="string">
            <text:p>64500 St-Jean de Luz</text:p>
          </table:table-cell>
          <table:table-cell table:style-name="ce15" office:value-type="string">
            <text:p>31 rue Jules Amilhau</text:p>
          </table:table-cell>
          <table:table-cell office:value-type="string">
            <text:p>05 59 54 79 16</text:p>
          </table:table-cell>
          <table:table-cell/>
          <table:table-cell table:style-name="ce13"/>
          <table:table-cell/>
          <table:table-cell table:style-name="ce52"/>
          <table:table-cell table:number-columns-repeated="246"/>
        </table:table-row>
        <table:table-row table:style-name="ro2">
          <table:table-cell table:style-name="ce2" office:value-type="string">
            <text:p>SERMADIRAS</text:p>
          </table:table-cell>
          <table:table-cell table:style-name="ce5" office:value-type="string">
            <text:p>Valérie</text:p>
          </table:table-cell>
          <table:table-cell office:value-type="string">
            <text:p>2003/2004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1 Le Barriquot</text:p>
          </table:table-cell>
          <table:table-cell office:value-type="string">
            <text:p>05 57 64 36 99</text:p>
          </table:table-cell>
          <table:table-cell office:value-type="string">
            <text:p>Canada</text:p>
          </table:table-cell>
          <table:table-cell table:style-name="ce13"/>
          <table:table-cell table:style-name="ce35"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IGOILLOT</text:p>
          </table:table-cell>
          <table:table-cell table:style-name="ce5" office:value-type="string">
            <text:p>Elise</text:p>
          </table:table-cell>
          <table:table-cell office:value-type="string">
            <text:p>2000/2001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150 rue Henri Fichon</text:p>
          </table:table-cell>
          <table:table-cell office:value-type="string">
            <text:p>05 45 35 43 92</text:p>
          </table:table-cell>
          <table:table-cell office:value-type="string">
            <text:p>Equateur</text:p>
          </table:table-cell>
          <table:table-cell table:style-name="ce28" office:value-type="string">
            <text:p><text:span text:style-name="T2"><text:a xlink:href="mailto:sigelise@libertysurf.fr">sigelise@libertysurf.fr</text:a></text:span></text:p>
          </table:table-cell>
          <table:table-cell office:value-type="string">
            <text:p>Cognac</text:p>
          </table:table-cell>
          <table:table-cell office:value-type="string">
            <text:p>Quito Norte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SILGADO</text:p>
          </table:table-cell>
          <table:table-cell table:style-name="ce5" office:value-type="string">
            <text:p>Carole</text:p>
          </table:table-cell>
          <table:table-cell office:value-type="string">
            <text:p>1996/199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Ayet</text:p>
          </table:table-cell>
          <table:table-cell office:value-type="string">
            <text:p>05 53 84 56 2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IMONIN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0 rue de Jericho</text:p>
          </table:table-cell>
          <table:table-cell office:value-type="string">
            <text:p>05 46 67 33 66</text:p>
          </table:table-cell>
          <table:table-cell/>
          <table:table-cell table:style-name="ce13"/>
          <table:table-cell/>
          <table:table-cell table:style-name="ce52"/>
          <table:table-cell table:number-columns-repeated="246"/>
        </table:table-row>
        <table:table-row table:style-name="ro2">
          <table:table-cell table:style-name="ce2" office:value-type="string">
            <text:p>SKRZYNIARZ</text:p>
          </table:table-cell>
          <table:table-cell table:style-name="ce5" office:value-type="string">
            <text:p>CAMILLE</text:p>
          </table:table-cell>
          <table:table-cell office:value-type="string">
            <text:p>2007/2008</text:p>
          </table:table-cell>
          <table:table-cell table:style-name="ce10" office:value-type="string">
            <text:p>33650 La Brède</text:p>
          </table:table-cell>
          <table:table-cell table:style-name="ce15" office:value-type="string">
            <text:p>8 chemin haut reynaut</text:p>
          </table:table-cell>
          <table:table-cell office:value-type="string">
            <text:p>05 56 78 42 60</text:p>
          </table:table-cell>
          <table:table-cell office:value-type="string">
            <text:p>Finlande</text:p>
          </table:table-cell>
          <table:table-cell table:style-name="ce31" office:value-type="string">
            <text:p>milka007@hotmail.fr </text:p>
          </table:table-cell>
          <table:table-cell table:style-name="ce35" office:value-type="string">
            <text:p>BORDEAUX SUD</text:p>
          </table:table-cell>
          <table:table-cell table:style-name="ce53" office:value-type="string">
            <text:p>Somero</text:p>
          </table:table-cell>
          <table:table-cell table:style-name="ce52" office:value-type="float" office:value="1410">
            <text:p>1410</text:p>
          </table:table-cell>
          <table:table-cell table:style-name="ce52"/>
          <table:table-cell table:number-columns-repeated="244"/>
        </table:table-row>
        <table:table-row table:style-name="ro2" table:visibility="filter">
          <table:table-cell table:style-name="ce2" office:value-type="string">
            <text:p>SOPHY-MONTFORT</text:p>
          </table:table-cell>
          <table:table-cell table:style-name="ce5" office:value-type="string">
            <text:p>Maguelone</text:p>
          </table:table-cell>
          <table:table-cell office:value-type="string">
            <text:p>1997/1998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Rue Gabriel Péri</text:p>
          </table:table-cell>
          <table:table-cell office:value-type="string">
            <text:p>06 74 74 20 81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OUBESTRE</text:p>
          </table:table-cell>
          <table:table-cell table:style-name="ce5" office:value-type="string">
            <text:p>Pierre</text:p>
          </table:table-cell>
          <table:table-cell office:value-type="string">
            <text:p>1976/1977</text:p>
          </table:table-cell>
          <table:table-cell table:style-name="ce10" office:value-type="string">
            <text:p>75020 Paris</text:p>
          </table:table-cell>
          <table:table-cell table:style-name="ce15" office:value-type="string">
            <text:p>328 rue de Belleville</text:p>
          </table:table-cell>
          <table:table-cell office:value-type="string">
            <text:p>01 40 30 24 04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OUFFRONT</text:p>
          </table:table-cell>
          <table:table-cell table:style-name="ce5" office:value-type="string">
            <text:p>Thibault</text:p>
          </table:table-cell>
          <table:table-cell office:value-type="string">
            <text:p>1993/1994</text:p>
          </table:table-cell>
          <table:table-cell table:style-name="ce10" office:value-type="string">
            <text:p>75116 Paris</text:p>
          </table:table-cell>
          <table:table-cell table:style-name="ce15" office:value-type="string">
            <text:p>40 rue Pergolèse</text:p>
          </table:table-cell>
          <table:table-cell office:value-type="string">
            <text:p>01 45 00 43 39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SPECOGNA</text:p>
          </table:table-cell>
          <table:table-cell table:style-name="ce5" office:value-type="string">
            <text:p>Sabine</text:p>
          </table:table-cell>
          <table:table-cell office:value-type="string">
            <text:p>1999/2000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19 résidence du Carroussel</text:p>
          </table:table-cell>
          <table:table-cell office:value-type="string">
            <text:p>05 53 84 48 79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STEFANIK épouse JOUCLA</text:p>
          </table:table-cell>
          <table:table-cell table:style-name="ce5" office:value-type="string">
            <text:p>Valérie</text:p>
          </table:table-cell>
          <table:table-cell office:value-type="string">
            <text:p>1989/1990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Jardin de Lucie - rue C. Rougenet</text:p>
          </table:table-cell>
          <table:table-cell office:value-type="string">
            <text:p>05 61 80 36 94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TOCKMAN</text:p>
          </table:table-cell>
          <table:table-cell table:style-name="ce5" office:value-type="string">
            <text:p>Gabrielle</text:p>
          </table:table-cell>
          <table:table-cell office:value-type="string">
            <text:p>1994/1995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0 avenue Raymond Poincaré</text:p>
          </table:table-cell>
          <table:table-cell office:value-type="string">
            <text:p>05 56 97 02 69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UBERVIE</text:p>
          </table:table-cell>
          <table:table-cell table:style-name="ce5" office:value-type="string">
            <text:p>William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9 31 53 24</text:p>
          </table:table-cell>
          <table:table-cell/>
          <table:table-cell table:style-name="ce13"/>
          <table:table-cell/>
          <table:table-cell table:style-name="ce52" table:number-columns-repeated="3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SUDRE</text:p>
          </table:table-cell>
          <table:table-cell table:style-name="ce5" office:value-type="string">
            <text:p>Marina</text:p>
          </table:table-cell>
          <table:table-cell office:value-type="string">
            <text:p>1997/1998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 rue Neuve de Sillac</text:p>
          </table:table-cell>
          <table:table-cell office:value-type="string">
            <text:p>06 70 61 27 22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SUIRE</text:p>
          </table:table-cell>
          <table:table-cell table:style-name="ce5" office:value-type="string">
            <text:p>Marie</text:p>
          </table:table-cell>
          <table:table-cell office:value-type="string">
            <text:p>2004/2005</text:p>
          </table:table-cell>
          <table:table-cell table:style-name="ce10" office:value-type="string">
            <text:p>17250 Trizay</text:p>
          </table:table-cell>
          <table:table-cell table:style-name="ce15" office:value-type="string">
            <text:p>Hotel Les Jardins du Lac</text:p>
          </table:table-cell>
          <table:table-cell office:value-type="string">
            <text:p>05 46 82 03 56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nenette_suire@hotmail.com">nenette_suire@hotmail.com</text:a></text:span></text:p>
          </table:table-cell>
          <table:table-cell office:value-type="string">
            <text:p>MARENNES OLERON</text:p>
          </table:table-cell>
          <table:table-cell table:style-name="ce52" table:number-columns-repeated="2"/>
          <table:table-cell table:style-name="ce52" office:value-type="string">
            <text:p>06 75 24 06 50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SUIRE</text:p>
          </table:table-cell>
          <table:table-cell table:style-name="ce5" office:value-type="string">
            <text:p>Yohann</text:p>
          </table:table-cell>
          <table:table-cell office:value-type="string">
            <text:p>2002/2003</text:p>
          </table:table-cell>
          <table:table-cell table:style-name="ce10" office:value-type="string">
            <text:p>17250 Trizay</text:p>
          </table:table-cell>
          <table:table-cell table:style-name="ce15" office:value-type="string">
            <text:p>Hotel Les Jardins du Lac</text:p>
          </table:table-cell>
          <table:table-cell office:value-type="string">
            <text:p>05 46 82 03 56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msuire@jardins-du-lac.com">msuire@jardins-du-lac.com</text:a></text:span></text:p>
          </table:table-cell>
          <table:table-cell table:style-name="ce35" office:value-type="string">
            <text:p>MARENNES OLERON</text:p>
          </table:table-cell>
          <table:table-cell table:style-name="ce52"/>
          <table:table-cell table:style-name="ce51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URRANS</text:p>
          </table:table-cell>
          <table:table-cell table:style-name="ce5" office:value-type="string">
            <text:p>Delphine</text:p>
          </table:table-cell>
          <table:table-cell office:value-type="string">
            <text:p>1995/1996</text:p>
          </table:table-cell>
          <table:table-cell table:style-name="ce10" office:value-type="string">
            <text:p>75003 Paris</text:p>
          </table:table-cell>
          <table:table-cell table:style-name="ce15" office:value-type="string">
            <text:p>53 rue Notre Dame de Nazareth</text:p>
          </table:table-cell>
          <table:table-cell office:value-type="string">
            <text:p>06 63 12 17 37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ZCZECINER</text:p>
          </table:table-cell>
          <table:table-cell table:style-name="ce5" office:value-type="string">
            <text:p>Pierre</text:p>
          </table:table-cell>
          <table:table-cell office:value-type="string">
            <text:p>2001/2002</text:p>
          </table:table-cell>
          <table:table-cell table:style-name="ce10" office:value-type="string">
            <text:p>95160 Montmorency</text:p>
          </table:table-cell>
          <table:table-cell table:style-name="ce15" office:value-type="string">
            <text:p>15 Résidence de la Foret</text:p>
          </table:table-cell>
          <table:table-cell office:value-type="string">
            <text:p>01 39 89 50 50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AANI</text:p>
          </table:table-cell>
          <table:table-cell table:style-name="ce5" office:value-type="string">
            <text:p>Iris</text:p>
          </table:table-cell>
          <table:table-cell office:value-type="string">
            <text:p>2004/200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4 rue de Silhouette</text:p>
          </table:table-cell>
          <table:table-cell office:value-type="string">
            <text:p>05 59 23 06 31</text:p>
          </table:table-cell>
          <table:table-cell office:value-type="string">
            <text:p>USA</text:p>
          </table:table-cell>
          <table:table-cell table:style-name="ce13"/>
          <table:table-cell table:style-name="ce34" office:value-type="string">
            <text:p>BAYONNE BIARRITZ ADO</text:p>
          </table:table-cell>
          <table:table-cell table:style-name="ce52"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TAILLEFUMIER</text:p>
          </table:table-cell>
          <table:table-cell table:style-name="ce5" office:value-type="string">
            <text:p>Clothilde</text:p>
          </table:table-cell>
          <table:table-cell office:value-type="string">
            <text:p>1989/1990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TAILLEFUMIER (Colombie)</text:p>
          </table:table-cell>
          <table:table-cell table:style-name="ce5" office:value-type="string">
            <text:p>Vincent</text:p>
          </table:table-cell>
          <table:table-cell office:value-type="string">
            <text:p>1994/1995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TAILLEFUMIER épouse BOUF</text:p>
          </table:table-cell>
          <table:table-cell table:style-name="ce5" office:value-type="string">
            <text:p>Béatrice</text:p>
          </table:table-cell>
          <table:table-cell office:value-type="string">
            <text:p>1985/1986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4">
          <table:table-cell table:style-name="ce2" office:value-type="string">
            <text:p>TANGUIDÉ</text:p>
          </table:table-cell>
          <table:table-cell table:style-name="ce5" office:value-type="string">
            <text:p>Clémentine</text:p>
          </table:table-cell>
          <table:table-cell office:value-type="string">
            <text:p>2002/2003</text:p>
          </table:table-cell>
          <table:table-cell table:style-name="ce10" office:value-type="string">
            <text:p>16710 St-Yrieix</text:p>
          </table:table-cell>
          <table:table-cell table:style-name="ce15" office:value-type="string">
            <text:p>6 rue Albert Camus</text:p>
          </table:table-cell>
          <table:table-cell office:value-type="string">
            <text:p>05 45 38 39 8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leminoz@hotmail.com">cleminoz@hotmail.com</text:a></text:span></text:p>
          </table:table-cell>
          <table:table-cell office:value-type="string">
            <text:p>ANGOULEME LES E.C</text:p>
          </table:table-cell>
          <table:table-cell table:style-name="ce52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TANTIN</text:p>
          </table:table-cell>
          <table:table-cell table:style-name="ce5" office:value-type="string">
            <text:p>LÉA</text:p>
          </table:table-cell>
          <table:table-cell office:value-type="string">
            <text:p>2008/2009</text:p>
          </table:table-cell>
          <table:table-cell table:style-name="ce10" office:value-type="string">
            <text:p>17600 SAUJON</text:p>
          </table:table-cell>
          <table:table-cell table:style-name="ce15" office:value-type="string">
            <text:p>66 route de cozes</text:p>
          </table:table-cell>
          <table:table-cell office:value-type="string">
            <text:p>05 46 02 86 09</text:p>
          </table:table-cell>
          <table:table-cell office:value-type="string">
            <text:p>Equateur</text:p>
          </table:table-cell>
          <table:table-cell table:style-name="ce13" office:value-type="string">
            <text:p>leafive05@hotmail.com</text:p>
          </table:table-cell>
          <table:table-cell office:value-type="string">
            <text:p>ROYAN</text:p>
          </table:table-cell>
          <table:table-cell table:style-name="Default" office:value-type="string">
            <text:p>Malacha</text:p>
          </table:table-cell>
          <table:table-cell table:style-name="ce66" office:value-type="float" office:value="4400">
            <text:p>4400</text:p>
          </table:table-cell>
          <table:table-cell table:style-name="ce66"/>
          <table:table-cell table:number-columns-repeated="244"/>
        </table:table-row>
        <table:table-row table:style-name="ro2" table:visibility="filter">
          <table:table-cell table:style-name="ce2" office:value-type="string">
            <text:p>TERRIOUX</text:p>
          </table:table-cell>
          <table:table-cell table:style-name="ce5" office:value-type="string">
            <text:p>Renaud</text:p>
          </table:table-cell>
          <table:table-cell office:value-type="string">
            <text:p>1992/1993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48 avenue du loup</text:p>
          </table:table-cell>
          <table:table-cell office:value-type="string">
            <text:p>06 07 47 92 49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TEYSSIER</text:p>
          </table:table-cell>
          <table:table-cell table:style-name="ce5" office:value-type="string">
            <text:p>Laure</text:p>
          </table:table-cell>
          <table:table-cell office:value-type="string">
            <text:p>1995/1996</text:p>
          </table:table-cell>
          <table:table-cell table:style-name="ce10" office:value-type="string">
            <text:p>16410 Dirac</text:p>
          </table:table-cell>
          <table:table-cell table:style-name="ce15" office:value-type="string">
            <text:p>Frégeneuil</text:p>
          </table:table-cell>
          <table:table-cell office:value-type="string">
            <text:p>05 45 60 60 59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THEVENON épouse CARASSUS</text:p>
          </table:table-cell>
          <table:table-cell table:style-name="ce5" office:value-type="string">
            <text:p>Nathalie</text:p>
          </table:table-cell>
          <table:table-cell office:value-type="string">
            <text:p>1980/1981</text:p>
          </table:table-cell>
          <table:table-cell table:style-name="ce10" office:value-type="string">
            <text:p>64320 Idron</text:p>
          </table:table-cell>
          <table:table-cell table:style-name="ce15" office:value-type="string">
            <text:p>9 rue du Professeur Vincent - Quartier St-Paul</text:p>
          </table:table-cell>
          <table:table-cell office:value-type="string">
            <text:p>05 59 30 07 02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OMAS</text:p>
          </table:table-cell>
          <table:table-cell table:style-name="ce5" office:value-type="string">
            <text:p>Xavier</text:p>
          </table:table-cell>
          <table:table-cell office:value-type="string">
            <text:p>2003/2004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36 rue Paul Métadier</text:p>
          </table:table-cell>
          <table:table-cell office:value-type="string">
            <text:p>05 46 38 68 84</text:p>
          </table:table-cell>
          <table:table-cell/>
          <table:table-cell table:style-name="ce13"/>
          <table:table-cell table:style-name="ce35" office:value-type="string">
            <text:p>ROYAN</text:p>
          </table:table-cell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THUILLIER</text:p>
          </table:table-cell>
          <table:table-cell table:style-name="ce5" office:value-type="string">
            <text:p>François</text:p>
          </table:table-cell>
          <table:table-cell office:value-type="string">
            <text:p>1990/1991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11 avenue Duguay-Trouin</text:p>
          </table:table-cell>
          <table:table-cell table:number-columns-repeated="2"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URET</text:p>
          </table:table-cell>
          <table:table-cell table:style-name="ce5" office:value-type="string">
            <text:p>Julien</text:p>
          </table:table-cell>
          <table:table-cell office:value-type="string">
            <text:p>2000/2001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5 Résidence des Chabannes</text:p>
          </table:table-cell>
          <table:table-cell office:value-type="string">
            <text:p>05 45 81 70 0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jthuret@hotmail,com">jthuret@hotmail,com</text:a></text:span></text:p>
          </table:table-cell>
          <table:table-cell office:value-type="string">
            <text:p>JARNAC</text:p>
          </table:table-cell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URET</text:p>
          </table:table-cell>
          <table:table-cell table:style-name="ce5" office:value-type="string">
            <text:p>Maxime</text:p>
          </table:table-cell>
          <table:table-cell office:value-type="string">
            <text:p>2002/2003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5 Résidence des Chabannes</text:p>
          </table:table-cell>
          <table:table-cell office:value-type="string">
            <text:p>05 45 81 70 0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xthuret@hotmail.com">maxthuret@hotmail.com</text:a></text:span></text:p>
          </table:table-cell>
          <table:table-cell office:value-type="string">
            <text:p>JARNAC</text:p>
          </table:table-cell>
          <table:table-cell table:style-name="ce52"/>
          <table:table-cell table:style-name="ce51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TILLOT</text:p>
          </table:table-cell>
          <table:table-cell table:style-name="ce5" office:value-type="string">
            <text:p>Bertille</text:p>
          </table:table-cell>
          <table:table-cell office:value-type="string">
            <text:p>2003/2004</text:p>
          </table:table-cell>
          <table:table-cell table:style-name="ce10" office:value-type="string">
            <text:p>47800 Puysserampion</text:p>
          </table:table-cell>
          <table:table-cell table:style-name="ce15" office:value-type="string">
            <text:p>Le Roudié Haut</text:p>
          </table:table-cell>
          <table:table-cell office:value-type="string">
            <text:p>05 53 93 30 27</text:p>
          </table:table-cell>
          <table:table-cell/>
          <table:table-cell table:style-name="ce13"/>
          <table:table-cell table:style-name="ce6"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OFFOLI</text:p>
          </table:table-cell>
          <table:table-cell table:style-name="ce5" office:value-type="string">
            <text:p>BENJAMIN</text:p>
          </table:table-cell>
          <table:table-cell office:value-type="string">
            <text:p>2007/2008</text:p>
          </table:table-cell>
          <table:table-cell table:style-name="ce10" office:value-type="string">
            <text:p>47430 Calonges</text:p>
          </table:table-cell>
          <table:table-cell table:style-name="ce15" office:value-type="string">
            <text:p>riviere</text:p>
          </table:table-cell>
          <table:table-cell office:value-type="string">
            <text:p>05 53 89 56 39</text:p>
          </table:table-cell>
          <table:table-cell office:value-type="string">
            <text:p>Taïwan</text:p>
          </table:table-cell>
          <table:table-cell table:style-name="ce13" office:value-type="string">
            <text:p>tof.ben7@gmail.com</text:p>
          </table:table-cell>
          <table:table-cell table:style-name="ce35" office:value-type="string">
            <text:p>TONNEINS</text:p>
          </table:table-cell>
          <table:table-cell table:style-name="ce55" office:value-type="string">
            <text:p>Taichung South Gate</text:p>
          </table:table-cell>
          <table:table-cell table:style-name="ce67" office:value-type="float" office:value="3460">
            <text:p>3460</text:p>
          </table:table-cell>
          <table:table-cell table:style-name="ce67"/>
          <table:table-cell table:number-columns-repeated="244"/>
        </table:table-row>
        <table:table-row table:style-name="ro2" table:visibility="filter">
          <table:table-cell table:style-name="ce2" office:value-type="string">
            <text:p>TONIUT</text:p>
          </table:table-cell>
          <table:table-cell table:style-name="ce5" office:value-type="string">
            <text:p>Frédérique</text:p>
          </table:table-cell>
          <table:table-cell office:value-type="string">
            <text:p>1990/1991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5 rue de Loustau</text:p>
          </table:table-cell>
          <table:table-cell office:value-type="string">
            <text:p>05 59 22 35 27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>
          <table:table-cell table:style-name="ce2" office:value-type="string">
            <text:p>TOSSUT</text:p>
          </table:table-cell>
          <table:table-cell table:style-name="ce5" office:value-type="string">
            <text:p>Sophie</text:p>
          </table:table-cell>
          <table:table-cell office:value-type="string">
            <text:p>2004/2005</text:p>
          </table:table-cell>
          <table:table-cell table:style-name="ce10" office:value-type="string">
            <text:p>17200 St-Sulpice de Royan</text:p>
          </table:table-cell>
          <table:table-cell table:style-name="ce15" office:value-type="string">
            <text:p>7 rue du tilleul-fontbedeau</text:p>
          </table:table-cell>
          <table:table-cell office:value-type="string">
            <text:p>05 46 23 04 56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ROYAN</text:p>
          </table:table-cell>
          <table:table-cell table:style-name="ce54"/>
          <table:table-cell table:style-name="ce52" table:number-columns-repeated="2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TOURNIER</text:p>
          </table:table-cell>
          <table:table-cell table:style-name="ce5" office:value-type="string">
            <text:p>Pierre</text:p>
          </table:table-cell>
          <table:table-cell office:value-type="string">
            <text:p>1977/1978</text:p>
          </table:table-cell>
          <table:table-cell table:style-name="ce10" office:value-type="string">
            <text:p>???</text:p>
          </table:table-cell>
          <table:table-cell table:style-name="ce15" office:value-type="string">
            <text:p>06 81 01 26 85</text:p>
          </table:table-cell>
          <table:table-cell office:value-type="string">
            <text:p>01 48 74 56 61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TOURRET</text:p>
          </table:table-cell>
          <table:table-cell table:style-name="ce5" office:value-type="string">
            <text:p>Christian</text:p>
          </table:table-cell>
          <table:table-cell office:value-type="string">
            <text:p>1984/1985</text:p>
          </table:table-cell>
          <table:table-cell table:style-name="ce10" office:value-type="string">
            <text:p>40800 Aire sur l'Adour</text:p>
          </table:table-cell>
          <table:table-cell table:style-name="ce15" office:value-type="string">
            <text:p>42 route de Subehargues</text:p>
          </table:table-cell>
          <table:table-cell office:value-type="string">
            <text:p>05 58 71 86 83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TRABUT-CUSSAC ep LAROCHE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37530 St-Ouen les Vignes</text:p>
          </table:table-cell>
          <table:table-cell table:style-name="ce15" office:value-type="string">
            <text:p>29 rue Jean-Antoine Genty</text:p>
          </table:table-cell>
          <table:table-cell office:value-type="string">
            <text:p>02 47 30 11 78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UGHETTO</text:p>
          </table:table-cell>
          <table:table-cell table:style-name="ce5" office:value-type="string">
            <text:p>Marion</text:p>
          </table:table-cell>
          <table:table-cell office:value-type="string">
            <text:p>1999/2000</text:p>
          </table:table-cell>
          <table:table-cell table:style-name="ce10" office:value-type="string">
            <text:p>17139 Belle Croix</text:p>
          </table:table-cell>
          <table:table-cell table:style-name="ce15" office:value-type="string">
            <text:p>12 rue des Chalones</text:p>
          </table:table-cell>
          <table:table-cell table:style-name="ce22"/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ALADEAU</text:p>
          </table:table-cell>
          <table:table-cell table:style-name="ce5" office:value-type="string">
            <text:p>Nicolas</text:p>
          </table:table-cell>
          <table:table-cell office:value-type="string">
            <text:p>1993/1994</text:p>
          </table:table-cell>
          <table:table-cell table:style-name="ce10" office:value-type="string">
            <text:p>17440 Aytré</text:p>
          </table:table-cell>
          <table:table-cell table:style-name="ce15" office:value-type="string">
            <text:p>8 rue des Coquelicot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VALADIE (Madrid)</text:p>
          </table:table-cell>
          <table:table-cell table:style-name="ce5" office:value-type="string">
            <text:p>Delphine</text:p>
          </table:table-cell>
          <table:table-cell office:value-type="string">
            <text:p>1985/1986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42 place Beaulieu</text:p>
          </table:table-cell>
          <table:table-cell office:value-type="string">
            <text:p>05 45 82 26 24</text:p>
          </table:table-cell>
          <table:table-cell/>
          <table:table-cell table:style-name="ce13"/>
          <table:table-cell/>
          <table:table-cell table:style-name="ce56" table:number-columns-repeated="3"/>
          <table:table-cell table:number-columns-repeated="244"/>
        </table:table-row>
        <table:table-row table:style-name="ro2">
          <table:table-cell table:style-name="ce2" office:value-type="string">
            <text:p>VALAY</text:p>
          </table:table-cell>
          <table:table-cell table:style-name="ce5" office:value-type="string">
            <text:p>CELINE</text:p>
          </table:table-cell>
          <table:table-cell office:value-type="string">
            <text:p>2007/2008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17 rue de la liberation</text:p>
          </table:table-cell>
          <table:table-cell office:value-type="string">
            <text:p>05 53 20 85 08</text:p>
          </table:table-cell>
          <table:table-cell office:value-type="string">
            <text:p>Australie</text:p>
          </table:table-cell>
          <table:table-cell table:style-name="ce13" office:value-type="string">
            <text:p>celinevalay@hotmail.com</text:p>
          </table:table-cell>
          <table:table-cell table:style-name="ce35" office:value-type="string">
            <text:p>MARMANDE</text:p>
          </table:table-cell>
          <table:table-cell table:style-name="ce41" office:value-type="string">
            <text:p>Maroubra</text:p>
          </table:table-cell>
          <table:table-cell office:value-type="float" office:value="9750">
            <text:p>97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VANDE VELDE</text:p>
          </table:table-cell>
          <table:table-cell table:style-name="ce5" office:value-type="string">
            <text:p>SARAH</text:p>
          </table:table-cell>
          <table:table-cell office:value-type="string">
            <text:p>2007/2008</text:p>
          </table:table-cell>
          <table:table-cell table:style-name="ce10" office:value-type="string">
            <text:p>64500 Ciboure</text:p>
          </table:table-cell>
          <table:table-cell table:style-name="ce15" office:value-type="string">
            <text:p>29 rue lehena</text:p>
          </table:table-cell>
          <table:table-cell office:value-type="string">
            <text:p>05 59 47 13 98</text:p>
          </table:table-cell>
          <table:table-cell office:value-type="string">
            <text:p>Taïwan</text:p>
          </table:table-cell>
          <table:table-cell table:style-name="ce13" office:value-type="string">
            <text:p>ginger_bino@hotmail.com</text:p>
          </table:table-cell>
          <table:table-cell table:style-name="ce35" office:value-type="string">
            <text:p>URRUGNE</text:p>
          </table:table-cell>
          <table:table-cell table:style-name="ce40" office:value-type="string">
            <text:p>Kinmen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VARAILHON</text:p>
          </table:table-cell>
          <table:table-cell table:style-name="ce5" office:value-type="string">
            <text:p>Fanina</text:p>
          </table:table-cell>
          <table:table-cell office:value-type="string">
            <text:p>1995/199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Residence Capitaine 85 avenue Paul Lahary</text:p>
          </table:table-cell>
          <table:table-cell office:value-type="string">
            <text:p>05 58 43 78 8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VARAILHON (Allemagne)</text:p>
          </table:table-cell>
          <table:table-cell table:style-name="ce5" office:value-type="string">
            <text:p>Till</text:p>
          </table:table-cell>
          <table:table-cell office:value-type="string">
            <text:p>1998/1999</text:p>
          </table:table-cell>
          <table:table-cell table:style-name="ce10" office:value-type="string">
            <text:p>75172 Pforzheim (D)</text:p>
          </table:table-cell>
          <table:table-cell table:style-name="ce15" office:value-type="string">
            <text:p>Belfor Strasse</text:p>
          </table:table-cell>
          <table:table-cell office:value-type="string">
            <text:p>49 723 135 51 8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VASSEUR</text:p>
          </table:table-cell>
          <table:table-cell table:style-name="ce5" office:value-type="string">
            <text:p>Laurence</text:p>
          </table:table-cell>
          <table:table-cell office:value-type="string">
            <text:p>1985/1986</text:p>
          </table:table-cell>
          <table:table-cell table:style-name="ce10" office:value-type="string">
            <text:p>47370 Saint Georges</text:p>
          </table:table-cell>
          <table:table-cell table:style-name="ce15" office:value-type="string">
            <text:p>Poumeyrou</text:p>
          </table:table-cell>
          <table:table-cell office:value-type="string">
            <text:p>05 53 40 98 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VAURABOURG</text:p>
          </table:table-cell>
          <table:table-cell table:style-name="ce5" office:value-type="string">
            <text:p>Florence</text:p>
          </table:table-cell>
          <table:table-cell office:value-type="string">
            <text:p>1990/199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0 01 57 46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TONNEI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VERGNES</text:p>
          </table:table-cell>
          <table:table-cell table:style-name="ce5" office:value-type="string">
            <text:p>Alexia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Porte Océane - 10 rue Rémy Avit</text:p>
          </table:table-cell>
          <table:table-cell office:value-type="string">
            <text:p>05 46 45 30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VERGUIN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47500 Montayral</text:p>
          </table:table-cell>
          <table:table-cell table:style-name="ce15" office:value-type="string">
            <text:p>2 rue du 8 mai 1945</text:p>
          </table:table-cell>
          <table:table-cell office:value-type="string">
            <text:p>05 53 71 80 12</text:p>
          </table:table-cell>
          <table:table-cell/>
          <table:table-cell table:style-name="ce13"/>
          <table:table-cell/>
          <table:table-cell table:style-name="ce57" table:number-columns-repeated="3"/>
          <table:table-cell table:number-columns-repeated="244"/>
        </table:table-row>
        <table:table-row table:style-name="ro2">
          <table:table-cell table:style-name="ce2" office:value-type="string">
            <text:p>VERNET</text:p>
          </table:table-cell>
          <table:table-cell table:style-name="ce5" office:value-type="string">
            <text:p>JACQUES</text:p>
          </table:table-cell>
          <table:table-cell office:value-type="string">
            <text:p>2008/2009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51 rue st gelais</text:p>
          </table:table-cell>
          <table:table-cell office:value-type="string">
            <text:p>05 45 81 34 94</text:p>
          </table:table-cell>
          <table:table-cell office:value-type="string">
            <text:p>Mexique</text:p>
          </table:table-cell>
          <table:table-cell table:style-name="ce13" office:value-type="string">
            <text:p>webboboy182@hotmail.com</text:p>
          </table:table-cell>
          <table:table-cell office:value-type="string">
            <text:p>COGNAC</text:p>
          </table:table-cell>
          <table:table-cell table:style-name="ce58" office:value-type="string">
            <text:p>Saltilllo Empresarial</text:p>
          </table:table-cell>
          <table:table-cell table:style-name="ce68" office:value-type="float" office:value="4110">
            <text:p>4110</text:p>
          </table:table-cell>
          <table:table-cell table:style-name="ce68"/>
          <table:table-cell table:number-columns-repeated="244"/>
        </table:table-row>
        <table:table-row table:style-name="ro2" table:visibility="filter">
          <table:table-cell table:style-name="ce2" office:value-type="string">
            <text:p>VERRIER épouse LORCA</text:p>
          </table:table-cell>
          <table:table-cell table:style-name="ce5" office:value-type="string">
            <text:p>Laurence</text:p>
          </table:table-cell>
          <table:table-cell office:value-type="string">
            <text:p>1993/1994</text:p>
          </table:table-cell>
          <table:table-cell table:style-name="ce10" office:value-type="string">
            <text:p>46220 Prayssac</text:p>
          </table:table-cell>
          <table:table-cell table:style-name="ce15" office:value-type="string">
            <text:p>7 boulevard de la paix</text:p>
          </table:table-cell>
          <table:table-cell office:value-type="string">
            <text:p>05 65 22 42 42</text:p>
          </table:table-cell>
          <table:table-cell/>
          <table:table-cell table:style-name="ce13"/>
          <table:table-cell table:number-columns-repeated="2"/>
          <table:table-cell table:style-name="ce69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ERVIAL (Rome)</text:p>
          </table:table-cell>
          <table:table-cell table:style-name="ce5" office:value-type="string">
            <text:p>Florence</text:p>
          </table:table-cell>
          <table:table-cell office:value-type="string">
            <text:p>1978/1979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Chemin du petit Bonheur</text:p>
          </table:table-cell>
          <table:table-cell office:value-type="string">
            <text:p>05 58 75 04 75</text:p>
          </table:table-cell>
          <table:table-cell/>
          <table:table-cell table:style-name="ce13"/>
          <table:table-cell table:number-columns-repeated="2"/>
          <table:table-cell table:style-name="ce69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ESIN épouse KELLY</text:p>
          </table:table-cell>
          <table:table-cell table:style-name="ce5" office:value-type="string">
            <text:p>Marie-Noelle</text:p>
          </table:table-cell>
          <table:table-cell office:value-type="string">
            <text:p>1986/1987</text:p>
          </table:table-cell>
          <table:table-cell table:style-name="ce10" office:value-type="string">
            <text:p>46700 Duravel</text:p>
          </table:table-cell>
          <table:table-cell table:style-name="ce15" office:value-type="string">
            <text:p>route de Moncabrier</text:p>
          </table:table-cell>
          <table:table-cell office:value-type="string">
            <text:p>05 65 36 48 64</text:p>
          </table:table-cell>
          <table:table-cell/>
          <table:table-cell table:style-name="ce13"/>
          <table:table-cell table:number-columns-repeated="2"/>
          <table:table-cell table:style-name="ce70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AUT</text:p>
          </table:table-cell>
          <table:table-cell table:style-name="ce5" office:value-type="string">
            <text:p>Catherine</text:p>
          </table:table-cell>
          <table:table-cell office:value-type="string">
            <text:p>1977/1978</text:p>
          </table:table-cell>
          <table:table-cell table:style-name="ce10" office:value-type="string">
            <text:p>64400 Oloron Ste Marie</text:p>
          </table:table-cell>
          <table:table-cell table:style-name="ce15"/>
          <table:table-cell office:value-type="string">
            <text:p>???</text:p>
          </table:table-cell>
          <table:table-cell/>
          <table:table-cell table:style-name="ce13"/>
          <table:table-cell table:number-columns-repeated="2"/>
          <table:table-cell table:style-name="ce71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DEAU</text:p>
          </table:table-cell>
          <table:table-cell table:style-name="ce5" office:value-type="string">
            <text:p>Anne-Sophie</text:p>
          </table:table-cell>
          <table:table-cell office:value-type="string">
            <text:p>1999/2000</text:p>
          </table:table-cell>
          <table:table-cell table:style-name="ce10" office:value-type="string">
            <text:p>33650 St-Morillon</text:p>
          </table:table-cell>
          <table:table-cell table:style-name="ce15" office:value-type="string">
            <text:p>Tantinople</text:p>
          </table:table-cell>
          <table:table-cell office:value-type="string">
            <text:p>05 56 78 40 18</text:p>
          </table:table-cell>
          <table:table-cell/>
          <table:table-cell table:style-name="ce13" office:value-type="string">
            <text:p>asvideau@hotmail.com</text:p>
          </table:table-cell>
          <table:table-cell table:number-columns-repeated="2"/>
          <table:table-cell table:style-name="ce7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DEAU</text:p>
          </table:table-cell>
          <table:table-cell table:style-name="ce5" office:value-type="string">
            <text:p>Arnaud</text:p>
          </table:table-cell>
          <table:table-cell office:value-type="string">
            <text:p>1986/1987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6 rue du Baron Seguier</text:p>
          </table:table-cell>
          <table:table-cell office:value-type="string">
            <text:p>05 59 02 67 83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CHRISTELLE</text:p>
          </table:table-cell>
          <table:table-cell office:value-type="string">
            <text:p>2007/200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7 rue pasteur</text:p>
          </table:table-cell>
          <table:table-cell office:value-type="string">
            <text:p>05 53 95 80 92</text:p>
          </table:table-cell>
          <table:table-cell office:value-type="string">
            <text:p>Brésil</text:p>
          </table:table-cell>
          <table:table-cell table:style-name="ce13" office:value-type="string">
            <text:p>christelle.videau@hotmail.fr</text:p>
          </table:table-cell>
          <table:table-cell table:style-name="ce35" office:value-type="string">
            <text:p>AGEN</text:p>
          </table:table-cell>
          <table:table-cell table:style-name="ce41" office:value-type="string">
            <text:p>Birigüi</text:p>
          </table:table-cell>
          <table:table-cell table:style-name="ce74" office:value-type="float" office:value="4470">
            <text:p>4470</text:p>
          </table:table-cell>
          <table:table-cell table:style-name="ce74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Emilie</text:p>
          </table:table-cell>
          <table:table-cell office:value-type="string">
            <text:p>2004/2005</text:p>
          </table:table-cell>
          <table:table-cell table:style-name="ce10" office:value-type="string">
            <text:p>33650 St-Morillon</text:p>
          </table:table-cell>
          <table:table-cell table:style-name="ce15" office:value-type="string">
            <text:p>Tantinople</text:p>
          </table:table-cell>
          <table:table-cell office:value-type="string">
            <text:p>05 56 78 40 18</text:p>
          </table:table-cell>
          <table:table-cell office:value-type="string">
            <text:p>Brésil</text:p>
          </table:table-cell>
          <table:table-cell table:style-name="ce13"/>
          <table:table-cell office:value-type="string">
            <text:p>BORDEAUX OUEST</text:p>
          </table:table-cell>
          <table:table-cell/>
          <table:table-cell table:style-name="ce73"/>
          <table:table-cell table:style-name="ce73" office:value-type="string">
            <text:p>05 56 52 10 07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VIDEAU</text:p>
          </table:table-cell>
          <table:table-cell table:style-name="ce5" office:value-type="string">
            <text:p>Marina</text:p>
          </table:table-cell>
          <table:table-cell office:value-type="string">
            <text:p>1998/1999</text:p>
          </table:table-cell>
          <table:table-cell table:style-name="ce10" office:value-type="string">
            <text:p>33230 Coutras</text:p>
          </table:table-cell>
          <table:table-cell table:style-name="ce15" office:value-type="string">
            <text:p>20 rue Denis Cordonnier</text:p>
          </table:table-cell>
          <table:table-cell office:value-type="string">
            <text:p>05 57 69 41 00</text:p>
          </table:table-cell>
          <table:table-cell/>
          <table:table-cell table:style-name="ce13"/>
          <table:table-cell/>
          <table:table-cell table:style-name="ce52"/>
          <table:table-cell table:style-name="ce73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DEAU ép BAYARD (Autriche)</text:p>
          </table:table-cell>
          <table:table-cell table:style-name="ce5" office:value-type="string">
            <text:p>Florence</text:p>
          </table:table-cell>
          <table:table-cell office:value-type="string">
            <text:p>1984/1985</text:p>
          </table:table-cell>
          <table:table-cell table:style-name="ce10" office:value-type="string">
            <text:p>Vienne (Autriche)</text:p>
          </table:table-cell>
          <table:table-cell table:style-name="ce15"/>
          <table:table-cell office:value-type="string">
            <text:p>06 87 20 65 01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GNAUD épouse NICOLAS</text:p>
          </table:table-cell>
          <table:table-cell table:style-name="ce5" office:value-type="string">
            <text:p>Nathalie</text:p>
          </table:table-cell>
          <table:table-cell office:value-type="string">
            <text:p>1985/1986</text:p>
          </table:table-cell>
          <table:table-cell table:style-name="ce10" office:value-type="string">
            <text:p>31550 Aignes</text:p>
          </table:table-cell>
          <table:table-cell table:style-name="ce15" office:value-type="string">
            <text:p>Rue de la fontaine</text:p>
          </table:table-cell>
          <table:table-cell office:value-type="string">
            <text:p>05 62 23 51 18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GNERIE</text:p>
          </table:table-cell>
          <table:table-cell table:style-name="ce5" office:value-type="string">
            <text:p>Serge</text:p>
          </table:table-cell>
          <table:table-cell office:value-type="string">
            <text:p>1988/1989</text:p>
          </table:table-cell>
          <table:table-cell table:style-name="ce10" office:value-type="string">
            <text:p>29700 Pluguffan</text:p>
          </table:table-cell>
          <table:table-cell table:style-name="ce15" office:value-type="string">
            <text:p>43 rue Vorc'h laë</text:p>
          </table:table-cell>
          <table:table-cell office:value-type="string">
            <text:p>02 98 94 34 74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LLE</text:p>
          </table:table-cell>
          <table:table-cell table:style-name="ce5" office:value-type="string">
            <text:p>Bénédicte</text:p>
          </table:table-cell>
          <table:table-cell office:value-type="string">
            <text:p>1997/1998</text:p>
          </table:table-cell>
          <table:table-cell table:style-name="ce10" office:value-type="string">
            <text:p>47450 St-Hilaire de Lusignan</text:p>
          </table:table-cell>
          <table:table-cell table:style-name="ce15" office:value-type="string">
            <text:p>Roucal de Poussou</text:p>
          </table:table-cell>
          <table:table-cell office:value-type="string">
            <text:p>05 53 87 52 87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NCHON</text:p>
          </table:table-cell>
          <table:table-cell table:style-name="ce5" office:value-type="string">
            <text:p>Claire</text:p>
          </table:table-cell>
          <table:table-cell office:value-type="string">
            <text:p>1992/1993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4 rue des Ontines</text:p>
          </table:table-cell>
          <table:table-cell office:value-type="string">
            <text:p>05 56 47 98 83</text:p>
          </table:table-cell>
          <table:table-cell table:number-columns-repeated="2"/>
          <table:table-cell office:value-type="string">
            <text:p>Talence</text:p>
          </table:table-cell>
          <table:table-cell table:style-name="ce59" office:value-type="string">
            <text:p>Weatheford  </text:p>
          </table:table-cell>
          <table:table-cell table:style-name="ce75" table:number-columns-repeated="2"/>
          <table:table-cell table:style-name="ce59"/>
          <table:table-cell table:number-columns-repeated="243"/>
        </table:table-row>
        <table:table-row table:style-name="ro2">
          <table:table-cell table:style-name="ce2" office:value-type="string">
            <text:p>VINCHON</text:p>
          </table:table-cell>
          <table:table-cell table:style-name="ce5" office:value-type="string">
            <text:p>Jean-François</text:p>
          </table:table-cell>
          <table:table-cell office:value-type="string">
            <text:p>1996/1997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4 rue des Ontines</text:p>
          </table:table-cell>
          <table:table-cell office:value-type="string">
            <text:p>05 56 47 98 83</text:p>
          </table:table-cell>
          <table:table-cell office:value-type="string">
            <text:p>Brésil</text:p>
          </table:table-cell>
          <table:table-cell table:style-name="ce33" office:value-type="string">
            <text:p><text:span text:style-name="T2"><text:a xlink:href="mailto:jf.vinchon@dbmail.com">jf.vinchon@dbmail.com</text:a></text:span></text:p>
          </table:table-cell>
          <table:table-cell office:value-type="string">
            <text:p>Talence</text:p>
          </table:table-cell>
          <table:table-cell table:style-name="ce37" office:value-type="string">
            <text:p>Araçatuba</text:p>
          </table:table-cell>
          <table:table-cell table:style-name="ce75" office:value-type="float" office:value="4470">
            <text:p>4470</text:p>
          </table:table-cell>
          <table:table-cell table:style-name="ce75"/>
          <table:table-cell table:style-name="ce27"/>
          <table:table-cell table:number-columns-repeated="243"/>
        </table:table-row>
        <table:table-row table:style-name="ro2">
          <table:table-cell table:style-name="ce2" office:value-type="string">
            <text:p>VINOT</text:p>
          </table:table-cell>
          <table:table-cell table:style-name="ce5" office:value-type="string">
            <text:p>Carolin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87 rue Leberthon</text:p>
          </table:table-cell>
          <table:table-cell office:value-type="string">
            <text:p>05 56 94 55 0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/>
          <table:table-cell table:style-name="ce75" table:number-columns-repeated="2"/>
          <table:table-cell table:number-columns-repeated="244"/>
        </table:table-row>
        <table:table-row table:style-name="ro3">
          <table:table-cell table:style-name="ce2" office:value-type="string">
            <text:p>VINOT</text:p>
          </table:table-cell>
          <table:table-cell table:style-name="ce5" office:value-type="string">
            <text:p>Olivier</text:p>
          </table:table-cell>
          <table:table-cell office:value-type="string">
            <text:p>1998/1999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32 rue Saint-Révérend</text:p>
          </table:table-cell>
          <table:table-cell office:value-type="string">
            <text:p>05 46 43 83 58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PONS</text:p>
          </table:table-cell>
          <table:table-cell/>
          <table:table-cell table:style-name="ce74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TTORI</text:p>
          </table:table-cell>
          <table:table-cell table:style-name="ce5" office:value-type="string">
            <text:p>Pauline</text:p>
          </table:table-cell>
          <table:table-cell office:value-type="string">
            <text:p>2001/2002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27 rue Buffon</text:p>
          </table:table-cell>
          <table:table-cell office:value-type="string">
            <text:p>06 11 87 83 31</text:p>
          </table:table-cell>
          <table:table-cell/>
          <table:table-cell table:style-name="ce13"/>
          <table:table-cell table:number-columns-repeated="2"/>
          <table:table-cell table:style-name="ce76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VENSANG</text:p>
          </table:table-cell>
          <table:table-cell table:style-name="ce5" office:value-type="string">
            <text:p>Jean-Michel</text:p>
          </table:table-cell>
          <table:table-cell office:value-type="string">
            <text:p>1974/1975</text:p>
          </table:table-cell>
          <table:table-cell table:style-name="ce10" office:value-type="string">
            <text:p>64000 <text:s/>Pau</text:p>
          </table:table-cell>
          <table:table-cell table:style-name="ce15"/>
          <table:table-cell office:value-type="string">
            <text:p>05 59 41 88 29</text:p>
          </table:table-cell>
          <table:table-cell/>
          <table:table-cell table:style-name="ce13"/>
          <table:table-cell table:number-columns-repeated="2"/>
          <table:table-cell table:style-name="ce76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VENSANG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92250 La Garenne - Colombes</text:p>
          </table:table-cell>
          <table:table-cell table:style-name="ce15" office:value-type="string">
            <text:p>17/19 rue d'Estienne d'Orves</text:p>
          </table:table-cell>
          <table:table-cell office:value-type="string">
            <text:p>05 59 41 88 29</text:p>
          </table:table-cell>
          <table:table-cell/>
          <table:table-cell table:style-name="ce13"/>
          <table:table-cell table:number-columns-repeated="2"/>
          <table:table-cell table:style-name="ce76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WALKER</text:p>
          </table:table-cell>
          <table:table-cell table:style-name="ce5" office:value-type="string">
            <text:p>Elisabeth</text:p>
          </table:table-cell>
          <table:table-cell office:value-type="string">
            <text:p>1995/1996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Appt 28 - 9 rue du Commandant l'Herminier</text:p>
          </table:table-cell>
          <table:table-cell office:value-type="string">
            <text:p>05 46 99 21 86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YAZID</text:p>
          </table:table-cell>
          <table:table-cell table:style-name="ce5" office:value-type="string">
            <text:p>Borass</text:p>
          </table:table-cell>
          <table:table-cell office:value-type="string">
            <text:p>1997/1998</text:p>
          </table:table-cell>
          <table:table-cell table:style-name="ce10" office:value-type="string">
            <text:p>16230 Puyréaux</text:p>
          </table:table-cell>
          <table:table-cell table:style-name="ce15" office:value-type="string">
            <text:p>Le Boquet</text:p>
          </table:table-cell>
          <table:table-cell office:value-type="string">
            <text:p>05 45 22 46 06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YOH</text:p>
          </table:table-cell>
          <table:table-cell table:style-name="ce5" office:value-type="string">
            <text:p>Claire</text:p>
          </table:table-cell>
          <table:table-cell office:value-type="string">
            <text:p>2000/2001</text:p>
          </table:table-cell>
          <table:table-cell table:style-name="ce10" office:value-type="string">
            <text:p>64500 St-Jean de Luz</text:p>
          </table:table-cell>
          <table:table-cell table:style-name="ce15" office:value-type="string">
            <text:p>24 rue Lohitzun</text:p>
          </table:table-cell>
          <table:table-cell office:value-type="string">
            <text:p>05 59 26 12 60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YOL épouse FEVRIER</text:p>
          </table:table-cell>
          <table:table-cell table:style-name="ce5" office:value-type="string">
            <text:p>Joelle</text:p>
          </table:table-cell>
          <table:table-cell office:value-type="string">
            <text:p>1980/1981</text:p>
          </table:table-cell>
          <table:table-cell table:style-name="ce10" office:value-type="string">
            <text:p>33370 Tresses</text:p>
          </table:table-cell>
          <table:table-cell table:style-name="ce15" office:value-type="string">
            <text:p>11 Clos de Queyron</text:p>
          </table:table-cell>
          <table:table-cell office:value-type="string">
            <text:p>05 57 34 21 80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YVART</text:p>
          </table:table-cell>
          <table:table-cell table:style-name="ce5" office:value-type="string">
            <text:p>Corinne</text:p>
          </table:table-cell>
          <table:table-cell office:value-type="string">
            <text:p>1992/1993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Quartier Soeix</text:p>
          </table:table-cell>
          <table:table-cell office:value-type="string">
            <text:p>05 61 70 69 54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ZOHAR</text:p>
          </table:table-cell>
          <table:table-cell table:style-name="ce5" office:value-type="string">
            <text:p>Mickael</text:p>
          </table:table-cell>
          <table:table-cell office:value-type="string">
            <text:p>2002/2003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63 chemin de Linas</text:p>
          </table:table-cell>
          <table:table-cell office:value-type="string">
            <text:p>05 56 05 40 94</text:p>
          </table:table-cell>
          <table:table-cell office:value-type="string">
            <text:p>Brésil</text:p>
          </table:table-cell>
          <table:table-cell table:style-name="ce13" office:value-type="string">
            <text:p>mxyzoz@hotmail.com</text:p>
          </table:table-cell>
          <table:table-cell table:number-columns-repeated="2"/>
          <table:table-cell table:style-name="ce77" table:number-columns-repeated="2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 table:visibility="filter" table:number-rows-repeated="2">
          <table:table-cell table:style-name="ce2"/>
          <table:table-cell table:number-columns-repeated="3"/>
          <table:table-cell table:style-name="ce15"/>
          <table:table-cell table:number-columns-repeated="251"/>
        </table:table-row>
        <table:table-row table:style-name="ro7" table:visibility="filter" table:number-rows-repeated="3">
          <table:table-cell table:style-name="ce2"/>
          <table:table-cell table:style-name="ce7" table:number-columns-repeated="2"/>
          <table:table-cell table:style-name="ce11"/>
          <table:table-cell table:style-name="ce18"/>
          <table:table-cell table:number-columns-repeated="251"/>
        </table:table-row>
        <table:table-row table:style-name="ro7" table:visibility="filter">
          <table:table-cell table:style-name="ce2"/>
          <table:table-cell table:style-name="ce7"/>
          <table:table-cell table:style-name="ce9"/>
          <table:table-cell table:style-name="ce12"/>
          <table:table-cell table:style-name="ce18"/>
          <table:table-cell table:number-columns-repeated="251"/>
        </table:table-row>
        <table:table-row table:style-name="ro2" table:visibility="filter">
          <table:table-cell table:style-name="ce2"/>
          <table:table-cell table:number-columns-repeated="2"/>
          <table:table-cell table:style-name="ce13"/>
          <table:table-cell table:style-name="ce15"/>
          <table:table-cell table:number-columns-repeated="251"/>
        </table:table-row>
        <table:table-row table:style-name="ro2" table:visibility="filter" table:number-rows-repeated="58">
          <table:table-cell table:style-name="ce2"/>
          <table:table-cell table:number-columns-repeated="3"/>
          <table:table-cell table:style-name="ce15"/>
          <table:table-cell table:number-columns-repeated="251"/>
        </table:table-row>
        <table:table-row table:style-name="ro2" table:visibility="filter" table:number-rows-repeated="27">
          <table:table-cell table:number-columns-repeated="4"/>
          <table:table-cell table:style-name="ce15"/>
          <table:table-cell table:number-columns-repeated="251"/>
        </table:table-row>
        <table:table-row table:style-name="ro2">
          <table:table-cell table:number-columns-repeated="4"/>
          <table:table-cell table:style-name="ce15"/>
          <table:table-cell table:number-columns-repeated="251"/>
        </table:table-row>
        <table:table-row table:style-name="ro8" table:number-rows-repeated="7">
          <table:table-cell table:number-columns-repeated="256"/>
        </table:table-row>
        <table:table-row table:style-name="ro8">
          <table:table-cell table:number-columns-repeated="8"/>
          <table:table-cell table:style-name="ce36" office:value-type="string">
            <text:p>Club</text:p>
          </table:table-cell>
          <table:table-cell table:style-name="ce36" office:value-type="string">
            <text:p>Zone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GEN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GEN LA GARENNE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NGOULEME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NGOULEME LES EAUX CLAIRES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RCACHON</text:p>
          </table:table-cell>
          <table:table-cell office:value-type="float" office:value="12">
            <text:p>1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AYONNE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AYONNE BIARRITZ ADOUR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AYONNE-BIARRITZ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LANQUEFOR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LAYE</text:p>
          </table:table-cell>
          <table:table-cell office:value-type="float" office:value="11">
            <text:p>1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BOUSCA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ENTRE DEUX MERS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ES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NORD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OUES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SUD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COGNAC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DAX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FUMEL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HOSSEGOR COTE SUD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JARNAC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JURANCON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EOLE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OCHELLE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OCHELLE ATLANTIQUE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OCHELLE AUNIS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CQ ORTHEZ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NGON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IBOURNE SAINT EMILION</text:p>
          </table:table-cell>
          <table:table-cell office:value-type="float" office:value="11">
            <text:p>1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NSLE CHARENTE BONNIEURE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RENNES OLERON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RMANDE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THA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ULEON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EDOC</text:p>
          </table:table-cell>
          <table:table-cell office:value-type="float" office:value="12">
            <text:p>1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ERIGNAC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ONT DE MARSAN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NERAC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NORD BASSIN D'ARCACHON</text:p>
          </table:table-cell>
          <table:table-cell office:value-type="float" office:value="12">
            <text:p>1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OLORON SAINTE MARIE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ARENTIS PAYS DE BORN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AU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AU BEARN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ESSAC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ONS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ROCHEFORT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ROYAN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 JEAN D'ANGELY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 MEDARD EN JALLES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 SEVER HAGETMAU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E FOY LA GRANDE</text:p>
          </table:table-cell>
          <table:table-cell office:value-type="float" office:value="11">
            <text:p>1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ES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TALENCE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TONNEINS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URRUGNE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VILLENEUVE SUR LOT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 table:number-rows-repeated="64406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Excel_BuiltIn__FilterDatabase_1" table:base-cell-address="$'Par ordre alpha'.$A$1" table:cell-range-address="$'Par ordre alpha'.$A$1:.$M$1064"/>
        <table:named-range table:name="Excel_BuiltIn_Print_Area_1" table:base-cell-address="$'Par ordre alpha'.$A$1" table:cell-range-address="$'Par ordre alpha'.$A$1:.$M$65536" table:range-usable-as="print-range"/>
      </table:named-expressions>
      <table:database-ranges>
        <table:database-range table:name="Excel_BuiltIn__FilterDatabase_1" table:target-range-address="'Par ordre alpha'.A1:'Par ordre alpha'.M1064" table:display-filter-buttons="true">
          <table:filter>
            <table:filter-condition table:field-number="8" table:data-type="number" table:value="0" table:operator="!empty"/>
          </table:filter>
        </table:database-range>
        <table:database-range table:target-range-address="'Par ordre alpha'.I1073:'Par ordre alpha'.J1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Tekton Pro" svg:font-family="'Tekton Pro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integer-digits="1" number:grouping="true"/>
      <number:text> F </number:text>
    </number:number-style>
    <number:number-style style:name="N148P2" style:volatile="true">
      <number:text> -</number:text>
      <number:number number: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cm" fo:margin-bottom="1.3cm" fo:margin-left="0.499cm" fo:margin-right="0.499cm" style:first-page-number="continue" style:scale-to-X="1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8/03/2009</text:date>, <text:time>22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ordre_20_alpha" style:display-name="PageStyle_Par ordre alpha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ckard Bell NEC, Inc.</meta:initial-creator>
    <meta:creation-date>2002-01-12T10:31:42</meta:creation-date>
    <dc:creator>michel ANTOLI</dc:creator>
    <dc:date>2009-03-08T22:30:10</dc:date>
    <meta:printed-by>michel ANTOLI</meta:printed-by>
    <meta:print-date>2009-03-08T22:30:59</meta:print-date>
    <meta:editing-cycles>3</meta:editing-cycles>
    <meta:editing-duration>PT25M5S</meta:editing-duration>
    <meta:user-defined meta:name="Info 1"/>
    <meta:user-defined meta:name="Info 2"/>
    <meta:user-defined meta:name="Info 3"/>
    <meta:user-defined meta:name="Info 4"/>
    <meta:document-statistic meta:table-count="1" meta:cell-count="6856"/>
  </office:meta>
</office:document-meta>
</file>